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9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7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8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8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middle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8">
      <style:table-cell-properties fo:border-top="thin solid #000000" fo:border-bottom="thin double #000000" fo:border-left="thin solid #000000" fo:border-right="none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38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30">
      <style:text-properties fo:color="#000000" style:font-name="Calibri" style:font-name-asian="Calibri" style:font-name-complex="Calibri" style:font-family-generic="swiss"/>
    </style:style>
    <style:style style:name="ce48" style:family="table-cell" style:parent-style-name="Excel_32_Built-in_32_Comma" style:data-style-name="N44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49" style:family="table-cell" style:parent-style-name="Default" style:data-style-name="N4"/>
    <style:style style:name="ce50" style:family="table-cell" style:parent-style-name="Default" style:data-style-name="N0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51" style:family="table-cell" style:parent-style-name="Default" style:data-style-name="N30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52" style:family="table-cell" style:parent-style-name="Excel_32_Built-in_32_Comma" style:data-style-name="N44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53" style:family="table-cell" style:parent-style-name="Default" style:data-style-name="N4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54" style:family="table-cell" style:parent-style-name="Default" style:data-style-name="N19"/>
    <style:style style:name="ce55" style:family="table-cell" style:parent-style-name="Default" style:data-style-name="N43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4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Default" style:data-style-name="N39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30">
      <style:table-cell-properties fo:border-top="none" fo:border-bottom="none" fo:border-left="thin solid #000000" fo:border-right="thin solid #0000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Liberation Sans1" style:font-name-asian="Liberation Sans1" style:font-name-complex="Liberation Sans1" fo:font-size="16pt" style:font-size-asian="16pt" style:font-size-complex="16pt" fo:font-weight="bold" style:font-weight-asian="bold" style:font-weight-complex="bold"/>
    </style:style>
    <style:style style:name="ce63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38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38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Default" style:data-style-name="N46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78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7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1" style:font-name-asian="Arial1" style:font-name-complex="Arial1" fo:font-size="10pt" style:font-size-asian="10pt" style:font-size-complex="10pt"/>
    </style:style>
    <style:style style:name="ce80" style:family="table-cell" style:parent-style-name="Default" style:data-style-name="N4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Arial1" style:font-name-asian="Arial1" style:font-name-complex="Arial1" fo:font-size="10pt" style:font-size-asian="10pt" style:font-size-complex="10pt"/>
    </style:style>
    <style:style style:name="ce81" style:family="table-cell" style:parent-style-name="Default" style:data-style-name="N46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2" style:family="table-cell" style:parent-style-name="Default" style:data-style-name="N43">
      <style:table-cell-properties fo:border-top="none" fo:border-bottom="none" fo:border-left="thin solid #000000" fo:border-right="thin solid #000000" style:vertical-align="to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Default" style:data-style-name="N43">
      <style:table-cell-properties fo:border-top="none" fo:border-bottom="thin solid #000000" fo:border-left="thin solid #000000" fo:border-right="thin solid #000000" style:vertical-align="to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6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7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default-cell-style-name="ce58"/>
        <table:table-column table:style-name="co8" table:default-cell-style-name="ce58"/>
        <table:table-column table:style-name="co2" table:default-cell-style-name="ce58"/>
        <table:table-column table:style-name="co9" table:number-columns-repeated="4" table:default-cell-style-name="ce58"/>
        <table:table-column table:style-name="co9" table:default-cell-style-name="ce59"/>
        <table:table-column table:style-name="co9" table:number-columns-repeated="1011" table:default-cell-style-name="ce58"/>
        <table:table-column table:style-name="co10" table:number-columns-repeated="15359" table:default-cell-style-name="ce58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TELSOTERR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8301" table:number-columns-spanned="2" table:number-rows-spanned="1" table:style-name="ce62">
            <text:p>8301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41">
            <text:p>Cesar Leon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Resumen de gastos administrativos y de venta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15T00:00:00" table:number-columns-spanned="2" table:number-rows-spanned="1" table:style-name="ce42">
            <text:p>15/10/20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41">
            <text:p>Carlos Almeida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57"/>
          <table:covered-table-cell/>
          <table:table-cell table:number-columns-repeated="16369" table:style-name="ce8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16370" table:style-name="ce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1" table:number-rows-spanned="2" table:style-name="ce43">
            <text:p>Código</text:p>
          </table:table-cell>
          <table:table-cell office:value-type="string" table:number-columns-spanned="1" table:number-rows-spanned="2" table:style-name="ce46">
            <text:p>Cuenta</text:p>
          </table:table-cell>
          <table:table-cell office:value-type="string" table:number-columns-spanned="1" table:number-rows-spanned="2" table:style-name="ce46">
            <text:p>Referencia</text:p>
          </table:table-cell>
          <table:table-cell office:value-type="string" table:style-name="ce11">
            <text:p>Saldos contables al</text:p>
          </table:table-cell>
          <table:table-cell office:value-type="string" table:number-columns-spanned="2" table:number-rows-spanned="1" table:style-name="ce45">
            <text:p>Movimiento</text:p>
          </table:table-cell>
          <table:covered-table-cell/>
          <table:table-cell office:value-type="string" table:style-name="ce12">
            <text:p>Saldos auditados al</text:p>
          </table:table-cell>
          <table:table-cell office:value-type="string" table:number-columns-spanned="1" table:number-rows-spanned="2" table:style-name="ce43">
            <text:p>Código</text:p>
          </table:table-cell>
          <table:table-cell office:value-type="string" table:number-columns-spanned="1" table:number-rows-spanned="2" table:style-name="ce46">
            <text:p>Cuenta</text:p>
          </table:table-cell>
          <table:table-cell office:value-type="string" table:style-name="ce11">
            <text:p>Saldos auditados al</text:p>
          </table:table-cell>
          <table:table-cell office:value-type="string" table:style-name="ce13">
            <text:p>Variaciones</text:p>
          </table:table-cell>
          <table:table-cell table:number-columns-repeated="16373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4">
            <text:p>31-oct-20</text:p>
          </table:table-cell>
          <table:table-cell office:value-type="string" table:style-name="ce14">
            <text:p>Débitos</text:p>
          </table:table-cell>
          <table:table-cell office:value-type="string" table:style-name="ce14">
            <text:p>Créditos</text:p>
          </table:table-cell>
          <table:table-cell office:value-type="date" office:date-value="2020-12-31T00:00:00" table:style-name="ce14">
            <text:p>31-dic-20</text:p>
          </table:table-cell>
          <table:covered-table-cell/>
          <table:covered-table-cell/>
          <table:table-cell office:value-type="date" office:date-value="2019-12-31T00:00:00" table:style-name="ce14">
            <text:p>31-dic-19</text:p>
          </table:table-cell>
          <table:table-cell office:value-type="string" table:style-name="ce13">
            <text:p>Valor</text:p>
          </table:table-cell>
          <table:table-cell table:number-columns-repeated="16373" table:style-name="ce9"/>
        </table:table-row>
        <table:table-row table:style-name="ro2">
          <table:table-cell table:style-name="ce15"/>
          <table:table-cell table:style-name="ce16"/>
          <table:table-cell table:style-name="ce22"/>
          <table:table-cell table:style-name="ce17"/>
          <table:table-cell table:style-name="ce18"/>
          <table:table-cell table:style-name="ce17"/>
          <table:table-cell office:value-type="float" office:value="0" table:formula="of:=[.D11]-[.E11]+[.F11]" table:style-name="ce25">
            <text:p>-<text:s/></text:p>
          </table:table-cell>
          <table:table-cell table:style-name="ce60"/>
          <table:table-cell table:style-name="ce17"/>
          <table:table-cell table:style-name="ce20"/>
          <table:table-cell office:value-type="float" office:value="0" table:style-name="ce69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21"/>
          <table:table-cell table:number-columns-repeated="2" table:style-name="ce22"/>
          <table:table-cell table:style-name="ce25"/>
          <table:table-cell table:style-name="ce63"/>
          <table:table-cell table:style-name="ce25"/>
          <table:table-cell office:value-type="float" office:value="0" table:formula="of:=[.D12]-[.E12]+[.F12]" table:style-name="ce25">
            <text:p>-<text:s/></text:p>
          </table:table-cell>
          <table:table-cell table:style-name="ce60"/>
          <table:table-cell table:style-name="ce22"/>
          <table:table-cell table:style-name="ce23"/>
          <table:table-cell office:value-type="float" office:value="0" table:style-name="ce69">
            <text:p>-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1-01-001</text:p>
          </table:table-cell>
          <table:table-cell office:value-type="string" table:style-name="ce22">
            <text:p>Sueldos</text:p>
          </table:table-cell>
          <table:table-cell table:style-name="ce22"/>
          <table:table-cell office:value-type="float" office:value="84800.55" table:style-name="ce25">
            <text:p>84.801<text:s/></text:p>
          </table:table-cell>
          <table:table-cell table:style-name="ce63"/>
          <table:table-cell table:style-name="ce25"/>
          <table:table-cell office:value-type="float" office:value="84800.55" table:formula="of:=[.D13]-[.E13]+[.F13]" table:style-name="ce25">
            <text:p>84.801<text:s/></text:p>
          </table:table-cell>
          <table:table-cell office:value-type="string" table:style-name="ce60">
            <text:p>6-1-1-01-01-001</text:p>
          </table:table-cell>
          <table:table-cell office:value-type="string" table:style-name="ce22">
            <text:p>Sueldos</text:p>
          </table:table-cell>
          <table:table-cell office:value-type="float" office:value="109486" table:style-name="ce25">
            <text:p>109.486<text:s/></text:p>
          </table:table-cell>
          <table:table-cell office:value-type="float" office:value="-24685.449999999997" table:formula="of:=[.G13]-[.J13]" table:style-name="ce69">
            <text:p>(24.685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1-01-002</text:p>
          </table:table-cell>
          <table:table-cell office:value-type="string" table:style-name="ce22">
            <text:p>Horas Extras</text:p>
          </table:table-cell>
          <table:table-cell table:style-name="ce22"/>
          <table:table-cell office:value-type="float" office:value="33223.599999999999" table:style-name="ce25">
            <text:p>33.224<text:s/></text:p>
          </table:table-cell>
          <table:table-cell table:style-name="ce63"/>
          <table:table-cell table:style-name="ce25"/>
          <table:table-cell office:value-type="float" office:value="33223.599999999999" table:formula="of:=[.D14]-[.E14]+[.F14]" table:style-name="ce25">
            <text:p>33.224<text:s/></text:p>
          </table:table-cell>
          <table:table-cell office:value-type="string" table:style-name="ce60">
            <text:p>6-1-1-01-01-002</text:p>
          </table:table-cell>
          <table:table-cell office:value-type="string" table:style-name="ce22">
            <text:p>Horas Extras</text:p>
          </table:table-cell>
          <table:table-cell office:value-type="float" office:value="19341" table:style-name="ce25">
            <text:p>19.341<text:s/></text:p>
          </table:table-cell>
          <table:table-cell office:value-type="float" office:value="13882.599999999999" table:formula="of:=[.G14]-[.J14]" table:style-name="ce69">
            <text:p>13.883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1-01-005</text:p>
          </table:table-cell>
          <table:table-cell office:value-type="string" table:style-name="ce22">
            <text:p>Bono Adicionales</text:p>
          </table:table-cell>
          <table:table-cell table:style-name="ce22"/>
          <table:table-cell office:value-type="float" office:value="10569.74" table:style-name="ce25">
            <text:p>10.570<text:s/></text:p>
          </table:table-cell>
          <table:table-cell table:style-name="ce63"/>
          <table:table-cell table:style-name="ce25"/>
          <table:table-cell office:value-type="float" office:value="10569.74" table:formula="of:=[.D15]-[.E15]+[.F15]" table:style-name="ce25">
            <text:p>10.570<text:s/></text:p>
          </table:table-cell>
          <table:table-cell office:value-type="string" table:style-name="ce60">
            <text:p>6-1-1-01-01-005</text:p>
          </table:table-cell>
          <table:table-cell office:value-type="string" table:style-name="ce22">
            <text:p>Bono Adicionales</text:p>
          </table:table-cell>
          <table:table-cell office:value-type="float" office:value="13329" table:style-name="ce25">
            <text:p>13.329<text:s/></text:p>
          </table:table-cell>
          <table:table-cell office:value-type="float" office:value="-2759.26" table:formula="of:=[.G15]-[.J15]" table:style-name="ce69">
            <text:p>(2.759)</text:p>
          </table:table-cell>
          <table:table-cell table:number-columns-repeated="16373" table:style-name="ce24"/>
        </table:table-row>
        <table:table-row table:style-name="ro2">
          <table:table-cell table:style-name="ce60"/>
          <table:table-cell table:number-columns-repeated="2" table:style-name="ce22"/>
          <table:table-cell table:style-name="ce25"/>
          <table:table-cell table:style-name="ce63"/>
          <table:table-cell table:style-name="ce25"/>
          <table:table-cell office:value-type="float" office:value="0" table:formula="of:=[.D16]-[.E16]+[.F16]" table:style-name="ce25">
            <text:p>-<text:s/></text:p>
          </table:table-cell>
          <table:table-cell table:style-name="ce60"/>
          <table:table-cell table:style-name="ce22"/>
          <table:table-cell table:style-name="ce25"/>
          <table:table-cell office:value-type="float" office:value="0" table:formula="of:=[.G16]-[.J16]" table:style-name="ce69">
            <text:p>-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1-02-001</text:p>
          </table:table-cell>
          <table:table-cell office:value-type="string" table:style-name="ce22">
            <text:p>Decimo tercer Sueldo</text:p>
          </table:table-cell>
          <table:table-cell table:style-name="ce22"/>
          <table:table-cell office:value-type="float" office:value="10967.5" table:style-name="ce25">
            <text:p>10.968<text:s/></text:p>
          </table:table-cell>
          <table:table-cell table:style-name="ce63"/>
          <table:table-cell table:style-name="ce25"/>
          <table:table-cell office:value-type="float" office:value="10967.5" table:formula="of:=[.D17]-[.E17]+[.F17]" table:style-name="ce25">
            <text:p>10.968<text:s/></text:p>
          </table:table-cell>
          <table:table-cell office:value-type="string" table:style-name="ce61">
            <text:p>6-1-1-01-02-001</text:p>
          </table:table-cell>
          <table:table-cell office:value-type="string" table:style-name="ce22">
            <text:p>Decimo tercer Sueldo</text:p>
          </table:table-cell>
          <table:table-cell office:value-type="float" office:value="12898" table:style-name="ce25">
            <text:p>12.898<text:s/></text:p>
          </table:table-cell>
          <table:table-cell office:value-type="float" office:value="-1930.5" table:formula="of:=[.G17]-[.J17]" table:style-name="ce69">
            <text:p>(1.931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1-02-002</text:p>
          </table:table-cell>
          <table:table-cell office:value-type="string" table:style-name="ce22">
            <text:p>Decimo cuarto Sueldo</text:p>
          </table:table-cell>
          <table:table-cell table:style-name="ce22"/>
          <table:table-cell office:value-type="float" office:value="6306.06" table:style-name="ce25">
            <text:p>6.306<text:s/></text:p>
          </table:table-cell>
          <table:table-cell table:style-name="ce63"/>
          <table:table-cell table:style-name="ce25"/>
          <table:table-cell office:value-type="float" office:value="6306.06" table:formula="of:=[.D18]-[.E18]+[.F18]" table:style-name="ce25">
            <text:p>6.306<text:s/></text:p>
          </table:table-cell>
          <table:table-cell office:value-type="string" table:style-name="ce60">
            <text:p>6-1-1-01-02-002</text:p>
          </table:table-cell>
          <table:table-cell office:value-type="string" table:style-name="ce22">
            <text:p>Decimo cuarto Sueldo</text:p>
          </table:table-cell>
          <table:table-cell office:value-type="float" office:value="8147" table:style-name="ce25">
            <text:p>8.147<text:s/></text:p>
          </table:table-cell>
          <table:table-cell office:value-type="float" office:value="-1840.9399999999996" table:formula="of:=[.G18]-[.J18]" table:style-name="ce69">
            <text:p>(1.841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1-02-003</text:p>
          </table:table-cell>
          <table:table-cell office:value-type="string" table:style-name="ce22">
            <text:p>Aporte al IESS</text:p>
          </table:table-cell>
          <table:table-cell table:style-name="ce22"/>
          <table:table-cell office:value-type="float" office:value="14676.76" table:style-name="ce25">
            <text:p>14.677<text:s/></text:p>
          </table:table-cell>
          <table:table-cell table:style-name="ce63"/>
          <table:table-cell table:style-name="ce25"/>
          <table:table-cell office:value-type="float" office:value="14676.76" table:formula="of:=[.D19]-[.E19]+[.F19]" table:style-name="ce25">
            <text:p>14.677<text:s/></text:p>
          </table:table-cell>
          <table:table-cell office:value-type="string" table:style-name="ce61">
            <text:p>6-1-1-01-02-003</text:p>
          </table:table-cell>
          <table:table-cell office:value-type="string" table:style-name="ce22">
            <text:p>Aporte al IESS</text:p>
          </table:table-cell>
          <table:table-cell office:value-type="float" office:value="16018" table:style-name="ce25">
            <text:p>16.018<text:s/></text:p>
          </table:table-cell>
          <table:table-cell office:value-type="float" office:value="-1341.2399999999998" table:formula="of:=[.G19]-[.J19]" table:style-name="ce69">
            <text:p>(1.341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1-02-004</text:p>
          </table:table-cell>
          <table:table-cell office:value-type="string" table:style-name="ce22">
            <text:p>IECE – SECAP</text:p>
          </table:table-cell>
          <table:table-cell table:style-name="ce22"/>
          <table:table-cell office:value-type="float" office:value="1316.29" table:style-name="ce25">
            <text:p>1.316<text:s/></text:p>
          </table:table-cell>
          <table:table-cell table:style-name="ce63"/>
          <table:table-cell table:style-name="ce25"/>
          <table:table-cell office:value-type="float" office:value="1316.29" table:formula="of:=[.D20]-[.E20]+[.F20]" table:style-name="ce25">
            <text:p>1.316<text:s/></text:p>
          </table:table-cell>
          <table:table-cell office:value-type="string" table:style-name="ce60">
            <text:p>6-1-1-01-02-004</text:p>
          </table:table-cell>
          <table:table-cell office:value-type="string" table:style-name="ce22">
            <text:p>IECE – SECAP</text:p>
          </table:table-cell>
          <table:table-cell office:value-type="float" office:value="1424" table:style-name="ce25">
            <text:p>1.424<text:s/></text:p>
          </table:table-cell>
          <table:table-cell office:value-type="float" office:value="-107.71000000000004" table:formula="of:=[.G20]-[.J20]" table:style-name="ce69">
            <text:p>(108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1-02-005</text:p>
          </table:table-cell>
          <table:table-cell office:value-type="string" table:style-name="ce22">
            <text:p>Vacaciones del personal</text:p>
          </table:table-cell>
          <table:table-cell table:style-name="ce22"/>
          <table:table-cell office:value-type="float" office:value="15201.89" table:style-name="ce25">
            <text:p>15.202<text:s/></text:p>
          </table:table-cell>
          <table:table-cell table:style-name="ce63"/>
          <table:table-cell table:style-name="ce25"/>
          <table:table-cell office:value-type="float" office:value="15201.89" table:formula="of:=[.D21]-[.E21]+[.F21]" table:style-name="ce25">
            <text:p>15.202<text:s/></text:p>
          </table:table-cell>
          <table:table-cell office:value-type="string" table:style-name="ce61">
            <text:p>6-1-1-01-02-005</text:p>
          </table:table-cell>
          <table:table-cell office:value-type="string" table:style-name="ce22">
            <text:p>Vacaciones del personal</text:p>
          </table:table-cell>
          <table:table-cell office:value-type="float" office:value="8582" table:style-name="ce25">
            <text:p>8.582<text:s/></text:p>
          </table:table-cell>
          <table:table-cell office:value-type="float" office:value="6619.8899999999994" table:formula="of:=[.G21]-[.J21]" table:style-name="ce69">
            <text:p>6.620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1-02-006</text:p>
          </table:table-cell>
          <table:table-cell office:value-type="string" table:style-name="ce22">
            <text:p>Fono de Reserva</text:p>
          </table:table-cell>
          <table:table-cell table:style-name="ce22"/>
          <table:table-cell office:value-type="float" office:value="9953.6200000000008" table:style-name="ce25">
            <text:p>9.954<text:s/></text:p>
          </table:table-cell>
          <table:table-cell table:style-name="ce63"/>
          <table:table-cell table:style-name="ce25"/>
          <table:table-cell office:value-type="float" office:value="9953.6200000000008" table:formula="of:=[.D22]-[.E22]+[.F22]" table:style-name="ce25">
            <text:p>9.954<text:s/></text:p>
          </table:table-cell>
          <table:table-cell office:value-type="string" table:style-name="ce60">
            <text:p>6-1-1-01-02-006</text:p>
          </table:table-cell>
          <table:table-cell office:value-type="string" table:style-name="ce22">
            <text:p>Fono de Reserva</text:p>
          </table:table-cell>
          <table:table-cell office:value-type="float" office:value="7329" table:style-name="ce25">
            <text:p>7.329<text:s/></text:p>
          </table:table-cell>
          <table:table-cell office:value-type="float" office:value="2624.6200000000008" table:formula="of:=[.G22]-[.J22]" table:style-name="ce69">
            <text:p>2.625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1-02-007</text:p>
          </table:table-cell>
          <table:table-cell office:value-type="string" table:style-name="ce22">
            <text:p>Indemnizacion, Deshaucio y Jubilicion</text:p>
          </table:table-cell>
          <table:table-cell table:style-name="ce22"/>
          <table:table-cell office:value-type="float" office:value="0" table:style-name="ce25">
            <text:p>-<text:s/></text:p>
          </table:table-cell>
          <table:table-cell table:style-name="ce63"/>
          <table:table-cell table:style-name="ce25"/>
          <table:table-cell office:value-type="float" office:value="0" table:formula="of:=[.D23]-[.E23]+[.F23]" table:style-name="ce25">
            <text:p>-<text:s/></text:p>
          </table:table-cell>
          <table:table-cell office:value-type="string" table:style-name="ce61">
            <text:p>6-1-1-01-02-007</text:p>
          </table:table-cell>
          <table:table-cell office:value-type="string" table:style-name="ce22">
            <text:p>Indemnizacion, Deshaucio y Jubilicion</text:p>
          </table:table-cell>
          <table:table-cell office:value-type="float" office:value="103" table:style-name="ce25">
            <text:p>103<text:s/></text:p>
          </table:table-cell>
          <table:table-cell office:value-type="float" office:value="-103" table:formula="of:=[.G23]-[.J23]" table:style-name="ce69">
            <text:p>(103)</text:p>
          </table:table-cell>
          <table:table-cell table:number-columns-repeated="16373" table:style-name="ce24"/>
        </table:table-row>
        <table:table-row table:style-name="ro2">
          <table:table-cell table:style-name="ce60"/>
          <table:table-cell table:number-columns-repeated="2" table:style-name="ce22"/>
          <table:table-cell table:style-name="ce25"/>
          <table:table-cell table:style-name="ce63"/>
          <table:table-cell table:style-name="ce25"/>
          <table:table-cell office:value-type="float" office:value="0" table:formula="of:=[.D24]-[.E24]+[.F24]" table:style-name="ce25">
            <text:p>-<text:s/></text:p>
          </table:table-cell>
          <table:table-cell table:style-name="ce60"/>
          <table:table-cell table:style-name="ce22"/>
          <table:table-cell table:style-name="ce25"/>
          <table:table-cell office:value-type="float" office:value="0" table:formula="of:=[.G24]-[.J24]" table:style-name="ce69">
            <text:p>-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1-03-001</text:p>
          </table:table-cell>
          <table:table-cell office:value-type="string" table:style-name="ce22">
            <text:p>Gastos medicos empleados</text:p>
          </table:table-cell>
          <table:table-cell table:style-name="ce22"/>
          <table:table-cell office:value-type="float" office:value="1409" table:style-name="ce25">
            <text:p>1.409<text:s/></text:p>
          </table:table-cell>
          <table:table-cell table:style-name="ce63"/>
          <table:table-cell table:style-name="ce25"/>
          <table:table-cell office:value-type="float" office:value="1409" table:formula="of:=[.D25]-[.E25]+[.F25]" table:style-name="ce25">
            <text:p>1.409<text:s/></text:p>
          </table:table-cell>
          <table:table-cell office:value-type="string" table:style-name="ce61">
            <text:p>6-1-1-01-03-001</text:p>
          </table:table-cell>
          <table:table-cell office:value-type="string" table:style-name="ce22">
            <text:p>Gastos medicos empleados</text:p>
          </table:table-cell>
          <table:table-cell office:value-type="float" office:value="755" table:style-name="ce25">
            <text:p>755<text:s/></text:p>
          </table:table-cell>
          <table:table-cell office:value-type="float" office:value="654" table:formula="of:=[.G25]-[.J25]" table:style-name="ce69">
            <text:p>654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1-03-002</text:p>
          </table:table-cell>
          <table:table-cell office:value-type="string" table:style-name="ce22">
            <text:p>Alimentacion – Refrigerios</text:p>
          </table:table-cell>
          <table:table-cell table:style-name="ce22"/>
          <table:table-cell office:value-type="float" office:value="12911.4" table:style-name="ce25">
            <text:p>12.911<text:s/></text:p>
          </table:table-cell>
          <table:table-cell table:style-name="ce63"/>
          <table:table-cell table:style-name="ce25"/>
          <table:table-cell office:value-type="float" office:value="12911.4" table:formula="of:=[.D26]-[.E26]+[.F26]" table:style-name="ce25">
            <text:p>12.911<text:s/></text:p>
          </table:table-cell>
          <table:table-cell office:value-type="string" table:style-name="ce60">
            <text:p>6-1-1-01-03-002</text:p>
          </table:table-cell>
          <table:table-cell office:value-type="string" table:style-name="ce22">
            <text:p>Alimentacion – Refrigerios</text:p>
          </table:table-cell>
          <table:table-cell office:value-type="float" office:value="15580" table:style-name="ce25">
            <text:p>15.580<text:s/></text:p>
          </table:table-cell>
          <table:table-cell office:value-type="float" office:value="-2668.6000000000004" table:formula="of:=[.G26]-[.J26]" table:style-name="ce69">
            <text:p>(2.669)</text:p>
          </table:table-cell>
          <table:table-cell table:number-columns-repeated="16373" table:style-name="ce24"/>
        </table:table-row>
        <table:table-row table:style-name="ro2">
          <table:table-cell table:style-name="ce61"/>
          <table:table-cell table:number-columns-repeated="2" table:style-name="ce22"/>
          <table:table-cell table:style-name="ce25"/>
          <table:table-cell table:style-name="ce63"/>
          <table:table-cell table:style-name="ce25"/>
          <table:table-cell office:value-type="float" office:value="0" table:formula="of:=[.D27]-[.E27]+[.F27]" table:style-name="ce25">
            <text:p>-<text:s/></text:p>
          </table:table-cell>
          <table:table-cell table:style-name="ce61"/>
          <table:table-cell table:style-name="ce22"/>
          <table:table-cell table:style-name="ce25"/>
          <table:table-cell office:value-type="float" office:value="0" table:formula="of:=[.G27]-[.J27]" table:style-name="ce69">
            <text:p>-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01</text:p>
          </table:table-cell>
          <table:table-cell office:value-type="string" table:style-name="ce22">
            <text:p>Agua Potable</text:p>
          </table:table-cell>
          <table:table-cell table:style-name="ce22"/>
          <table:table-cell office:value-type="float" office:value="3351.2" table:style-name="ce25">
            <text:p>3.351<text:s/></text:p>
          </table:table-cell>
          <table:table-cell table:style-name="ce63"/>
          <table:table-cell table:style-name="ce25"/>
          <table:table-cell office:value-type="float" office:value="3351.2" table:formula="of:=[.D28]-[.E28]+[.F28]" table:style-name="ce25">
            <text:p>3.351<text:s/></text:p>
          </table:table-cell>
          <table:table-cell office:value-type="string" table:style-name="ce60">
            <text:p>6-1-1-02-01-001</text:p>
          </table:table-cell>
          <table:table-cell office:value-type="string" table:style-name="ce22">
            <text:p>Agua Potable</text:p>
          </table:table-cell>
          <table:table-cell office:value-type="float" office:value="1342" table:style-name="ce25">
            <text:p>1.342<text:s/></text:p>
          </table:table-cell>
          <table:table-cell office:value-type="float" office:value="2009.1999999999998" table:formula="of:=[.G28]-[.J28]" table:style-name="ce69">
            <text:p>2.009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2-01-002</text:p>
          </table:table-cell>
          <table:table-cell office:value-type="string" table:style-name="ce22">
            <text:p>Alquiler de Vehiculo</text:p>
          </table:table-cell>
          <table:table-cell table:style-name="ce22"/>
          <table:table-cell office:value-type="float" office:value="11457.76" table:style-name="ce25">
            <text:p>11.458<text:s/></text:p>
          </table:table-cell>
          <table:table-cell table:style-name="ce63"/>
          <table:table-cell table:style-name="ce25"/>
          <table:table-cell office:value-type="float" office:value="11457.76" table:formula="of:=[.D29]-[.E29]+[.F29]" table:style-name="ce25">
            <text:p>11.458<text:s/></text:p>
          </table:table-cell>
          <table:table-cell office:value-type="string" table:style-name="ce61">
            <text:p>6-1-1-02-01-002</text:p>
          </table:table-cell>
          <table:table-cell office:value-type="string" table:style-name="ce22">
            <text:p>Alquiler de Vehiculo</text:p>
          </table:table-cell>
          <table:table-cell office:value-type="float" office:value="25969" table:style-name="ce25">
            <text:p>25.969<text:s/></text:p>
          </table:table-cell>
          <table:table-cell office:value-type="float" office:value="-14511.24" table:formula="of:=[.G29]-[.J29]" table:style-name="ce69">
            <text:p>(14.511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04</text:p>
          </table:table-cell>
          <table:table-cell office:value-type="string" table:style-name="ce22">
            <text:p>Arriendo Personas Naturales</text:p>
          </table:table-cell>
          <table:table-cell table:style-name="ce22"/>
          <table:table-cell table:style-name="ce25"/>
          <table:table-cell table:style-name="ce63"/>
          <table:table-cell table:style-name="ce25"/>
          <table:table-cell office:value-type="float" office:value="0" table:formula="of:=[.D30]-[.E30]+[.F30]" table:style-name="ce25">
            <text:p>-<text:s/></text:p>
          </table:table-cell>
          <table:table-cell office:value-type="string" table:style-name="ce60">
            <text:p>6-1-1-02-01-004</text:p>
          </table:table-cell>
          <table:table-cell office:value-type="string" table:style-name="ce22">
            <text:p>Arriendo Personas Naturales</text:p>
          </table:table-cell>
          <table:table-cell office:value-type="float" office:value="0" table:style-name="ce25">
            <text:p>-<text:s/></text:p>
          </table:table-cell>
          <table:table-cell office:value-type="float" office:value="0" table:formula="of:=[.G30]-[.J30]" table:style-name="ce69">
            <text:p>-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2-01-005</text:p>
          </table:table-cell>
          <table:table-cell office:value-type="string" table:style-name="ce22">
            <text:p>Arriendo Sociedades</text:p>
          </table:table-cell>
          <table:table-cell table:style-name="ce22"/>
          <table:table-cell office:value-type="float" office:value="820" table:style-name="ce25">
            <text:p>820<text:s/></text:p>
          </table:table-cell>
          <table:table-cell table:style-name="ce63"/>
          <table:table-cell table:style-name="ce25"/>
          <table:table-cell office:value-type="float" office:value="820" table:formula="of:=[.D31]-[.E31]+[.F31]" table:style-name="ce25">
            <text:p>820<text:s/></text:p>
          </table:table-cell>
          <table:table-cell office:value-type="string" table:style-name="ce61">
            <text:p>6-1-1-02-01-005</text:p>
          </table:table-cell>
          <table:table-cell office:value-type="string" table:style-name="ce22">
            <text:p>Arriendo Sociedades</text:p>
          </table:table-cell>
          <table:table-cell office:value-type="float" office:value="1931" table:style-name="ce25">
            <text:p>1.931<text:s/></text:p>
          </table:table-cell>
          <table:table-cell office:value-type="float" office:value="-1111" table:formula="of:=[.G31]-[.J31]" table:style-name="ce69">
            <text:p>(1.111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08</text:p>
          </table:table-cell>
          <table:table-cell office:value-type="string" table:style-name="ce22">
            <text:p>Mantenimiento de Vehiculos</text:p>
          </table:table-cell>
          <table:table-cell table:style-name="ce22"/>
          <table:table-cell table:style-name="ce25"/>
          <table:table-cell table:style-name="ce63"/>
          <table:table-cell table:style-name="ce25"/>
          <table:table-cell office:value-type="float" office:value="0" table:formula="of:=[.D32]-[.E32]+[.F32]" table:style-name="ce25">
            <text:p>-<text:s/></text:p>
          </table:table-cell>
          <table:table-cell office:value-type="string" table:style-name="ce60">
            <text:p>6-1-1-02-01-008</text:p>
          </table:table-cell>
          <table:table-cell office:value-type="string" table:style-name="ce22">
            <text:p>Mantenimiento de Vehiculos</text:p>
          </table:table-cell>
          <table:table-cell office:value-type="float" office:value="3" table:style-name="ce25">
            <text:p>3<text:s/></text:p>
          </table:table-cell>
          <table:table-cell office:value-type="float" office:value="-3" table:formula="of:=[.G32]-[.J32]" table:style-name="ce69">
            <text:p>(3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2-01-009</text:p>
          </table:table-cell>
          <table:table-cell office:value-type="string" table:style-name="ce22">
            <text:p>Celular y Otros</text:p>
          </table:table-cell>
          <table:table-cell table:style-name="ce22"/>
          <table:table-cell office:value-type="float" office:value="1446.26" table:style-name="ce25">
            <text:p>1.446<text:s/></text:p>
          </table:table-cell>
          <table:table-cell table:style-name="ce63"/>
          <table:table-cell table:style-name="ce25"/>
          <table:table-cell office:value-type="float" office:value="1446.26" table:formula="of:=[.D33]-[.E33]+[.F33]" table:style-name="ce25">
            <text:p>1.446<text:s/></text:p>
          </table:table-cell>
          <table:table-cell office:value-type="string" table:style-name="ce61">
            <text:p>6-1-1-02-01-009</text:p>
          </table:table-cell>
          <table:table-cell office:value-type="string" table:style-name="ce22">
            <text:p>Celular y Otros</text:p>
          </table:table-cell>
          <table:table-cell office:value-type="float" office:value="1513" table:style-name="ce25">
            <text:p>1.513<text:s/></text:p>
          </table:table-cell>
          <table:table-cell office:value-type="float" office:value="-66.740000000000009" table:formula="of:=[.G33]-[.J33]" table:style-name="ce69">
            <text:p>(67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10</text:p>
          </table:table-cell>
          <table:table-cell office:value-type="string" table:style-name="ce22">
            <text:p>Combustible</text:p>
          </table:table-cell>
          <table:table-cell table:style-name="ce22"/>
          <table:table-cell office:value-type="float" office:value="8817.75" table:style-name="ce25">
            <text:p>8.818<text:s/></text:p>
          </table:table-cell>
          <table:table-cell table:style-name="ce63"/>
          <table:table-cell table:style-name="ce25"/>
          <table:table-cell office:value-type="float" office:value="8817.75" table:formula="of:=[.D34]-[.E34]+[.F34]" table:style-name="ce25">
            <text:p>8.818<text:s/></text:p>
          </table:table-cell>
          <table:table-cell office:value-type="string" table:style-name="ce60">
            <text:p>6-1-1-02-01-010</text:p>
          </table:table-cell>
          <table:table-cell office:value-type="string" table:style-name="ce22">
            <text:p>Combustible</text:p>
          </table:table-cell>
          <table:table-cell office:value-type="float" office:value="4147" table:style-name="ce25">
            <text:p>4.147<text:s/></text:p>
          </table:table-cell>
          <table:table-cell office:value-type="float" office:value="4670.75" table:formula="of:=[.G34]-[.J34]" table:style-name="ce69">
            <text:p>4.671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2-01-011</text:p>
          </table:table-cell>
          <table:table-cell office:value-type="string" table:style-name="ce22">
            <text:p>Publicidad y Marketing</text:p>
          </table:table-cell>
          <table:table-cell table:style-name="ce22"/>
          <table:table-cell table:style-name="ce25"/>
          <table:table-cell table:style-name="ce63"/>
          <table:table-cell table:style-name="ce25"/>
          <table:table-cell office:value-type="float" office:value="0" table:formula="of:=[.D35]-[.E35]+[.F35]" table:style-name="ce25">
            <text:p>-<text:s/></text:p>
          </table:table-cell>
          <table:table-cell office:value-type="string" table:style-name="ce61">
            <text:p>6-1-1-02-01-011</text:p>
          </table:table-cell>
          <table:table-cell office:value-type="string" table:style-name="ce22">
            <text:p>Publicidad y Marketing</text:p>
          </table:table-cell>
          <table:table-cell office:value-type="float" office:value="49" table:style-name="ce25">
            <text:p>49<text:s/></text:p>
          </table:table-cell>
          <table:table-cell office:value-type="float" office:value="-49" table:formula="of:=[.G35]-[.J35]" table:style-name="ce69">
            <text:p>(49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12</text:p>
          </table:table-cell>
          <table:table-cell office:value-type="string" table:style-name="ce22">
            <text:p>Comisiones y servicios bancarios</text:p>
          </table:table-cell>
          <table:table-cell table:style-name="ce22"/>
          <table:table-cell office:value-type="float" office:value="535.58000000000004" table:style-name="ce25">
            <text:p>536<text:s/></text:p>
          </table:table-cell>
          <table:table-cell table:style-name="ce63"/>
          <table:table-cell table:style-name="ce25"/>
          <table:table-cell office:value-type="float" office:value="535.58000000000004" table:formula="of:=[.D36]-[.E36]+[.F36]" table:style-name="ce25">
            <text:p>536<text:s/></text:p>
          </table:table-cell>
          <table:table-cell office:value-type="string" table:style-name="ce60">
            <text:p>6-1-1-02-01-012</text:p>
          </table:table-cell>
          <table:table-cell office:value-type="string" table:style-name="ce22">
            <text:p>Comisiones y servicios bancarios</text:p>
          </table:table-cell>
          <table:table-cell office:value-type="float" office:value="890" table:style-name="ce25">
            <text:p>890<text:s/></text:p>
          </table:table-cell>
          <table:table-cell office:value-type="float" office:value="-354.41999999999996" table:formula="of:=[.G36]-[.J36]" table:style-name="ce69">
            <text:p>(354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2-01-013</text:p>
          </table:table-cell>
          <table:table-cell office:value-type="string" table:style-name="ce22">
            <text:p>Impuesto Salida de Divisas</text:p>
          </table:table-cell>
          <table:table-cell table:style-name="ce22"/>
          <table:table-cell office:value-type="float" office:value="28.89" table:style-name="ce25">
            <text:p>29<text:s/></text:p>
          </table:table-cell>
          <table:table-cell table:style-name="ce63"/>
          <table:table-cell table:style-name="ce25"/>
          <table:table-cell office:value-type="float" office:value="28.89" table:formula="of:=[.D37]-[.E37]+[.F37]" table:style-name="ce25">
            <text:p>29<text:s/></text:p>
          </table:table-cell>
          <table:table-cell office:value-type="string" table:style-name="ce61">
            <text:p>6-1-1-02-01-013</text:p>
          </table:table-cell>
          <table:table-cell office:value-type="string" table:style-name="ce22">
            <text:p>Impuesto Salida de Divisas</text:p>
          </table:table-cell>
          <table:table-cell office:value-type="float" office:value="848" table:style-name="ce25">
            <text:p>848<text:s/></text:p>
          </table:table-cell>
          <table:table-cell office:value-type="float" office:value="-819.11" table:formula="of:=[.G37]-[.J37]" table:style-name="ce69">
            <text:p>(819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16</text:p>
          </table:table-cell>
          <table:table-cell office:value-type="string" table:style-name="ce22">
            <text:p>Fletes y Acarreos</text:p>
          </table:table-cell>
          <table:table-cell table:style-name="ce22"/>
          <table:table-cell office:value-type="float" office:value="27419" table:style-name="ce25">
            <text:p>27.419<text:s/></text:p>
          </table:table-cell>
          <table:table-cell table:style-name="ce63"/>
          <table:table-cell table:style-name="ce25"/>
          <table:table-cell office:value-type="float" office:value="27419" table:formula="of:=[.D38]-[.E38]+[.F38]" table:style-name="ce25">
            <text:p>27.419<text:s/></text:p>
          </table:table-cell>
          <table:table-cell office:value-type="string" table:style-name="ce60">
            <text:p>6-1-1-02-01-016</text:p>
          </table:table-cell>
          <table:table-cell office:value-type="string" table:style-name="ce22">
            <text:p>Fletes y Acarreos</text:p>
          </table:table-cell>
          <table:table-cell office:value-type="float" office:value="62400" table:style-name="ce25">
            <text:p>62.400<text:s/></text:p>
          </table:table-cell>
          <table:table-cell office:value-type="float" office:value="-34981" table:formula="of:=[.G38]-[.J38]" table:style-name="ce69">
            <text:p>(34.981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2-01-018</text:p>
          </table:table-cell>
          <table:table-cell office:value-type="string" table:style-name="ce22">
            <text:p>Gastos de Viaje</text:p>
          </table:table-cell>
          <table:table-cell table:style-name="ce22"/>
          <table:table-cell office:value-type="float" office:value="504.4" table:style-name="ce25">
            <text:p>504<text:s/></text:p>
          </table:table-cell>
          <table:table-cell table:style-name="ce63"/>
          <table:table-cell table:style-name="ce25"/>
          <table:table-cell office:value-type="float" office:value="504.4" table:formula="of:=[.D39]-[.E39]+[.F39]" table:style-name="ce25">
            <text:p>504<text:s/></text:p>
          </table:table-cell>
          <table:table-cell office:value-type="string" table:style-name="ce61">
            <text:p>6-1-1-02-01-018</text:p>
          </table:table-cell>
          <table:table-cell office:value-type="string" table:style-name="ce22">
            <text:p>Gastos de Viaje</text:p>
          </table:table-cell>
          <table:table-cell office:value-type="float" office:value="34797" table:style-name="ce25">
            <text:p>34.797<text:s/></text:p>
          </table:table-cell>
          <table:table-cell office:value-type="float" office:value="-34292.6" table:formula="of:=[.G39]-[.J39]" table:style-name="ce69">
            <text:p>(34.293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19</text:p>
          </table:table-cell>
          <table:table-cell office:value-type="string" table:style-name="ce22">
            <text:p>Gastos Legales</text:p>
          </table:table-cell>
          <table:table-cell table:style-name="ce22"/>
          <table:table-cell table:style-name="ce25"/>
          <table:table-cell table:style-name="ce63"/>
          <table:table-cell table:style-name="ce25"/>
          <table:table-cell office:value-type="float" office:value="0" table:formula="of:=[.D40]-[.E40]+[.F40]" table:style-name="ce25">
            <text:p>-<text:s/></text:p>
          </table:table-cell>
          <table:table-cell office:value-type="string" table:style-name="ce60">
            <text:p>6-1-1-02-01-019</text:p>
          </table:table-cell>
          <table:table-cell office:value-type="string" table:style-name="ce22">
            <text:p>Gastos Legales</text:p>
          </table:table-cell>
          <table:table-cell office:value-type="float" office:value="33000" table:style-name="ce25">
            <text:p>33.000<text:s/></text:p>
          </table:table-cell>
          <table:table-cell office:value-type="float" office:value="-33000" table:formula="of:=[.G40]-[.J40]" table:style-name="ce69">
            <text:p>(33.000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2-01-020</text:p>
          </table:table-cell>
          <table:table-cell office:value-type="string" table:style-name="ce22">
            <text:p>Servicios de seguridad – vigilancia</text:p>
          </table:table-cell>
          <table:table-cell table:style-name="ce22"/>
          <table:table-cell office:value-type="float" office:value="4837.5" table:style-name="ce25">
            <text:p>4.838<text:s/></text:p>
          </table:table-cell>
          <table:table-cell table:style-name="ce63"/>
          <table:table-cell table:style-name="ce25"/>
          <table:table-cell office:value-type="float" office:value="4837.5" table:formula="of:=[.D41]-[.E41]+[.F41]" table:style-name="ce25">
            <text:p>4.838<text:s/></text:p>
          </table:table-cell>
          <table:table-cell office:value-type="string" table:style-name="ce61">
            <text:p>6-1-1-02-01-020</text:p>
          </table:table-cell>
          <table:table-cell office:value-type="string" table:style-name="ce22">
            <text:p>Servicios de seguridad – vigilancia</text:p>
          </table:table-cell>
          <table:table-cell office:value-type="float" office:value="15016" table:style-name="ce25">
            <text:p>15.016<text:s/></text:p>
          </table:table-cell>
          <table:table-cell office:value-type="float" office:value="-10178.5" table:formula="of:=[.G41]-[.J41]" table:style-name="ce69">
            <text:p>(10.179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21</text:p>
          </table:table-cell>
          <table:table-cell office:value-type="string" table:style-name="ce22">
            <text:p>Sericios profesionales sociedades</text:p>
          </table:table-cell>
          <table:table-cell table:style-name="ce22"/>
          <table:table-cell office:value-type="float" office:value="2110" table:style-name="ce25">
            <text:p>2.110<text:s/></text:p>
          </table:table-cell>
          <table:table-cell table:style-name="ce63"/>
          <table:table-cell table:style-name="ce25"/>
          <table:table-cell office:value-type="float" office:value="2110" table:formula="of:=[.D42]-[.E42]+[.F42]" table:style-name="ce25">
            <text:p>2.110<text:s/></text:p>
          </table:table-cell>
          <table:table-cell office:value-type="string" table:style-name="ce60">
            <text:p>6-1-1-02-01-021</text:p>
          </table:table-cell>
          <table:table-cell office:value-type="string" table:style-name="ce22">
            <text:p>Sericios profesionales sociedades</text:p>
          </table:table-cell>
          <table:table-cell office:value-type="float" office:value="949" table:style-name="ce25">
            <text:p>949<text:s/></text:p>
          </table:table-cell>
          <table:table-cell office:value-type="float" office:value="1161" table:formula="of:=[.G42]-[.J42]" table:style-name="ce69">
            <text:p>1.161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2-01-028</text:p>
          </table:table-cell>
          <table:table-cell office:value-type="string" table:style-name="ce22">
            <text:p>Materiales y Repuestos</text:p>
          </table:table-cell>
          <table:table-cell table:style-name="ce22"/>
          <table:table-cell office:value-type="float" office:value="2856.25" table:style-name="ce25">
            <text:p>2.856<text:s/></text:p>
          </table:table-cell>
          <table:table-cell table:style-name="ce63"/>
          <table:table-cell table:style-name="ce25"/>
          <table:table-cell office:value-type="float" office:value="2856.25" table:formula="of:=[.D43]-[.E43]+[.F43]" table:style-name="ce25">
            <text:p>2.856<text:s/></text:p>
          </table:table-cell>
          <table:table-cell office:value-type="string" table:style-name="ce61">
            <text:p>6-1-1-02-01-028</text:p>
          </table:table-cell>
          <table:table-cell office:value-type="string" table:style-name="ce22">
            <text:p>Materiales y Repuestos</text:p>
          </table:table-cell>
          <table:table-cell office:value-type="float" office:value="4512" table:style-name="ce25">
            <text:p>4.512<text:s/></text:p>
          </table:table-cell>
          <table:table-cell office:value-type="float" office:value="-1655.75" table:formula="of:=[.G43]-[.J43]" table:style-name="ce69">
            <text:p>(1.656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29</text:p>
          </table:table-cell>
          <table:table-cell office:value-type="string" table:style-name="ce22">
            <text:p>Miscelaneos</text:p>
          </table:table-cell>
          <table:table-cell table:style-name="ce22"/>
          <table:table-cell office:value-type="float" office:value="13.08" table:style-name="ce25">
            <text:p>13<text:s/></text:p>
          </table:table-cell>
          <table:table-cell table:style-name="ce63"/>
          <table:table-cell table:style-name="ce25"/>
          <table:table-cell office:value-type="float" office:value="13.08" table:formula="of:=[.D44]-[.E44]+[.F44]" table:style-name="ce25">
            <text:p>13<text:s/></text:p>
          </table:table-cell>
          <table:table-cell office:value-type="string" table:style-name="ce60">
            <text:p>6-1-1-02-01-029</text:p>
          </table:table-cell>
          <table:table-cell office:value-type="string" table:style-name="ce22">
            <text:p>Miscelaneos</text:p>
          </table:table-cell>
          <table:table-cell office:value-type="float" office:value="279" table:style-name="ce25">
            <text:p>279<text:s/></text:p>
          </table:table-cell>
          <table:table-cell office:value-type="float" office:value="-265.92" table:formula="of:=[.G44]-[.J44]" table:style-name="ce69">
            <text:p>(266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2-01-030</text:p>
          </table:table-cell>
          <table:table-cell office:value-type="string" table:style-name="ce22">
            <text:p>Movilizacion del personal</text:p>
          </table:table-cell>
          <table:table-cell table:style-name="ce22"/>
          <table:table-cell office:value-type="float" office:value="116.65" table:style-name="ce25">
            <text:p>117<text:s/></text:p>
          </table:table-cell>
          <table:table-cell table:style-name="ce63"/>
          <table:table-cell table:style-name="ce25"/>
          <table:table-cell office:value-type="float" office:value="116.65" table:formula="of:=[.D45]-[.E45]+[.F45]" table:style-name="ce25">
            <text:p>117<text:s/></text:p>
          </table:table-cell>
          <table:table-cell office:value-type="string" table:style-name="ce61">
            <text:p>6-1-1-02-01-030</text:p>
          </table:table-cell>
          <table:table-cell office:value-type="string" table:style-name="ce22">
            <text:p>Movilizacion del personal</text:p>
          </table:table-cell>
          <table:table-cell office:value-type="float" office:value="3956" table:style-name="ce25">
            <text:p>3.956<text:s/></text:p>
          </table:table-cell>
          <table:table-cell office:value-type="float" office:value="-3839.35" table:formula="of:=[.G45]-[.J45]" table:style-name="ce69">
            <text:p>(3.839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31</text:p>
          </table:table-cell>
          <table:table-cell office:value-type="string" table:style-name="ce22">
            <text:p>Multas e Intereses SRI</text:p>
          </table:table-cell>
          <table:table-cell table:style-name="ce22"/>
          <table:table-cell office:value-type="float" office:value="1758.13" table:style-name="ce25">
            <text:p>1.758<text:s/></text:p>
          </table:table-cell>
          <table:table-cell table:style-name="ce63"/>
          <table:table-cell table:style-name="ce25"/>
          <table:table-cell office:value-type="float" office:value="1758.13" table:formula="of:=[.D46]-[.E46]+[.F46]" table:style-name="ce25">
            <text:p>1.758<text:s/></text:p>
          </table:table-cell>
          <table:table-cell office:value-type="string" table:style-name="ce60">
            <text:p>6-1-1-02-01-031</text:p>
          </table:table-cell>
          <table:table-cell office:value-type="string" table:style-name="ce22">
            <text:p>Multas e Intereses SRI</text:p>
          </table:table-cell>
          <table:table-cell office:value-type="float" office:value="0" table:style-name="ce25">
            <text:p>-<text:s/></text:p>
          </table:table-cell>
          <table:table-cell office:value-type="float" office:value="1758.13" table:formula="of:=[.G46]-[.J46]" table:style-name="ce69">
            <text:p>1.758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2-01-036</text:p>
          </table:table-cell>
          <table:table-cell office:value-type="string" table:style-name="ce22">
            <text:p>Seguros contratados</text:p>
          </table:table-cell>
          <table:table-cell table:style-name="ce22"/>
          <table:table-cell office:value-type="float" office:value="17918.34" table:style-name="ce25">
            <text:p>17.918<text:s/></text:p>
          </table:table-cell>
          <table:table-cell table:style-name="ce63"/>
          <table:table-cell table:style-name="ce25"/>
          <table:table-cell office:value-type="float" office:value="17918.34" table:formula="of:=[.D47]-[.E47]+[.F47]" table:style-name="ce25">
            <text:p>17.918<text:s/></text:p>
          </table:table-cell>
          <table:table-cell office:value-type="string" table:style-name="ce61">
            <text:p>6-1-1-02-01-036</text:p>
          </table:table-cell>
          <table:table-cell office:value-type="string" table:style-name="ce22">
            <text:p>Seguros contratados</text:p>
          </table:table-cell>
          <table:table-cell office:value-type="float" office:value="105" table:style-name="ce25">
            <text:p>105<text:s/></text:p>
          </table:table-cell>
          <table:table-cell office:value-type="float" office:value="17813.34" table:formula="of:=[.G47]-[.J47]" table:style-name="ce69">
            <text:p>17.813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37</text:p>
          </table:table-cell>
          <table:table-cell office:value-type="string" table:style-name="ce22">
            <text:p>Servicios. Profesionales Persona Nat.</text:p>
          </table:table-cell>
          <table:table-cell table:style-name="ce22"/>
          <table:table-cell office:value-type="float" office:value="11298" table:style-name="ce64">
            <text:p>11.298<text:s/></text:p>
          </table:table-cell>
          <table:table-cell table:number-columns-repeated="2" table:style-name="ce64"/>
          <table:table-cell office:value-type="float" office:value="11298" table:formula="of:=[.D48]-[.E48]+[.F48]" table:style-name="ce25">
            <text:p>11.298<text:s/></text:p>
          </table:table-cell>
          <table:table-cell office:value-type="string" table:style-name="ce60">
            <text:p>6-1-1-02-01-037</text:p>
          </table:table-cell>
          <table:table-cell office:value-type="string" table:style-name="ce22">
            <text:p>Servicios. Profesionales Persona Nat.</text:p>
          </table:table-cell>
          <table:table-cell office:value-type="float" office:value="21096" table:style-name="ce25">
            <text:p>21.096<text:s/></text:p>
          </table:table-cell>
          <table:table-cell office:value-type="float" office:value="-9798" table:formula="of:=[.G48]-[.J48]" table:style-name="ce69">
            <text:p>(9.798)</text:p>
          </table:table-cell>
          <table:table-cell table:number-columns-repeated="16373" table:style-name="ce26"/>
        </table:table-row>
        <table:table-row table:style-name="ro2">
          <table:table-cell office:value-type="string" table:style-name="ce61">
            <text:p>6-1-1-02-01-038</text:p>
          </table:table-cell>
          <table:table-cell office:value-type="string" table:style-name="ce22">
            <text:p>Suministros y servicios de limpieza</text:p>
          </table:table-cell>
          <table:table-cell table:style-name="ce22"/>
          <table:table-cell office:value-type="float" office:value="136.58000000000001" table:style-name="ce25">
            <text:p>137<text:s/></text:p>
          </table:table-cell>
          <table:table-cell table:style-name="ce65"/>
          <table:table-cell table:style-name="ce66"/>
          <table:table-cell office:value-type="float" office:value="136.58000000000001" table:formula="of:=[.D49]-[.E49]+[.F49]" table:style-name="ce25">
            <text:p>137<text:s/></text:p>
          </table:table-cell>
          <table:table-cell office:value-type="string" table:style-name="ce61">
            <text:p>6-1-1-02-01-038</text:p>
          </table:table-cell>
          <table:table-cell office:value-type="string" table:style-name="ce22">
            <text:p>Suministros y servicios de limpieza</text:p>
          </table:table-cell>
          <table:table-cell office:value-type="float" office:value="905" table:style-name="ce25">
            <text:p>905<text:s/></text:p>
          </table:table-cell>
          <table:table-cell office:value-type="float" office:value="-768.42" table:formula="of:=[.G49]-[.J49]" table:style-name="ce69">
            <text:p>(768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39</text:p>
          </table:table-cell>
          <table:table-cell office:value-type="string" table:style-name="ce22">
            <text:p>Suministros de oficinas</text:p>
          </table:table-cell>
          <table:table-cell table:style-name="ce22"/>
          <table:table-cell office:value-type="float" office:value="226.98" table:style-name="ce25">
            <text:p>227<text:s/></text:p>
          </table:table-cell>
          <table:table-cell table:style-name="ce65"/>
          <table:table-cell table:style-name="ce25"/>
          <table:table-cell office:value-type="float" office:value="226.98" table:formula="of:=[.D50]-[.E50]+[.F50]" table:style-name="ce25">
            <text:p>227<text:s/></text:p>
          </table:table-cell>
          <table:table-cell office:value-type="string" table:style-name="ce60">
            <text:p>6-1-1-02-01-039</text:p>
          </table:table-cell>
          <table:table-cell office:value-type="string" table:style-name="ce22">
            <text:p>Suministros de oficinas</text:p>
          </table:table-cell>
          <table:table-cell office:value-type="float" office:value="216" table:style-name="ce25">
            <text:p>216<text:s/></text:p>
          </table:table-cell>
          <table:table-cell office:value-type="float" office:value="10.97999999999999" table:formula="of:=[.G50]-[.J50]" table:style-name="ce69">
            <text:p>11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2-01-042</text:p>
          </table:table-cell>
          <table:table-cell office:value-type="string" table:style-name="ce22">
            <text:p>Tasa y Contribucion organismos de control</text:p>
          </table:table-cell>
          <table:table-cell table:style-name="ce27"/>
          <table:table-cell office:value-type="float" office:value="8387.94" table:style-name="ce55">
            <text:p>8.388</text:p>
          </table:table-cell>
          <table:table-cell table:style-name="ce63"/>
          <table:table-cell table:style-name="ce25"/>
          <table:table-cell office:value-type="float" office:value="8387.94" table:formula="of:=[.D51]-[.E51]+[.F51]" table:style-name="ce25">
            <text:p>8.388<text:s/></text:p>
          </table:table-cell>
          <table:table-cell office:value-type="string" table:style-name="ce61">
            <text:p>6-1-1-02-01-042</text:p>
          </table:table-cell>
          <table:table-cell office:value-type="string" table:style-name="ce22">
            <text:p>Tasa y Contribucion organismos de control</text:p>
          </table:table-cell>
          <table:table-cell office:value-type="float" office:value="11644" table:style-name="ce55">
            <text:p>11.644</text:p>
          </table:table-cell>
          <table:table-cell office:value-type="float" office:value="-3256.0599999999995" table:formula="of:=[.G51]-[.J51]" table:style-name="ce69">
            <text:p>(3.256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47</text:p>
          </table:table-cell>
          <table:table-cell office:value-type="string" table:style-name="ce22">
            <text:p>Intereses a Documentos</text:p>
          </table:table-cell>
          <table:table-cell table:style-name="ce27"/>
          <table:table-cell office:value-type="float" office:value="33.07" table:style-name="ce56">
            <text:p>33<text:s/></text:p>
          </table:table-cell>
          <table:table-cell table:style-name="ce63"/>
          <table:table-cell table:style-name="ce25"/>
          <table:table-cell office:value-type="float" office:value="33.07" table:formula="of:=[.D52]-[.E52]+[.F52]" table:style-name="ce25">
            <text:p>33<text:s/></text:p>
          </table:table-cell>
          <table:table-cell office:value-type="string" table:style-name="ce60">
            <text:p>6-1-1-02-01-047</text:p>
          </table:table-cell>
          <table:table-cell office:value-type="string" table:style-name="ce22">
            <text:p>Intereses a Documentos</text:p>
          </table:table-cell>
          <table:table-cell office:value-type="float" office:value="79" table:style-name="ce56">
            <text:p>79<text:s/></text:p>
          </table:table-cell>
          <table:table-cell office:value-type="float" office:value="-45.93" table:formula="of:=[.G52]-[.J52]" table:style-name="ce69">
            <text:p>(46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50</text:p>
          </table:table-cell>
          <table:table-cell office:value-type="string" table:style-name="ce22">
            <text:p>Canasta – Festejos Navideños</text:p>
          </table:table-cell>
          <table:table-cell table:style-name="ce27"/>
          <table:table-cell table:style-name="ce56"/>
          <table:table-cell table:style-name="ce63"/>
          <table:table-cell table:style-name="ce25"/>
          <table:table-cell office:value-type="float" office:value="0" table:formula="of:=[.D53]-[.E53]+[.F53]" table:style-name="ce25">
            <text:p>-<text:s/></text:p>
          </table:table-cell>
          <table:table-cell office:value-type="string" table:style-name="ce60">
            <text:p>6-1-1-02-01-050</text:p>
          </table:table-cell>
          <table:table-cell office:value-type="string" table:style-name="ce22">
            <text:p>Canasta – Festejos Navideños</text:p>
          </table:table-cell>
          <table:table-cell office:value-type="float" office:value="1371" table:style-name="ce56">
            <text:p>1.371<text:s/></text:p>
          </table:table-cell>
          <table:table-cell office:value-type="float" office:value="-1371" table:formula="of:=[.G53]-[.J53]" table:style-name="ce69">
            <text:p>(1.371)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1">
            <text:p>6-1-1-02-01-051</text:p>
          </table:table-cell>
          <table:table-cell office:value-type="string" table:style-name="ce22">
            <text:p>Capacitacion del Personal</text:p>
          </table:table-cell>
          <table:table-cell table:style-name="ce27"/>
          <table:table-cell table:style-name="ce56"/>
          <table:table-cell table:style-name="ce63"/>
          <table:table-cell table:style-name="ce25"/>
          <table:table-cell office:value-type="float" office:value="0" table:formula="of:=[.D54]-[.E54]+[.F54]" table:style-name="ce25">
            <text:p>-<text:s/></text:p>
          </table:table-cell>
          <table:table-cell office:value-type="string" table:style-name="ce61">
            <text:p>6-1-1-02-01-051</text:p>
          </table:table-cell>
          <table:table-cell office:value-type="string" table:style-name="ce22">
            <text:p>Capacitacion del Personal</text:p>
          </table:table-cell>
          <table:table-cell office:value-type="float" office:value="0" table:style-name="ce25">
            <text:p>-<text:s/></text:p>
          </table:table-cell>
          <table:table-cell office:value-type="float" office:value="0" table:formula="of:=[.G54]-[.J54]" table:style-name="ce69">
            <text:p>-<text:s/></text:p>
          </table:table-cell>
          <table:table-cell table:number-columns-repeated="16373" table:style-name="ce24"/>
        </table:table-row>
        <table:table-row table:style-name="ro2">
          <table:table-cell office:value-type="string" table:style-name="ce60">
            <text:p>6-1-1-02-01-052</text:p>
          </table:table-cell>
          <table:table-cell office:value-type="string" table:style-name="ce22">
            <text:p>Multas Organismos de Control</text:p>
          </table:table-cell>
          <table:table-cell table:style-name="ce27"/>
          <table:table-cell office:value-type="float" office:value="160" table:style-name="ce67">
            <text:p>160<text:s/></text:p>
          </table:table-cell>
          <table:table-cell table:number-columns-repeated="2" table:style-name="ce64"/>
          <table:table-cell office:value-type="float" office:value="160" table:formula="of:=[.D55]-[.E55]+[.F55]" table:style-name="ce25">
            <text:p>160<text:s/></text:p>
          </table:table-cell>
          <table:table-cell office:value-type="string" table:style-name="ce60">
            <text:p>6-1-1-02-01-052</text:p>
          </table:table-cell>
          <table:table-cell office:value-type="string" table:style-name="ce22">
            <text:p>Multas Organismos de Control</text:p>
          </table:table-cell>
          <table:table-cell office:value-type="float" office:value="60" table:style-name="ce25">
            <text:p>60<text:s/></text:p>
          </table:table-cell>
          <table:table-cell office:value-type="float" office:value="100" table:formula="of:=[.G55]-[.J55]" table:style-name="ce69">
            <text:p>100<text:s/></text:p>
          </table:table-cell>
          <table:table-cell table:number-columns-repeated="16373" table:style-name="ce26"/>
        </table:table-row>
        <table:table-row table:style-name="ro2">
          <table:table-cell table:number-columns-repeated="3" table:style-name="ce27"/>
          <table:table-cell table:style-name="ce25"/>
          <table:table-cell table:style-name="ce65"/>
          <table:table-cell table:style-name="ce25"/>
          <table:table-cell office:value-type="float" office:value="0" table:formula="of:=[.D56]-[.E56]+[.F56]" table:style-name="ce25">
            <text:p>-<text:s/></text:p>
          </table:table-cell>
          <table:table-cell table:number-columns-repeated="2" table:style-name="ce27"/>
          <table:table-cell table:style-name="ce22"/>
          <table:table-cell office:value-type="float" office:value="0" table:formula="of:=[.G56]-[.J56]" table:style-name="ce69">
            <text:p>-<text:s/></text:p>
          </table:table-cell>
          <table:table-cell table:number-columns-repeated="16373" table:style-name="ce24"/>
        </table:table-row>
        <table:table-row table:style-name="ro2">
          <table:table-cell table:number-columns-repeated="2" table:style-name="ce28"/>
          <table:table-cell table:number-columns-repeated="2" table:style-name="ce25"/>
          <table:table-cell table:style-name="ce63"/>
          <table:table-cell table:style-name="ce25"/>
          <table:table-cell table:style-name="ce23"/>
          <table:table-cell table:style-name="ce21"/>
          <table:table-cell table:number-columns-repeated="2" table:style-name="ce22"/>
          <table:table-cell office:value-type="float" office:value="0" table:formula="of:=[.G57]-[.J57]" table:style-name="ce69">
            <text:p>-<text:s/></text:p>
          </table:table-cell>
          <table:table-cell table:number-columns-repeated="16373" table:style-name="ce24"/>
        </table:table-row>
        <table:table-row table:style-name="ro2">
          <table:table-cell table:style-name="ce29"/>
          <table:table-cell table:style-name="ce30"/>
          <table:table-cell table:style-name="ce25"/>
          <table:table-cell table:number-columns-repeated="7" table:style-name="ce31"/>
          <table:table-cell table:style-name="ce69"/>
          <table:table-cell table:number-columns-repeated="16373" table:style-name="ce8"/>
        </table:table-row>
        <table:table-row table:style-name="ro4"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table:style-name="ce17"/>
          <table:table-cell table:number-columns-repeated="2" table:style-name="ce19"/>
          <table:table-cell table:style-name="ce34"/>
          <table:table-cell table:style-name="ce17"/>
          <table:table-cell table:style-name="ce70"/>
          <table:table-cell table:number-columns-repeated="16373" table:style-name="ce8"/>
        </table:table-row>
        <table:table-row table:style-name="ro5">
          <table:table-cell table:style-name="ce36"/>
          <table:table-cell office:value-type="string" table:style-name="ce37">
            <text:p>Total</text:p>
          </table:table-cell>
          <table:table-cell table:style-name="ce37"/>
          <table:table-cell office:value-type="float" office:value="305569.77000000008" table:formula="of:=SUM([.D11:.D57])" table:style-name="ce36">
            <text:p>305.570<text:s/></text:p>
          </table:table-cell>
          <table:table-cell office:value-type="float" office:value="0" table:formula="of:=SUM([.E11:.E57])" table:style-name="ce36">
            <text:p>-<text:s/></text:p>
          </table:table-cell>
          <table:table-cell office:value-type="float" office:value="0" table:formula="of:=SUM([.F11:.F57])" table:style-name="ce36">
            <text:p>-<text:s/></text:p>
          </table:table-cell>
          <table:table-cell office:value-type="float" office:value="305569.77000000008" table:formula="of:=SUM([.G11:.G57])" table:style-name="ce36">
            <text:p>305.570<text:s/></text:p>
          </table:table-cell>
          <table:table-cell table:number-columns-repeated="2" table:style-name="ce36"/>
          <table:table-cell office:value-type="float" office:value="440069" table:formula="of:=SUM([.J11:.J57])" table:style-name="ce36">
            <text:p>440.069<text:s/></text:p>
          </table:table-cell>
          <table:table-cell office:value-type="float" office:value="-134499.23000000001" table:formula="of:=SUM([.K11:.K57])" table:style-name="ce68">
            <text:p>(134.499)</text:p>
          </table:table-cell>
          <table:table-cell table:number-columns-repeated="16373" table:style-name="ce38"/>
        </table:table-row>
        <table:table-row table:style-name="ro6">
          <table:table-cell table:number-columns-repeated="13" table:style-name="ce58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58"/>
          <table:table-cell table:number-columns-repeated="2" table:style-name="ce73"/>
          <table:table-cell office:value-type="string" table:style-name="ce74">
            <text:p>Saldo al</text:p>
          </table:table-cell>
          <table:table-cell office:value-type="string" table:style-name="ce75">
            <text:p>Saldo al</text:p>
          </table:table-cell>
          <table:table-cell table:number-columns-repeated="8" table:style-name="ce58"/>
          <table:table-cell table:number-columns-repeated="16371"/>
        </table:table-row>
        <table:table-row table:style-name="ro2">
          <table:table-cell table:style-name="ce58"/>
          <table:table-cell office:value-type="string" table:style-name="ce76">
            <text:p>Nota a los estados financieros:</text:p>
          </table:table-cell>
          <table:table-cell table:style-name="ce76"/>
          <table:table-cell office:value-type="date" office:date-value="2020-12-31T00:00:00" table:style-name="ce77">
            <text:p>31/12/2020</text:p>
          </table:table-cell>
          <table:table-cell office:value-type="date" office:date-value="2019-12-31T00:00:00" table:style-name="ce78">
            <text:p>31/12/2019</text:p>
          </table:table-cell>
          <table:table-cell table:number-columns-repeated="8" table:style-name="ce58"/>
          <table:table-cell table:number-columns-repeated="16371"/>
        </table:table-row>
        <table:table-row table:style-name="ro2">
          <table:table-cell/>
          <table:table-cell table:number-columns-repeated="2" table:style-name="ce79"/>
          <table:table-cell table:style-name="ce80"/>
          <table:table-cell table:style-name="ce81"/>
          <table:table-cell table:number-columns-repeated="16379"/>
        </table:table-row>
        <table:table-row table:style-name="ro2">
          <table:table-cell/>
          <table:table-cell office:value-type="string" table:style-name="ce79">
            <text:p>Nomina y beneficios sociales</text:p>
          </table:table-cell>
          <table:table-cell table:style-name="ce79"/>
          <table:table-cell office:value-type="float" office:value="187016.01" table:formula="of:=SUM([.G13:.G23])" table:style-name="ce82">
            <text:p>187.016</text:p>
          </table:table-cell>
          <table:table-cell office:value-type="float" office:value="196657" table:formula="of:=SUM([.J13:.J23])" table:style-name="ce55">
            <text:p>196.6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9">
            <text:p>Fletes y acarreos</text:p>
          </table:table-cell>
          <table:table-cell table:style-name="ce79"/>
          <table:table-cell office:value-type="float" office:value="27419" table:formula="of:=[.G38]" table:style-name="ce82">
            <text:p>27.419</text:p>
          </table:table-cell>
          <table:table-cell office:value-type="float" office:value="62400" table:formula="of:=[.J38]" table:style-name="ce55">
            <text:p>62.4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9">
            <text:p>Gastos de viaje</text:p>
          </table:table-cell>
          <table:table-cell table:style-name="ce79"/>
          <table:table-cell office:value-type="float" office:value="504.4" table:formula="of:=[.G39]" table:style-name="ce82">
            <text:p>504</text:p>
          </table:table-cell>
          <table:table-cell office:value-type="float" office:value="34797" table:formula="of:=[.J39]" table:style-name="ce55">
            <text:p>34.79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9">
            <text:p>Gastos Legales</text:p>
          </table:table-cell>
          <table:table-cell table:style-name="ce79"/>
          <table:table-cell office:value-type="float" office:value="0" table:formula="of:=[.G40]" table:style-name="ce82">
            <text:p>0</text:p>
          </table:table-cell>
          <table:table-cell office:value-type="float" office:value="33000" table:formula="of:=[.J40]" table:style-name="ce55">
            <text:p>33.0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9">
            <text:p>Alquiler de Vehiculos</text:p>
          </table:table-cell>
          <table:table-cell table:style-name="ce79"/>
          <table:table-cell office:value-type="float" office:value="11457.76" table:formula="of:=[.G29]" table:style-name="ce82">
            <text:p>11.458</text:p>
          </table:table-cell>
          <table:table-cell office:value-type="float" office:value="25969" table:formula="of:=[.J29]" table:style-name="ce55">
            <text:p>25.969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9">
            <text:p>Servicios Profesionales</text:p>
          </table:table-cell>
          <table:table-cell table:style-name="ce79"/>
          <table:table-cell office:value-type="float" office:value="11298" table:formula="of:=[.G48]" table:style-name="ce82">
            <text:p>11.298</text:p>
          </table:table-cell>
          <table:table-cell office:value-type="float" office:value="21096" table:formula="of:=[.J48]" table:style-name="ce55">
            <text:p>21.096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9">
            <text:p>Alimentacion y refrigerios</text:p>
          </table:table-cell>
          <table:table-cell table:style-name="ce79"/>
          <table:table-cell office:value-type="float" office:value="12911.4" table:formula="of:=[.G26]" table:style-name="ce82">
            <text:p>12.911</text:p>
          </table:table-cell>
          <table:table-cell office:value-type="float" office:value="15580" table:formula="of:=[.J26]" table:style-name="ce55">
            <text:p>15.58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9">
            <text:p>Servicios de seguridad, vigilancia</text:p>
          </table:table-cell>
          <table:table-cell table:style-name="ce79"/>
          <table:table-cell office:value-type="float" office:value="4837.5" table:formula="of:=[.G41]" table:style-name="ce82">
            <text:p>4.838</text:p>
          </table:table-cell>
          <table:table-cell office:value-type="float" office:value="15016" table:formula="of:=[.J41]" table:style-name="ce55">
            <text:p>15.016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9">
            <text:p>Tasas y Contribuciones</text:p>
          </table:table-cell>
          <table:table-cell table:style-name="ce79"/>
          <table:table-cell office:value-type="float" office:value="8387.94" table:formula="of:=[.G51]" table:style-name="ce82">
            <text:p>8.388</text:p>
          </table:table-cell>
          <table:table-cell office:value-type="float" office:value="11644" table:formula="of:=[.J51]" table:style-name="ce55">
            <text:p>11.644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9">
            <text:p>Seguros</text:p>
          </table:table-cell>
          <table:table-cell table:style-name="ce79"/>
          <table:table-cell office:value-type="float" office:value="17918.34" table:formula="of:=[.G47]" table:style-name="ce82">
            <text:p>17.918</text:p>
          </table:table-cell>
          <table:table-cell office:value-type="float" office:value="105" table:formula="of:=[.J47]" table:style-name="ce55">
            <text:p>105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9">
            <text:p>Otros</text:p>
          </table:table-cell>
          <table:table-cell table:style-name="ce79"/>
          <table:table-cell office:value-type="float" office:value="23819.420000000006" table:formula="of:=[.G25]+[.G28]+[.G30]+[.G31]+[.G32]+[.G33]+[.G34]+[.G35]+[.G36]+[.G37]+[.G42]+[.G43]+[.G44]+[.G45]+[.G46]+[.G49]+[.G50]+[.G52]+[.G53]+[.G54]+[.G55]" table:style-name="ce82">
            <text:p>23.819</text:p>
          </table:table-cell>
          <table:table-cell office:value-type="float" office:value="23805" table:formula="of:=[.J25]+[.J28]+[.J30]+[.J31]+[.J32]+[.J33]+[.J34]+[.J35]+[.J36]+[.J37]+[.J42]+[.J43]+[.J44]+[.J45]+[.J46]+[.J49]+[.J50]+[.J52]+[.J53]+[.J54]+[.J55]" table:style-name="ce55">
            <text:p>23.805</text:p>
          </table:table-cell>
          <table:table-cell table:number-columns-repeated="16379"/>
        </table:table-row>
        <table:table-row table:style-name="ro2">
          <table:table-cell/>
          <table:table-cell table:number-columns-repeated="2" table:style-name="ce79"/>
          <table:table-cell table:style-name="ce82"/>
          <table:table-cell table:style-name="ce55"/>
          <table:table-cell table:number-columns-repeated="16379"/>
        </table:table-row>
        <table:table-row table:style-name="ro2">
          <table:table-cell/>
          <table:table-cell table:number-columns-repeated="2" table:style-name="ce79"/>
          <table:table-cell table:style-name="ce83"/>
          <table:table-cell table:style-name="ce55"/>
          <table:table-cell table:number-columns-repeated="16379"/>
        </table:table-row>
        <table:table-row table:style-name="ro6">
          <table:table-cell/>
          <table:table-cell office:value-type="string" table:style-name="ce84">
            <text:p>Total</text:p>
          </table:table-cell>
          <table:table-cell table:style-name="ce84"/>
          <table:table-cell office:value-type="float" office:value="305569.77" table:formula="of:=+SUM([.D65:.D78])" table:style-name="ce39">
            <text:p>305.570<text:s/></text:p>
          </table:table-cell>
          <table:table-cell office:value-type="float" office:value="440069" table:formula="of:=+SUM([.E65:.E78])" table:style-name="ce40">
            <text:p>440.069<text:s/></text:p>
          </table:table-cell>
          <table:table-cell table:number-columns-repeated="16379"/>
        </table:table-row>
        <table:table-row table:style-name="ro6">
          <table:table-cell/>
          <table:table-cell table:number-columns-repeated="12" table:style-name="ce58"/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87">
            <text:p>Fuente:</text:p>
          </table:table-cell>
          <table:table-cell table:number-columns-repeated="14" table:style-name="ce85"/>
          <table:table-cell table:number-columns-repeated="16369"/>
        </table:table-row>
        <table:table-row table:style-name="ro2">
          <table:table-cell office:value-type="string" table:style-name="ce86">
            <text:p>Estados Financieros de la compañía</text:p>
          </table:table-cell>
          <table:table-cell table:number-columns-repeated="14" table:style-name="ce86"/>
          <table:table-cell table:number-columns-repeated="16369"/>
        </table:table-row>
        <table:table-row table:style-name="ro2">
          <table:table-cell table:number-columns-repeated="15" table:style-name="ce86"/>
          <table:table-cell table:number-columns-repeated="16369"/>
        </table:table-row>
        <table:table-row table:style-name="ro2">
          <table:table-cell office:value-type="string" table:style-name="ce88">
            <text:p>Objetivo:</text:p>
          </table:table-cell>
          <table:table-cell table:number-columns-repeated="14" table:style-name="ce86"/>
          <table:table-cell table:number-columns-repeated="16369"/>
        </table:table-row>
        <table:table-row table:style-name="ro2">
          <table:table-cell office:value-type="string" table:style-name="ce86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86"/>
          <table:table-cell table:number-columns-repeated="16369"/>
        </table:table-row>
        <table:table-row table:style-name="ro2">
          <table:table-cell office:value-type="string" table:style-name="ce86">
            <text:p>Identificar las principales variaciones de los saldos.</text:p>
          </table:table-cell>
          <table:table-cell table:number-columns-repeated="14" table:style-name="ce86"/>
          <table:table-cell table:number-columns-repeated="16369"/>
        </table:table-row>
        <table:table-row table:number-rows-repeated="2" table:style-name="ro2">
          <table:table-cell table:number-columns-repeated="15" table:style-name="ce86"/>
          <table:table-cell table:number-columns-repeated="16369"/>
        </table:table-row>
        <table:table-row table:style-name="ro2">
          <table:table-cell office:value-type="string" table:style-name="ce88">
            <text:p>Observaciones:</text:p>
          </table:table-cell>
          <table:table-cell table:number-columns-repeated="14" table:style-name="ce86"/>
          <table:table-cell table:number-columns-repeated="16369"/>
        </table:table-row>
        <table:table-row table:style-name="ro2">
          <table:table-cell table:number-columns-repeated="15" table:style-name="ce86"/>
          <table:table-cell table:number-columns-repeated="16369"/>
        </table:table-row>
        <table:table-row table:style-name="ro2">
          <table:table-cell office:value-type="string" table:style-name="ce89">
            <text:p>Conclusiones (A ser completado por el Auditor a cargo del compromiso):</text:p>
          </table:table-cell>
          <table:table-cell table:number-columns-repeated="14" table:style-name="ce86"/>
          <table:table-cell table:number-columns-repeated="16369"/>
        </table:table-row>
        <table:table-row table:number-rows-repeated="130" table:style-name="ro2">
          <table:table-cell table:number-columns-repeated="15" table:style-name="ce86"/>
          <table:table-cell table:number-columns-repeated="16369"/>
        </table:table-row>
        <table:table-row table:number-rows-repeated="1048353" table:style-name="ro2">
          <table:table-cell table:number-columns-repeated="16384"/>
        </table:table-row>
      </table:table>
      <table:table table:name="Mayor_Gastos" table:style-name="ta1">
        <table:table-column table:style-name="co9" table:number-columns-repeated="1024" table:default-cell-style-name="ce1"/>
        <table:table-column table:style-name="co10" table:number-columns-repeated="15360" table:default-cell-style-name="ce1"/>
        <table:table-row table:style-name="ro7">
          <table:table-cell office:value-type="float" office:value="7467" table:style-name="ce1">
            <text:p>7467</text:p>
          </table:table-cell>
          <table:table-cell office:value-type="string" table:style-name="ce47">
            <text:p>6</text:p>
          </table:table-cell>
          <table:table-cell office:value-type="float" office:value="0" table:style-name="ce48">
            <text:p>-<text:s/></text:p>
          </table:table-cell>
          <table:table-cell office:value-type="string" table:style-name="ce48">
            <text:p>GASTOS GENERALES</text:p>
          </table:table-cell>
          <table:table-cell table:style-name="ce1"/>
          <table:table-cell table:number-columns-repeated="3" table:style-name="ce49"/>
          <table:table-cell table:number-columns-repeated="2" table:style-name="ce1"/>
          <table:table-cell table:style-name="ce49"/>
          <table:table-cell table:number-columns-repeated="16373"/>
        </table:table-row>
        <table:table-row table:style-name="ro7">
          <table:table-cell office:value-type="float" office:value="7468" table:style-name="ce1">
            <text:p>7468</text:p>
          </table:table-cell>
          <table:table-cell office:value-type="string" table:style-name="ce47">
            <text:p>6-1</text:p>
          </table:table-cell>
          <table:table-cell office:value-type="float" office:value="0" table:style-name="ce48">
            <text:p>-<text:s/></text:p>
          </table:table-cell>
          <table:table-cell office:value-type="string" table:style-name="ce48">
            <text:p>GASTOS GENERALES</text:p>
          </table:table-cell>
          <table:table-cell table:style-name="ce1"/>
          <table:table-cell table:number-columns-repeated="3" table:style-name="ce49"/>
          <table:table-cell table:number-columns-repeated="2" table:style-name="ce1"/>
          <table:table-cell table:style-name="ce49"/>
          <table:table-cell table:number-columns-repeated="16373"/>
        </table:table-row>
        <table:table-row table:style-name="ro7">
          <table:table-cell office:value-type="float" office:value="7469" table:style-name="ce1">
            <text:p>7469</text:p>
          </table:table-cell>
          <table:table-cell office:value-type="string" table:style-name="ce47">
            <text:p>6-1-1</text:p>
          </table:table-cell>
          <table:table-cell office:value-type="float" office:value="0" table:style-name="ce48">
            <text:p>-<text:s/></text:p>
          </table:table-cell>
          <table:table-cell office:value-type="string" table:style-name="ce48">
            <text:p>VENTAS</text:p>
          </table:table-cell>
          <table:table-cell table:style-name="ce1"/>
          <table:table-cell table:number-columns-repeated="3" table:style-name="ce49"/>
          <table:table-cell table:number-columns-repeated="2" table:style-name="ce1"/>
          <table:table-cell table:style-name="ce49"/>
          <table:table-cell table:number-columns-repeated="16373"/>
        </table:table-row>
        <table:table-row table:style-name="ro7">
          <table:table-cell office:value-type="float" office:value="7470" table:style-name="ce1">
            <text:p>7470</text:p>
          </table:table-cell>
          <table:table-cell office:value-type="string" table:style-name="ce47">
            <text:p>6-1-1-01</text:p>
          </table:table-cell>
          <table:table-cell office:value-type="float" office:value="0" table:style-name="ce48">
            <text:p>-<text:s/></text:p>
          </table:table-cell>
          <table:table-cell office:value-type="string" table:style-name="ce48">
            <text:p>GASTOS DE PERSONAL</text:p>
          </table:table-cell>
          <table:table-cell table:style-name="ce1"/>
          <table:table-cell table:number-columns-repeated="3" table:style-name="ce49"/>
          <table:table-cell table:number-columns-repeated="2" table:style-name="ce1"/>
          <table:table-cell table:style-name="ce49"/>
          <table:table-cell table:number-columns-repeated="16373"/>
        </table:table-row>
        <table:table-row table:style-name="ro7">
          <table:table-cell office:value-type="float" office:value="7471" table:style-name="ce1">
            <text:p>7471</text:p>
          </table:table-cell>
          <table:table-cell office:value-type="string" table:style-name="ce47">
            <text:p>6-1-1-01-01</text:p>
          </table:table-cell>
          <table:table-cell office:value-type="float" office:value="0" table:style-name="ce48">
            <text:p>-<text:s/></text:p>
          </table:table-cell>
          <table:table-cell office:value-type="string" table:style-name="ce48">
            <text:p>SUELDOS Y OTROS INGRESOS</text:p>
          </table:table-cell>
          <table:table-cell table:style-name="ce1"/>
          <table:table-cell table:style-name="ce49"/>
          <table:table-cell table:style-name="ce1"/>
          <table:table-cell table:style-name="ce49"/>
          <table:table-cell table:number-columns-repeated="2" table:style-name="ce1"/>
          <table:table-cell table:style-name="ce49"/>
          <table:table-cell table:number-columns-repeated="16373"/>
        </table:table-row>
        <table:table-row table:style-name="ro8">
          <table:table-cell office:value-type="float" office:value="7472" table:style-name="ce50">
            <text:p>7472</text:p>
          </table:table-cell>
          <table:table-cell office:value-type="string" table:style-name="ce51">
            <text:p>6-1-1-01-01-001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Sueldos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473" table:style-name="ce1">
            <text:p>7473</text:p>
          </table:table-cell>
          <table:table-cell office:value-type="string" table:style-name="ce47">
            <text:p><text:s/>8,991.00</text:p>
          </table:table-cell>
          <table:table-cell office:value-type="float" office:value="8991" table:style-name="ce48">
            <text:p>8.99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Nomina mes Enero 2020</text:p>
          </table:table-cell>
          <table:table-cell table:number-columns-repeated="16373"/>
        </table:table-row>
        <table:table-row table:style-name="ro7">
          <table:table-cell office:value-type="float" office:value="7474" table:style-name="ce1">
            <text:p>7474</text:p>
          </table:table-cell>
          <table:table-cell office:value-type="string" table:style-name="ce47">
            <text:p><text:s/>15,955.00</text:p>
          </table:table-cell>
          <table:table-cell office:value-type="float" office:value="6964" table:style-name="ce48">
            <text:p>6.96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4" table:style-name="ce1">
            <text:p>15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omina mes Abril 2020</text:p>
          </table:table-cell>
          <table:table-cell table:number-columns-repeated="16373"/>
        </table:table-row>
        <table:table-row table:style-name="ro7">
          <table:table-cell office:value-type="float" office:value="7475" table:style-name="ce1">
            <text:p>7475</text:p>
          </table:table-cell>
          <table:table-cell office:value-type="string" table:style-name="ce47">
            <text:p><text:s/>23,820.34</text:p>
          </table:table-cell>
          <table:table-cell office:value-type="float" office:value="7865.34" table:style-name="ce48">
            <text:p>7.865,3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6" table:style-name="ce1">
            <text:p>15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omina mes Mayo 2020</text:p>
          </table:table-cell>
          <table:table-cell table:number-columns-repeated="16373"/>
        </table:table-row>
        <table:table-row table:style-name="ro7">
          <table:table-cell office:value-type="float" office:value="7476" table:style-name="ce1">
            <text:p>7476</text:p>
          </table:table-cell>
          <table:table-cell office:value-type="string" table:style-name="ce47">
            <text:p><text:s/>32,864.34</text:p>
          </table:table-cell>
          <table:table-cell office:value-type="float" office:value="9044" table:style-name="ce48">
            <text:p>9.04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7" table:style-name="ce1">
            <text:p>15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omina mes Junio 2020</text:p>
          </table:table-cell>
          <table:table-cell table:number-columns-repeated="16373"/>
        </table:table-row>
        <table:table-row table:style-name="ro7">
          <table:table-cell office:value-type="float" office:value="7477" table:style-name="ce1">
            <text:p>7477</text:p>
          </table:table-cell>
          <table:table-cell office:value-type="string" table:style-name="ce47">
            <text:p><text:s/>38,697.80</text:p>
          </table:table-cell>
          <table:table-cell office:value-type="float" office:value="5833.46" table:style-name="ce48">
            <text:p>5.833,4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6" table:style-name="ce1">
            <text:p>16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omina mes Julio 2020</text:p>
          </table:table-cell>
          <table:table-cell table:number-columns-repeated="16373"/>
        </table:table-row>
        <table:table-row table:style-name="ro7">
          <table:table-cell office:value-type="float" office:value="7478" table:style-name="ce1">
            <text:p>7478</text:p>
          </table:table-cell>
          <table:table-cell office:value-type="string" table:style-name="ce47">
            <text:p><text:s/>47,741.80</text:p>
          </table:table-cell>
          <table:table-cell office:value-type="float" office:value="9044" table:style-name="ce48">
            <text:p>9.04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7">
          <table:table-cell office:value-type="float" office:value="7479" table:style-name="ce1">
            <text:p>7479</text:p>
          </table:table-cell>
          <table:table-cell office:value-type="string" table:style-name="ce47">
            <text:p><text:s/>56,785.80</text:p>
          </table:table-cell>
          <table:table-cell office:value-type="float" office:value="9044" table:style-name="ce48">
            <text:p>9.04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7">
          <table:table-cell office:value-type="float" office:value="7480" table:style-name="ce1">
            <text:p>7480</text:p>
          </table:table-cell>
          <table:table-cell office:value-type="string" table:style-name="ce47">
            <text:p><text:s/>56,836.55</text:p>
          </table:table-cell>
          <table:table-cell office:value-type="float" office:value="50.75" table:style-name="ce48">
            <text:p>50,7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7">
          <table:table-cell office:value-type="float" office:value="7481" table:style-name="ce1">
            <text:p>7481</text:p>
          </table:table-cell>
          <table:table-cell office:value-type="string" table:style-name="ce47">
            <text:p><text:s/>65,880.55</text:p>
          </table:table-cell>
          <table:table-cell office:value-type="float" office:value="9044" table:style-name="ce48">
            <text:p>9.04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7">
          <table:table-cell office:value-type="float" office:value="7482" table:style-name="ce1">
            <text:p>7482</text:p>
          </table:table-cell>
          <table:table-cell office:value-type="string" table:style-name="ce47">
            <text:p><text:s/>75,340.55</text:p>
          </table:table-cell>
          <table:table-cell office:value-type="float" office:value="9460" table:style-name="ce48">
            <text:p>9.4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7">
          <table:table-cell office:value-type="float" office:value="7483" table:style-name="ce1">
            <text:p>7483</text:p>
          </table:table-cell>
          <table:table-cell office:value-type="string" table:style-name="ce47">
            <text:p><text:s/>84,800.55</text:p>
          </table:table-cell>
          <table:table-cell office:value-type="float" office:value="9460" table:style-name="ce48">
            <text:p>9.4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8">
          <table:table-cell office:value-type="float" office:value="7485" table:style-name="ce50">
            <text:p>7485</text:p>
          </table:table-cell>
          <table:table-cell office:value-type="string" table:style-name="ce51">
            <text:p>6-1-1-01-01-002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Horas Extras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486" table:style-name="ce1">
            <text:p>7486</text:p>
          </table:table-cell>
          <table:table-cell office:value-type="string" table:style-name="ce47">
            <text:p><text:s/>380.26</text:p>
          </table:table-cell>
          <table:table-cell office:value-type="float" office:value="380.26" table:style-name="ce48">
            <text:p>380,2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Nomina mes Enero 2020</text:p>
          </table:table-cell>
          <table:table-cell table:number-columns-repeated="16373"/>
        </table:table-row>
        <table:table-row table:style-name="ro7">
          <table:table-cell office:value-type="float" office:value="7487" table:style-name="ce1">
            <text:p>7487</text:p>
          </table:table-cell>
          <table:table-cell office:value-type="string" table:style-name="ce47">
            <text:p><text:s/>571.84</text:p>
          </table:table-cell>
          <table:table-cell office:value-type="float" office:value="191.58" table:style-name="ce48">
            <text:p>191,5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Nomina mes Enero 2020</text:p>
          </table:table-cell>
          <table:table-cell table:number-columns-repeated="16373"/>
        </table:table-row>
        <table:table-row table:style-name="ro7">
          <table:table-cell office:value-type="float" office:value="7488" table:style-name="ce1">
            <text:p>7488</text:p>
          </table:table-cell>
          <table:table-cell office:value-type="string" table:style-name="ce47">
            <text:p><text:s/>701.41</text:p>
          </table:table-cell>
          <table:table-cell office:value-type="float" office:value="129.57" table:style-name="ce48">
            <text:p>129,57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202" table:style-name="ce1">
            <text:p>2972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25074-0 :ND:0-525074 PAGO HORAS EXTRAS Y ALIME</text:p>
          </table:table-cell>
          <table:table-cell table:number-columns-repeated="16373"/>
        </table:table-row>
        <table:table-row table:style-name="ro7">
          <table:table-cell office:value-type="float" office:value="7489" table:style-name="ce1">
            <text:p>7489</text:p>
          </table:table-cell>
          <table:table-cell office:value-type="string" table:style-name="ce47">
            <text:p><text:s/>819.28</text:p>
          </table:table-cell>
          <table:table-cell office:value-type="float" office:value="117.87" table:style-name="ce48">
            <text:p>117,87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102" table:style-name="ce1">
            <text:p>2971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25069-0 :ND:0-525069 PAGO HORAS EXTRAS Y ALIME</text:p>
          </table:table-cell>
          <table:table-cell table:number-columns-repeated="16373"/>
        </table:table-row>
        <table:table-row table:style-name="ro7">
          <table:table-cell office:value-type="float" office:value="7490" table:style-name="ce1">
            <text:p>7490</text:p>
          </table:table-cell>
          <table:table-cell office:value-type="string" table:style-name="ce47">
            <text:p><text:s/>947.11</text:p>
          </table:table-cell>
          <table:table-cell office:value-type="float" office:value="127.83" table:style-name="ce48">
            <text:p>127,8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002" table:style-name="ce1">
            <text:p>2970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24995-0 :ND:0-524995 PAGO HORAS EXTRAS Y ALIME</text:p>
          </table:table-cell>
          <table:table-cell table:number-columns-repeated="16373"/>
        </table:table-row>
        <table:table-row table:style-name="ro7">
          <table:table-cell office:value-type="float" office:value="7491" table:style-name="ce1">
            <text:p>7491</text:p>
          </table:table-cell>
          <table:table-cell office:value-type="string" table:style-name="ce47">
            <text:p><text:s/>1,086.64</text:p>
          </table:table-cell>
          <table:table-cell office:value-type="float" office:value="139.53" table:style-name="ce48">
            <text:p>139,5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302" table:style-name="ce1">
            <text:p>2973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25107-0 :ND:0-525107 PAGO HORAS EXTRAS Y ALIME</text:p>
          </table:table-cell>
          <table:table-cell table:number-columns-repeated="16373"/>
        </table:table-row>
        <table:table-row table:style-name="ro7">
          <table:table-cell office:value-type="float" office:value="7492" table:style-name="ce1">
            <text:p>7492</text:p>
          </table:table-cell>
          <table:table-cell office:value-type="string" table:style-name="ce47">
            <text:p><text:s/>2,171.36</text:p>
          </table:table-cell>
          <table:table-cell office:value-type="float" office:value="1084.72" table:style-name="ce48">
            <text:p>1.084,7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4" table:style-name="ce1">
            <text:p>15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omina mes Abril 2020</text:p>
          </table:table-cell>
          <table:table-cell table:number-columns-repeated="16373"/>
        </table:table-row>
        <table:table-row table:style-name="ro7">
          <table:table-cell office:value-type="float" office:value="7493" table:style-name="ce1">
            <text:p>7493</text:p>
          </table:table-cell>
          <table:table-cell office:value-type="string" table:style-name="ce47">
            <text:p><text:s/>3,092.59</text:p>
          </table:table-cell>
          <table:table-cell office:value-type="float" office:value="921.23" table:style-name="ce48">
            <text:p>921,2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4" table:style-name="ce1">
            <text:p>15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omina mes Abril 2020</text:p>
          </table:table-cell>
          <table:table-cell table:number-columns-repeated="16373"/>
        </table:table-row>
        <table:table-row table:style-name="ro7">
          <table:table-cell office:value-type="float" office:value="7494" table:style-name="ce1">
            <text:p>7494</text:p>
          </table:table-cell>
          <table:table-cell office:value-type="string" table:style-name="ce47">
            <text:p><text:s/>3,220.42</text:p>
          </table:table-cell>
          <table:table-cell office:value-type="float" office:value="127.83" table:style-name="ce48">
            <text:p>127,8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1402" table:style-name="ce1">
            <text:p>3014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579577-0 :ND:0-579577 Eduardo Yepez Neira: Pago</text:p>
          </table:table-cell>
          <table:table-cell table:number-columns-repeated="16373"/>
        </table:table-row>
        <table:table-row table:style-name="ro7">
          <table:table-cell office:value-type="float" office:value="7495" table:style-name="ce1">
            <text:p>7495</text:p>
          </table:table-cell>
          <table:table-cell office:value-type="string" table:style-name="ce47">
            <text:p><text:s/>3,565.88</text:p>
          </table:table-cell>
          <table:table-cell office:value-type="float" office:value="345.46" table:style-name="ce48">
            <text:p>345,4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6" table:style-name="ce1">
            <text:p>16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omina mes Julio 2020</text:p>
          </table:table-cell>
          <table:table-cell table:number-columns-repeated="16373"/>
        </table:table-row>
        <table:table-row table:style-name="ro7">
          <table:table-cell office:value-type="float" office:value="7496" table:style-name="ce1">
            <text:p>7496</text:p>
          </table:table-cell>
          <table:table-cell office:value-type="string" table:style-name="ce47">
            <text:p><text:s/>5,135.27</text:p>
          </table:table-cell>
          <table:table-cell office:value-type="float" office:value="1569.39" table:style-name="ce48">
            <text:p>1.569,3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6" table:style-name="ce1">
            <text:p>16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omina mes Julio 2020</text:p>
          </table:table-cell>
          <table:table-cell table:number-columns-repeated="16373"/>
        </table:table-row>
        <table:table-row table:style-name="ro7">
          <table:table-cell office:value-type="float" office:value="7497" table:style-name="ce1">
            <text:p>7497</text:p>
          </table:table-cell>
          <table:table-cell office:value-type="string" table:style-name="ce47">
            <text:p><text:s/>6,661.90</text:p>
          </table:table-cell>
          <table:table-cell office:value-type="float" office:value="1526.63" table:style-name="ce48">
            <text:p>1.526,6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7">
          <table:table-cell office:value-type="float" office:value="7498" table:style-name="ce1">
            <text:p>7498</text:p>
          </table:table-cell>
          <table:table-cell office:value-type="string" table:style-name="ce47">
            <text:p><text:s/>9,997.60</text:p>
          </table:table-cell>
          <table:table-cell office:value-type="float" office:value="3335.7" table:style-name="ce48">
            <text:p>3.335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7">
          <table:table-cell office:value-type="float" office:value="7499" table:style-name="ce1">
            <text:p>7499</text:p>
          </table:table-cell>
          <table:table-cell office:value-type="string" table:style-name="ce47">
            <text:p><text:s/>12,123.31</text:p>
          </table:table-cell>
          <table:table-cell office:value-type="float" office:value="2125.71" table:style-name="ce48">
            <text:p>2.125,7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7">
          <table:table-cell office:value-type="float" office:value="7500" table:style-name="ce1">
            <text:p>7500</text:p>
          </table:table-cell>
          <table:table-cell office:value-type="string" table:style-name="ce47">
            <text:p><text:s/>13,265.72</text:p>
          </table:table-cell>
          <table:table-cell office:value-type="float" office:value="1142.4100000000001" table:style-name="ce48">
            <text:p>1.142,4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7">
          <table:table-cell office:value-type="float" office:value="7501" table:style-name="ce1">
            <text:p>7501</text:p>
          </table:table-cell>
          <table:table-cell office:value-type="string" table:style-name="ce47">
            <text:p><text:s/>13,922.02</text:p>
          </table:table-cell>
          <table:table-cell office:value-type="float" office:value="656.3" table:style-name="ce48">
            <text:p>656,3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7">
          <table:table-cell office:value-type="float" office:value="7502" table:style-name="ce1">
            <text:p>7502</text:p>
          </table:table-cell>
          <table:table-cell office:value-type="string" table:style-name="ce47">
            <text:p><text:s/>17,716.86</text:p>
          </table:table-cell>
          <table:table-cell office:value-type="float" office:value="3794.84" table:style-name="ce48">
            <text:p>3.794,8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7">
          <table:table-cell office:value-type="float" office:value="7503" table:style-name="ce1">
            <text:p>7503</text:p>
          </table:table-cell>
          <table:table-cell office:value-type="string" table:style-name="ce47">
            <text:p><text:s/>22,944.71</text:p>
          </table:table-cell>
          <table:table-cell office:value-type="float" office:value="5227.8500000000004" table:style-name="ce48">
            <text:p>5.227,8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7">
          <table:table-cell office:value-type="float" office:value="7504" table:style-name="ce1">
            <text:p>7504</text:p>
          </table:table-cell>
          <table:table-cell office:value-type="string" table:style-name="ce47">
            <text:p><text:s/>25,667.57</text:p>
          </table:table-cell>
          <table:table-cell office:value-type="float" office:value="2722.86" table:style-name="ce48">
            <text:p>2.722,8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7">
          <table:table-cell office:value-type="float" office:value="7505" table:style-name="ce1">
            <text:p>7505</text:p>
          </table:table-cell>
          <table:table-cell office:value-type="string" table:style-name="ce47">
            <text:p><text:s/>29,908.16</text:p>
          </table:table-cell>
          <table:table-cell office:value-type="float" office:value="4240.59" table:style-name="ce48">
            <text:p>4.240,5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7">
          <table:table-cell office:value-type="float" office:value="7506" table:style-name="ce1">
            <text:p>7506</text:p>
          </table:table-cell>
          <table:table-cell office:value-type="string" table:style-name="ce47">
            <text:p><text:s/>33,223.60</text:p>
          </table:table-cell>
          <table:table-cell office:value-type="float" office:value="3315.44" table:style-name="ce48">
            <text:p>3.315,4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8">
          <table:table-cell office:value-type="float" office:value="7509" table:style-name="ce50">
            <text:p>7509</text:p>
          </table:table-cell>
          <table:table-cell office:value-type="string" table:style-name="ce51">
            <text:p>6-1-1-01-01-005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Bono Adicionales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510" table:style-name="ce1">
            <text:p>7510</text:p>
          </table:table-cell>
          <table:table-cell office:value-type="string" table:style-name="ce47">
            <text:p><text:s/>90.00</text:p>
          </table:table-cell>
          <table:table-cell office:value-type="float" office:value="90" table:style-name="ce48">
            <text:p>9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Nomina mes Enero 2020</text:p>
          </table:table-cell>
          <table:table-cell table:number-columns-repeated="16373"/>
        </table:table-row>
        <table:table-row table:style-name="ro7">
          <table:table-cell office:value-type="float" office:value="7511" table:style-name="ce1">
            <text:p>7511</text:p>
          </table:table-cell>
          <table:table-cell office:value-type="string" table:style-name="ce47">
            <text:p><text:s/>1,192.65</text:p>
          </table:table-cell>
          <table:table-cell office:value-type="float" office:value="1102.6500000000001" table:style-name="ce48">
            <text:p>1.102,6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Nomina mes Enero 2020</text:p>
          </table:table-cell>
          <table:table-cell table:number-columns-repeated="16373"/>
        </table:table-row>
        <table:table-row table:style-name="ro7">
          <table:table-cell office:value-type="float" office:value="7512" table:style-name="ce1">
            <text:p>7512</text:p>
          </table:table-cell>
          <table:table-cell office:value-type="string" table:style-name="ce47">
            <text:p><text:s/>1,282.65</text:p>
          </table:table-cell>
          <table:table-cell office:value-type="float" office:value="90" table:style-name="ce48">
            <text:p>9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Nomina mes Enero 2020</text:p>
          </table:table-cell>
          <table:table-cell table:number-columns-repeated="16373"/>
        </table:table-row>
        <table:table-row table:style-name="ro7">
          <table:table-cell office:value-type="float" office:value="7513" table:style-name="ce1">
            <text:p>7513</text:p>
          </table:table-cell>
          <table:table-cell office:value-type="string" table:style-name="ce47">
            <text:p><text:s/>1,698.65</text:p>
          </table:table-cell>
          <table:table-cell office:value-type="float" office:value="416" table:style-name="ce48">
            <text:p>416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702" table:style-name="ce1">
            <text:p>2967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25252-0 :ND:0-525252 GRATIFICACION: NIETO SANT</text:p>
          </table:table-cell>
          <table:table-cell table:number-columns-repeated="16373"/>
        </table:table-row>
        <table:table-row table:style-name="ro7">
          <table:table-cell office:value-type="float" office:value="7514" table:style-name="ce1">
            <text:p>7514</text:p>
          </table:table-cell>
          <table:table-cell office:value-type="string" table:style-name="ce47">
            <text:p><text:s/>2,114.65</text:p>
          </table:table-cell>
          <table:table-cell office:value-type="float" office:value="416" table:style-name="ce48">
            <text:p>416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602" table:style-name="ce1">
            <text:p>2966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25243-0 :ND:0-525243 GRATIFICACION: ALVARADO O</text:p>
          </table:table-cell>
          <table:table-cell table:number-columns-repeated="16373"/>
        </table:table-row>
        <table:table-row table:style-name="ro7">
          <table:table-cell office:value-type="float" office:value="7515" table:style-name="ce1">
            <text:p>7515</text:p>
          </table:table-cell>
          <table:table-cell office:value-type="string" table:style-name="ce47">
            <text:p><text:s/>2,530.65</text:p>
          </table:table-cell>
          <table:table-cell office:value-type="float" office:value="416" table:style-name="ce48">
            <text:p>416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802" table:style-name="ce1">
            <text:p>2968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25257-0 :ND:0-525257 GRATIFICACION: NUÑEZ IZUR</text:p>
          </table:table-cell>
          <table:table-cell table:number-columns-repeated="16373"/>
        </table:table-row>
        <table:table-row table:style-name="ro7">
          <table:table-cell office:value-type="float" office:value="7516" table:style-name="ce1">
            <text:p>7516</text:p>
          </table:table-cell>
          <table:table-cell office:value-type="string" table:style-name="ce47">
            <text:p><text:s/>2,760.65</text:p>
          </table:table-cell>
          <table:table-cell office:value-type="float" office:value="230" table:style-name="ce48">
            <text:p>23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4" table:style-name="ce1">
            <text:p>15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omina mes Abril 2020</text:p>
          </table:table-cell>
          <table:table-cell table:number-columns-repeated="16373"/>
        </table:table-row>
        <table:table-row table:style-name="ro7">
          <table:table-cell office:value-type="float" office:value="7517" table:style-name="ce1">
            <text:p>7517</text:p>
          </table:table-cell>
          <table:table-cell office:value-type="string" table:style-name="ce47">
            <text:p><text:s/>3,176.65</text:p>
          </table:table-cell>
          <table:table-cell office:value-type="float" office:value="416" table:style-name="ce48">
            <text:p>416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902" table:style-name="ce1">
            <text:p>2969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25264-0 :ND:0-525264 GRATIFICACION: REYES AVIL</text:p>
          </table:table-cell>
          <table:table-cell table:number-columns-repeated="16373"/>
        </table:table-row>
        <table:table-row table:style-name="ro7">
          <table:table-cell office:value-type="float" office:value="7518" table:style-name="ce1">
            <text:p>7518</text:p>
          </table:table-cell>
          <table:table-cell office:value-type="string" table:style-name="ce47">
            <text:p><text:s/>3,526.65</text:p>
          </table:table-cell>
          <table:table-cell office:value-type="float" office:value="350" table:style-name="ce48">
            <text:p>3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7" table:style-name="ce1">
            <text:p>15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omina mes Junio 2020</text:p>
          </table:table-cell>
          <table:table-cell table:number-columns-repeated="16373"/>
        </table:table-row>
        <table:table-row table:style-name="ro7">
          <table:table-cell office:value-type="float" office:value="7519" table:style-name="ce1">
            <text:p>7519</text:p>
          </table:table-cell>
          <table:table-cell office:value-type="string" table:style-name="ce47">
            <text:p><text:s/>4,183.59</text:p>
          </table:table-cell>
          <table:table-cell office:value-type="float" office:value="656.94" table:style-name="ce48">
            <text:p>656,9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7" table:style-name="ce1">
            <text:p>15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omina mes Junio 2020</text:p>
          </table:table-cell>
          <table:table-cell table:number-columns-repeated="16373"/>
        </table:table-row>
        <table:table-row table:style-name="ro7">
          <table:table-cell office:value-type="float" office:value="7520" table:style-name="ce1">
            <text:p>7520</text:p>
          </table:table-cell>
          <table:table-cell office:value-type="string" table:style-name="ce47">
            <text:p><text:s/>4,871.59</text:p>
          </table:table-cell>
          <table:table-cell office:value-type="float" office:value="688" table:style-name="ce48">
            <text:p>688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6" table:style-name="ce1">
            <text:p>16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omina mes Julio 2020</text:p>
          </table:table-cell>
          <table:table-cell table:number-columns-repeated="16373"/>
        </table:table-row>
        <table:table-row table:style-name="ro7">
          <table:table-cell office:value-type="float" office:value="7521" table:style-name="ce1">
            <text:p>7521</text:p>
          </table:table-cell>
          <table:table-cell office:value-type="string" table:style-name="ce47">
            <text:p><text:s/>5,311.59</text:p>
          </table:table-cell>
          <table:table-cell office:value-type="float" office:value="440" table:style-name="ce48">
            <text:p>44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6" table:style-name="ce1">
            <text:p>16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omina mes Julio 2020</text:p>
          </table:table-cell>
          <table:table-cell table:number-columns-repeated="16373"/>
        </table:table-row>
        <table:table-row table:style-name="ro7">
          <table:table-cell office:value-type="float" office:value="7522" table:style-name="ce1">
            <text:p>7522</text:p>
          </table:table-cell>
          <table:table-cell office:value-type="string" table:style-name="ce47">
            <text:p><text:s/>5,958.77</text:p>
          </table:table-cell>
          <table:table-cell office:value-type="float" office:value="647.17999999999995" table:style-name="ce48">
            <text:p>647,1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7">
          <table:table-cell office:value-type="float" office:value="7523" table:style-name="ce1">
            <text:p>7523</text:p>
          </table:table-cell>
          <table:table-cell office:value-type="string" table:style-name="ce47">
            <text:p><text:s/>6,098.77</text:p>
          </table:table-cell>
          <table:table-cell office:value-type="float" office:value="140" table:style-name="ce48">
            <text:p>14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7">
          <table:table-cell office:value-type="float" office:value="7524" table:style-name="ce1">
            <text:p>7524</text:p>
          </table:table-cell>
          <table:table-cell office:value-type="string" table:style-name="ce47">
            <text:p><text:s/>6,478.77</text:p>
          </table:table-cell>
          <table:table-cell office:value-type="float" office:value="380" table:style-name="ce48">
            <text:p>38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7">
          <table:table-cell office:value-type="float" office:value="7525" table:style-name="ce1">
            <text:p>7525</text:p>
          </table:table-cell>
          <table:table-cell office:value-type="string" table:style-name="ce47">
            <text:p><text:s/>6,568.77</text:p>
          </table:table-cell>
          <table:table-cell office:value-type="float" office:value="90" table:style-name="ce48">
            <text:p>9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7">
          <table:table-cell office:value-type="float" office:value="7526" table:style-name="ce1">
            <text:p>7526</text:p>
          </table:table-cell>
          <table:table-cell office:value-type="string" table:style-name="ce47">
            <text:p><text:s/>7,533.69</text:p>
          </table:table-cell>
          <table:table-cell office:value-type="float" office:value="964.92" table:style-name="ce48">
            <text:p>964,9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7">
          <table:table-cell office:value-type="float" office:value="7527" table:style-name="ce1">
            <text:p>7527</text:p>
          </table:table-cell>
          <table:table-cell office:value-type="string" table:style-name="ce47">
            <text:p><text:s/>7,623.69</text:p>
          </table:table-cell>
          <table:table-cell office:value-type="float" office:value="90" table:style-name="ce48">
            <text:p>9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7">
          <table:table-cell office:value-type="float" office:value="7528" table:style-name="ce1">
            <text:p>7528</text:p>
          </table:table-cell>
          <table:table-cell office:value-type="string" table:style-name="ce47">
            <text:p><text:s/>7,713.69</text:p>
          </table:table-cell>
          <table:table-cell office:value-type="float" office:value="90" table:style-name="ce48">
            <text:p>9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7">
          <table:table-cell office:value-type="float" office:value="7529" table:style-name="ce1">
            <text:p>7529</text:p>
          </table:table-cell>
          <table:table-cell office:value-type="string" table:style-name="ce47">
            <text:p><text:s/>8,816.34</text:p>
          </table:table-cell>
          <table:table-cell office:value-type="float" office:value="1102.6500000000001" table:style-name="ce48">
            <text:p>1.102,6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7">
          <table:table-cell office:value-type="float" office:value="7530" table:style-name="ce1">
            <text:p>7530</text:p>
          </table:table-cell>
          <table:table-cell office:value-type="string" table:style-name="ce47">
            <text:p><text:s/>8,916.34</text:p>
          </table:table-cell>
          <table:table-cell office:value-type="float" office:value="100" table:style-name="ce48">
            <text:p>10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7">
          <table:table-cell office:value-type="float" office:value="7531" table:style-name="ce1">
            <text:p>7531</text:p>
          </table:table-cell>
          <table:table-cell office:value-type="string" table:style-name="ce47">
            <text:p><text:s/>8,999.54</text:p>
          </table:table-cell>
          <table:table-cell office:value-type="float" office:value="83.2" table:style-name="ce48">
            <text:p>83,2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7">
          <table:table-cell office:value-type="float" office:value="7532" table:style-name="ce1">
            <text:p>7532</text:p>
          </table:table-cell>
          <table:table-cell office:value-type="string" table:style-name="ce47">
            <text:p><text:s/>9,648.04</text:p>
          </table:table-cell>
          <table:table-cell office:value-type="float" office:value="648.5" table:style-name="ce48">
            <text:p>648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7">
          <table:table-cell office:value-type="float" office:value="7533" table:style-name="ce1">
            <text:p>7533</text:p>
          </table:table-cell>
          <table:table-cell office:value-type="string" table:style-name="ce47">
            <text:p><text:s/>9,838.04</text:p>
          </table:table-cell>
          <table:table-cell office:value-type="float" office:value="190" table:style-name="ce48">
            <text:p>19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7">
          <table:table-cell office:value-type="float" office:value="7534" table:style-name="ce1">
            <text:p>7534</text:p>
          </table:table-cell>
          <table:table-cell office:value-type="string" table:style-name="ce47">
            <text:p><text:s/>10,569.74</text:p>
          </table:table-cell>
          <table:table-cell office:value-type="float" office:value="731.7" table:style-name="ce48">
            <text:p>731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7">
          <table:table-cell office:value-type="float" office:value="7537" table:style-name="ce1">
            <text:p>7537</text:p>
          </table:table-cell>
          <table:table-cell office:value-type="string" table:style-name="ce47">
            <text:p>6-1-1-01-02</text:p>
          </table:table-cell>
          <table:table-cell office:value-type="float" office:value="0" table:style-name="ce48">
            <text:p>-<text:s/></text:p>
          </table:table-cell>
          <table:table-cell office:value-type="string" table:style-name="ce48">
            <text:p>BENEFICIOS SOCIALES</text:p>
          </table:table-cell>
          <table:table-cell table:style-name="ce1"/>
          <table:table-cell table:number-columns-repeated="3" table:style-name="ce49"/>
          <table:table-cell table:number-columns-repeated="2" table:style-name="ce1"/>
          <table:table-cell table:style-name="ce49"/>
          <table:table-cell table:number-columns-repeated="16373"/>
        </table:table-row>
        <table:table-row table:style-name="ro8">
          <table:table-cell office:value-type="float" office:value="7538" table:style-name="ce50">
            <text:p>7538</text:p>
          </table:table-cell>
          <table:table-cell office:value-type="string" table:style-name="ce51">
            <text:p>6-1-1-01-02-001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Decimo Tercer <text:s/>Sueldo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539" table:style-name="ce1">
            <text:p>7539</text:p>
          </table:table-cell>
          <table:table-cell office:value-type="string" table:style-name="ce47">
            <text:p><text:s/>737.10</text:p>
          </table:table-cell>
          <table:table-cell office:value-type="float" office:value="737.1" table:style-name="ce48">
            <text:p>737,1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7">
          <table:table-cell office:value-type="float" office:value="7540" table:style-name="ce1">
            <text:p>7540</text:p>
          </table:table-cell>
          <table:table-cell office:value-type="string" table:style-name="ce47">
            <text:p><text:s/>903.83</text:p>
          </table:table-cell>
          <table:table-cell office:value-type="float" office:value="166.73" table:style-name="ce48">
            <text:p>166,7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7">
          <table:table-cell office:value-type="float" office:value="7541" table:style-name="ce1">
            <text:p>7541</text:p>
          </table:table-cell>
          <table:table-cell office:value-type="string" table:style-name="ce47">
            <text:p><text:s/>1,506.57</text:p>
          </table:table-cell>
          <table:table-cell office:value-type="float" office:value="602.74" table:style-name="ce48">
            <text:p>602,7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7">
          <table:table-cell office:value-type="float" office:value="7542" table:style-name="ce1">
            <text:p>7542</text:p>
          </table:table-cell>
          <table:table-cell office:value-type="string" table:style-name="ce47">
            <text:p><text:s/>1,670.49</text:p>
          </table:table-cell>
          <table:table-cell office:value-type="float" office:value="163.92" table:style-name="ce48">
            <text:p>163,9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7">
          <table:table-cell office:value-type="float" office:value="7543" table:style-name="ce1">
            <text:p>7543</text:p>
          </table:table-cell>
          <table:table-cell office:value-type="string" table:style-name="ce47">
            <text:p><text:s/>2,200.95</text:p>
          </table:table-cell>
          <table:table-cell office:value-type="float" office:value="530.46" table:style-name="ce48">
            <text:p>530,4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7">
          <table:table-cell office:value-type="float" office:value="7544" table:style-name="ce1">
            <text:p>7544</text:p>
          </table:table-cell>
          <table:table-cell office:value-type="string" table:style-name="ce47">
            <text:p><text:s/>2,325.96</text:p>
          </table:table-cell>
          <table:table-cell office:value-type="float" office:value="125.01" table:style-name="ce48">
            <text:p>125,0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7">
          <table:table-cell office:value-type="float" office:value="7545" table:style-name="ce1">
            <text:p>7545</text:p>
          </table:table-cell>
          <table:table-cell office:value-type="string" table:style-name="ce47">
            <text:p><text:s/>3,023.55</text:p>
          </table:table-cell>
          <table:table-cell office:value-type="float" office:value="697.59" table:style-name="ce48">
            <text:p>697,5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7">
          <table:table-cell office:value-type="float" office:value="7546" table:style-name="ce1">
            <text:p>7546</text:p>
          </table:table-cell>
          <table:table-cell office:value-type="string" table:style-name="ce47">
            <text:p><text:s/>3,163.54</text:p>
          </table:table-cell>
          <table:table-cell office:value-type="float" office:value="139.99" table:style-name="ce48">
            <text:p>139,9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7">
          <table:table-cell office:value-type="float" office:value="7547" table:style-name="ce1">
            <text:p>7547</text:p>
          </table:table-cell>
          <table:table-cell office:value-type="string" table:style-name="ce47">
            <text:p><text:s/>4,101.23</text:p>
          </table:table-cell>
          <table:table-cell office:value-type="float" office:value="937.69" table:style-name="ce48">
            <text:p>937,6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7">
          <table:table-cell office:value-type="float" office:value="7548" table:style-name="ce1">
            <text:p>7548</text:p>
          </table:table-cell>
          <table:table-cell office:value-type="string" table:style-name="ce47">
            <text:p><text:s/>4,304.58</text:p>
          </table:table-cell>
          <table:table-cell office:value-type="float" office:value="203.35" table:style-name="ce48">
            <text:p>203,3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7">
          <table:table-cell office:value-type="float" office:value="7549" table:style-name="ce1">
            <text:p>7549</text:p>
          </table:table-cell>
          <table:table-cell office:value-type="string" table:style-name="ce47">
            <text:p><text:s/>5,423.87</text:p>
          </table:table-cell>
          <table:table-cell office:value-type="float" office:value="1119.29" table:style-name="ce48">
            <text:p>1.119,2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7">
          <table:table-cell office:value-type="float" office:value="7550" table:style-name="ce1">
            <text:p>7550</text:p>
          </table:table-cell>
          <table:table-cell office:value-type="string" table:style-name="ce47">
            <text:p><text:s/>5,609.40</text:p>
          </table:table-cell>
          <table:table-cell office:value-type="float" office:value="185.53" table:style-name="ce48">
            <text:p>185,5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7">
          <table:table-cell office:value-type="float" office:value="7551" table:style-name="ce1">
            <text:p>7551</text:p>
          </table:table-cell>
          <table:table-cell office:value-type="string" table:style-name="ce47">
            <text:p><text:s/>5,609.43</text:p>
          </table:table-cell>
          <table:table-cell office:value-type="float" office:value="0.03" table:style-name="ce48">
            <text:p>0,0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7" table:style-name="ce1">
            <text:p>17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Alcance Liquidación Nómina mes Junio-2020</text:p>
          </table:table-cell>
          <table:table-cell table:number-columns-repeated="16373"/>
        </table:table-row>
        <table:table-row table:style-name="ro7">
          <table:table-cell office:value-type="float" office:value="7552" table:style-name="ce1">
            <text:p>7552</text:p>
          </table:table-cell>
          <table:table-cell office:value-type="string" table:style-name="ce47">
            <text:p><text:s/>6,704.41</text:p>
          </table:table-cell>
          <table:table-cell office:value-type="float" office:value="1094.98" table:style-name="ce48">
            <text:p>1.094,9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7">
          <table:table-cell office:value-type="float" office:value="7553" table:style-name="ce1">
            <text:p>7553</text:p>
          </table:table-cell>
          <table:table-cell office:value-type="string" table:style-name="ce47">
            <text:p><text:s/>6,937.81</text:p>
          </table:table-cell>
          <table:table-cell office:value-type="float" office:value="233.4" table:style-name="ce48">
            <text:p>233,4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7">
          <table:table-cell office:value-type="float" office:value="7554" table:style-name="ce1">
            <text:p>7554</text:p>
          </table:table-cell>
          <table:table-cell office:value-type="string" table:style-name="ce47">
            <text:p><text:s/>7,115.57</text:p>
          </table:table-cell>
          <table:table-cell office:value-type="float" office:value="177.76" table:style-name="ce48">
            <text:p>177,7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7">
          <table:table-cell office:value-type="float" office:value="7555" table:style-name="ce1">
            <text:p>7555</text:p>
          </table:table-cell>
          <table:table-cell office:value-type="string" table:style-name="ce47">
            <text:p><text:s/>7,952.49</text:p>
          </table:table-cell>
          <table:table-cell office:value-type="float" office:value="836.92" table:style-name="ce48">
            <text:p>836,9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7">
          <table:table-cell office:value-type="float" office:value="7556" table:style-name="ce1">
            <text:p>7556</text:p>
          </table:table-cell>
          <table:table-cell office:value-type="string" table:style-name="ce47">
            <text:p><text:s/>8,195.46</text:p>
          </table:table-cell>
          <table:table-cell office:value-type="float" office:value="242.97" table:style-name="ce48">
            <text:p>242,97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7">
          <table:table-cell office:value-type="float" office:value="7557" table:style-name="ce1">
            <text:p>7557</text:p>
          </table:table-cell>
          <table:table-cell office:value-type="string" table:style-name="ce47">
            <text:p><text:s/>9,472.68</text:p>
          </table:table-cell>
          <table:table-cell office:value-type="float" office:value="1277.22" table:style-name="ce48">
            <text:p>1.277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7">
          <table:table-cell office:value-type="float" office:value="7558" table:style-name="ce1">
            <text:p>7558</text:p>
          </table:table-cell>
          <table:table-cell office:value-type="string" table:style-name="ce47">
            <text:p><text:s/>9,702.52</text:p>
          </table:table-cell>
          <table:table-cell office:value-type="float" office:value="229.84" table:style-name="ce48">
            <text:p>229,8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7">
          <table:table-cell office:value-type="float" office:value="7559" table:style-name="ce1">
            <text:p>7559</text:p>
          </table:table-cell>
          <table:table-cell office:value-type="string" table:style-name="ce47">
            <text:p><text:s/>10,967.50</text:p>
          </table:table-cell>
          <table:table-cell office:value-type="float" office:value="1264.98" table:style-name="ce48">
            <text:p>1.264,9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8">
          <table:table-cell office:value-type="float" office:value="7562" table:style-name="ce50">
            <text:p>7562</text:p>
          </table:table-cell>
          <table:table-cell office:value-type="string" table:style-name="ce51">
            <text:p>6-1-1-01-02-002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Decimo 14to sueldo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563" table:style-name="ce1">
            <text:p>7563</text:p>
          </table:table-cell>
          <table:table-cell office:value-type="string" table:style-name="ce47">
            <text:p><text:s/>533.28</text:p>
          </table:table-cell>
          <table:table-cell office:value-type="float" office:value="533.28" table:style-name="ce48">
            <text:p>533,2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7">
          <table:table-cell office:value-type="float" office:value="7564" table:style-name="ce1">
            <text:p>7564</text:p>
          </table:table-cell>
          <table:table-cell office:value-type="string" table:style-name="ce47">
            <text:p><text:s/>648.27</text:p>
          </table:table-cell>
          <table:table-cell office:value-type="float" office:value="114.99" table:style-name="ce48">
            <text:p>114,9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7">
          <table:table-cell office:value-type="float" office:value="7565" table:style-name="ce1">
            <text:p>7565</text:p>
          </table:table-cell>
          <table:table-cell office:value-type="string" table:style-name="ce47">
            <text:p><text:s/>1,014.90</text:p>
          </table:table-cell>
          <table:table-cell office:value-type="float" office:value="366.63" table:style-name="ce48">
            <text:p>366,6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7">
          <table:table-cell office:value-type="float" office:value="7566" table:style-name="ce1">
            <text:p>7566</text:p>
          </table:table-cell>
          <table:table-cell office:value-type="string" table:style-name="ce47">
            <text:p><text:s/>1,114.89</text:p>
          </table:table-cell>
          <table:table-cell office:value-type="float" office:value="99.99" table:style-name="ce48">
            <text:p>99,9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7">
          <table:table-cell office:value-type="float" office:value="7567" table:style-name="ce1">
            <text:p>7567</text:p>
          </table:table-cell>
          <table:table-cell office:value-type="string" table:style-name="ce47">
            <text:p><text:s/>1,553.75</text:p>
          </table:table-cell>
          <table:table-cell office:value-type="float" office:value="438.86" table:style-name="ce48">
            <text:p>438,8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7">
          <table:table-cell office:value-type="float" office:value="7568" table:style-name="ce1">
            <text:p>7568</text:p>
          </table:table-cell>
          <table:table-cell office:value-type="string" table:style-name="ce47">
            <text:p><text:s/>1,653.74</text:p>
          </table:table-cell>
          <table:table-cell office:value-type="float" office:value="99.99" table:style-name="ce48">
            <text:p>99,9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7">
          <table:table-cell office:value-type="float" office:value="7569" table:style-name="ce1">
            <text:p>7569</text:p>
          </table:table-cell>
          <table:table-cell office:value-type="string" table:style-name="ce47">
            <text:p><text:s/>2,187.03</text:p>
          </table:table-cell>
          <table:table-cell office:value-type="float" office:value="533.29" table:style-name="ce48">
            <text:p>533,2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7">
          <table:table-cell office:value-type="float" office:value="7570" table:style-name="ce1">
            <text:p>7570</text:p>
          </table:table-cell>
          <table:table-cell office:value-type="string" table:style-name="ce47">
            <text:p><text:s/>2,287.02</text:p>
          </table:table-cell>
          <table:table-cell office:value-type="float" office:value="99.99" table:style-name="ce48">
            <text:p>99,9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7">
          <table:table-cell office:value-type="float" office:value="7571" table:style-name="ce1">
            <text:p>7571</text:p>
          </table:table-cell>
          <table:table-cell office:value-type="string" table:style-name="ce47">
            <text:p><text:s/>2,853.93</text:p>
          </table:table-cell>
          <table:table-cell office:value-type="float" office:value="566.91" table:style-name="ce48">
            <text:p>566,9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7">
          <table:table-cell office:value-type="float" office:value="7572" table:style-name="ce1">
            <text:p>7572</text:p>
          </table:table-cell>
          <table:table-cell office:value-type="string" table:style-name="ce47">
            <text:p><text:s/>2,953.92</text:p>
          </table:table-cell>
          <table:table-cell office:value-type="float" office:value="99.99" table:style-name="ce48">
            <text:p>99,9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7">
          <table:table-cell office:value-type="float" office:value="7573" table:style-name="ce1">
            <text:p>7573</text:p>
          </table:table-cell>
          <table:table-cell office:value-type="string" table:style-name="ce47">
            <text:p><text:s/>3,520.53</text:p>
          </table:table-cell>
          <table:table-cell office:value-type="float" office:value="566.61" table:style-name="ce48">
            <text:p>566,6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7">
          <table:table-cell office:value-type="float" office:value="7574" table:style-name="ce1">
            <text:p>7574</text:p>
          </table:table-cell>
          <table:table-cell office:value-type="string" table:style-name="ce47">
            <text:p><text:s/>3,620.52</text:p>
          </table:table-cell>
          <table:table-cell office:value-type="float" office:value="99.99" table:style-name="ce48">
            <text:p>99,9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7">
          <table:table-cell office:value-type="float" office:value="7575" table:style-name="ce1">
            <text:p>7575</text:p>
          </table:table-cell>
          <table:table-cell office:value-type="string" table:style-name="ce47">
            <text:p><text:s/>4,153.80</text:p>
          </table:table-cell>
          <table:table-cell office:value-type="float" office:value="533.28" table:style-name="ce48">
            <text:p>533,2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7">
          <table:table-cell office:value-type="float" office:value="7576" table:style-name="ce1">
            <text:p>7576</text:p>
          </table:table-cell>
          <table:table-cell office:value-type="string" table:style-name="ce47">
            <text:p><text:s/>4,253.79</text:p>
          </table:table-cell>
          <table:table-cell office:value-type="float" office:value="99.99" table:style-name="ce48">
            <text:p>99,9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7">
          <table:table-cell office:value-type="float" office:value="7577" table:style-name="ce1">
            <text:p>7577</text:p>
          </table:table-cell>
          <table:table-cell office:value-type="string" table:style-name="ce47">
            <text:p><text:s/>4,268.79</text:p>
          </table:table-cell>
          <table:table-cell office:value-type="float" office:value="15" table:style-name="ce48">
            <text:p>1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7">
          <table:table-cell office:value-type="float" office:value="7578" table:style-name="ce1">
            <text:p>7578</text:p>
          </table:table-cell>
          <table:table-cell office:value-type="string" table:style-name="ce47">
            <text:p><text:s/>4,368.78</text:p>
          </table:table-cell>
          <table:table-cell office:value-type="float" office:value="99.99" table:style-name="ce48">
            <text:p>99,9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7">
          <table:table-cell office:value-type="float" office:value="7579" table:style-name="ce1">
            <text:p>7579</text:p>
          </table:table-cell>
          <table:table-cell office:value-type="string" table:style-name="ce47">
            <text:p><text:s/>4,902.06</text:p>
          </table:table-cell>
          <table:table-cell office:value-type="float" office:value="533.28" table:style-name="ce48">
            <text:p>533,2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7">
          <table:table-cell office:value-type="float" office:value="7580" table:style-name="ce1">
            <text:p>7580</text:p>
          </table:table-cell>
          <table:table-cell office:value-type="string" table:style-name="ce47">
            <text:p><text:s/>4,972.86</text:p>
          </table:table-cell>
          <table:table-cell office:value-type="float" office:value="70.8" table:style-name="ce48">
            <text:p>70,8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7">
          <table:table-cell office:value-type="float" office:value="7581" table:style-name="ce1">
            <text:p>7581</text:p>
          </table:table-cell>
          <table:table-cell office:value-type="string" table:style-name="ce47">
            <text:p><text:s/>5,072.85</text:p>
          </table:table-cell>
          <table:table-cell office:value-type="float" office:value="99.99" table:style-name="ce48">
            <text:p>99,9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7">
          <table:table-cell office:value-type="float" office:value="7582" table:style-name="ce1">
            <text:p>7582</text:p>
          </table:table-cell>
          <table:table-cell office:value-type="string" table:style-name="ce47">
            <text:p><text:s/>5,639.46</text:p>
          </table:table-cell>
          <table:table-cell office:value-type="float" office:value="566.61" table:style-name="ce48">
            <text:p>566,6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7">
          <table:table-cell office:value-type="float" office:value="7583" table:style-name="ce1">
            <text:p>7583</text:p>
          </table:table-cell>
          <table:table-cell office:value-type="string" table:style-name="ce47">
            <text:p><text:s/>5,739.45</text:p>
          </table:table-cell>
          <table:table-cell office:value-type="float" office:value="99.99" table:style-name="ce48">
            <text:p>99,9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7">
          <table:table-cell office:value-type="float" office:value="7584" table:style-name="ce1">
            <text:p>7584</text:p>
          </table:table-cell>
          <table:table-cell office:value-type="string" table:style-name="ce47">
            <text:p><text:s/>6,306.06</text:p>
          </table:table-cell>
          <table:table-cell office:value-type="float" office:value="566.61" table:style-name="ce48">
            <text:p>566,6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8">
          <table:table-cell office:value-type="float" office:value="7587" table:style-name="ce50">
            <text:p>7587</text:p>
          </table:table-cell>
          <table:table-cell office:value-type="string" table:style-name="ce51">
            <text:p>6-1-1-01-02-003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Aportes al IESS</text:p>
          </table:table-cell>
          <table:table-cell table:style-name="ce50"/>
          <table:table-cell table:number-columns-repeated="3"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588" table:style-name="ce1">
            <text:p>7588</text:p>
          </table:table-cell>
          <table:table-cell office:value-type="string" table:style-name="ce47">
            <text:p>-1,025.90</text:p>
          </table:table-cell>
          <table:table-cell office:value-type="float" office:value="0" table:style-name="ce48">
            <text:p>-<text:s/></text:p>
          </table:table-cell>
          <table:table-cell office:value-type="float" office:value="1025.9000000000001" table:style-name="ce48">
            <text:p>1.025,90<text:s/>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Nomina mes Enero 2020</text:p>
          </table:table-cell>
          <table:table-cell table:number-columns-repeated="16373"/>
        </table:table-row>
        <table:table-row table:style-name="ro7">
          <table:table-cell office:value-type="float" office:value="7589" table:style-name="ce1">
            <text:p>7589</text:p>
          </table:table-cell>
          <table:table-cell office:value-type="string" table:style-name="ce47">
            <text:p><text:s/>1,210.60</text:p>
          </table:table-cell>
          <table:table-cell office:value-type="float" office:value="2236.5" table:style-name="ce48">
            <text:p>2.236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7">
          <table:table-cell office:value-type="float" office:value="7590" table:style-name="ce1">
            <text:p>7590</text:p>
          </table:table-cell>
          <table:table-cell office:value-type="string" table:style-name="ce47">
            <text:p><text:s/>1,211.61</text:p>
          </table:table-cell>
          <table:table-cell office:value-type="float" office:value="1.01" table:style-name="ce48">
            <text:p>1,0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71" table:style-name="ce1">
            <text:p>14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JUST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Ajuste entre nomina y planilla Iess mes Enero 2020</text:p>
          </table:table-cell>
          <table:table-cell table:number-columns-repeated="16373"/>
        </table:table-row>
        <table:table-row table:style-name="ro7">
          <table:table-cell office:value-type="float" office:value="7591" table:style-name="ce1">
            <text:p>7591</text:p>
          </table:table-cell>
          <table:table-cell office:value-type="string" table:style-name="ce47">
            <text:p><text:s/>342.20</text:p>
          </table:table-cell>
          <table:table-cell office:value-type="float" office:value="0" table:style-name="ce48">
            <text:p>-<text:s/></text:p>
          </table:table-cell>
          <table:table-cell office:value-type="float" office:value="869.41" table:style-name="ce48">
            <text:p>869,41<text:s/></text:p>
          </table:table-cell>
          <table:table-cell table:style-name="ce1"/>
          <table:table-cell office:value-type="float" office:value="1584" table:style-name="ce1">
            <text:p>15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omina mes Abril 2020</text:p>
          </table:table-cell>
          <table:table-cell table:number-columns-repeated="16373"/>
        </table:table-row>
        <table:table-row table:style-name="ro7">
          <table:table-cell office:value-type="float" office:value="7592" table:style-name="ce1">
            <text:p>7592</text:p>
          </table:table-cell>
          <table:table-cell office:value-type="string" table:style-name="ce47">
            <text:p><text:s/>2,237.40</text:p>
          </table:table-cell>
          <table:table-cell office:value-type="float" office:value="1895.2" table:style-name="ce48">
            <text:p>1.895,2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7">
          <table:table-cell office:value-type="float" office:value="7593" table:style-name="ce1">
            <text:p>7593</text:p>
          </table:table-cell>
          <table:table-cell office:value-type="string" table:style-name="ce47">
            <text:p><text:s/>3,857.69</text:p>
          </table:table-cell>
          <table:table-cell office:value-type="float" office:value="1620.29" table:style-name="ce48">
            <text:p>1.620,2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7">
          <table:table-cell office:value-type="float" office:value="7594" table:style-name="ce1">
            <text:p>7594</text:p>
          </table:table-cell>
          <table:table-cell office:value-type="string" table:style-name="ce47">
            <text:p><text:s/>3,114.40</text:p>
          </table:table-cell>
          <table:table-cell office:value-type="float" office:value="0" table:style-name="ce48">
            <text:p>-<text:s/></text:p>
          </table:table-cell>
          <table:table-cell office:value-type="float" office:value="743.29" table:style-name="ce48">
            <text:p>743,29<text:s/></text:p>
          </table:table-cell>
          <table:table-cell table:style-name="ce1"/>
          <table:table-cell office:value-type="float" office:value="1586" table:style-name="ce1">
            <text:p>15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omina mes Mayo 2020</text:p>
          </table:table-cell>
          <table:table-cell table:number-columns-repeated="16373"/>
        </table:table-row>
        <table:table-row table:style-name="ro7">
          <table:table-cell office:value-type="float" office:value="7595" table:style-name="ce1">
            <text:p>7595</text:p>
          </table:table-cell>
          <table:table-cell office:value-type="string" table:style-name="ce47">
            <text:p><text:s/>5,184.94</text:p>
          </table:table-cell>
          <table:table-cell office:value-type="float" office:value="2070.54" table:style-name="ce48">
            <text:p>2.070,5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7">
          <table:table-cell office:value-type="float" office:value="7596" table:style-name="ce1">
            <text:p>7596</text:p>
          </table:table-cell>
          <table:table-cell office:value-type="string" table:style-name="ce47">
            <text:p><text:s/>4,235.11</text:p>
          </table:table-cell>
          <table:table-cell office:value-type="float" office:value="0" table:style-name="ce48">
            <text:p>-<text:s/></text:p>
          </table:table-cell>
          <table:table-cell office:value-type="float" office:value="949.83" table:style-name="ce48">
            <text:p>949,83<text:s/></text:p>
          </table:table-cell>
          <table:table-cell table:style-name="ce1"/>
          <table:table-cell office:value-type="float" office:value="1597" table:style-name="ce1">
            <text:p>15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omina mes Junio 2020</text:p>
          </table:table-cell>
          <table:table-cell table:number-columns-repeated="16373"/>
        </table:table-row>
        <table:table-row table:style-name="ro7">
          <table:table-cell office:value-type="float" office:value="7597" table:style-name="ce1">
            <text:p>7597</text:p>
          </table:table-cell>
          <table:table-cell office:value-type="string" table:style-name="ce47">
            <text:p><text:s/>7,055.79</text:p>
          </table:table-cell>
          <table:table-cell office:value-type="float" office:value="2820.68" table:style-name="ce48">
            <text:p>2.820,6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7">
          <table:table-cell office:value-type="float" office:value="7598" table:style-name="ce1">
            <text:p>7598</text:p>
          </table:table-cell>
          <table:table-cell office:value-type="string" table:style-name="ce47">
            <text:p><text:s/>5,761.87</text:p>
          </table:table-cell>
          <table:table-cell office:value-type="float" office:value="0" table:style-name="ce48">
            <text:p>-<text:s/></text:p>
          </table:table-cell>
          <table:table-cell office:value-type="float" office:value="1293.92" table:style-name="ce48">
            <text:p>1.293,92<text:s/></text:p>
          </table:table-cell>
          <table:table-cell table:style-name="ce1"/>
          <table:table-cell office:value-type="float" office:value="1646" table:style-name="ce1">
            <text:p>16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omina mes Julio 2020</text:p>
          </table:table-cell>
          <table:table-cell table:number-columns-repeated="16373"/>
        </table:table-row>
        <table:table-row table:style-name="ro7">
          <table:table-cell office:value-type="float" office:value="7599" table:style-name="ce1">
            <text:p>7599</text:p>
          </table:table-cell>
          <table:table-cell office:value-type="string" table:style-name="ce47">
            <text:p><text:s/>8,987.30</text:p>
          </table:table-cell>
          <table:table-cell office:value-type="float" office:value="3225.43" table:style-name="ce48">
            <text:p>3.225,4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7">
          <table:table-cell office:value-type="float" office:value="7600" table:style-name="ce1">
            <text:p>7600</text:p>
          </table:table-cell>
          <table:table-cell office:value-type="string" table:style-name="ce47">
            <text:p><text:s/>7,507.68</text:p>
          </table:table-cell>
          <table:table-cell office:value-type="float" office:value="0" table:style-name="ce48">
            <text:p>-<text:s/></text:p>
          </table:table-cell>
          <table:table-cell office:value-type="float" office:value="1479.62" table:style-name="ce48">
            <text:p>1.479,62<text:s/></text:p>
          </table:table-cell>
          <table:table-cell table:style-name="ce1"/>
          <table:table-cell office:value-type="float" office:value="1689" table:style-name="ce1">
            <text:p>16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omina mes Agosto - 2020</text:p>
          </table:table-cell>
          <table:table-cell table:number-columns-repeated="16373"/>
        </table:table-row>
        <table:table-row table:style-name="ro7">
          <table:table-cell office:value-type="float" office:value="7601" table:style-name="ce1">
            <text:p>7601</text:p>
          </table:table-cell>
          <table:table-cell office:value-type="string" table:style-name="ce47">
            <text:p><text:s/>6,001.32</text:p>
          </table:table-cell>
          <table:table-cell office:value-type="float" office:value="0" table:style-name="ce48">
            <text:p>-<text:s/></text:p>
          </table:table-cell>
          <table:table-cell office:value-type="float" office:value="1506.36" table:style-name="ce48">
            <text:p>1.506,36<text:s/></text:p>
          </table:table-cell>
          <table:table-cell table:style-name="ce1"/>
          <table:table-cell office:value-type="float" office:value="1757" table:style-name="ce1">
            <text:p>17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DIARIO #1714: REVERSO</text:p>
          </table:table-cell>
          <table:table-cell table:number-columns-repeated="16373"/>
        </table:table-row>
        <table:table-row table:style-name="ro7">
          <table:table-cell office:value-type="float" office:value="7602" table:style-name="ce1">
            <text:p>7602</text:p>
          </table:table-cell>
          <table:table-cell office:value-type="string" table:style-name="ce47">
            <text:p><text:s/>7,507.68</text:p>
          </table:table-cell>
          <table:table-cell office:value-type="float" office:value="1506.36" table:style-name="ce48">
            <text:p>1.506,3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7">
          <table:table-cell office:value-type="float" office:value="7603" table:style-name="ce1">
            <text:p>7603</text:p>
          </table:table-cell>
          <table:table-cell office:value-type="string" table:style-name="ce47">
            <text:p><text:s/>9,285.03</text:p>
          </table:table-cell>
          <table:table-cell office:value-type="float" office:value="1777.35" table:style-name="ce48">
            <text:p>1.777,3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7">
          <table:table-cell office:value-type="float" office:value="7604" table:style-name="ce1">
            <text:p>7604</text:p>
          </table:table-cell>
          <table:table-cell office:value-type="string" table:style-name="ce47">
            <text:p><text:s/>10,435.68</text:p>
          </table:table-cell>
          <table:table-cell office:value-type="float" office:value="1150.6500000000001" table:style-name="ce48">
            <text:p>1.150,6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7">
          <table:table-cell office:value-type="float" office:value="7605" table:style-name="ce1">
            <text:p>7605</text:p>
          </table:table-cell>
          <table:table-cell office:value-type="string" table:style-name="ce47">
            <text:p><text:s/>11,793.31</text:p>
          </table:table-cell>
          <table:table-cell office:value-type="float" office:value="1357.63" table:style-name="ce48">
            <text:p>1.357,6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7">
          <table:table-cell office:value-type="float" office:value="7606" table:style-name="ce1">
            <text:p>7606</text:p>
          </table:table-cell>
          <table:table-cell office:value-type="string" table:style-name="ce47">
            <text:p><text:s/>10,642.66</text:p>
          </table:table-cell>
          <table:table-cell office:value-type="float" office:value="0" table:style-name="ce48">
            <text:p>-<text:s/></text:p>
          </table:table-cell>
          <table:table-cell office:value-type="float" office:value="1150.6500000000001" table:style-name="ce48">
            <text:p>1.150,65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7">
          <table:table-cell office:value-type="float" office:value="7607" table:style-name="ce1">
            <text:p>7607</text:p>
          </table:table-cell>
          <table:table-cell office:value-type="string" table:style-name="ce47">
            <text:p><text:s/>8,918.75</text:p>
          </table:table-cell>
          <table:table-cell office:value-type="float" office:value="0" table:style-name="ce48">
            <text:p>-<text:s/></text:p>
          </table:table-cell>
          <table:table-cell office:value-type="float" office:value="1723.91" table:style-name="ce48">
            <text:p>1.723,91<text:s/>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Liquidación Nomina mes Septiembre-2020</text:p>
          </table:table-cell>
          <table:table-cell table:number-columns-repeated="16373"/>
        </table:table-row>
        <table:table-row table:style-name="ro7">
          <table:table-cell office:value-type="float" office:value="7608" table:style-name="ce1">
            <text:p>7608</text:p>
          </table:table-cell>
          <table:table-cell office:value-type="string" table:style-name="ce47">
            <text:p><text:s/>12,676.70</text:p>
          </table:table-cell>
          <table:table-cell office:value-type="float" office:value="3757.95" table:style-name="ce48">
            <text:p>3.757,9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7">
          <table:table-cell office:value-type="float" office:value="7609" table:style-name="ce1">
            <text:p>7609</text:p>
          </table:table-cell>
          <table:table-cell office:value-type="string" table:style-name="ce47">
            <text:p><text:s/>10,981.60</text:p>
          </table:table-cell>
          <table:table-cell office:value-type="float" office:value="0" table:style-name="ce48">
            <text:p>-<text:s/></text:p>
          </table:table-cell>
          <table:table-cell office:value-type="float" office:value="1695.1" table:style-name="ce48">
            <text:p>1.695,10<text:s/></text:p>
          </table:table-cell>
          <table:table-cell table:style-name="ce1"/>
          <table:table-cell office:value-type="float" office:value="1789" table:style-name="ce1">
            <text:p>17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Liquidación Nomina mes Octubre 2020</text:p>
          </table:table-cell>
          <table:table-cell table:number-columns-repeated="16373"/>
        </table:table-row>
        <table:table-row table:style-name="ro7">
          <table:table-cell office:value-type="float" office:value="7610" table:style-name="ce1">
            <text:p>7610</text:p>
          </table:table-cell>
          <table:table-cell office:value-type="string" table:style-name="ce47">
            <text:p><text:s/>14,676.76</text:p>
          </table:table-cell>
          <table:table-cell office:value-type="float" office:value="3695.16" table:style-name="ce48">
            <text:p>3.695,1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8">
          <table:table-cell office:value-type="float" office:value="7613" table:style-name="ce50">
            <text:p>7613</text:p>
          </table:table-cell>
          <table:table-cell office:value-type="string" table:style-name="ce51">
            <text:p>6-1-1-01-02-004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IECE - <text:s/>SECAP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614" table:style-name="ce1">
            <text:p>7614</text:p>
          </table:table-cell>
          <table:table-cell office:value-type="string" table:style-name="ce47">
            <text:p><text:s/>108.60</text:p>
          </table:table-cell>
          <table:table-cell office:value-type="float" office:value="108.6" table:style-name="ce48">
            <text:p>108,6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7">
          <table:table-cell office:value-type="float" office:value="7615" table:style-name="ce1">
            <text:p>7615</text:p>
          </table:table-cell>
          <table:table-cell office:value-type="string" table:style-name="ce47">
            <text:p><text:s/>200.61</text:p>
          </table:table-cell>
          <table:table-cell office:value-type="float" office:value="92.01" table:style-name="ce48">
            <text:p>92,0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7">
          <table:table-cell office:value-type="float" office:value="7616" table:style-name="ce1">
            <text:p>7616</text:p>
          </table:table-cell>
          <table:table-cell office:value-type="string" table:style-name="ce47">
            <text:p><text:s/>279.27</text:p>
          </table:table-cell>
          <table:table-cell office:value-type="float" office:value="78.66" table:style-name="ce48">
            <text:p>78,6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7">
          <table:table-cell office:value-type="float" office:value="7617" table:style-name="ce1">
            <text:p>7617</text:p>
          </table:table-cell>
          <table:table-cell office:value-type="string" table:style-name="ce47">
            <text:p><text:s/>379.79</text:p>
          </table:table-cell>
          <table:table-cell office:value-type="float" office:value="100.52" table:style-name="ce48">
            <text:p>100,5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7">
          <table:table-cell office:value-type="float" office:value="7618" table:style-name="ce1">
            <text:p>7618</text:p>
          </table:table-cell>
          <table:table-cell office:value-type="string" table:style-name="ce47">
            <text:p><text:s/>516.71</text:p>
          </table:table-cell>
          <table:table-cell office:value-type="float" office:value="136.91999999999999" table:style-name="ce48">
            <text:p>136,9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7">
          <table:table-cell office:value-type="float" office:value="7619" table:style-name="ce1">
            <text:p>7619</text:p>
          </table:table-cell>
          <table:table-cell office:value-type="string" table:style-name="ce47">
            <text:p><text:s/>673.33</text:p>
          </table:table-cell>
          <table:table-cell office:value-type="float" office:value="156.62" table:style-name="ce48">
            <text:p>156,6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7">
          <table:table-cell office:value-type="float" office:value="7620" table:style-name="ce1">
            <text:p>7620</text:p>
          </table:table-cell>
          <table:table-cell office:value-type="string" table:style-name="ce47">
            <text:p><text:s/>832.73</text:p>
          </table:table-cell>
          <table:table-cell office:value-type="float" office:value="159.4" table:style-name="ce48">
            <text:p>159,4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7">
          <table:table-cell office:value-type="float" office:value="7621" table:style-name="ce1">
            <text:p>7621</text:p>
          </table:table-cell>
          <table:table-cell office:value-type="string" table:style-name="ce47">
            <text:p><text:s/>954.51</text:p>
          </table:table-cell>
          <table:table-cell office:value-type="float" office:value="121.78" table:style-name="ce48">
            <text:p>121,7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7">
          <table:table-cell office:value-type="float" office:value="7622" table:style-name="ce1">
            <text:p>7622</text:p>
          </table:table-cell>
          <table:table-cell office:value-type="string" table:style-name="ce47">
            <text:p><text:s/>1,136.97</text:p>
          </table:table-cell>
          <table:table-cell office:value-type="float" office:value="182.46" table:style-name="ce48">
            <text:p>182,4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7">
          <table:table-cell office:value-type="float" office:value="7623" table:style-name="ce1">
            <text:p>7623</text:p>
          </table:table-cell>
          <table:table-cell office:value-type="string" table:style-name="ce47">
            <text:p><text:s/>1,316.29</text:p>
          </table:table-cell>
          <table:table-cell office:value-type="float" office:value="179.32" table:style-name="ce48">
            <text:p>179,3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8">
          <table:table-cell office:value-type="float" office:value="7625" table:style-name="ce50">
            <text:p>7625</text:p>
          </table:table-cell>
          <table:table-cell office:value-type="string" table:style-name="ce51">
            <text:p>6-1-1-01-02-005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Vacaciones del <text:s/>Personal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626" table:style-name="ce1">
            <text:p>7626</text:p>
          </table:table-cell>
          <table:table-cell office:value-type="string" table:style-name="ce47">
            <text:p><text:s/>451.89</text:p>
          </table:table-cell>
          <table:table-cell office:value-type="float" office:value="451.89" table:style-name="ce48">
            <text:p>451,8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7">
          <table:table-cell office:value-type="float" office:value="7627" table:style-name="ce1">
            <text:p>7627</text:p>
          </table:table-cell>
          <table:table-cell office:value-type="string" table:style-name="ce47">
            <text:p><text:s/>835.22</text:p>
          </table:table-cell>
          <table:table-cell office:value-type="float" office:value="383.33" table:style-name="ce48">
            <text:p>383,3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7">
          <table:table-cell office:value-type="float" office:value="7628" table:style-name="ce1">
            <text:p>7628</text:p>
          </table:table-cell>
          <table:table-cell office:value-type="string" table:style-name="ce47">
            <text:p><text:s/>1,162.90</text:p>
          </table:table-cell>
          <table:table-cell office:value-type="float" office:value="327.68" table:style-name="ce48">
            <text:p>327,6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7">
          <table:table-cell office:value-type="float" office:value="7629" table:style-name="ce1">
            <text:p>7629</text:p>
          </table:table-cell>
          <table:table-cell office:value-type="string" table:style-name="ce47">
            <text:p><text:s/>5,978.99</text:p>
          </table:table-cell>
          <table:table-cell office:value-type="float" office:value="4816.09" table:style-name="ce48">
            <text:p>4.816,0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7">
          <table:table-cell office:value-type="float" office:value="7630" table:style-name="ce1">
            <text:p>7630</text:p>
          </table:table-cell>
          <table:table-cell office:value-type="string" table:style-name="ce47">
            <text:p><text:s/>6,549.53</text:p>
          </table:table-cell>
          <table:table-cell office:value-type="float" office:value="570.54" table:style-name="ce48">
            <text:p>570,5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7">
          <table:table-cell office:value-type="float" office:value="7631" table:style-name="ce1">
            <text:p>7631</text:p>
          </table:table-cell>
          <table:table-cell office:value-type="string" table:style-name="ce47">
            <text:p><text:s/>7,054.35</text:p>
          </table:table-cell>
          <table:table-cell office:value-type="float" office:value="504.82" table:style-name="ce48">
            <text:p>504,8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7">
          <table:table-cell office:value-type="float" office:value="7632" table:style-name="ce1">
            <text:p>7632</text:p>
          </table:table-cell>
          <table:table-cell office:value-type="string" table:style-name="ce47">
            <text:p><text:s/>7,706.74</text:p>
          </table:table-cell>
          <table:table-cell office:value-type="float" office:value="652.39" table:style-name="ce48">
            <text:p>652,3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7">
          <table:table-cell office:value-type="float" office:value="7633" table:style-name="ce1">
            <text:p>7633</text:p>
          </table:table-cell>
          <table:table-cell office:value-type="string" table:style-name="ce47">
            <text:p><text:s/>12,522.83</text:p>
          </table:table-cell>
          <table:table-cell office:value-type="float" office:value="4816.09" table:style-name="ce48">
            <text:p>4.816,0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6" table:style-name="ce1">
            <text:p>17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Alcance Liquidación de Nómina mes Julio-2020</text:p>
          </table:table-cell>
          <table:table-cell table:number-columns-repeated="16373"/>
        </table:table-row>
        <table:table-row table:style-name="ro7">
          <table:table-cell office:value-type="float" office:value="7634" table:style-name="ce1">
            <text:p>7634</text:p>
          </table:table-cell>
          <table:table-cell office:value-type="string" table:style-name="ce47">
            <text:p><text:s/>13,187.02</text:p>
          </table:table-cell>
          <table:table-cell office:value-type="float" office:value="664.19" table:style-name="ce48">
            <text:p>664,1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7">
          <table:table-cell office:value-type="float" office:value="7635" table:style-name="ce1">
            <text:p>7635</text:p>
          </table:table-cell>
          <table:table-cell office:value-type="string" table:style-name="ce47">
            <text:p><text:s/>13,694.36</text:p>
          </table:table-cell>
          <table:table-cell office:value-type="float" office:value="507.34" table:style-name="ce48">
            <text:p>507,3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7">
          <table:table-cell office:value-type="float" office:value="7636" table:style-name="ce1">
            <text:p>7636</text:p>
          </table:table-cell>
          <table:table-cell office:value-type="string" table:style-name="ce47">
            <text:p><text:s/>14,454.48</text:p>
          </table:table-cell>
          <table:table-cell office:value-type="float" office:value="760.12" table:style-name="ce48">
            <text:p>760,1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7">
          <table:table-cell office:value-type="float" office:value="7637" table:style-name="ce1">
            <text:p>7637</text:p>
          </table:table-cell>
          <table:table-cell office:value-type="string" table:style-name="ce47">
            <text:p><text:s/>15,201.89</text:p>
          </table:table-cell>
          <table:table-cell office:value-type="float" office:value="747.41" table:style-name="ce48">
            <text:p>747,4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8">
          <table:table-cell office:value-type="float" office:value="7639" table:style-name="ce50">
            <text:p>7639</text:p>
          </table:table-cell>
          <table:table-cell office:value-type="string" table:style-name="ce51">
            <text:p>6-1-1-01-02-006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Fondo de Reserva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640" table:style-name="ce1">
            <text:p>7640</text:p>
          </table:table-cell>
          <table:table-cell office:value-type="string" table:style-name="ce47">
            <text:p><text:s/>556.54</text:p>
          </table:table-cell>
          <table:table-cell office:value-type="float" office:value="556.54" table:style-name="ce48">
            <text:p>556,5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7">
          <table:table-cell office:value-type="float" office:value="7641" table:style-name="ce1">
            <text:p>7641</text:p>
          </table:table-cell>
          <table:table-cell office:value-type="string" table:style-name="ce47">
            <text:p><text:s/>633.59</text:p>
          </table:table-cell>
          <table:table-cell office:value-type="float" office:value="77.05" table:style-name="ce48">
            <text:p>77,0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8" table:style-name="ce1">
            <text:p>14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54">
            <text:p>30/01/2020</text:p>
          </table:table-cell>
          <table:table-cell office:value-type="string" table:style-name="ce1">
            <text:p>Beneficios sociales mes Enero 2020</text:p>
          </table:table-cell>
          <table:table-cell table:number-columns-repeated="16373"/>
        </table:table-row>
        <table:table-row table:style-name="ro7">
          <table:table-cell office:value-type="float" office:value="7642" table:style-name="ce1">
            <text:p>7642</text:p>
          </table:table-cell>
          <table:table-cell office:value-type="string" table:style-name="ce47">
            <text:p><text:s/>1,326.45</text:p>
          </table:table-cell>
          <table:table-cell office:value-type="float" office:value="692.86" table:style-name="ce48">
            <text:p>692,8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7">
          <table:table-cell office:value-type="float" office:value="7643" table:style-name="ce1">
            <text:p>7643</text:p>
          </table:table-cell>
          <table:table-cell office:value-type="string" table:style-name="ce47">
            <text:p><text:s/>1,399.98</text:p>
          </table:table-cell>
          <table:table-cell office:value-type="float" office:value="73.53" table:style-name="ce48">
            <text:p>73,5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Beneficios sociales mes Abril 2020</text:p>
          </table:table-cell>
          <table:table-cell table:number-columns-repeated="16373"/>
        </table:table-row>
        <table:table-row table:style-name="ro7">
          <table:table-cell office:value-type="float" office:value="7644" table:style-name="ce1">
            <text:p>7644</text:p>
          </table:table-cell>
          <table:table-cell office:value-type="string" table:style-name="ce47">
            <text:p><text:s/>1,996.85</text:p>
          </table:table-cell>
          <table:table-cell office:value-type="float" office:value="596.87" table:style-name="ce48">
            <text:p>596,87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7">
          <table:table-cell office:value-type="float" office:value="7645" table:style-name="ce1">
            <text:p>7645</text:p>
          </table:table-cell>
          <table:table-cell office:value-type="string" table:style-name="ce47">
            <text:p><text:s/>2,055.18</text:p>
          </table:table-cell>
          <table:table-cell office:value-type="float" office:value="58.33" table:style-name="ce48">
            <text:p>58,3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Beneficios Sociales mes Mayo 2020</text:p>
          </table:table-cell>
          <table:table-cell table:number-columns-repeated="16373"/>
        </table:table-row>
        <table:table-row table:style-name="ro7">
          <table:table-cell office:value-type="float" office:value="7646" table:style-name="ce1">
            <text:p>7646</text:p>
          </table:table-cell>
          <table:table-cell office:value-type="string" table:style-name="ce47">
            <text:p><text:s/>2,828.29</text:p>
          </table:table-cell>
          <table:table-cell office:value-type="float" office:value="773.11" table:style-name="ce48">
            <text:p>773,1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7">
          <table:table-cell office:value-type="float" office:value="7647" table:style-name="ce1">
            <text:p>7647</text:p>
          </table:table-cell>
          <table:table-cell office:value-type="string" table:style-name="ce47">
            <text:p><text:s/>2,892.43</text:p>
          </table:table-cell>
          <table:table-cell office:value-type="float" office:value="64.14" table:style-name="ce48">
            <text:p>64,1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Beneficios sociales mes Junio 2020</text:p>
          </table:table-cell>
          <table:table-cell table:number-columns-repeated="16373"/>
        </table:table-row>
        <table:table-row table:style-name="ro7">
          <table:table-cell office:value-type="float" office:value="7648" table:style-name="ce1">
            <text:p>7648</text:p>
          </table:table-cell>
          <table:table-cell office:value-type="string" table:style-name="ce47">
            <text:p><text:s/>3,950.72</text:p>
          </table:table-cell>
          <table:table-cell office:value-type="float" office:value="1058.29" table:style-name="ce48">
            <text:p>1.058,2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7">
          <table:table-cell office:value-type="float" office:value="7649" table:style-name="ce1">
            <text:p>7649</text:p>
          </table:table-cell>
          <table:table-cell office:value-type="string" table:style-name="ce47">
            <text:p><text:s/>4,033.01</text:p>
          </table:table-cell>
          <table:table-cell office:value-type="float" office:value="82.29" table:style-name="ce48">
            <text:p>82,2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Beneficios Sociales mes Julio 2020</text:p>
          </table:table-cell>
          <table:table-cell table:number-columns-repeated="16373"/>
        </table:table-row>
        <table:table-row table:style-name="ro7">
          <table:table-cell office:value-type="float" office:value="7650" table:style-name="ce1">
            <text:p>7650</text:p>
          </table:table-cell>
          <table:table-cell office:value-type="string" table:style-name="ce47">
            <text:p><text:s/>5,200.02</text:p>
          </table:table-cell>
          <table:table-cell office:value-type="float" office:value="1167.01" table:style-name="ce48">
            <text:p>1.167,0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7">
          <table:table-cell office:value-type="float" office:value="7651" table:style-name="ce1">
            <text:p>7651</text:p>
          </table:table-cell>
          <table:table-cell office:value-type="string" table:style-name="ce47">
            <text:p><text:s/>5,994.95</text:p>
          </table:table-cell>
          <table:table-cell office:value-type="float" office:value="794.93" table:style-name="ce48">
            <text:p>794,9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Marzo-2020</text:p>
          </table:table-cell>
          <table:table-cell table:number-columns-repeated="16373"/>
        </table:table-row>
        <table:table-row table:style-name="ro7">
          <table:table-cell office:value-type="float" office:value="7652" table:style-name="ce1">
            <text:p>7652</text:p>
          </table:table-cell>
          <table:table-cell office:value-type="string" table:style-name="ce47">
            <text:p><text:s/>6,099.28</text:p>
          </table:table-cell>
          <table:table-cell office:value-type="float" office:value="104.33" table:style-name="ce48">
            <text:p>104,3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4" table:style-name="ce1">
            <text:p>17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Marzo-2020</text:p>
          </table:table-cell>
          <table:table-cell table:number-columns-repeated="16373"/>
        </table:table-row>
        <table:table-row table:style-name="ro7">
          <table:table-cell office:value-type="float" office:value="7653" table:style-name="ce1">
            <text:p>7653</text:p>
          </table:table-cell>
          <table:table-cell office:value-type="string" table:style-name="ce47">
            <text:p><text:s/>6,175.30</text:p>
          </table:table-cell>
          <table:table-cell office:value-type="float" office:value="76.02" table:style-name="ce48">
            <text:p>76,0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3" table:style-name="ce1">
            <text:p>17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Provisión Beneficios Sociales mes Febrero-2020</text:p>
          </table:table-cell>
          <table:table-cell table:number-columns-repeated="16373"/>
        </table:table-row>
        <table:table-row table:style-name="ro7">
          <table:table-cell office:value-type="float" office:value="7654" table:style-name="ce1">
            <text:p>7654</text:p>
          </table:table-cell>
          <table:table-cell office:value-type="string" table:style-name="ce47">
            <text:p><text:s/>6,802.51</text:p>
          </table:table-cell>
          <table:table-cell office:value-type="float" office:value="627.21" table:style-name="ce48">
            <text:p>627,2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2" table:style-name="ce1">
            <text:p>17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LIQUIDACIÓN NÓMINA MES FEBRERO-2020</text:p>
          </table:table-cell>
          <table:table-cell table:number-columns-repeated="16373"/>
        </table:table-row>
        <table:table-row table:style-name="ro7">
          <table:table-cell office:value-type="float" office:value="7655" table:style-name="ce1">
            <text:p>7655</text:p>
          </table:table-cell>
          <table:table-cell office:value-type="string" table:style-name="ce47">
            <text:p><text:s/>6,939.78</text:p>
          </table:table-cell>
          <table:table-cell office:value-type="float" office:value="137.27000000000001" table:style-name="ce48">
            <text:p>137,27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Beneficios sociales mes Agosto - 2020</text:p>
          </table:table-cell>
          <table:table-cell table:number-columns-repeated="16373"/>
        </table:table-row>
        <table:table-row table:style-name="ro7">
          <table:table-cell office:value-type="float" office:value="7656" table:style-name="ce1">
            <text:p>7656</text:p>
          </table:table-cell>
          <table:table-cell office:value-type="string" table:style-name="ce47">
            <text:p><text:s/>7,075.59</text:p>
          </table:table-cell>
          <table:table-cell office:value-type="float" office:value="135.81" table:style-name="ce48">
            <text:p>135,8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7">
          <table:table-cell office:value-type="float" office:value="7657" table:style-name="ce1">
            <text:p>7657</text:p>
          </table:table-cell>
          <table:table-cell office:value-type="string" table:style-name="ce47">
            <text:p><text:s/>8,459.39</text:p>
          </table:table-cell>
          <table:table-cell office:value-type="float" office:value="1383.8" table:style-name="ce48">
            <text:p>1.383,8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PROV. BENEFICIOS SOCIALES MES SEPTIEMBRE-2020</text:p>
          </table:table-cell>
          <table:table-cell table:number-columns-repeated="16373"/>
        </table:table-row>
        <table:table-row table:style-name="ro7">
          <table:table-cell office:value-type="float" office:value="7658" table:style-name="ce1">
            <text:p>7658</text:p>
          </table:table-cell>
          <table:table-cell office:value-type="string" table:style-name="ce47">
            <text:p><text:s/>8,596.72</text:p>
          </table:table-cell>
          <table:table-cell office:value-type="float" office:value="137.33000000000001" table:style-name="ce48">
            <text:p>137,3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7">
          <table:table-cell office:value-type="float" office:value="7659" table:style-name="ce1">
            <text:p>7659</text:p>
          </table:table-cell>
          <table:table-cell office:value-type="string" table:style-name="ce47">
            <text:p><text:s/>9,953.62</text:p>
          </table:table-cell>
          <table:table-cell office:value-type="float" office:value="1356.9" table:style-name="ce48">
            <text:p>1.356,9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8" table:style-name="ce1">
            <text:p>17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Prov. Beneficios sociales mes Octubre - 2020</text:p>
          </table:table-cell>
          <table:table-cell table:number-columns-repeated="16373"/>
        </table:table-row>
        <table:table-row table:style-name="ro7">
          <table:table-cell office:value-type="float" office:value="7662" table:style-name="ce1">
            <text:p>7662</text:p>
          </table:table-cell>
          <table:table-cell office:value-type="string" table:style-name="ce47">
            <text:p>6-1-1-01-03</text:p>
          </table:table-cell>
          <table:table-cell office:value-type="float" office:value="0" table:style-name="ce48">
            <text:p>-<text:s/></text:p>
          </table:table-cell>
          <table:table-cell office:value-type="string" table:style-name="ce48">
            <text:p>OTROS BENEFICIOS EMPRESARIALES</text:p>
          </table:table-cell>
          <table:table-cell table:style-name="ce1"/>
          <table:table-cell table:style-name="ce49"/>
          <table:table-cell table:style-name="ce1"/>
          <table:table-cell table:style-name="ce49"/>
          <table:table-cell table:number-columns-repeated="2" table:style-name="ce1"/>
          <table:table-cell table:style-name="ce49"/>
          <table:table-cell table:number-columns-repeated="16373"/>
        </table:table-row>
        <table:table-row table:style-name="ro8">
          <table:table-cell office:value-type="float" office:value="7663" table:style-name="ce50">
            <text:p>7663</text:p>
          </table:table-cell>
          <table:table-cell office:value-type="string" table:style-name="ce51">
            <text:p>6-1-1-01-03-001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Gastos <text:s/>Medicos <text:s/>empleados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664" table:style-name="ce1">
            <text:p>7664</text:p>
          </table:table-cell>
          <table:table-cell office:value-type="string" table:style-name="ce47">
            <text:p><text:s/>1,053.00</text:p>
          </table:table-cell>
          <table:table-cell office:value-type="float" office:value="1053" table:style-name="ce48">
            <text:p>1.053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003" table:style-name="ce1">
            <text:p>220003</text:p>
          </table:table-cell>
          <table:table-cell office:value-type="date" office:date-value="2020-01-17T00:00:00" table:style-name="ce54">
            <text:p>17/01/2020</text:p>
          </table:table-cell>
          <table:table-cell office:value-type="string" table:style-name="ce1">
            <text:p>FV 000006883-001001-32 EXAMENES COMPLETOS Y 1 EXAM</text:p>
          </table:table-cell>
          <table:table-cell table:number-columns-repeated="16373"/>
        </table:table-row>
        <table:table-row table:style-name="ro7">
          <table:table-cell office:value-type="float" office:value="7665" table:style-name="ce1">
            <text:p>7665</text:p>
          </table:table-cell>
          <table:table-cell office:value-type="string" table:style-name="ce47">
            <text:p><text:s/>1,409.00</text:p>
          </table:table-cell>
          <table:table-cell office:value-type="float" office:value="356" table:style-name="ce48">
            <text:p>356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103" table:style-name="ce1">
            <text:p>220103</text:p>
          </table:table-cell>
          <table:table-cell office:value-type="date" office:date-value="2020-01-17T00:00:00" table:style-name="ce54">
            <text:p>17/01/2020</text:p>
          </table:table-cell>
          <table:table-cell office:value-type="string" table:style-name="ce1">
            <text:p>FV 000000243-002001-EXAMENES DE AUDIOMETRIA, ECOGR</text:p>
          </table:table-cell>
          <table:table-cell table:number-columns-repeated="16373"/>
        </table:table-row>
        <table:table-row table:style-name="ro8">
          <table:table-cell office:value-type="float" office:value="7666" table:style-name="ce50">
            <text:p>7666</text:p>
          </table:table-cell>
          <table:table-cell office:value-type="string" table:style-name="ce51">
            <text:p>6-1-1-01-03-002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Alimentacion - Refrigerios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667" table:style-name="ce1">
            <text:p>7667</text:p>
          </table:table-cell>
          <table:table-cell office:value-type="string" table:style-name="ce47">
            <text:p><text:s/>3.50</text:p>
          </table:table-cell>
          <table:table-cell office:value-type="float" office:value="3.5" table:style-name="ce48">
            <text:p>3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84" table:style-name="ce1">
            <text:p>14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54">
            <text:p>02/01/2020</text:p>
          </table:table-cell>
          <table:table-cell office:value-type="string" table:style-name="ce1">
            <text:p>Liquidación Proyecto telefónica 2-seguridad cruce Boliche</text:p>
          </table:table-cell>
          <table:table-cell table:number-columns-repeated="16373"/>
        </table:table-row>
        <table:table-row table:style-name="ro7">
          <table:table-cell office:value-type="float" office:value="7668" table:style-name="ce1">
            <text:p>7668</text:p>
          </table:table-cell>
          <table:table-cell office:value-type="string" table:style-name="ce47">
            <text:p><text:s/>19.50</text:p>
          </table:table-cell>
          <table:table-cell office:value-type="float" office:value="16" table:style-name="ce48">
            <text:p>16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6602" table:style-name="ce1">
            <text:p>2566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CK 831-0 FRANCISCO LUVER QU :DB -1070987682: Repos</text:p>
          </table:table-cell>
          <table:table-cell table:number-columns-repeated="16373"/>
        </table:table-row>
        <table:table-row table:style-name="ro7">
          <table:table-cell office:value-type="float" office:value="7669" table:style-name="ce1">
            <text:p>7669</text:p>
          </table:table-cell>
          <table:table-cell office:value-type="string" table:style-name="ce47">
            <text:p><text:s/>246.50</text:p>
          </table:table-cell>
          <table:table-cell office:value-type="float" office:value="227" table:style-name="ce48">
            <text:p>227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102" table:style-name="ce1">
            <text:p>2531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CK 822-0 JAVIER PAUL CORNEJ :DB -1070987682: LIQUI</text:p>
          </table:table-cell>
          <table:table-cell table:number-columns-repeated="16373"/>
        </table:table-row>
        <table:table-row table:style-name="ro7">
          <table:table-cell office:value-type="float" office:value="7670" table:style-name="ce1">
            <text:p>7670</text:p>
          </table:table-cell>
          <table:table-cell office:value-type="string" table:style-name="ce47">
            <text:p><text:s/>1,276.50</text:p>
          </table:table-cell>
          <table:table-cell office:value-type="float" office:value="1030" table:style-name="ce48">
            <text:p>1.03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502" table:style-name="ce1">
            <text:p>2655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432783-0 :ND:0-432783 PAGO ALIMENTACION MES ENE</text:p>
          </table:table-cell>
          <table:table-cell table:number-columns-repeated="16373"/>
        </table:table-row>
        <table:table-row table:style-name="ro7">
          <table:table-cell office:value-type="float" office:value="7671" table:style-name="ce1">
            <text:p>7671</text:p>
          </table:table-cell>
          <table:table-cell office:value-type="string" table:style-name="ce47">
            <text:p><text:s/>2,174.00</text:p>
          </table:table-cell>
          <table:table-cell office:value-type="float" office:value="897.5" table:style-name="ce48">
            <text:p>897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3802" table:style-name="ce1">
            <text:p>2738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D 461207-0 :ND:0-461207 ALIMENTACION MES FEBRERO</text:p>
          </table:table-cell>
          <table:table-cell table:number-columns-repeated="16373"/>
        </table:table-row>
        <table:table-row table:style-name="ro7">
          <table:table-cell office:value-type="float" office:value="7672" table:style-name="ce1">
            <text:p>7672</text:p>
          </table:table-cell>
          <table:table-cell office:value-type="string" table:style-name="ce47">
            <text:p><text:s/>2,322.00</text:p>
          </table:table-cell>
          <table:table-cell office:value-type="float" office:value="148" table:style-name="ce48">
            <text:p>148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802" table:style-name="ce1">
            <text:p>2618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CK 882-0 FRANCISCO LUVER QU :DB -1070987682: FONDO</text:p>
          </table:table-cell>
          <table:table-cell table:number-columns-repeated="16373"/>
        </table:table-row>
        <table:table-row table:style-name="ro7">
          <table:table-cell office:value-type="float" office:value="7673" table:style-name="ce1">
            <text:p>7673</text:p>
          </table:table-cell>
          <table:table-cell office:value-type="string" table:style-name="ce47">
            <text:p><text:s/>2,327.00</text:p>
          </table:table-cell>
          <table:table-cell office:value-type="float" office:value="5" table:style-name="ce48">
            <text:p>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002" table:style-name="ce1">
            <text:p>2970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24995-0 :ND:0-524995 PAGO HORAS EXTRAS Y ALIME</text:p>
          </table:table-cell>
          <table:table-cell table:number-columns-repeated="16373"/>
        </table:table-row>
        <table:table-row table:style-name="ro7">
          <table:table-cell office:value-type="float" office:value="7674" table:style-name="ce1">
            <text:p>7674</text:p>
          </table:table-cell>
          <table:table-cell office:value-type="string" table:style-name="ce47">
            <text:p><text:s/>2,332.00</text:p>
          </table:table-cell>
          <table:table-cell office:value-type="float" office:value="5" table:style-name="ce48">
            <text:p>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102" table:style-name="ce1">
            <text:p>2971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25069-0 :ND:0-525069 PAGO HORAS EXTRAS Y ALIME</text:p>
          </table:table-cell>
          <table:table-cell table:number-columns-repeated="16373"/>
        </table:table-row>
        <table:table-row table:style-name="ro7">
          <table:table-cell office:value-type="float" office:value="7675" table:style-name="ce1">
            <text:p>7675</text:p>
          </table:table-cell>
          <table:table-cell office:value-type="string" table:style-name="ce47">
            <text:p><text:s/>2,337.00</text:p>
          </table:table-cell>
          <table:table-cell office:value-type="float" office:value="5" table:style-name="ce48">
            <text:p>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302" table:style-name="ce1">
            <text:p>2973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25107-0 :ND:0-525107 PAGO HORAS EXTRAS Y ALIME</text:p>
          </table:table-cell>
          <table:table-cell table:number-columns-repeated="16373"/>
        </table:table-row>
        <table:table-row table:style-name="ro7">
          <table:table-cell office:value-type="float" office:value="7676" table:style-name="ce1">
            <text:p>7676</text:p>
          </table:table-cell>
          <table:table-cell office:value-type="string" table:style-name="ce47">
            <text:p><text:s/>2,897.00</text:p>
          </table:table-cell>
          <table:table-cell office:value-type="float" office:value="560" table:style-name="ce48">
            <text:p>5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902" table:style-name="ce1">
            <text:p>2979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574332-0 :ND:0-574332 Pago alimentación mes May</text:p>
          </table:table-cell>
          <table:table-cell table:number-columns-repeated="16373"/>
        </table:table-row>
        <table:table-row table:style-name="ro7">
          <table:table-cell office:value-type="float" office:value="7677" table:style-name="ce1">
            <text:p>7677</text:p>
          </table:table-cell>
          <table:table-cell office:value-type="string" table:style-name="ce47">
            <text:p><text:s/>3,208.00</text:p>
          </table:table-cell>
          <table:table-cell office:value-type="float" office:value="311" table:style-name="ce48">
            <text:p>31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4" table:style-name="ce1">
            <text:p>16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Cruce Riobamba y ambato</text:p>
          </table:table-cell>
          <table:table-cell table:number-columns-repeated="16373"/>
        </table:table-row>
        <table:table-row table:style-name="ro7">
          <table:table-cell office:value-type="float" office:value="7678" table:style-name="ce1">
            <text:p>7678</text:p>
          </table:table-cell>
          <table:table-cell office:value-type="string" table:style-name="ce47">
            <text:p><text:s/>3,245.00</text:p>
          </table:table-cell>
          <table:table-cell office:value-type="float" office:value="37" table:style-name="ce48">
            <text:p>37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9" table:style-name="ce1">
            <text:p>16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Urdesa acera norte</text:p>
          </table:table-cell>
          <table:table-cell table:number-columns-repeated="16373"/>
        </table:table-row>
        <table:table-row table:style-name="ro7">
          <table:table-cell office:value-type="float" office:value="7679" table:style-name="ce1">
            <text:p>7679</text:p>
          </table:table-cell>
          <table:table-cell office:value-type="string" table:style-name="ce47">
            <text:p><text:s/>3,420.00</text:p>
          </table:table-cell>
          <table:table-cell office:value-type="float" office:value="175" table:style-name="ce48">
            <text:p>17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7" table:style-name="ce1">
            <text:p>163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Puerto Hondo km271/2</text:p>
          </table:table-cell>
          <table:table-cell table:number-columns-repeated="16373"/>
        </table:table-row>
        <table:table-row table:style-name="ro7">
          <table:table-cell office:value-type="float" office:value="7680" table:style-name="ce1">
            <text:p>7680</text:p>
          </table:table-cell>
          <table:table-cell office:value-type="string" table:style-name="ce47">
            <text:p><text:s/>3,521.00</text:p>
          </table:table-cell>
          <table:table-cell office:value-type="float" office:value="101" table:style-name="ce48">
            <text:p>10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5" table:style-name="ce1">
            <text:p>16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Narcisa de Jesus</text:p>
          </table:table-cell>
          <table:table-cell table:number-columns-repeated="16373"/>
        </table:table-row>
        <table:table-row table:style-name="ro7">
          <table:table-cell office:value-type="float" office:value="7681" table:style-name="ce1">
            <text:p>7681</text:p>
          </table:table-cell>
          <table:table-cell office:value-type="string" table:style-name="ce47">
            <text:p><text:s/>3,736.05</text:p>
          </table:table-cell>
          <table:table-cell office:value-type="float" office:value="215.05" table:style-name="ce48">
            <text:p>215,0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3" table:style-name="ce1">
            <text:p>16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Urdesa</text:p>
          </table:table-cell>
          <table:table-cell table:number-columns-repeated="16373"/>
        </table:table-row>
        <table:table-row table:style-name="ro7">
          <table:table-cell office:value-type="float" office:value="7682" table:style-name="ce1">
            <text:p>7682</text:p>
          </table:table-cell>
          <table:table-cell office:value-type="string" table:style-name="ce47">
            <text:p><text:s/>3,786.30</text:p>
          </table:table-cell>
          <table:table-cell office:value-type="float" office:value="50.25" table:style-name="ce48">
            <text:p>50,2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9" table:style-name="ce1">
            <text:p>16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102" table:style-name="ce1">
            <text:p>317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634171-0 :ND:0-634171 Pago liquidacion por repo</text:p>
          </table:table-cell>
          <table:table-cell table:number-columns-repeated="16373"/>
        </table:table-row>
        <table:table-row table:style-name="ro7">
          <table:table-cell office:value-type="float" office:value="7683" table:style-name="ce1">
            <text:p>7683</text:p>
          </table:table-cell>
          <table:table-cell office:value-type="string" table:style-name="ce47">
            <text:p><text:s/>4,903.80</text:p>
          </table:table-cell>
          <table:table-cell office:value-type="float" office:value="1117.5" table:style-name="ce48">
            <text:p>1.117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002" table:style-name="ce1">
            <text:p>3080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620386-0 :ND:0-620386 Pago alimentacion mes Jun</text:p>
          </table:table-cell>
          <table:table-cell table:number-columns-repeated="16373"/>
        </table:table-row>
        <table:table-row table:style-name="ro7">
          <table:table-cell office:value-type="float" office:value="7684" table:style-name="ce1">
            <text:p>7684</text:p>
          </table:table-cell>
          <table:table-cell office:value-type="string" table:style-name="ce47">
            <text:p><text:s/>6,081.30</text:p>
          </table:table-cell>
          <table:table-cell office:value-type="float" office:value="1177.5" table:style-name="ce48">
            <text:p>1.177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0" table:style-name="ce1">
            <text:p>16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702" table:style-name="ce1">
            <text:p>3177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641700-0 :ND:0-641700 Alimentacion mes Julio 20</text:p>
          </table:table-cell>
          <table:table-cell table:number-columns-repeated="16373"/>
        </table:table-row>
        <table:table-row table:style-name="ro7">
          <table:table-cell office:value-type="float" office:value="7685" table:style-name="ce1">
            <text:p>7685</text:p>
          </table:table-cell>
          <table:table-cell office:value-type="string" table:style-name="ce47">
            <text:p><text:s/>7,091.30</text:p>
          </table:table-cell>
          <table:table-cell office:value-type="float" office:value="1010" table:style-name="ce48">
            <text:p>1.01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8" table:style-name="ce1">
            <text:p>17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D #288802 MACHALA: ALIMENTACIÓN MENSUAL DE COLABORADORES</text:p>
          </table:table-cell>
          <table:table-cell table:number-columns-repeated="16373"/>
        </table:table-row>
        <table:table-row table:style-name="ro7">
          <table:table-cell office:value-type="float" office:value="7686" table:style-name="ce1">
            <text:p>7686</text:p>
          </table:table-cell>
          <table:table-cell office:value-type="string" table:style-name="ce47">
            <text:p><text:s/>8,291.30</text:p>
          </table:table-cell>
          <table:table-cell office:value-type="float" office:value="1200" table:style-name="ce48">
            <text:p>1.20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8" table:style-name="ce1">
            <text:p>17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D #287702 MACHALA: ALIMENTACIÓN MENSUAL DE COLABORADORES</text:p>
          </table:table-cell>
          <table:table-cell table:number-columns-repeated="16373"/>
        </table:table-row>
        <table:table-row table:style-name="ro7">
          <table:table-cell office:value-type="float" office:value="7687" table:style-name="ce1">
            <text:p>7687</text:p>
          </table:table-cell>
          <table:table-cell office:value-type="string" table:style-name="ce47">
            <text:p><text:s/>8,296.30</text:p>
          </table:table-cell>
          <table:table-cell office:value-type="float" office:value="5" table:style-name="ce48">
            <text:p>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22" table:style-name="ce1">
            <text:p>17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D #297202: GEORGE REYES - ALIMENTACIÓN</text:p>
          </table:table-cell>
          <table:table-cell table:number-columns-repeated="16373"/>
        </table:table-row>
        <table:table-row table:style-name="ro7">
          <table:table-cell office:value-type="float" office:value="7688" table:style-name="ce1">
            <text:p>7688</text:p>
          </table:table-cell>
          <table:table-cell office:value-type="string" table:style-name="ce47">
            <text:p><text:s/>9,536.30</text:p>
          </table:table-cell>
          <table:table-cell office:value-type="float" office:value="1240" table:style-name="ce48">
            <text:p>1.24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3302" table:style-name="ce1">
            <text:p>323302</text:p>
          </table:table-cell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D 684384-1 :ND:1-684384 Pago alimentacion mes Ago</text:p>
          </table:table-cell>
          <table:table-cell table:number-columns-repeated="16373"/>
        </table:table-row>
        <table:table-row table:style-name="ro7">
          <table:table-cell office:value-type="float" office:value="7689" table:style-name="ce1">
            <text:p>7689</text:p>
          </table:table-cell>
          <table:table-cell office:value-type="string" table:style-name="ce47">
            <text:p><text:s/>9,541.30</text:p>
          </table:table-cell>
          <table:table-cell office:value-type="float" office:value="5" table:style-name="ce48">
            <text:p>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18" table:style-name="ce1">
            <text:p>17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D #301402 MACHALA: ALIMENTACIÓN MENSUAL DE COLABORADORES</text:p>
          </table:table-cell>
          <table:table-cell table:number-columns-repeated="16373"/>
        </table:table-row>
        <table:table-row table:style-name="ro7">
          <table:table-cell office:value-type="float" office:value="7690" table:style-name="ce1">
            <text:p>7690</text:p>
          </table:table-cell>
          <table:table-cell office:value-type="string" table:style-name="ce47">
            <text:p><text:s/>10,983.80</text:p>
          </table:table-cell>
          <table:table-cell office:value-type="float" office:value="1442.5" table:style-name="ce48">
            <text:p>1.442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102" table:style-name="ce1">
            <text:p>334102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ND 7271230000-0 :PAGO ALIMENTACION MES SEPTIEMBRE</text:p>
          </table:table-cell>
          <table:table-cell table:number-columns-repeated="16373"/>
        </table:table-row>
        <table:table-row table:style-name="ro7">
          <table:table-cell office:value-type="float" office:value="7691" table:style-name="ce1">
            <text:p>7691</text:p>
          </table:table-cell>
          <table:table-cell office:value-type="string" table:style-name="ce47">
            <text:p><text:s/>10,987.78</text:p>
          </table:table-cell>
          <table:table-cell office:value-type="float" office:value="3.98" table:style-name="ce48">
            <text:p>3,9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6" table:style-name="ce1">
            <text:p>18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6T00:00:00" table:style-name="ce54">
            <text:p>16/10/2020</text:p>
          </table:table-cell>
          <table:table-cell office:value-type="string" table:style-name="ce1">
            <text:p>Liq. gastos viáticos CK# 565 Francisco Montiel Obra: Cruce Entre Rios - Amagua</text:p>
          </table:table-cell>
          <table:table-cell table:number-columns-repeated="16373"/>
        </table:table-row>
        <table:table-row table:style-name="ro7">
          <table:table-cell office:value-type="float" office:value="7692" table:style-name="ce1">
            <text:p>7692</text:p>
          </table:table-cell>
          <table:table-cell office:value-type="string" table:style-name="ce47">
            <text:p><text:s/>11,315.18</text:p>
          </table:table-cell>
          <table:table-cell office:value-type="float" office:value="327.39999999999998" table:style-name="ce48">
            <text:p>327,4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9T00:00:00" table:style-name="ce54">
            <text:p>29/10/2020</text:p>
          </table:table-cell>
          <table:table-cell office:value-type="string" table:style-name="ce1">
            <text:p>Liquidac.gastos de viaje TR# 136 Javier Cornejo Proyecto: Hcda. Sarita 3 Cruce Zapotal - Sta. Elena</text:p>
          </table:table-cell>
          <table:table-cell table:number-columns-repeated="16373"/>
        </table:table-row>
        <table:table-row table:style-name="ro7">
          <table:table-cell office:value-type="float" office:value="7693" table:style-name="ce1">
            <text:p>7693</text:p>
          </table:table-cell>
          <table:table-cell office:value-type="string" table:style-name="ce47">
            <text:p><text:s/>11,351.40</text:p>
          </table:table-cell>
          <table:table-cell office:value-type="float" office:value="36.22" table:style-name="ce48">
            <text:p>36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402" table:style-name="ce1">
            <text:p>3384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TR 247-0 FRANCISCO LUVER QU :DB -1070987682: FRANC</text:p>
          </table:table-cell>
          <table:table-cell table:number-columns-repeated="16373"/>
        </table:table-row>
        <table:table-row table:style-name="ro7">
          <table:table-cell office:value-type="float" office:value="7694" table:style-name="ce1">
            <text:p>7694</text:p>
          </table:table-cell>
          <table:table-cell office:value-type="string" table:style-name="ce47">
            <text:p><text:s/>12,911.40</text:p>
          </table:table-cell>
          <table:table-cell office:value-type="float" office:value="1560" table:style-name="ce48">
            <text:p>1.5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102" table:style-name="ce1">
            <text:p>3411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ND 7738390000-0 :ND:0-7738390000 Pago alimentacion</text:p>
          </table:table-cell>
          <table:table-cell table:number-columns-repeated="16373"/>
        </table:table-row>
        <table:table-row table:style-name="ro7">
          <table:table-cell office:value-type="float" office:value="7697" table:style-name="ce1">
            <text:p>7697</text:p>
          </table:table-cell>
          <table:table-cell office:value-type="string" table:style-name="ce47">
            <text:p>6-1-1-02</text:p>
          </table:table-cell>
          <table:table-cell office:value-type="float" office:value="0" table:style-name="ce48">
            <text:p>-<text:s/></text:p>
          </table:table-cell>
          <table:table-cell office:value-type="string" table:style-name="ce48">
            <text:p>GASTOS GENERALES</text:p>
          </table:table-cell>
          <table:table-cell table:style-name="ce1"/>
          <table:table-cell table:number-columns-repeated="3" table:style-name="ce49"/>
          <table:table-cell table:number-columns-repeated="2" table:style-name="ce1"/>
          <table:table-cell table:style-name="ce49"/>
          <table:table-cell table:number-columns-repeated="16373"/>
        </table:table-row>
        <table:table-row table:style-name="ro7">
          <table:table-cell office:value-type="float" office:value="7698" table:style-name="ce1">
            <text:p>7698</text:p>
          </table:table-cell>
          <table:table-cell office:value-type="string" table:style-name="ce47">
            <text:p>6-1-1-02-01</text:p>
          </table:table-cell>
          <table:table-cell office:value-type="float" office:value="0" table:style-name="ce48">
            <text:p>-<text:s/></text:p>
          </table:table-cell>
          <table:table-cell office:value-type="string" table:style-name="ce48">
            <text:p>GASTOS GENERALES</text:p>
          </table:table-cell>
          <table:table-cell table:style-name="ce1"/>
          <table:table-cell table:number-columns-repeated="3" table:style-name="ce49"/>
          <table:table-cell table:number-columns-repeated="2" table:style-name="ce1"/>
          <table:table-cell table:style-name="ce49"/>
          <table:table-cell table:number-columns-repeated="16373"/>
        </table:table-row>
        <table:table-row table:style-name="ro8">
          <table:table-cell office:value-type="float" office:value="7699" table:style-name="ce50">
            <text:p>7699</text:p>
          </table:table-cell>
          <table:table-cell office:value-type="string" table:style-name="ce51">
            <text:p>6-1-1-02-01-001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AGUA POTABLE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700" table:style-name="ce1">
            <text:p>7700</text:p>
          </table:table-cell>
          <table:table-cell office:value-type="string" table:style-name="ce47">
            <text:p><text:s/>50.00</text:p>
          </table:table-cell>
          <table:table-cell office:value-type="float" office:value="50" table:style-name="ce48">
            <text:p>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2" table:style-name="ce1">
            <text:p>14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16T00:00:00" table:style-name="ce54">
            <text:p>16/01/2020</text:p>
          </table:table-cell>
          <table:table-cell office:value-type="string" table:style-name="ce1">
            <text:p>RECLASIFICACION TRANSACCIÓN #220803 PROVEEDOR TRANSPORTE VIBARCAR</text:p>
          </table:table-cell>
          <table:table-cell table:number-columns-repeated="16373"/>
        </table:table-row>
        <table:table-row table:style-name="ro7">
          <table:table-cell office:value-type="float" office:value="7701" table:style-name="ce1">
            <text:p>7701</text:p>
          </table:table-cell>
          <table:table-cell office:value-type="string" table:style-name="ce47">
            <text:p><text:s/>540.00</text:p>
          </table:table-cell>
          <table:table-cell office:value-type="float" office:value="490" table:style-name="ce48">
            <text:p>49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102" table:style-name="ce1">
            <text:p>2531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CK 822-0 JAVIER PAUL CORNEJ :DB -1070987682: LIQUI</text:p>
          </table:table-cell>
          <table:table-cell table:number-columns-repeated="16373"/>
        </table:table-row>
        <table:table-row table:style-name="ro7">
          <table:table-cell office:value-type="float" office:value="7702" table:style-name="ce1">
            <text:p>7702</text:p>
          </table:table-cell>
          <table:table-cell office:value-type="string" table:style-name="ce47">
            <text:p><text:s/>690.00</text:p>
          </table:table-cell>
          <table:table-cell office:value-type="float" office:value="150" table:style-name="ce48">
            <text:p>1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803" table:style-name="ce1">
            <text:p>223803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FV 000001521-001001-3 TANQUEROS DE AGUA</text:p>
          </table:table-cell>
          <table:table-cell table:number-columns-repeated="16373"/>
        </table:table-row>
        <table:table-row table:style-name="ro7">
          <table:table-cell office:value-type="float" office:value="7703" table:style-name="ce1">
            <text:p>7703</text:p>
          </table:table-cell>
          <table:table-cell office:value-type="string" table:style-name="ce47">
            <text:p><text:s/>765.00</text:p>
          </table:table-cell>
          <table:table-cell office:value-type="float" office:value="75" table:style-name="ce48">
            <text:p>7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403" table:style-name="ce1">
            <text:p>2284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B 000011960-001001-50 BOTELLONES DE AGUA - 1 CAJA</text:p>
          </table:table-cell>
          <table:table-cell table:number-columns-repeated="16373"/>
        </table:table-row>
        <table:table-row table:style-name="ro7">
          <table:table-cell office:value-type="float" office:value="7704" table:style-name="ce1">
            <text:p>7704</text:p>
          </table:table-cell>
          <table:table-cell office:value-type="string" table:style-name="ce47">
            <text:p><text:s/>822.75</text:p>
          </table:table-cell>
          <table:table-cell office:value-type="float" office:value="57.75" table:style-name="ce48">
            <text:p>57,7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603" table:style-name="ce1">
            <text:p>2256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B 000011944-001001-9 BOTELLONES DE AGUA</text:p>
          </table:table-cell>
          <table:table-cell table:number-columns-repeated="16373"/>
        </table:table-row>
        <table:table-row table:style-name="ro7">
          <table:table-cell office:value-type="float" office:value="7705" table:style-name="ce1">
            <text:p>7705</text:p>
          </table:table-cell>
          <table:table-cell office:value-type="string" table:style-name="ce47">
            <text:p><text:s/>894.75</text:p>
          </table:table-cell>
          <table:table-cell office:value-type="float" office:value="72" table:style-name="ce48">
            <text:p>72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103" table:style-name="ce1">
            <text:p>2261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B 000011953-001001-32 BOTELLONES DE AGUA</text:p>
          </table:table-cell>
          <table:table-cell table:number-columns-repeated="16373"/>
        </table:table-row>
        <table:table-row table:style-name="ro7">
          <table:table-cell office:value-type="float" office:value="7706" table:style-name="ce1">
            <text:p>7706</text:p>
          </table:table-cell>
          <table:table-cell office:value-type="string" table:style-name="ce47">
            <text:p><text:s/>1,194.75</text:p>
          </table:table-cell>
          <table:table-cell office:value-type="float" office:value="300" table:style-name="ce48">
            <text:p>30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703" table:style-name="ce1">
            <text:p>2277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B 000001550-001001-6 TANQUEROS AGUA</text:p>
          </table:table-cell>
          <table:table-cell table:number-columns-repeated="16373"/>
        </table:table-row>
        <table:table-row table:style-name="ro7">
          <table:table-cell office:value-type="float" office:value="7707" table:style-name="ce1">
            <text:p>7707</text:p>
          </table:table-cell>
          <table:table-cell office:value-type="string" table:style-name="ce47">
            <text:p><text:s/>1,200.45</text:p>
          </table:table-cell>
          <table:table-cell office:value-type="float" office:value="5.7" table:style-name="ce48">
            <text:p>5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602" table:style-name="ce1">
            <text:p>2746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D 051178-0 :ND:0-051178 Cargo mas iva, pago de ro</text:p>
          </table:table-cell>
          <table:table-cell table:number-columns-repeated="16373"/>
        </table:table-row>
        <table:table-row table:style-name="ro7">
          <table:table-cell office:value-type="float" office:value="7708" table:style-name="ce1">
            <text:p>7708</text:p>
          </table:table-cell>
          <table:table-cell office:value-type="string" table:style-name="ce47">
            <text:p><text:s/>1,279.20</text:p>
          </table:table-cell>
          <table:table-cell office:value-type="float" office:value="78.75" table:style-name="ce48">
            <text:p>78,7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303" table:style-name="ce1">
            <text:p>2333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FB 000011969-001001-35 BOTELLONES DE AGUA</text:p>
          </table:table-cell>
          <table:table-cell table:number-columns-repeated="16373"/>
        </table:table-row>
        <table:table-row table:style-name="ro7">
          <table:table-cell office:value-type="float" office:value="7709" table:style-name="ce1">
            <text:p>7709</text:p>
          </table:table-cell>
          <table:table-cell office:value-type="string" table:style-name="ce47">
            <text:p><text:s/>1,579.20</text:p>
          </table:table-cell>
          <table:table-cell office:value-type="float" office:value="300" table:style-name="ce48">
            <text:p>30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503" table:style-name="ce1">
            <text:p>2335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FV 000001576-001001-6 TANQUEROS DE AGUA</text:p>
          </table:table-cell>
          <table:table-cell table:number-columns-repeated="16373"/>
        </table:table-row>
        <table:table-row table:style-name="ro7">
          <table:table-cell office:value-type="float" office:value="7710" table:style-name="ce1">
            <text:p>7710</text:p>
          </table:table-cell>
          <table:table-cell office:value-type="string" table:style-name="ce47">
            <text:p><text:s/>1,651.20</text:p>
          </table:table-cell>
          <table:table-cell office:value-type="float" office:value="72" table:style-name="ce48">
            <text:p>72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203" table:style-name="ce1">
            <text:p>2382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FB 000011980-001001-32 BOTELLONES DE AGUA</text:p>
          </table:table-cell>
          <table:table-cell table:number-columns-repeated="16373"/>
        </table:table-row>
        <table:table-row table:style-name="ro7">
          <table:table-cell office:value-type="float" office:value="7711" table:style-name="ce1">
            <text:p>7711</text:p>
          </table:table-cell>
          <table:table-cell office:value-type="string" table:style-name="ce47">
            <text:p><text:s/>2,051.20</text:p>
          </table:table-cell>
          <table:table-cell office:value-type="float" office:value="400" table:style-name="ce48">
            <text:p>40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703" table:style-name="ce1">
            <text:p>241703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FV 000001588-001001-8 TANQUEROS DE AGUA</text:p>
          </table:table-cell>
          <table:table-cell table:number-columns-repeated="16373"/>
        </table:table-row>
        <table:table-row table:style-name="ro7">
          <table:table-cell office:value-type="float" office:value="7712" table:style-name="ce1">
            <text:p>7712</text:p>
          </table:table-cell>
          <table:table-cell office:value-type="string" table:style-name="ce47">
            <text:p><text:s/>2,351.20</text:p>
          </table:table-cell>
          <table:table-cell office:value-type="float" office:value="300" table:style-name="ce48">
            <text:p>30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003" table:style-name="ce1">
            <text:p>2470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FB 000001640-001001-6 TANQUEROS DE AGUA</text:p>
          </table:table-cell>
          <table:table-cell table:number-columns-repeated="16373"/>
        </table:table-row>
        <table:table-row table:style-name="ro7">
          <table:table-cell office:value-type="float" office:value="7713" table:style-name="ce1">
            <text:p>7713</text:p>
          </table:table-cell>
          <table:table-cell office:value-type="string" table:style-name="ce47">
            <text:p><text:s/>2,501.20</text:p>
          </table:table-cell>
          <table:table-cell office:value-type="float" office:value="150" table:style-name="ce48">
            <text:p>1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703" table:style-name="ce1">
            <text:p>2497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FV 000001638-001001-3 TANQUEROS DE AGUA</text:p>
          </table:table-cell>
          <table:table-cell table:number-columns-repeated="16373"/>
        </table:table-row>
        <table:table-row table:style-name="ro7">
          <table:table-cell office:value-type="float" office:value="7714" table:style-name="ce1">
            <text:p>7714</text:p>
          </table:table-cell>
          <table:table-cell office:value-type="string" table:style-name="ce47">
            <text:p><text:s/>2,651.20</text:p>
          </table:table-cell>
          <table:table-cell office:value-type="float" office:value="150" table:style-name="ce48">
            <text:p>1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503" table:style-name="ce1">
            <text:p>2615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FV 000001665-001001-3 TANQUEROS DE AGUA</text:p>
          </table:table-cell>
          <table:table-cell table:number-columns-repeated="16373"/>
        </table:table-row>
        <table:table-row table:style-name="ro7">
          <table:table-cell office:value-type="float" office:value="7715" table:style-name="ce1">
            <text:p>7715</text:p>
          </table:table-cell>
          <table:table-cell office:value-type="string" table:style-name="ce47">
            <text:p><text:s/>2,711.20</text:p>
          </table:table-cell>
          <table:table-cell office:value-type="float" office:value="60" table:style-name="ce48">
            <text:p>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903" table:style-name="ce1">
            <text:p>2999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FV 000001745-001001-VIBARCAL F# 1745 TANQUERO DE A</text:p>
          </table:table-cell>
          <table:table-cell table:number-columns-repeated="16373"/>
        </table:table-row>
        <table:table-row table:style-name="ro7">
          <table:table-cell office:value-type="float" office:value="7716" table:style-name="ce1">
            <text:p>7716</text:p>
          </table:table-cell>
          <table:table-cell office:value-type="string" table:style-name="ce47">
            <text:p><text:s/>2,871.20</text:p>
          </table:table-cell>
          <table:table-cell office:value-type="float" office:value="160" table:style-name="ce48">
            <text:p>1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9T00:00:00" table:style-name="ce54">
            <text:p>29/10/2020</text:p>
          </table:table-cell>
          <table:table-cell office:value-type="string" table:style-name="ce1">
            <text:p>Liquidac.gastos de viaje TR# 136 Javier Cornejo Proyecto: Hcda. Sarita 3 Cruce Zapotal - Sta. Elena</text:p>
          </table:table-cell>
          <table:table-cell table:number-columns-repeated="16373"/>
        </table:table-row>
        <table:table-row table:style-name="ro7">
          <table:table-cell office:value-type="float" office:value="7717" table:style-name="ce1">
            <text:p>7717</text:p>
          </table:table-cell>
          <table:table-cell office:value-type="string" table:style-name="ce47">
            <text:p><text:s/>3,351.20</text:p>
          </table:table-cell>
          <table:table-cell office:value-type="float" office:value="480" table:style-name="ce48">
            <text:p>48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903" table:style-name="ce1">
            <text:p>302903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FV 000001773-001001-VIBARCAL F# 1773 TANQUERO DE A</text:p>
          </table:table-cell>
          <table:table-cell table:number-columns-repeated="16373"/>
        </table:table-row>
        <table:table-row table:style-name="ro8">
          <table:table-cell office:value-type="float" office:value="7718" table:style-name="ce50">
            <text:p>7718</text:p>
          </table:table-cell>
          <table:table-cell office:value-type="string" table:style-name="ce51">
            <text:p>6-1-1-02-01-002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Alquiler de Vehiculo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719" table:style-name="ce1">
            <text:p>7719</text:p>
          </table:table-cell>
          <table:table-cell office:value-type="string" table:style-name="ce47">
            <text:p><text:s/>970.63</text:p>
          </table:table-cell>
          <table:table-cell office:value-type="float" office:value="970.63" table:style-name="ce48">
            <text:p>970,6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103" table:style-name="ce1">
            <text:p>222103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FV 000000629-001001-ALQUILER CAMIONETA DEL 18 NOV-</text:p>
          </table:table-cell>
          <table:table-cell table:number-columns-repeated="16373"/>
        </table:table-row>
        <table:table-row table:style-name="ro7">
          <table:table-cell office:value-type="float" office:value="7720" table:style-name="ce1">
            <text:p>7720</text:p>
          </table:table-cell>
          <table:table-cell office:value-type="string" table:style-name="ce47">
            <text:p><text:s/>1,863.13</text:p>
          </table:table-cell>
          <table:table-cell office:value-type="float" office:value="892.5" table:style-name="ce48">
            <text:p>892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003" table:style-name="ce1">
            <text:p>222003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FV 000000633-001001-SERVICIO ALQUILER CAMIONETA DE</text:p>
          </table:table-cell>
          <table:table-cell table:number-columns-repeated="16373"/>
        </table:table-row>
        <table:table-row table:style-name="ro7">
          <table:table-cell office:value-type="float" office:value="7721" table:style-name="ce1">
            <text:p>7721</text:p>
          </table:table-cell>
          <table:table-cell office:value-type="string" table:style-name="ce47">
            <text:p><text:s/>2,731.88</text:p>
          </table:table-cell>
          <table:table-cell office:value-type="float" office:value="868.75" table:style-name="ce48">
            <text:p>868,7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203" table:style-name="ce1">
            <text:p>2272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V 000000636-001001-SERVICIO ALQUILER DE CAMIONETA</text:p>
          </table:table-cell>
          <table:table-cell table:number-columns-repeated="16373"/>
        </table:table-row>
        <table:table-row table:style-name="ro7">
          <table:table-cell office:value-type="float" office:value="7722" table:style-name="ce1">
            <text:p>7722</text:p>
          </table:table-cell>
          <table:table-cell office:value-type="string" table:style-name="ce47">
            <text:p><text:s/>4,735.88</text:p>
          </table:table-cell>
          <table:table-cell office:value-type="float" office:value="2004" table:style-name="ce48">
            <text:p>2.00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903" table:style-name="ce1">
            <text:p>2339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FV 000000648-001001-SERVICIO ALQUILER DE RETROEXCA</text:p>
          </table:table-cell>
          <table:table-cell table:number-columns-repeated="16373"/>
        </table:table-row>
        <table:table-row table:style-name="ro7">
          <table:table-cell office:value-type="float" office:value="7723" table:style-name="ce1">
            <text:p>7723</text:p>
          </table:table-cell>
          <table:table-cell office:value-type="string" table:style-name="ce47">
            <text:p><text:s/>5,982.76</text:p>
          </table:table-cell>
          <table:table-cell office:value-type="float" office:value="1246.8800000000001" table:style-name="ce48">
            <text:p>1.246,8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803" table:style-name="ce1">
            <text:p>241803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FV 000000662-001001-SERVICIO DE ALQUILER DE CAMION</text:p>
          </table:table-cell>
          <table:table-cell table:number-columns-repeated="16373"/>
        </table:table-row>
        <table:table-row table:style-name="ro7">
          <table:table-cell office:value-type="float" office:value="7724" table:style-name="ce1">
            <text:p>7724</text:p>
          </table:table-cell>
          <table:table-cell office:value-type="string" table:style-name="ce47">
            <text:p><text:s/>7,032.76</text:p>
          </table:table-cell>
          <table:table-cell office:value-type="float" office:value="1050" table:style-name="ce48">
            <text:p>1.0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803" table:style-name="ce1">
            <text:p>243803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FV 000000675-001001-ALQUILER DE CAMIONETA 02-03-20</text:p>
          </table:table-cell>
          <table:table-cell table:number-columns-repeated="16373"/>
        </table:table-row>
        <table:table-row table:style-name="ro7">
          <table:table-cell office:value-type="float" office:value="7725" table:style-name="ce1">
            <text:p>7725</text:p>
          </table:table-cell>
          <table:table-cell office:value-type="string" table:style-name="ce47">
            <text:p><text:s/>7,282.76</text:p>
          </table:table-cell>
          <table:table-cell office:value-type="float" office:value="250" table:style-name="ce48">
            <text:p>2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903" table:style-name="ce1">
            <text:p>2489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FV 000000373-001002-ALQUILER DE GRUA</text:p>
          </table:table-cell>
          <table:table-cell table:number-columns-repeated="16373"/>
        </table:table-row>
        <table:table-row table:style-name="ro7">
          <table:table-cell office:value-type="float" office:value="7726" table:style-name="ce1">
            <text:p>7726</text:p>
          </table:table-cell>
          <table:table-cell office:value-type="string" table:style-name="ce47">
            <text:p><text:s/>8,432.76</text:p>
          </table:table-cell>
          <table:table-cell office:value-type="float" office:value="1150" table:style-name="ce48">
            <text:p>1.1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503" table:style-name="ce1">
            <text:p>2625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FV 000000709-001001-SERVICIO ALQUILER CAMIONETA</text:p>
          </table:table-cell>
          <table:table-cell table:number-columns-repeated="16373"/>
        </table:table-row>
        <table:table-row table:style-name="ro7">
          <table:table-cell office:value-type="float" office:value="7727" table:style-name="ce1">
            <text:p>7727</text:p>
          </table:table-cell>
          <table:table-cell office:value-type="string" table:style-name="ce47">
            <text:p><text:s/>9,770.26</text:p>
          </table:table-cell>
          <table:table-cell office:value-type="float" office:value="1337.5" table:style-name="ce48">
            <text:p>1.337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303" table:style-name="ce1">
            <text:p>2563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FV 000000681-001001-SERVICIO ALQUILER CAMIONETA DE</text:p>
          </table:table-cell>
          <table:table-cell table:number-columns-repeated="16373"/>
        </table:table-row>
        <table:table-row table:style-name="ro7">
          <table:table-cell office:value-type="float" office:value="7728" table:style-name="ce1">
            <text:p>7728</text:p>
          </table:table-cell>
          <table:table-cell office:value-type="string" table:style-name="ce47">
            <text:p><text:s/>10,070.26</text:p>
          </table:table-cell>
          <table:table-cell office:value-type="float" office:value="300" table:style-name="ce48">
            <text:p>30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9T00:00:00" table:style-name="ce54">
            <text:p>29/10/2020</text:p>
          </table:table-cell>
          <table:table-cell office:value-type="string" table:style-name="ce1">
            <text:p>Liquidac.gastos de viaje TR# 136 Javier Cornejo Proyecto: Hcda. Sarita 3 Cruce Zapotal - Sta. Elena</text:p>
          </table:table-cell>
          <table:table-cell table:number-columns-repeated="16373"/>
        </table:table-row>
        <table:table-row table:style-name="ro7">
          <table:table-cell office:value-type="float" office:value="7729" table:style-name="ce1">
            <text:p>7729</text:p>
          </table:table-cell>
          <table:table-cell office:value-type="string" table:style-name="ce47">
            <text:p><text:s/>11,457.76</text:p>
          </table:table-cell>
          <table:table-cell office:value-type="float" office:value="1387.5" table:style-name="ce48">
            <text:p>1.387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403" table:style-name="ce1">
            <text:p>302403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FV 000000739-001001-TORRES FRANCISCO F# 739 ALQUIL</text:p>
          </table:table-cell>
          <table:table-cell table:number-columns-repeated="16373"/>
        </table:table-row>
        <table:table-row table:style-name="ro8">
          <table:table-cell office:value-type="float" office:value="7731" table:style-name="ce50">
            <text:p>7731</text:p>
          </table:table-cell>
          <table:table-cell office:value-type="string" table:style-name="ce51">
            <text:p>6-1-1-02-01-005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Arriendo <text:s/>Sociedades</text:p>
          </table:table-cell>
          <table:table-cell table:number-columns-repeated="7" table:style-name="ce50"/>
          <table:table-cell table:number-columns-repeated="16373"/>
        </table:table-row>
        <table:table-row table:style-name="ro7">
          <table:table-cell office:value-type="float" office:value="7732" table:style-name="ce1">
            <text:p>7732</text:p>
          </table:table-cell>
          <table:table-cell office:value-type="string" table:style-name="ce47">
            <text:p><text:s/>280.00</text:p>
          </table:table-cell>
          <table:table-cell office:value-type="float" office:value="280" table:style-name="ce48">
            <text:p>28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503" table:style-name="ce1">
            <text:p>2275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B 000020723-001001-ALQUILER MENSUAL DE SANITARIO</text:p>
          </table:table-cell>
          <table:table-cell table:number-columns-repeated="16373"/>
        </table:table-row>
        <table:table-row table:style-name="ro7">
          <table:table-cell office:value-type="float" office:value="7733" table:style-name="ce1">
            <text:p>7733</text:p>
          </table:table-cell>
          <table:table-cell office:value-type="string" table:style-name="ce47">
            <text:p><text:s/>640.00</text:p>
          </table:table-cell>
          <table:table-cell office:value-type="float" office:value="360" table:style-name="ce48">
            <text:p>3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203" table:style-name="ce1">
            <text:p>2332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FV 000020794-001001-ALQUILER MENSUAL DE SANITARIO</text:p>
          </table:table-cell>
          <table:table-cell table:number-columns-repeated="16373"/>
        </table:table-row>
        <table:table-row table:style-name="ro7">
          <table:table-cell office:value-type="float" office:value="7734" table:style-name="ce1">
            <text:p>7734</text:p>
          </table:table-cell>
          <table:table-cell office:value-type="string" table:style-name="ce47">
            <text:p><text:s/>820.00</text:p>
          </table:table-cell>
          <table:table-cell office:value-type="float" office:value="180" table:style-name="ce48">
            <text:p>18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803" table:style-name="ce1">
            <text:p>242803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FV 000020937-001001-ALQUILER MENSUAL DE SANITARIO</text:p>
          </table:table-cell>
          <table:table-cell table:number-columns-repeated="16373"/>
        </table:table-row>
        <table:table-row table:style-name="ro8">
          <table:table-cell office:value-type="float" office:value="7735" table:style-name="ce50">
            <text:p>7735</text:p>
          </table:table-cell>
          <table:table-cell office:value-type="string" table:style-name="ce51">
            <text:p>6-1-1-02-01-009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CELULAR <text:s/>Y <text:s/>OTROS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736" table:style-name="ce1">
            <text:p>7736</text:p>
          </table:table-cell>
          <table:table-cell office:value-type="string" table:style-name="ce47">
            <text:p><text:s/>106.85</text:p>
          </table:table-cell>
          <table:table-cell office:value-type="float" office:value="106.85" table:style-name="ce48">
            <text:p>106,8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303" table:style-name="ce1">
            <text:p>220303</text:p>
          </table:table-cell>
          <table:table-cell office:value-type="date" office:date-value="2020-01-17T00:00:00" table:style-name="ce54">
            <text:p>17/01/2020</text:p>
          </table:table-cell>
          <table:table-cell office:value-type="string" table:style-name="ce1">
            <text:p>FV 029370515-001064-CONSUMO CELULAR MES DICIEMBRE</text:p>
          </table:table-cell>
          <table:table-cell table:number-columns-repeated="16373"/>
        </table:table-row>
        <table:table-row table:style-name="ro7">
          <table:table-cell office:value-type="float" office:value="7737" table:style-name="ce1">
            <text:p>7737</text:p>
          </table:table-cell>
          <table:table-cell office:value-type="string" table:style-name="ce47">
            <text:p><text:s/>194.46</text:p>
          </table:table-cell>
          <table:table-cell office:value-type="float" office:value="87.61" table:style-name="ce48">
            <text:p>87,6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203" table:style-name="ce1">
            <text:p>220203</text:p>
          </table:table-cell>
          <table:table-cell office:value-type="date" office:date-value="2020-01-17T00:00:00" table:style-name="ce54">
            <text:p>17/01/2020</text:p>
          </table:table-cell>
          <table:table-cell office:value-type="string" table:style-name="ce1">
            <text:p>FV 000002785-001138-CONSUMO CELULAR MES DICIEMBRE</text:p>
          </table:table-cell>
          <table:table-cell table:number-columns-repeated="16373"/>
        </table:table-row>
        <table:table-row table:style-name="ro7">
          <table:table-cell office:value-type="float" office:value="7738" table:style-name="ce1">
            <text:p>7738</text:p>
          </table:table-cell>
          <table:table-cell office:value-type="string" table:style-name="ce47">
            <text:p><text:s/>209.46</text:p>
          </table:table-cell>
          <table:table-cell office:value-type="float" office:value="15" table:style-name="ce48">
            <text:p>1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102" table:style-name="ce1">
            <text:p>2531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CK 822-0 JAVIER PAUL CORNEJ :DB -1070987682: LIQUI</text:p>
          </table:table-cell>
          <table:table-cell table:number-columns-repeated="16373"/>
        </table:table-row>
        <table:table-row table:style-name="ro7">
          <table:table-cell office:value-type="float" office:value="7739" table:style-name="ce1">
            <text:p>7739</text:p>
          </table:table-cell>
          <table:table-cell office:value-type="string" table:style-name="ce47">
            <text:p><text:s/>320.06</text:p>
          </table:table-cell>
          <table:table-cell office:value-type="float" office:value="110.6" table:style-name="ce48">
            <text:p>110,6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703" table:style-name="ce1">
            <text:p>2287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V 029941665-001064-CONSUMO MES ENERO 2020</text:p>
          </table:table-cell>
          <table:table-cell table:number-columns-repeated="16373"/>
        </table:table-row>
        <table:table-row table:style-name="ro7">
          <table:table-cell office:value-type="float" office:value="7740" table:style-name="ce1">
            <text:p>7740</text:p>
          </table:table-cell>
          <table:table-cell office:value-type="string" table:style-name="ce47">
            <text:p><text:s/>462.01</text:p>
          </table:table-cell>
          <table:table-cell office:value-type="float" office:value="141.94999999999999" table:style-name="ce48">
            <text:p>141,9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703" table:style-name="ce1">
            <text:p>2377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FV 030487820-001064-CONSUMO CELULAR FEBRERO 2020</text:p>
          </table:table-cell>
          <table:table-cell table:number-columns-repeated="16373"/>
        </table:table-row>
        <table:table-row table:style-name="ro7">
          <table:table-cell office:value-type="float" office:value="7741" table:style-name="ce1">
            <text:p>7741</text:p>
          </table:table-cell>
          <table:table-cell office:value-type="string" table:style-name="ce47">
            <text:p><text:s/>486.01</text:p>
          </table:table-cell>
          <table:table-cell office:value-type="float" office:value="24" table:style-name="ce48">
            <text:p>2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902" table:style-name="ce1">
            <text:p>2689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CK 897-0 FRANCISCO LUVER QU :DB -1070987682: REPOS</text:p>
          </table:table-cell>
          <table:table-cell table:number-columns-repeated="16373"/>
        </table:table-row>
        <table:table-row table:style-name="ro7">
          <table:table-cell office:value-type="float" office:value="7742" table:style-name="ce1">
            <text:p>7742</text:p>
          </table:table-cell>
          <table:table-cell office:value-type="string" table:style-name="ce47">
            <text:p><text:s/>574.87</text:p>
          </table:table-cell>
          <table:table-cell office:value-type="float" office:value="88.86" table:style-name="ce48">
            <text:p>88,8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203" table:style-name="ce1">
            <text:p>242203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FV 031055375-001064-CONSUMO CELULAR DEL 2 MARZO AL</text:p>
          </table:table-cell>
          <table:table-cell table:number-columns-repeated="16373"/>
        </table:table-row>
        <table:table-row table:style-name="ro7">
          <table:table-cell office:value-type="float" office:value="7743" table:style-name="ce1">
            <text:p>7743</text:p>
          </table:table-cell>
          <table:table-cell office:value-type="string" table:style-name="ce47">
            <text:p><text:s/>658.14</text:p>
          </table:table-cell>
          <table:table-cell office:value-type="float" office:value="83.27" table:style-name="ce48">
            <text:p>83,27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003" table:style-name="ce1">
            <text:p>243003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FV 031590459-001064-CONSUMO CELULAR MES ABRIL 2020</text:p>
          </table:table-cell>
          <table:table-cell table:number-columns-repeated="16373"/>
        </table:table-row>
        <table:table-row table:style-name="ro7">
          <table:table-cell office:value-type="float" office:value="7744" table:style-name="ce1">
            <text:p>7744</text:p>
          </table:table-cell>
          <table:table-cell office:value-type="string" table:style-name="ce47">
            <text:p><text:s/>773.39</text:p>
          </table:table-cell>
          <table:table-cell office:value-type="float" office:value="115.25" table:style-name="ce48">
            <text:p>115,2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903" table:style-name="ce1">
            <text:p>2529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FV 031797624-001064-CONSUMO CELULAR MES JUNIO</text:p>
          </table:table-cell>
          <table:table-cell table:number-columns-repeated="16373"/>
        </table:table-row>
        <table:table-row table:style-name="ro7">
          <table:table-cell office:value-type="float" office:value="7745" table:style-name="ce1">
            <text:p>7745</text:p>
          </table:table-cell>
          <table:table-cell office:value-type="string" table:style-name="ce47">
            <text:p><text:s/>797.39</text:p>
          </table:table-cell>
          <table:table-cell office:value-type="float" office:value="24" table:style-name="ce48">
            <text:p>2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8" table:style-name="ce1">
            <text:p>16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s varias</text:p>
          </table:table-cell>
          <table:table-cell table:number-columns-repeated="16373"/>
        </table:table-row>
        <table:table-row table:style-name="ro7">
          <table:table-cell office:value-type="float" office:value="7746" table:style-name="ce1">
            <text:p>7746</text:p>
          </table:table-cell>
          <table:table-cell office:value-type="string" table:style-name="ce47">
            <text:p><text:s/>821.39</text:p>
          </table:table-cell>
          <table:table-cell office:value-type="float" office:value="24" table:style-name="ce48">
            <text:p>2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8" table:style-name="ce1">
            <text:p>16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s varias</text:p>
          </table:table-cell>
          <table:table-cell table:number-columns-repeated="16373"/>
        </table:table-row>
        <table:table-row table:style-name="ro7">
          <table:table-cell office:value-type="float" office:value="7747" table:style-name="ce1">
            <text:p>7747</text:p>
          </table:table-cell>
          <table:table-cell office:value-type="string" table:style-name="ce47">
            <text:p><text:s/>845.39</text:p>
          </table:table-cell>
          <table:table-cell office:value-type="float" office:value="24" table:style-name="ce48">
            <text:p>2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8" table:style-name="ce1">
            <text:p>16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s varias</text:p>
          </table:table-cell>
          <table:table-cell table:number-columns-repeated="16373"/>
        </table:table-row>
        <table:table-row table:style-name="ro7">
          <table:table-cell office:value-type="float" office:value="7748" table:style-name="ce1">
            <text:p>7748</text:p>
          </table:table-cell>
          <table:table-cell office:value-type="string" table:style-name="ce47">
            <text:p><text:s/>869.39</text:p>
          </table:table-cell>
          <table:table-cell office:value-type="float" office:value="24" table:style-name="ce48">
            <text:p>2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8" table:style-name="ce1">
            <text:p>16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s varias</text:p>
          </table:table-cell>
          <table:table-cell table:number-columns-repeated="16373"/>
        </table:table-row>
        <table:table-row table:style-name="ro7">
          <table:table-cell office:value-type="float" office:value="7749" table:style-name="ce1">
            <text:p>7749</text:p>
          </table:table-cell>
          <table:table-cell office:value-type="string" table:style-name="ce47">
            <text:p><text:s/>893.39</text:p>
          </table:table-cell>
          <table:table-cell office:value-type="float" office:value="24" table:style-name="ce48">
            <text:p>2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8" table:style-name="ce1">
            <text:p>16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s varias</text:p>
          </table:table-cell>
          <table:table-cell table:number-columns-repeated="16373"/>
        </table:table-row>
        <table:table-row table:style-name="ro7">
          <table:table-cell office:value-type="float" office:value="7750" table:style-name="ce1">
            <text:p>7750</text:p>
          </table:table-cell>
          <table:table-cell office:value-type="string" table:style-name="ce47">
            <text:p><text:s/>917.39</text:p>
          </table:table-cell>
          <table:table-cell office:value-type="float" office:value="24" table:style-name="ce48">
            <text:p>2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8" table:style-name="ce1">
            <text:p>16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s varias</text:p>
          </table:table-cell>
          <table:table-cell table:number-columns-repeated="16373"/>
        </table:table-row>
        <table:table-row table:style-name="ro7">
          <table:table-cell office:value-type="float" office:value="7751" table:style-name="ce1">
            <text:p>7751</text:p>
          </table:table-cell>
          <table:table-cell office:value-type="string" table:style-name="ce47">
            <text:p><text:s/>929.39</text:p>
          </table:table-cell>
          <table:table-cell office:value-type="float" office:value="12" table:style-name="ce48">
            <text:p>12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3" table:style-name="ce1">
            <text:p>16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Urdesa</text:p>
          </table:table-cell>
          <table:table-cell table:number-columns-repeated="16373"/>
        </table:table-row>
        <table:table-row table:style-name="ro7">
          <table:table-cell office:value-type="float" office:value="7752" table:style-name="ce1">
            <text:p>7752</text:p>
          </table:table-cell>
          <table:table-cell office:value-type="string" table:style-name="ce47">
            <text:p><text:s/>932.56</text:p>
          </table:table-cell>
          <table:table-cell office:value-type="float" office:value="3.17" table:style-name="ce48">
            <text:p>3,17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102" table:style-name="ce1">
            <text:p>281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TR 47-0 CONECEL S.A. :DB -1070987682: CANCELACION</text:p>
          </table:table-cell>
          <table:table-cell table:number-columns-repeated="16373"/>
        </table:table-row>
        <table:table-row table:style-name="ro7">
          <table:table-cell office:value-type="float" office:value="7753" table:style-name="ce1">
            <text:p>7753</text:p>
          </table:table-cell>
          <table:table-cell office:value-type="string" table:style-name="ce47">
            <text:p><text:s/>942.56</text:p>
          </table:table-cell>
          <table:table-cell office:value-type="float" office:value="10" table:style-name="ce48">
            <text:p>1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3302" table:style-name="ce1">
            <text:p>2833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TR 63-0 FRANCISCO LUVER QU :DB -1070987682: REPOSI</text:p>
          </table:table-cell>
          <table:table-cell table:number-columns-repeated="16373"/>
        </table:table-row>
        <table:table-row table:style-name="ro7">
          <table:table-cell office:value-type="float" office:value="7754" table:style-name="ce1">
            <text:p>7754</text:p>
          </table:table-cell>
          <table:table-cell office:value-type="string" table:style-name="ce47">
            <text:p><text:s/>1,067.98</text:p>
          </table:table-cell>
          <table:table-cell office:value-type="float" office:value="125.42" table:style-name="ce48">
            <text:p>125,4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403" table:style-name="ce1">
            <text:p>271403</text:p>
          </table:table-cell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FV 032088801-001064-CONSUMO CELULAR</text:p>
          </table:table-cell>
          <table:table-cell table:number-columns-repeated="16373"/>
        </table:table-row>
        <table:table-row table:style-name="ro7">
          <table:table-cell office:value-type="float" office:value="7755" table:style-name="ce1">
            <text:p>7755</text:p>
          </table:table-cell>
          <table:table-cell office:value-type="string" table:style-name="ce47">
            <text:p><text:s/>1,170.93</text:p>
          </table:table-cell>
          <table:table-cell office:value-type="float" office:value="102.95" table:style-name="ce48">
            <text:p>102,9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903" table:style-name="ce1">
            <text:p>2929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FV 000003084-001138-CONECEL F# 3084 CONSUMO CELULA</text:p>
          </table:table-cell>
          <table:table-cell table:number-columns-repeated="16373"/>
        </table:table-row>
        <table:table-row table:style-name="ro7">
          <table:table-cell office:value-type="float" office:value="7756" table:style-name="ce1">
            <text:p>7756</text:p>
          </table:table-cell>
          <table:table-cell office:value-type="string" table:style-name="ce47">
            <text:p><text:s/>1,170.94</text:p>
          </table:table-cell>
          <table:table-cell office:value-type="float" office:value="0.01" table:style-name="ce48">
            <text:p>0,0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65" table:style-name="ce1">
            <text:p>17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303" table:style-name="ce1">
            <text:p>3063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JC 000000001-000001-CONECEL: REGULARIZACION DE SAL</text:p>
          </table:table-cell>
          <table:table-cell table:number-columns-repeated="16373"/>
        </table:table-row>
        <table:table-row table:style-name="ro7">
          <table:table-cell office:value-type="float" office:value="7757" table:style-name="ce1">
            <text:p>7757</text:p>
          </table:table-cell>
          <table:table-cell office:value-type="string" table:style-name="ce47">
            <text:p><text:s/>1,290.26</text:p>
          </table:table-cell>
          <table:table-cell office:value-type="float" office:value="119.32" table:style-name="ce48">
            <text:p>119,3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503" table:style-name="ce1">
            <text:p>2915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FV 032137687-001064-CONECEL F# 32137687 CONSUMO CE</text:p>
          </table:table-cell>
          <table:table-cell table:number-columns-repeated="16373"/>
        </table:table-row>
        <table:table-row table:style-name="ro7">
          <table:table-cell office:value-type="float" office:value="7758" table:style-name="ce1">
            <text:p>7758</text:p>
          </table:table-cell>
          <table:table-cell office:value-type="string" table:style-name="ce47">
            <text:p><text:s/>1,452.26</text:p>
          </table:table-cell>
          <table:table-cell office:value-type="float" office:value="162" table:style-name="ce48">
            <text:p>162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603" table:style-name="ce1">
            <text:p>301603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FV 032207799-001064-CONECEL F# 32207799 CONSUMO CE</text:p>
          </table:table-cell>
          <table:table-cell table:number-columns-repeated="16373"/>
        </table:table-row>
        <table:table-row table:style-name="ro7">
          <table:table-cell office:value-type="float" office:value="7759" table:style-name="ce1">
            <text:p>7759</text:p>
          </table:table-cell>
          <table:table-cell office:value-type="string" table:style-name="ce47">
            <text:p><text:s/>1,446.26</text:p>
          </table:table-cell>
          <table:table-cell office:value-type="float" office:value="0" table:style-name="ce48">
            <text:p>-<text:s/></text:p>
          </table:table-cell>
          <table:table-cell office:value-type="float" office:value="6" table:style-name="ce48">
            <text:p>6,0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403" table:style-name="ce1">
            <text:p>305403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NC 002032232-001081-CONECEL NC APLICA F# 32207799</text:p>
          </table:table-cell>
          <table:table-cell table:number-columns-repeated="16373"/>
        </table:table-row>
        <table:table-row table:style-name="ro8">
          <table:table-cell office:value-type="float" office:value="7761" table:style-name="ce50">
            <text:p>7761</text:p>
          </table:table-cell>
          <table:table-cell office:value-type="string" table:style-name="ce51">
            <text:p>6-1-1-02-01-010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COMBUSTIBLE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7762" table:style-name="ce1">
            <text:p>7762</text:p>
          </table:table-cell>
          <table:table-cell office:value-type="string" table:style-name="ce47">
            <text:p><text:s/>102.70</text:p>
          </table:table-cell>
          <table:table-cell office:value-type="float" office:value="102.7" table:style-name="ce48">
            <text:p>102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85" table:style-name="ce1">
            <text:p>14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54">
            <text:p>02/01/2020</text:p>
          </table:table-cell>
          <table:table-cell office:value-type="string" table:style-name="ce1">
            <text:p>Liquidacion por visitas a clientes Douglas Moran</text:p>
          </table:table-cell>
          <table:table-cell table:number-columns-repeated="16373"/>
        </table:table-row>
        <table:table-row table:style-name="ro7">
          <table:table-cell office:value-type="float" office:value="7763" table:style-name="ce1">
            <text:p>7763</text:p>
          </table:table-cell>
          <table:table-cell office:value-type="string" table:style-name="ce47">
            <text:p><text:s/>290.97</text:p>
          </table:table-cell>
          <table:table-cell office:value-type="float" office:value="188.27" table:style-name="ce48">
            <text:p>188,27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102" table:style-name="ce1">
            <text:p>2531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CK 822-0 JAVIER PAUL CORNEJ :DB -1070987682: LIQUI</text:p>
          </table:table-cell>
          <table:table-cell table:number-columns-repeated="16373"/>
        </table:table-row>
        <table:table-row table:style-name="ro7">
          <table:table-cell office:value-type="float" office:value="7764" table:style-name="ce1">
            <text:p>7764</text:p>
          </table:table-cell>
          <table:table-cell office:value-type="string" table:style-name="ce47">
            <text:p><text:s/>394.51</text:p>
          </table:table-cell>
          <table:table-cell office:value-type="float" office:value="103.54" table:style-name="ce48">
            <text:p>103,5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802" table:style-name="ce1">
            <text:p>2618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CK 882-0 FRANCISCO LUVER QU :DB -1070987682: FONDO</text:p>
          </table:table-cell>
          <table:table-cell table:number-columns-repeated="16373"/>
        </table:table-row>
        <table:table-row table:style-name="ro7">
          <table:table-cell office:value-type="float" office:value="7765" table:style-name="ce1">
            <text:p>7765</text:p>
          </table:table-cell>
          <table:table-cell office:value-type="string" table:style-name="ce47">
            <text:p><text:s/>1,662.91</text:p>
          </table:table-cell>
          <table:table-cell office:value-type="float" office:value="1268.4000000000001" table:style-name="ce48">
            <text:p>1.268,4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503" table:style-name="ce1">
            <text:p>2375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FB 000002136-001005-COMPRA COMBUSTIBLE</text:p>
          </table:table-cell>
          <table:table-cell table:number-columns-repeated="16373"/>
        </table:table-row>
        <table:table-row table:style-name="ro7">
          <table:table-cell office:value-type="float" office:value="7766" table:style-name="ce1">
            <text:p>7766</text:p>
          </table:table-cell>
          <table:table-cell office:value-type="string" table:style-name="ce47">
            <text:p><text:s/>1,968.67</text:p>
          </table:table-cell>
          <table:table-cell office:value-type="float" office:value="305.76" table:style-name="ce48">
            <text:p>305,7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403" table:style-name="ce1">
            <text:p>243403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FB 000002291-001005-COMPRA DE COMBUSTIBLE</text:p>
          </table:table-cell>
          <table:table-cell table:number-columns-repeated="16373"/>
        </table:table-row>
        <table:table-row table:style-name="ro7">
          <table:table-cell office:value-type="float" office:value="7767" table:style-name="ce1">
            <text:p>7767</text:p>
          </table:table-cell>
          <table:table-cell office:value-type="string" table:style-name="ce47">
            <text:p><text:s/>2,763.64</text:p>
          </table:table-cell>
          <table:table-cell office:value-type="float" office:value="794.97" table:style-name="ce48">
            <text:p>794,97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103" table:style-name="ce1">
            <text:p>243103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FB 000002290-001005-COMPRA DE COMBUSTIBLE</text:p>
          </table:table-cell>
          <table:table-cell table:number-columns-repeated="16373"/>
        </table:table-row>
        <table:table-row table:style-name="ro7">
          <table:table-cell office:value-type="float" office:value="7768" table:style-name="ce1">
            <text:p>7768</text:p>
          </table:table-cell>
          <table:table-cell office:value-type="string" table:style-name="ce47">
            <text:p><text:s/>3,171.86</text:p>
          </table:table-cell>
          <table:table-cell office:value-type="float" office:value="408.22" table:style-name="ce48">
            <text:p>408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403" table:style-name="ce1">
            <text:p>2534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FV 000002387-001005-COMPRA DE COMBUSTIBLE</text:p>
          </table:table-cell>
          <table:table-cell table:number-columns-repeated="16373"/>
        </table:table-row>
        <table:table-row table:style-name="ro7">
          <table:table-cell office:value-type="float" office:value="7769" table:style-name="ce1">
            <text:p>7769</text:p>
          </table:table-cell>
          <table:table-cell office:value-type="string" table:style-name="ce47">
            <text:p><text:s/>3,247.56</text:p>
          </table:table-cell>
          <table:table-cell office:value-type="float" office:value="75.7" table:style-name="ce48">
            <text:p>75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5" table:style-name="ce1">
            <text:p>16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Narcisa de Jesus</text:p>
          </table:table-cell>
          <table:table-cell table:number-columns-repeated="16373"/>
        </table:table-row>
        <table:table-row table:style-name="ro7">
          <table:table-cell office:value-type="float" office:value="7770" table:style-name="ce1">
            <text:p>7770</text:p>
          </table:table-cell>
          <table:table-cell office:value-type="string" table:style-name="ce47">
            <text:p><text:s/>3,252.56</text:p>
          </table:table-cell>
          <table:table-cell office:value-type="float" office:value="5" table:style-name="ce48">
            <text:p>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9" table:style-name="ce1">
            <text:p>16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Urdesa acera norte</text:p>
          </table:table-cell>
          <table:table-cell table:number-columns-repeated="16373"/>
        </table:table-row>
        <table:table-row table:style-name="ro7">
          <table:table-cell office:value-type="float" office:value="7771" table:style-name="ce1">
            <text:p>7771</text:p>
          </table:table-cell>
          <table:table-cell office:value-type="string" table:style-name="ce47">
            <text:p><text:s/>3,274.47</text:p>
          </table:table-cell>
          <table:table-cell office:value-type="float" office:value="21.91" table:style-name="ce48">
            <text:p>21,9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7" table:style-name="ce1">
            <text:p>163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Puerto Hondo km271/2</text:p>
          </table:table-cell>
          <table:table-cell table:number-columns-repeated="16373"/>
        </table:table-row>
        <table:table-row table:style-name="ro7">
          <table:table-cell office:value-type="float" office:value="7772" table:style-name="ce1">
            <text:p>7772</text:p>
          </table:table-cell>
          <table:table-cell office:value-type="string" table:style-name="ce47">
            <text:p><text:s/>3,435.98</text:p>
          </table:table-cell>
          <table:table-cell office:value-type="float" office:value="161.51" table:style-name="ce48">
            <text:p>161,5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3" table:style-name="ce1">
            <text:p>16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Urdesa</text:p>
          </table:table-cell>
          <table:table-cell table:number-columns-repeated="16373"/>
        </table:table-row>
        <table:table-row table:style-name="ro7">
          <table:table-cell office:value-type="float" office:value="7773" table:style-name="ce1">
            <text:p>7773</text:p>
          </table:table-cell>
          <table:table-cell office:value-type="string" table:style-name="ce47">
            <text:p><text:s/>3,482.63</text:p>
          </table:table-cell>
          <table:table-cell office:value-type="float" office:value="46.65" table:style-name="ce48">
            <text:p>46,6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9" table:style-name="ce1">
            <text:p>16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102" table:style-name="ce1">
            <text:p>317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634171-0 :ND:0-634171 Pago liquidacion por repo</text:p>
          </table:table-cell>
          <table:table-cell table:number-columns-repeated="16373"/>
        </table:table-row>
        <table:table-row table:style-name="ro7">
          <table:table-cell office:value-type="float" office:value="7774" table:style-name="ce1">
            <text:p>7774</text:p>
          </table:table-cell>
          <table:table-cell office:value-type="string" table:style-name="ce47">
            <text:p><text:s/>4,921.75</text:p>
          </table:table-cell>
          <table:table-cell office:value-type="float" office:value="1439.12" table:style-name="ce48">
            <text:p>1.439,1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403" table:style-name="ce1">
            <text:p>275403</text:p>
          </table:table-cell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FV 000002557-001005-F# 2557 DIESEL PREMIUM- EXTRA</text:p>
          </table:table-cell>
          <table:table-cell table:number-columns-repeated="16373"/>
        </table:table-row>
        <table:table-row table:style-name="ro7">
          <table:table-cell office:value-type="float" office:value="7775" table:style-name="ce1">
            <text:p>7775</text:p>
          </table:table-cell>
          <table:table-cell office:value-type="string" table:style-name="ce47">
            <text:p><text:s/>6,268.11</text:p>
          </table:table-cell>
          <table:table-cell office:value-type="float" office:value="1346.36" table:style-name="ce48">
            <text:p>1.346,3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003" table:style-name="ce1">
            <text:p>271003</text:p>
          </table:table-cell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FV 000002518-001005-DIESEL PREMIUM- EXTRA CON ETAN</text:p>
          </table:table-cell>
          <table:table-cell table:number-columns-repeated="16373"/>
        </table:table-row>
        <table:table-row table:style-name="ro7">
          <table:table-cell office:value-type="float" office:value="7776" table:style-name="ce1">
            <text:p>7776</text:p>
          </table:table-cell>
          <table:table-cell office:value-type="string" table:style-name="ce47">
            <text:p><text:s/>7,126.63</text:p>
          </table:table-cell>
          <table:table-cell office:value-type="float" office:value="858.52" table:style-name="ce48">
            <text:p>858,5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303" table:style-name="ce1">
            <text:p>2933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FV 000002651-001005-TORREGASI SA F# 2651 DIESEL PR</text:p>
          </table:table-cell>
          <table:table-cell table:number-columns-repeated="16373"/>
        </table:table-row>
        <table:table-row table:style-name="ro7">
          <table:table-cell office:value-type="float" office:value="7777" table:style-name="ce1">
            <text:p>7777</text:p>
          </table:table-cell>
          <table:table-cell office:value-type="string" table:style-name="ce47">
            <text:p><text:s/>7,998.75</text:p>
          </table:table-cell>
          <table:table-cell office:value-type="float" office:value="872.12" table:style-name="ce48">
            <text:p>872,1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503" table:style-name="ce1">
            <text:p>2865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FV 000002606-001005-TORREGASI SA F# 2606 DIESEL PR</text:p>
          </table:table-cell>
          <table:table-cell table:number-columns-repeated="16373"/>
        </table:table-row>
        <table:table-row table:style-name="ro7">
          <table:table-cell office:value-type="float" office:value="7778" table:style-name="ce1">
            <text:p>7778</text:p>
          </table:table-cell>
          <table:table-cell office:value-type="string" table:style-name="ce47">
            <text:p><text:s/>8,199.03</text:p>
          </table:table-cell>
          <table:table-cell office:value-type="float" office:value="200.28" table:style-name="ce48">
            <text:p>200,2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9T00:00:00" table:style-name="ce54">
            <text:p>29/10/2020</text:p>
          </table:table-cell>
          <table:table-cell office:value-type="string" table:style-name="ce1">
            <text:p>Liquidac.gastos de viaje TR# 136 Javier Cornejo Proyecto: Hcda. Sarita 3 Cruce Zapotal - Sta. Elena</text:p>
          </table:table-cell>
          <table:table-cell table:number-columns-repeated="16373"/>
        </table:table-row>
        <table:table-row table:style-name="ro7">
          <table:table-cell office:value-type="float" office:value="7779" table:style-name="ce1">
            <text:p>7779</text:p>
          </table:table-cell>
          <table:table-cell office:value-type="string" table:style-name="ce47">
            <text:p><text:s/>8,384.88</text:p>
          </table:table-cell>
          <table:table-cell office:value-type="float" office:value="185.85" table:style-name="ce48">
            <text:p>185,8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503" table:style-name="ce1">
            <text:p>301503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FV 000002695-001005-TORREGASI SA F# 2695 DIESEL PR</text:p>
          </table:table-cell>
          <table:table-cell table:number-columns-repeated="16373"/>
        </table:table-row>
        <table:table-row table:style-name="ro7">
          <table:table-cell office:value-type="float" office:value="7780" table:style-name="ce1">
            <text:p>7780</text:p>
          </table:table-cell>
          <table:table-cell office:value-type="string" table:style-name="ce47">
            <text:p><text:s/>8,817.75</text:p>
          </table:table-cell>
          <table:table-cell office:value-type="float" office:value="432.87" table:style-name="ce48">
            <text:p>432,87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103" table:style-name="ce1">
            <text:p>308103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FV 000002786-001005-TORREGASI SA F# 2786 DIESEL PR</text:p>
          </table:table-cell>
          <table:table-cell table:number-columns-repeated="16373"/>
        </table:table-row>
        <table:table-row table:style-name="ro8">
          <table:table-cell office:value-type="float" office:value="7782" table:style-name="ce50">
            <text:p>7782</text:p>
          </table:table-cell>
          <table:table-cell office:value-type="string" table:style-name="ce51">
            <text:p>6-1-1-02-01-012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Comisiones y Servicios Bancarios</text:p>
          </table:table-cell>
          <table:table-cell table:number-columns-repeated="7" table:style-name="ce50"/>
          <table:table-cell table:number-columns-repeated="16373"/>
        </table:table-row>
        <table:table-row table:style-name="ro7">
          <table:table-cell office:value-type="float" office:value="7783" table:style-name="ce1">
            <text:p>7783</text:p>
          </table:table-cell>
          <table:table-cell office:value-type="string" table:style-name="ce47">
            <text:p><text:s/>5.70</text:p>
          </table:table-cell>
          <table:table-cell office:value-type="float" office:value="5.7" table:style-name="ce48">
            <text:p>5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6" table:style-name="ce1">
            <text:p>14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2402" table:style-name="ce1">
            <text:p>2624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463418-0 :ND:0-463418 COMISION BANCARIA CARGO M</text:p>
          </table:table-cell>
          <table:table-cell table:number-columns-repeated="16373"/>
        </table:table-row>
        <table:table-row table:style-name="ro7">
          <table:table-cell office:value-type="float" office:value="7784" table:style-name="ce1">
            <text:p>7784</text:p>
          </table:table-cell>
          <table:table-cell office:value-type="string" table:style-name="ce47">
            <text:p><text:s/>20.70</text:p>
          </table:table-cell>
          <table:table-cell office:value-type="float" office:value="15" table:style-name="ce48">
            <text:p>1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75" table:style-name="ce1">
            <text:p>16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TR #3 MACHALA: PO #TS02-2019 - COMPRA DE BOQUILLAS ASPERSORAS, KIT DE REPARACION DE SELLO</text:p>
          </table:table-cell>
          <table:table-cell table:number-columns-repeated="16373"/>
        </table:table-row>
        <table:table-row table:style-name="ro7">
          <table:table-cell office:value-type="float" office:value="7785" table:style-name="ce1">
            <text:p>7785</text:p>
          </table:table-cell>
          <table:table-cell office:value-type="string" table:style-name="ce47">
            <text:p><text:s/>23.22</text:p>
          </table:table-cell>
          <table:table-cell office:value-type="float" office:value="2.52" table:style-name="ce48">
            <text:p>2,5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6" table:style-name="ce1">
            <text:p>14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2602" table:style-name="ce1">
            <text:p>2626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01072020-0 :ND:0-01072020 CARGO MAS IVA EMISION</text:p>
          </table:table-cell>
          <table:table-cell table:number-columns-repeated="16373"/>
        </table:table-row>
        <table:table-row table:style-name="ro7">
          <table:table-cell office:value-type="float" office:value="7786" table:style-name="ce1">
            <text:p>7786</text:p>
          </table:table-cell>
          <table:table-cell office:value-type="string" table:style-name="ce47">
            <text:p><text:s/>25.74</text:p>
          </table:table-cell>
          <table:table-cell office:value-type="float" office:value="2.52" table:style-name="ce48">
            <text:p>2,5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6" table:style-name="ce1">
            <text:p>14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2702" table:style-name="ce1">
            <text:p>2627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0107202001-0 :ND:0-0107202001 CARGO MAS IVA EMI</text:p>
          </table:table-cell>
          <table:table-cell table:number-columns-repeated="16373"/>
        </table:table-row>
        <table:table-row table:style-name="ro7">
          <table:table-cell office:value-type="float" office:value="7787" table:style-name="ce1">
            <text:p>7787</text:p>
          </table:table-cell>
          <table:table-cell office:value-type="string" table:style-name="ce47">
            <text:p><text:s/>28.26</text:p>
          </table:table-cell>
          <table:table-cell office:value-type="float" office:value="2.52" table:style-name="ce48">
            <text:p>2,5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6" table:style-name="ce1">
            <text:p>14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2802" table:style-name="ce1">
            <text:p>2628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010720200-0 :ND:0-010720200 CARGO MAS IVA EMISI</text:p>
          </table:table-cell>
          <table:table-cell table:number-columns-repeated="16373"/>
        </table:table-row>
        <table:table-row table:style-name="ro7">
          <table:table-cell office:value-type="float" office:value="7788" table:style-name="ce1">
            <text:p>7788</text:p>
          </table:table-cell>
          <table:table-cell office:value-type="string" table:style-name="ce47">
            <text:p><text:s/>28.48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002" table:style-name="ce1">
            <text:p>2630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207540-0 :ND:0-207540 CARGO MAS IVA COBRO APORT</text:p>
          </table:table-cell>
          <table:table-cell table:number-columns-repeated="16373"/>
        </table:table-row>
        <table:table-row table:style-name="ro7">
          <table:table-cell office:value-type="float" office:value="7789" table:style-name="ce1">
            <text:p>7789</text:p>
          </table:table-cell>
          <table:table-cell office:value-type="string" table:style-name="ce47">
            <text:p><text:s/>28.70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202" table:style-name="ce1">
            <text:p>2632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207550-0 :ND:0-207550 CARGO MAS IVA COBRO APORT</text:p>
          </table:table-cell>
          <table:table-cell table:number-columns-repeated="16373"/>
        </table:table-row>
        <table:table-row table:style-name="ro7">
          <table:table-cell office:value-type="float" office:value="7790" table:style-name="ce1">
            <text:p>7790</text:p>
          </table:table-cell>
          <table:table-cell office:value-type="string" table:style-name="ce47">
            <text:p><text:s/>28.92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402" table:style-name="ce1">
            <text:p>2634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207560-0 :ND:0-207560 CARGO MAS IVA COBRO APORT</text:p>
          </table:table-cell>
          <table:table-cell table:number-columns-repeated="16373"/>
        </table:table-row>
        <table:table-row table:style-name="ro7">
          <table:table-cell office:value-type="float" office:value="7791" table:style-name="ce1">
            <text:p>7791</text:p>
          </table:table-cell>
          <table:table-cell office:value-type="string" table:style-name="ce47">
            <text:p><text:s/>29.14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602" table:style-name="ce1">
            <text:p>2636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207570-0 :ND:0-207570 CARGO MAS IVA COBRO APORT</text:p>
          </table:table-cell>
          <table:table-cell table:number-columns-repeated="16373"/>
        </table:table-row>
        <table:table-row table:style-name="ro7">
          <table:table-cell office:value-type="float" office:value="7792" table:style-name="ce1">
            <text:p>7792</text:p>
          </table:table-cell>
          <table:table-cell office:value-type="string" table:style-name="ce47">
            <text:p><text:s/>29.36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3802" table:style-name="ce1">
            <text:p>2638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207580-0 :ND:0-207580 CARGO MAS IVA COBRO APORT</text:p>
          </table:table-cell>
          <table:table-cell table:number-columns-repeated="16373"/>
        </table:table-row>
        <table:table-row table:style-name="ro7">
          <table:table-cell office:value-type="float" office:value="7793" table:style-name="ce1">
            <text:p>7793</text:p>
          </table:table-cell>
          <table:table-cell office:value-type="string" table:style-name="ce47">
            <text:p><text:s/>29.58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002" table:style-name="ce1">
            <text:p>2640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207590-0 :ND:0-207590 CARGO MAS IVA COBRO APORT</text:p>
          </table:table-cell>
          <table:table-cell table:number-columns-repeated="16373"/>
        </table:table-row>
        <table:table-row table:style-name="ro7">
          <table:table-cell office:value-type="float" office:value="7794" table:style-name="ce1">
            <text:p>7794</text:p>
          </table:table-cell>
          <table:table-cell office:value-type="string" table:style-name="ce47">
            <text:p><text:s/>29.80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202" table:style-name="ce1">
            <text:p>2642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207600-0 :ND:0-207600 CARGO MAS IVA COBRO APORT</text:p>
          </table:table-cell>
          <table:table-cell table:number-columns-repeated="16373"/>
        </table:table-row>
        <table:table-row table:style-name="ro7">
          <table:table-cell office:value-type="float" office:value="7795" table:style-name="ce1">
            <text:p>7795</text:p>
          </table:table-cell>
          <table:table-cell office:value-type="string" table:style-name="ce47">
            <text:p><text:s/>30.02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402" table:style-name="ce1">
            <text:p>2644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207610-0 :ND:0-207610 CARGO MAS IVA APORTES IES</text:p>
          </table:table-cell>
          <table:table-cell table:number-columns-repeated="16373"/>
        </table:table-row>
        <table:table-row table:style-name="ro7">
          <table:table-cell office:value-type="float" office:value="7796" table:style-name="ce1">
            <text:p>7796</text:p>
          </table:table-cell>
          <table:table-cell office:value-type="string" table:style-name="ce47">
            <text:p><text:s/>30.24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602" table:style-name="ce1">
            <text:p>2646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207620-0 :ND:0-207620 CARGO MAS IVA COBRO IESS</text:p>
          </table:table-cell>
          <table:table-cell table:number-columns-repeated="16373"/>
        </table:table-row>
        <table:table-row table:style-name="ro7">
          <table:table-cell office:value-type="float" office:value="7797" table:style-name="ce1">
            <text:p>7797</text:p>
          </table:table-cell>
          <table:table-cell office:value-type="string" table:style-name="ce47">
            <text:p><text:s/>30.46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4802" table:style-name="ce1">
            <text:p>2648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207630-0 :ND:0-207630 CARGO MAS IVA COBRO APORT</text:p>
          </table:table-cell>
          <table:table-cell table:number-columns-repeated="16373"/>
        </table:table-row>
        <table:table-row table:style-name="ro7">
          <table:table-cell office:value-type="float" office:value="7798" table:style-name="ce1">
            <text:p>7798</text:p>
          </table:table-cell>
          <table:table-cell office:value-type="string" table:style-name="ce47">
            <text:p><text:s/>30.68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002" table:style-name="ce1">
            <text:p>2650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207640-0 :ND:0-207640 CARGO MAS IVA COBRO APORT</text:p>
          </table:table-cell>
          <table:table-cell table:number-columns-repeated="16373"/>
        </table:table-row>
        <table:table-row table:style-name="ro7">
          <table:table-cell office:value-type="float" office:value="7799" table:style-name="ce1">
            <text:p>7799</text:p>
          </table:table-cell>
          <table:table-cell office:value-type="string" table:style-name="ce47">
            <text:p><text:s/>30.90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202" table:style-name="ce1">
            <text:p>2652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42250-0 :ND:0-42250 CARGO MAS IVA COBRO SECTOR</text:p>
          </table:table-cell>
          <table:table-cell table:number-columns-repeated="16373"/>
        </table:table-row>
        <table:table-row table:style-name="ro7">
          <table:table-cell office:value-type="float" office:value="7800" table:style-name="ce1">
            <text:p>7800</text:p>
          </table:table-cell>
          <table:table-cell office:value-type="string" table:style-name="ce47">
            <text:p><text:s/>31.12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402" table:style-name="ce1">
            <text:p>2654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42390-0 :ND:0-42390 CARGO MAS IVA COBRO SECTOR</text:p>
          </table:table-cell>
          <table:table-cell table:number-columns-repeated="16373"/>
        </table:table-row>
        <table:table-row table:style-name="ro7">
          <table:table-cell office:value-type="float" office:value="7801" table:style-name="ce1">
            <text:p>7801</text:p>
          </table:table-cell>
          <table:table-cell office:value-type="string" table:style-name="ce47">
            <text:p><text:s/>36.82</text:p>
          </table:table-cell>
          <table:table-cell office:value-type="float" office:value="5.7" table:style-name="ce48">
            <text:p>5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702" table:style-name="ce1">
            <text:p>2657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682988-0 :ND:0-682988 CARGO MAS IVA PAGO ROLES</text:p>
          </table:table-cell>
          <table:table-cell table:number-columns-repeated="16373"/>
        </table:table-row>
        <table:table-row table:style-name="ro7">
          <table:table-cell office:value-type="float" office:value="7802" table:style-name="ce1">
            <text:p>7802</text:p>
          </table:table-cell>
          <table:table-cell office:value-type="string" table:style-name="ce47">
            <text:p><text:s/>42.52</text:p>
          </table:table-cell>
          <table:table-cell office:value-type="float" office:value="5.7" table:style-name="ce48">
            <text:p>5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802" table:style-name="ce1">
            <text:p>2658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682989-0 :ND:0-682989 CARGO MAS IVA PAGO ROLES</text:p>
          </table:table-cell>
          <table:table-cell table:number-columns-repeated="16373"/>
        </table:table-row>
        <table:table-row table:style-name="ro7">
          <table:table-cell office:value-type="float" office:value="7803" table:style-name="ce1">
            <text:p>7803</text:p>
          </table:table-cell>
          <table:table-cell office:value-type="string" table:style-name="ce47">
            <text:p><text:s/>116.84</text:p>
          </table:table-cell>
          <table:table-cell office:value-type="float" office:value="74.319999999999993" table:style-name="ce48">
            <text:p>74,3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7102" table:style-name="ce1">
            <text:p>2671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17570-0 :ND:0-17570 cargo mas iva por serv. tra</text:p>
          </table:table-cell>
          <table:table-cell table:number-columns-repeated="16373"/>
        </table:table-row>
        <table:table-row table:style-name="ro7">
          <table:table-cell office:value-type="float" office:value="7804" table:style-name="ce1">
            <text:p>7804</text:p>
          </table:table-cell>
          <table:table-cell office:value-type="string" table:style-name="ce47">
            <text:p><text:s/>136.84</text:p>
          </table:table-cell>
          <table:table-cell office:value-type="float" office:value="20" table:style-name="ce48">
            <text:p>2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7302" table:style-name="ce1">
            <text:p>2673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1757000-0 :ND:0-1757000 Gastos exterior por tra</text:p>
          </table:table-cell>
          <table:table-cell table:number-columns-repeated="16373"/>
        </table:table-row>
        <table:table-row table:style-name="ro7">
          <table:table-cell office:value-type="float" office:value="7805" table:style-name="ce1">
            <text:p>7805</text:p>
          </table:table-cell>
          <table:table-cell office:value-type="string" table:style-name="ce47">
            <text:p><text:s/>139.36</text:p>
          </table:table-cell>
          <table:table-cell office:value-type="float" office:value="2.52" table:style-name="ce48">
            <text:p>2,5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66" table:style-name="ce1">
            <text:p>14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2502" table:style-name="ce1">
            <text:p>2625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0107202-0 :ND:0-0107202 CARGO MAS IVA EMISION R</text:p>
          </table:table-cell>
          <table:table-cell table:number-columns-repeated="16373"/>
        </table:table-row>
        <table:table-row table:style-name="ro7">
          <table:table-cell office:value-type="float" office:value="7806" table:style-name="ce1">
            <text:p>7806</text:p>
          </table:table-cell>
          <table:table-cell office:value-type="string" table:style-name="ce47">
            <text:p><text:s/>145.06</text:p>
          </table:table-cell>
          <table:table-cell office:value-type="float" office:value="5.7" table:style-name="ce48">
            <text:p>5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3902" table:style-name="ce1">
            <text:p>2739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D 5947250-0 :ND:0-5947250 CARGO MAS IVA PAGO ROLE</text:p>
          </table:table-cell>
          <table:table-cell table:number-columns-repeated="16373"/>
        </table:table-row>
        <table:table-row table:style-name="ro7">
          <table:table-cell office:value-type="float" office:value="7807" table:style-name="ce1">
            <text:p>7807</text:p>
          </table:table-cell>
          <table:table-cell office:value-type="string" table:style-name="ce47">
            <text:p><text:s/>144.84</text:p>
          </table:table-cell>
          <table:table-cell office:value-type="float" office:value="0" table:style-name="ce48">
            <text:p>-<text:s/></text:p>
          </table:table-cell>
          <table:table-cell office:value-type="float" office:value="0.22" table:style-name="ce48">
            <text:p>0,22<text:s/></text:p>
          </table:table-cell>
          <table:table-cell table:style-name="ce1"/>
          <table:table-cell office:value-type="float" office:value="1516" table:style-name="ce1">
            <text:p>15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702" table:style-name="ce1">
            <text:p>2767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C 306955-0 :NC:0-306955 ORDEN DE COBRO IESS</text:p>
          </table:table-cell>
          <table:table-cell table:number-columns-repeated="16373"/>
        </table:table-row>
        <table:table-row table:style-name="ro7">
          <table:table-cell office:value-type="float" office:value="7808" table:style-name="ce1">
            <text:p>7808</text:p>
          </table:table-cell>
          <table:table-cell office:value-type="string" table:style-name="ce47">
            <text:p><text:s/>145.06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202" table:style-name="ce1">
            <text:p>2742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D 3677-0 :ND:0-3677 Cargo mas Iva, cobro sector p</text:p>
          </table:table-cell>
          <table:table-cell table:number-columns-repeated="16373"/>
        </table:table-row>
        <table:table-row table:style-name="ro7">
          <table:table-cell office:value-type="float" office:value="7809" table:style-name="ce1">
            <text:p>7809</text:p>
          </table:table-cell>
          <table:table-cell office:value-type="string" table:style-name="ce47">
            <text:p><text:s/>145.28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502" table:style-name="ce1">
            <text:p>2745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D 36690-0 :ND:0-36690 Cargo mas iva, cobro sector</text:p>
          </table:table-cell>
          <table:table-cell table:number-columns-repeated="16373"/>
        </table:table-row>
        <table:table-row table:style-name="ro7">
          <table:table-cell office:value-type="float" office:value="7810" table:style-name="ce1">
            <text:p>7810</text:p>
          </table:table-cell>
          <table:table-cell office:value-type="string" table:style-name="ce47">
            <text:p><text:s/>145.50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702" table:style-name="ce1">
            <text:p>2747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D 197970-0 :ND:0-197970 Cargo mas iva, cobro sect</text:p>
          </table:table-cell>
          <table:table-cell table:number-columns-repeated="16373"/>
        </table:table-row>
        <table:table-row table:style-name="ro7">
          <table:table-cell office:value-type="float" office:value="7811" table:style-name="ce1">
            <text:p>7811</text:p>
          </table:table-cell>
          <table:table-cell office:value-type="string" table:style-name="ce47">
            <text:p><text:s/>145.72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002" table:style-name="ce1">
            <text:p>2750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D 019798-0 :ND:0-019798 CARGO MAS IVA COBRO APORT</text:p>
          </table:table-cell>
          <table:table-cell table:number-columns-repeated="16373"/>
        </table:table-row>
        <table:table-row table:style-name="ro7">
          <table:table-cell office:value-type="float" office:value="7812" table:style-name="ce1">
            <text:p>7812</text:p>
          </table:table-cell>
          <table:table-cell office:value-type="string" table:style-name="ce47">
            <text:p><text:s/>145.94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202" table:style-name="ce1">
            <text:p>2752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D 019800-0 :ND:0-019800 CARGO MAS IVA COBRO APORT</text:p>
          </table:table-cell>
          <table:table-cell table:number-columns-repeated="16373"/>
        </table:table-row>
        <table:table-row table:style-name="ro7">
          <table:table-cell office:value-type="float" office:value="7813" table:style-name="ce1">
            <text:p>7813</text:p>
          </table:table-cell>
          <table:table-cell office:value-type="string" table:style-name="ce47">
            <text:p><text:s/>148.94</text:p>
          </table:table-cell>
          <table:table-cell office:value-type="float" office:value="3" table:style-name="ce48">
            <text:p>3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302" table:style-name="ce1">
            <text:p>2753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D 8460-0 :ND:0-8460 CARGA MAS IVA CONSID. CHEQUE</text:p>
          </table:table-cell>
          <table:table-cell table:number-columns-repeated="16373"/>
        </table:table-row>
        <table:table-row table:style-name="ro7">
          <table:table-cell office:value-type="float" office:value="7814" table:style-name="ce1">
            <text:p>7814</text:p>
          </table:table-cell>
          <table:table-cell office:value-type="string" table:style-name="ce47">
            <text:p><text:s/>151.94</text:p>
          </table:table-cell>
          <table:table-cell office:value-type="float" office:value="3" table:style-name="ce48">
            <text:p>3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402" table:style-name="ce1">
            <text:p>2754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D 8470-0 :ND:0-8470 CARGO MAS IVA CONSID.CHEQUE C</text:p>
          </table:table-cell>
          <table:table-cell table:number-columns-repeated="16373"/>
        </table:table-row>
        <table:table-row table:style-name="ro7">
          <table:table-cell office:value-type="float" office:value="7815" table:style-name="ce1">
            <text:p>7815</text:p>
          </table:table-cell>
          <table:table-cell office:value-type="string" table:style-name="ce47">
            <text:p><text:s/>151.97</text:p>
          </table:table-cell>
          <table:table-cell office:value-type="float" office:value="0.03" table:style-name="ce48">
            <text:p>0,0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502" table:style-name="ce1">
            <text:p>2755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D 63490-0 :ND:0-63490 CONTRIB. PARA FINANCIAMIENT</text:p>
          </table:table-cell>
          <table:table-cell table:number-columns-repeated="16373"/>
        </table:table-row>
        <table:table-row table:style-name="ro7">
          <table:table-cell office:value-type="float" office:value="7816" table:style-name="ce1">
            <text:p>7816</text:p>
          </table:table-cell>
          <table:table-cell office:value-type="string" table:style-name="ce47">
            <text:p><text:s/>152.83</text:p>
          </table:table-cell>
          <table:table-cell office:value-type="float" office:value="0.86" table:style-name="ce48">
            <text:p>0,8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602" table:style-name="ce1">
            <text:p>2756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D 063490-0 :ND:0-063490 INTERESES DE SOBREGIROS/U</text:p>
          </table:table-cell>
          <table:table-cell table:number-columns-repeated="16373"/>
        </table:table-row>
        <table:table-row table:style-name="ro7">
          <table:table-cell office:value-type="float" office:value="7817" table:style-name="ce1">
            <text:p>7817</text:p>
          </table:table-cell>
          <table:table-cell office:value-type="string" table:style-name="ce47">
            <text:p><text:s/>152.61</text:p>
          </table:table-cell>
          <table:table-cell office:value-type="float" office:value="0" table:style-name="ce48">
            <text:p>-<text:s/></text:p>
          </table:table-cell>
          <table:table-cell office:value-type="float" office:value="0.22" table:style-name="ce48">
            <text:p>0,22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702" table:style-name="ce1">
            <text:p>2757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C 305591-0 :NC:0-305591 ORDEN COBRO IESS</text:p>
          </table:table-cell>
          <table:table-cell table:number-columns-repeated="16373"/>
        </table:table-row>
        <table:table-row table:style-name="ro7">
          <table:table-cell office:value-type="float" office:value="7818" table:style-name="ce1">
            <text:p>7818</text:p>
          </table:table-cell>
          <table:table-cell office:value-type="string" table:style-name="ce47">
            <text:p><text:s/>152.39</text:p>
          </table:table-cell>
          <table:table-cell office:value-type="float" office:value="0" table:style-name="ce48">
            <text:p>-<text:s/></text:p>
          </table:table-cell>
          <table:table-cell office:value-type="float" office:value="0.22" table:style-name="ce48">
            <text:p>0,22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802" table:style-name="ce1">
            <text:p>2758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C 305596-0 :NC:0-305596 ORDEN DE COBRO IESS</text:p>
          </table:table-cell>
          <table:table-cell table:number-columns-repeated="16373"/>
        </table:table-row>
        <table:table-row table:style-name="ro7">
          <table:table-cell office:value-type="float" office:value="7819" table:style-name="ce1">
            <text:p>7819</text:p>
          </table:table-cell>
          <table:table-cell office:value-type="string" table:style-name="ce47">
            <text:p><text:s/>152.17</text:p>
          </table:table-cell>
          <table:table-cell office:value-type="float" office:value="0" table:style-name="ce48">
            <text:p>-<text:s/></text:p>
          </table:table-cell>
          <table:table-cell office:value-type="float" office:value="0.22" table:style-name="ce48">
            <text:p>0,22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5902" table:style-name="ce1">
            <text:p>2759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C 305601-0 :NC:0-305601 ORDEN DE COBRO IESS</text:p>
          </table:table-cell>
          <table:table-cell table:number-columns-repeated="16373"/>
        </table:table-row>
        <table:table-row table:style-name="ro7">
          <table:table-cell office:value-type="float" office:value="7820" table:style-name="ce1">
            <text:p>7820</text:p>
          </table:table-cell>
          <table:table-cell office:value-type="string" table:style-name="ce47">
            <text:p><text:s/>151.95</text:p>
          </table:table-cell>
          <table:table-cell office:value-type="float" office:value="0" table:style-name="ce48">
            <text:p>-<text:s/></text:p>
          </table:table-cell>
          <table:table-cell office:value-type="float" office:value="0.22" table:style-name="ce48">
            <text:p>0,22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002" table:style-name="ce1">
            <text:p>2760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C 305606-0 :NC:0-305606 ORDEN COBRO IESS</text:p>
          </table:table-cell>
          <table:table-cell table:number-columns-repeated="16373"/>
        </table:table-row>
        <table:table-row table:style-name="ro7">
          <table:table-cell office:value-type="float" office:value="7821" table:style-name="ce1">
            <text:p>7821</text:p>
          </table:table-cell>
          <table:table-cell office:value-type="string" table:style-name="ce47">
            <text:p><text:s/>151.73</text:p>
          </table:table-cell>
          <table:table-cell office:value-type="float" office:value="0" table:style-name="ce48">
            <text:p>-<text:s/></text:p>
          </table:table-cell>
          <table:table-cell office:value-type="float" office:value="0.22" table:style-name="ce48">
            <text:p>0,22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102" table:style-name="ce1">
            <text:p>2761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C 305619-0 :NC:0-305619 ORDEN COBRO IESS</text:p>
          </table:table-cell>
          <table:table-cell table:number-columns-repeated="16373"/>
        </table:table-row>
        <table:table-row table:style-name="ro7">
          <table:table-cell office:value-type="float" office:value="7822" table:style-name="ce1">
            <text:p>7822</text:p>
          </table:table-cell>
          <table:table-cell office:value-type="string" table:style-name="ce47">
            <text:p><text:s/>151.51</text:p>
          </table:table-cell>
          <table:table-cell office:value-type="float" office:value="0" table:style-name="ce48">
            <text:p>-<text:s/></text:p>
          </table:table-cell>
          <table:table-cell office:value-type="float" office:value="0.22" table:style-name="ce48">
            <text:p>0,22<text:s/>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202" table:style-name="ce1">
            <text:p>2762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C 305626-0 :NC:0-305626 ORDEN DE COBRO IESS</text:p>
          </table:table-cell>
          <table:table-cell table:number-columns-repeated="16373"/>
        </table:table-row>
        <table:table-row table:style-name="ro7">
          <table:table-cell office:value-type="float" office:value="7823" table:style-name="ce1">
            <text:p>7823</text:p>
          </table:table-cell>
          <table:table-cell office:value-type="string" table:style-name="ce47">
            <text:p><text:s/>151.29</text:p>
          </table:table-cell>
          <table:table-cell office:value-type="float" office:value="0" table:style-name="ce48">
            <text:p>-<text:s/></text:p>
          </table:table-cell>
          <table:table-cell office:value-type="float" office:value="0.22" table:style-name="ce48">
            <text:p>0,22<text:s/></text:p>
          </table:table-cell>
          <table:table-cell table:style-name="ce1"/>
          <table:table-cell office:value-type="float" office:value="1516" table:style-name="ce1">
            <text:p>15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302" table:style-name="ce1">
            <text:p>2763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C 305631-0 :NC:0-305631 ORDEN DE COBRO IESS</text:p>
          </table:table-cell>
          <table:table-cell table:number-columns-repeated="16373"/>
        </table:table-row>
        <table:table-row table:style-name="ro7">
          <table:table-cell office:value-type="float" office:value="7824" table:style-name="ce1">
            <text:p>7824</text:p>
          </table:table-cell>
          <table:table-cell office:value-type="string" table:style-name="ce47">
            <text:p><text:s/>151.07</text:p>
          </table:table-cell>
          <table:table-cell office:value-type="float" office:value="0" table:style-name="ce48">
            <text:p>-<text:s/></text:p>
          </table:table-cell>
          <table:table-cell office:value-type="float" office:value="0.22" table:style-name="ce48">
            <text:p>0,22<text:s/></text:p>
          </table:table-cell>
          <table:table-cell table:style-name="ce1"/>
          <table:table-cell office:value-type="float" office:value="1516" table:style-name="ce1">
            <text:p>15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402" table:style-name="ce1">
            <text:p>2764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C 305644-0 :NC:0-305644 ORDEN DE COBRO IESS</text:p>
          </table:table-cell>
          <table:table-cell table:number-columns-repeated="16373"/>
        </table:table-row>
        <table:table-row table:style-name="ro7">
          <table:table-cell office:value-type="float" office:value="7825" table:style-name="ce1">
            <text:p>7825</text:p>
          </table:table-cell>
          <table:table-cell office:value-type="string" table:style-name="ce47">
            <text:p><text:s/>150.85</text:p>
          </table:table-cell>
          <table:table-cell office:value-type="float" office:value="0" table:style-name="ce48">
            <text:p>-<text:s/></text:p>
          </table:table-cell>
          <table:table-cell office:value-type="float" office:value="0.22" table:style-name="ce48">
            <text:p>0,22<text:s/></text:p>
          </table:table-cell>
          <table:table-cell table:style-name="ce1"/>
          <table:table-cell office:value-type="float" office:value="1516" table:style-name="ce1">
            <text:p>15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502" table:style-name="ce1">
            <text:p>2765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C 305662-0 :NC:0-305662 ORDEN DE COBRO IESS</text:p>
          </table:table-cell>
          <table:table-cell table:number-columns-repeated="16373"/>
        </table:table-row>
        <table:table-row table:style-name="ro7">
          <table:table-cell office:value-type="float" office:value="7826" table:style-name="ce1">
            <text:p>7826</text:p>
          </table:table-cell>
          <table:table-cell office:value-type="string" table:style-name="ce47">
            <text:p><text:s/>150.63</text:p>
          </table:table-cell>
          <table:table-cell office:value-type="float" office:value="0" table:style-name="ce48">
            <text:p>-<text:s/></text:p>
          </table:table-cell>
          <table:table-cell office:value-type="float" office:value="0.22" table:style-name="ce48">
            <text:p>0,22<text:s/></text:p>
          </table:table-cell>
          <table:table-cell table:style-name="ce1"/>
          <table:table-cell office:value-type="float" office:value="1516" table:style-name="ce1">
            <text:p>15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6602" table:style-name="ce1">
            <text:p>2766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C 306944-0 :NC:0-306944 ORDEN DE COBRO IESS</text:p>
          </table:table-cell>
          <table:table-cell table:number-columns-repeated="16373"/>
        </table:table-row>
        <table:table-row table:style-name="ro7">
          <table:table-cell office:value-type="float" office:value="7827" table:style-name="ce1">
            <text:p>7827</text:p>
          </table:table-cell>
          <table:table-cell office:value-type="string" table:style-name="ce47">
            <text:p><text:s/>156.33</text:p>
          </table:table-cell>
          <table:table-cell office:value-type="float" office:value="5.7" table:style-name="ce48">
            <text:p>5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102" table:style-name="ce1">
            <text:p>2741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ND 390204-0 :ND:0-390204 Cargo mas iva por pago de</text:p>
          </table:table-cell>
          <table:table-cell table:number-columns-repeated="16373"/>
        </table:table-row>
        <table:table-row table:style-name="ro7">
          <table:table-cell office:value-type="float" office:value="7828" table:style-name="ce1">
            <text:p>7828</text:p>
          </table:table-cell>
          <table:table-cell office:value-type="string" table:style-name="ce47">
            <text:p><text:s/>162.03</text:p>
          </table:table-cell>
          <table:table-cell office:value-type="float" office:value="5.7" table:style-name="ce48">
            <text:p>5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0" table:style-name="ce1">
            <text:p>15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7002" table:style-name="ce1">
            <text:p>2770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719911-0 :ND:0-719911 CARGO MAS IVA PAGO DE ROL</text:p>
          </table:table-cell>
          <table:table-cell table:number-columns-repeated="16373"/>
        </table:table-row>
        <table:table-row table:style-name="ro7">
          <table:table-cell office:value-type="float" office:value="7829" table:style-name="ce1">
            <text:p>7829</text:p>
          </table:table-cell>
          <table:table-cell office:value-type="string" table:style-name="ce47">
            <text:p><text:s/>162.25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6" table:style-name="ce1">
            <text:p>15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9602" table:style-name="ce1">
            <text:p>2896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277002-0 :ND:0-277002 CARGO MAS IVA COBRO APORT</text:p>
          </table:table-cell>
          <table:table-cell table:number-columns-repeated="16373"/>
        </table:table-row>
        <table:table-row table:style-name="ro7">
          <table:table-cell office:value-type="float" office:value="7830" table:style-name="ce1">
            <text:p>7830</text:p>
          </table:table-cell>
          <table:table-cell office:value-type="string" table:style-name="ce47">
            <text:p><text:s/>162.47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3802" table:style-name="ce1">
            <text:p>2838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018662-0 :ND:0-018662 CARGO MAS IVA COBRO APORT</text:p>
          </table:table-cell>
          <table:table-cell table:number-columns-repeated="16373"/>
        </table:table-row>
        <table:table-row table:style-name="ro7">
          <table:table-cell office:value-type="float" office:value="7831" table:style-name="ce1">
            <text:p>7831</text:p>
          </table:table-cell>
          <table:table-cell office:value-type="string" table:style-name="ce47">
            <text:p><text:s/>162.69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4002" table:style-name="ce1">
            <text:p>2840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018663-0 :ND:0-018663 CARGO MAS IVA COBRO APORT</text:p>
          </table:table-cell>
          <table:table-cell table:number-columns-repeated="16373"/>
        </table:table-row>
        <table:table-row table:style-name="ro7">
          <table:table-cell office:value-type="float" office:value="7832" table:style-name="ce1">
            <text:p>7832</text:p>
          </table:table-cell>
          <table:table-cell office:value-type="string" table:style-name="ce47">
            <text:p><text:s/>162.91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4202" table:style-name="ce1">
            <text:p>2842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018664-0 :ND:0-018664 CARGO MAS IVA APORTE IESS</text:p>
          </table:table-cell>
          <table:table-cell table:number-columns-repeated="16373"/>
        </table:table-row>
        <table:table-row table:style-name="ro7">
          <table:table-cell office:value-type="float" office:value="7833" table:style-name="ce1">
            <text:p>7833</text:p>
          </table:table-cell>
          <table:table-cell office:value-type="string" table:style-name="ce47">
            <text:p><text:s/>163.13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002" table:style-name="ce1">
            <text:p>2870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018665-0 :ND:0-018665 CARGO MAS IVA COBRO APORT</text:p>
          </table:table-cell>
          <table:table-cell table:number-columns-repeated="16373"/>
        </table:table-row>
        <table:table-row table:style-name="ro7">
          <table:table-cell office:value-type="float" office:value="7834" table:style-name="ce1">
            <text:p>7834</text:p>
          </table:table-cell>
          <table:table-cell office:value-type="string" table:style-name="ce47">
            <text:p><text:s/>163.35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202" table:style-name="ce1">
            <text:p>2872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18666-0 :ND:0-18666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35" table:style-name="ce1">
            <text:p>7835</text:p>
          </table:table-cell>
          <table:table-cell office:value-type="string" table:style-name="ce47">
            <text:p><text:s/>163.57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402" table:style-name="ce1">
            <text:p>2874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18667-0 :ND:0-18667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36" table:style-name="ce1">
            <text:p>7836</text:p>
          </table:table-cell>
          <table:table-cell office:value-type="string" table:style-name="ce47">
            <text:p><text:s/>163.79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602" table:style-name="ce1">
            <text:p>2876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18668-0 :ND:0-18668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37" table:style-name="ce1">
            <text:p>7837</text:p>
          </table:table-cell>
          <table:table-cell office:value-type="string" table:style-name="ce47">
            <text:p><text:s/>164.01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902" table:style-name="ce1">
            <text:p>2879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3674-0 :ND:0-3674 CARGO MAS IVA COBRO SECTOR PU</text:p>
          </table:table-cell>
          <table:table-cell table:number-columns-repeated="16373"/>
        </table:table-row>
        <table:table-row table:style-name="ro7">
          <table:table-cell office:value-type="float" office:value="7838" table:style-name="ce1">
            <text:p>7838</text:p>
          </table:table-cell>
          <table:table-cell office:value-type="string" table:style-name="ce47">
            <text:p><text:s/>164.91</text:p>
          </table:table-cell>
          <table:table-cell office:value-type="float" office:value="0.9" table:style-name="ce48">
            <text:p>0,9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102" table:style-name="ce1">
            <text:p>2881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13564-0 :ND:0-13564 CARGO MAS IVA PAGO DE ROLES</text:p>
          </table:table-cell>
          <table:table-cell table:number-columns-repeated="16373"/>
        </table:table-row>
        <table:table-row table:style-name="ro7">
          <table:table-cell office:value-type="float" office:value="7839" table:style-name="ce1">
            <text:p>7839</text:p>
          </table:table-cell>
          <table:table-cell office:value-type="string" table:style-name="ce47">
            <text:p><text:s/>167.43</text:p>
          </table:table-cell>
          <table:table-cell office:value-type="float" office:value="2.52" table:style-name="ce48">
            <text:p>2,5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302" table:style-name="ce1">
            <text:p>2883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0113202003-0 :ND:0-0113202003 CARGO MAS IVA EMI</text:p>
          </table:table-cell>
          <table:table-cell table:number-columns-repeated="16373"/>
        </table:table-row>
        <table:table-row table:style-name="ro7">
          <table:table-cell office:value-type="float" office:value="7840" table:style-name="ce1">
            <text:p>7840</text:p>
          </table:table-cell>
          <table:table-cell office:value-type="string" table:style-name="ce47">
            <text:p><text:s/>169.95</text:p>
          </table:table-cell>
          <table:table-cell office:value-type="float" office:value="2.52" table:style-name="ce48">
            <text:p>2,5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402" table:style-name="ce1">
            <text:p>2884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0113202003-1 :ND:1-0113202003 CARGO MAS IVA EMI</text:p>
          </table:table-cell>
          <table:table-cell table:number-columns-repeated="16373"/>
        </table:table-row>
        <table:table-row table:style-name="ro7">
          <table:table-cell office:value-type="float" office:value="7841" table:style-name="ce1">
            <text:p>7841</text:p>
          </table:table-cell>
          <table:table-cell office:value-type="string" table:style-name="ce47">
            <text:p><text:s/>172.47</text:p>
          </table:table-cell>
          <table:table-cell office:value-type="float" office:value="2.52" table:style-name="ce48">
            <text:p>2,5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502" table:style-name="ce1">
            <text:p>2885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0113202003-2 :ND:2-0113202003 CARGO MAS IVA EMI</text:p>
          </table:table-cell>
          <table:table-cell table:number-columns-repeated="16373"/>
        </table:table-row>
        <table:table-row table:style-name="ro7">
          <table:table-cell office:value-type="float" office:value="7842" table:style-name="ce1">
            <text:p>7842</text:p>
          </table:table-cell>
          <table:table-cell office:value-type="string" table:style-name="ce47">
            <text:p><text:s/>174.99</text:p>
          </table:table-cell>
          <table:table-cell office:value-type="float" office:value="2.52" table:style-name="ce48">
            <text:p>2,5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602" table:style-name="ce1">
            <text:p>2886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0113202003-3 :ND:3-0113202003 CARGO MAS IVA EMI</text:p>
          </table:table-cell>
          <table:table-cell table:number-columns-repeated="16373"/>
        </table:table-row>
        <table:table-row table:style-name="ro7">
          <table:table-cell office:value-type="float" office:value="7843" table:style-name="ce1">
            <text:p>7843</text:p>
          </table:table-cell>
          <table:table-cell office:value-type="string" table:style-name="ce47">
            <text:p><text:s/>180.69</text:p>
          </table:table-cell>
          <table:table-cell office:value-type="float" office:value="5.7" table:style-name="ce48">
            <text:p>5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702" table:style-name="ce1">
            <text:p>2887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18446-0 :ND:0-18446 CARGO MAS IVA PAGO DE ROLES</text:p>
          </table:table-cell>
          <table:table-cell table:number-columns-repeated="16373"/>
        </table:table-row>
        <table:table-row table:style-name="ro7">
          <table:table-cell office:value-type="float" office:value="7844" table:style-name="ce1">
            <text:p>7844</text:p>
          </table:table-cell>
          <table:table-cell office:value-type="string" table:style-name="ce47">
            <text:p><text:s/>186.39</text:p>
          </table:table-cell>
          <table:table-cell office:value-type="float" office:value="5.7" table:style-name="ce48">
            <text:p>5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902" table:style-name="ce1">
            <text:p>2889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293562-0 :ND:0-293562 CARGO MAS IVA PAGO DE ROL</text:p>
          </table:table-cell>
          <table:table-cell table:number-columns-repeated="16373"/>
        </table:table-row>
        <table:table-row table:style-name="ro7">
          <table:table-cell office:value-type="float" office:value="7845" table:style-name="ce1">
            <text:p>7845</text:p>
          </table:table-cell>
          <table:table-cell office:value-type="string" table:style-name="ce47">
            <text:p><text:s/>180.69</text:p>
          </table:table-cell>
          <table:table-cell office:value-type="float" office:value="0" table:style-name="ce48">
            <text:p>-<text:s/></text:p>
          </table:table-cell>
          <table:table-cell office:value-type="float" office:value="5.7" table:style-name="ce48">
            <text:p>5,70<text:s/></text:p>
          </table:table-cell>
          <table:table-cell table:style-name="ce1"/>
          <table:table-cell office:value-type="float" office:value="1526" table:style-name="ce1">
            <text:p>15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9502" table:style-name="ce1">
            <text:p>2895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C 719911-0 :NC:0-719911 REVERSO DE ND TRANSACCION</text:p>
          </table:table-cell>
          <table:table-cell table:number-columns-repeated="16373"/>
        </table:table-row>
        <table:table-row table:style-name="ro7">
          <table:table-cell office:value-type="float" office:value="7846" table:style-name="ce1">
            <text:p>7846</text:p>
          </table:table-cell>
          <table:table-cell office:value-type="string" table:style-name="ce47">
            <text:p><text:s/>186.39</text:p>
          </table:table-cell>
          <table:table-cell office:value-type="float" office:value="5.7" table:style-name="ce48">
            <text:p>5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3602" table:style-name="ce1">
            <text:p>2836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ND 7199110-0 :ND:0-7199110 CARGO MAS IVA PAGO ROLE</text:p>
          </table:table-cell>
          <table:table-cell table:number-columns-repeated="16373"/>
        </table:table-row>
        <table:table-row table:style-name="ro7">
          <table:table-cell office:value-type="float" office:value="7847" table:style-name="ce1">
            <text:p>7847</text:p>
          </table:table-cell>
          <table:table-cell office:value-type="string" table:style-name="ce47">
            <text:p><text:s/>191.79</text:p>
          </table:table-cell>
          <table:table-cell office:value-type="float" office:value="5.4" table:style-name="ce48">
            <text:p>5,4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9802" table:style-name="ce1">
            <text:p>2898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2364-0 :ND:0-52364 CARGO MAS IVA PAGO DE ROLES</text:p>
          </table:table-cell>
          <table:table-cell table:number-columns-repeated="16373"/>
        </table:table-row>
        <table:table-row table:style-name="ro7">
          <table:table-cell office:value-type="float" office:value="7848" table:style-name="ce1">
            <text:p>7848</text:p>
          </table:table-cell>
          <table:table-cell office:value-type="string" table:style-name="ce47">
            <text:p><text:s/>192.09</text:p>
          </table:table-cell>
          <table:table-cell office:value-type="float" office:value="0.3" table:style-name="ce48">
            <text:p>0,3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9902" table:style-name="ce1">
            <text:p>2899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93467-0 :ND:0-593467 CARGO MAS IVA PAGO DE ROL</text:p>
          </table:table-cell>
          <table:table-cell table:number-columns-repeated="16373"/>
        </table:table-row>
        <table:table-row table:style-name="ro7">
          <table:table-cell office:value-type="float" office:value="7849" table:style-name="ce1">
            <text:p>7849</text:p>
          </table:table-cell>
          <table:table-cell office:value-type="string" table:style-name="ce47">
            <text:p><text:s/>192.31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102" table:style-name="ce1">
            <text:p>2901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703-0 :ND:0-5703 CARGO MAS IVA COBRO SECTOR PU</text:p>
          </table:table-cell>
          <table:table-cell table:number-columns-repeated="16373"/>
        </table:table-row>
        <table:table-row table:style-name="ro7">
          <table:table-cell office:value-type="float" office:value="7850" table:style-name="ce1">
            <text:p>7850</text:p>
          </table:table-cell>
          <table:table-cell office:value-type="string" table:style-name="ce47">
            <text:p><text:s/>192.53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302" table:style-name="ce1">
            <text:p>2903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5729-0 :ND:0-5729 CARGO MAS IVA COBRO SECTOR PU</text:p>
          </table:table-cell>
          <table:table-cell table:number-columns-repeated="16373"/>
        </table:table-row>
        <table:table-row table:style-name="ro7">
          <table:table-cell office:value-type="float" office:value="7851" table:style-name="ce1">
            <text:p>7851</text:p>
          </table:table-cell>
          <table:table-cell office:value-type="string" table:style-name="ce47">
            <text:p><text:s/>192.75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502" table:style-name="ce1">
            <text:p>2905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19277-0 :ND:0-19277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52" table:style-name="ce1">
            <text:p>7852</text:p>
          </table:table-cell>
          <table:table-cell office:value-type="string" table:style-name="ce47">
            <text:p><text:s/>192.97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702" table:style-name="ce1">
            <text:p>2907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19278-0 :ND:0-19278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53" table:style-name="ce1">
            <text:p>7853</text:p>
          </table:table-cell>
          <table:table-cell office:value-type="string" table:style-name="ce47">
            <text:p><text:s/>193.19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202" table:style-name="ce1">
            <text:p>2922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8091-0 :ND:0-8091 CARGO MAS IVA COBRO SECTOR PU</text:p>
          </table:table-cell>
          <table:table-cell table:number-columns-repeated="16373"/>
        </table:table-row>
        <table:table-row table:style-name="ro7">
          <table:table-cell office:value-type="float" office:value="7854" table:style-name="ce1">
            <text:p>7854</text:p>
          </table:table-cell>
          <table:table-cell office:value-type="string" table:style-name="ce47">
            <text:p><text:s/>193.41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102" table:style-name="ce1">
            <text:p>2911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19280-0 :ND:0-19280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55" table:style-name="ce1">
            <text:p>7855</text:p>
          </table:table-cell>
          <table:table-cell office:value-type="string" table:style-name="ce47">
            <text:p><text:s/>193.63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302" table:style-name="ce1">
            <text:p>2913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19281-0 :ND:0-19281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56" table:style-name="ce1">
            <text:p>7856</text:p>
          </table:table-cell>
          <table:table-cell office:value-type="string" table:style-name="ce47">
            <text:p><text:s/>193.85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402" table:style-name="ce1">
            <text:p>2914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19282-0 :ND:0-19282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57" table:style-name="ce1">
            <text:p>7857</text:p>
          </table:table-cell>
          <table:table-cell office:value-type="string" table:style-name="ce47">
            <text:p><text:s/>194.07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702" table:style-name="ce1">
            <text:p>2917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19283-0 :ND:0-19283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58" table:style-name="ce1">
            <text:p>7858</text:p>
          </table:table-cell>
          <table:table-cell office:value-type="string" table:style-name="ce47">
            <text:p><text:s/>198.27</text:p>
          </table:table-cell>
          <table:table-cell office:value-type="float" office:value="4.2" table:style-name="ce48">
            <text:p>4,2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1902" table:style-name="ce1">
            <text:p>2919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967962-0 :ND:0-967962 CARGO MAS IVA PAGO DE ROL</text:p>
          </table:table-cell>
          <table:table-cell table:number-columns-repeated="16373"/>
        </table:table-row>
        <table:table-row table:style-name="ro7">
          <table:table-cell office:value-type="float" office:value="7859" table:style-name="ce1">
            <text:p>7859</text:p>
          </table:table-cell>
          <table:table-cell office:value-type="string" table:style-name="ce47">
            <text:p><text:s/>198.49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002" table:style-name="ce1">
            <text:p>2920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15318361-0 :ND:0-15318361 CARGO MAS IVA TRANSFE</text:p>
          </table:table-cell>
          <table:table-cell table:number-columns-repeated="16373"/>
        </table:table-row>
        <table:table-row table:style-name="ro7">
          <table:table-cell office:value-type="float" office:value="7860" table:style-name="ce1">
            <text:p>7860</text:p>
          </table:table-cell>
          <table:table-cell office:value-type="string" table:style-name="ce47">
            <text:p><text:s/>198.71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902" table:style-name="ce1">
            <text:p>2909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D 19279-0 :ND:0-19279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61" table:style-name="ce1">
            <text:p>7861</text:p>
          </table:table-cell>
          <table:table-cell office:value-type="string" table:style-name="ce47">
            <text:p><text:s/>202.91</text:p>
          </table:table-cell>
          <table:table-cell office:value-type="float" office:value="4.2" table:style-name="ce48">
            <text:p>4,2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502" table:style-name="ce1">
            <text:p>2925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350793-0 :ND:0-350793 CARGO MAS IVA PAGO DE ROL</text:p>
          </table:table-cell>
          <table:table-cell table:number-columns-repeated="16373"/>
        </table:table-row>
        <table:table-row table:style-name="ro7">
          <table:table-cell office:value-type="float" office:value="7862" table:style-name="ce1">
            <text:p>7862</text:p>
          </table:table-cell>
          <table:table-cell office:value-type="string" table:style-name="ce47">
            <text:p><text:s/>198.07</text:p>
          </table:table-cell>
          <table:table-cell office:value-type="float" office:value="0" table:style-name="ce48">
            <text:p>-<text:s/></text:p>
          </table:table-cell>
          <table:table-cell office:value-type="float" office:value="4.84" table:style-name="ce48">
            <text:p>4,84<text:s/></text:p>
          </table:table-cell>
          <table:table-cell table:style-name="ce1"/>
          <table:table-cell office:value-type="float" office:value="1654" table:style-name="ce1">
            <text:p>16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/DÉBITO #295102: RECLASIFICACIÓN</text:p>
          </table:table-cell>
          <table:table-cell table:number-columns-repeated="16373"/>
        </table:table-row>
        <table:table-row table:style-name="ro7">
          <table:table-cell office:value-type="float" office:value="7863" table:style-name="ce1">
            <text:p>7863</text:p>
          </table:table-cell>
          <table:table-cell office:value-type="string" table:style-name="ce47">
            <text:p><text:s/>198.29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802" table:style-name="ce1">
            <text:p>2928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663-0 :ND:0-663 CARGO MAS IVA COBRO SECTOR PUBL</text:p>
          </table:table-cell>
          <table:table-cell table:number-columns-repeated="16373"/>
        </table:table-row>
        <table:table-row table:style-name="ro7">
          <table:table-cell office:value-type="float" office:value="7864" table:style-name="ce1">
            <text:p>7864</text:p>
          </table:table-cell>
          <table:table-cell office:value-type="string" table:style-name="ce47">
            <text:p><text:s/>214.05</text:p>
          </table:table-cell>
          <table:table-cell office:value-type="float" office:value="15.76" table:style-name="ce48">
            <text:p>15,7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902" table:style-name="ce1">
            <text:p>2929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0664-0 :ND:0-0664 COBRO SECTOR PUBLICO - SRI</text:p>
          </table:table-cell>
          <table:table-cell table:number-columns-repeated="16373"/>
        </table:table-row>
        <table:table-row table:style-name="ro7">
          <table:table-cell office:value-type="float" office:value="7865" table:style-name="ce1">
            <text:p>7865</text:p>
          </table:table-cell>
          <table:table-cell office:value-type="string" table:style-name="ce47">
            <text:p><text:s/>214.27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002" table:style-name="ce1">
            <text:p>2930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664-0 :ND:0-664 CARGO MAS IVA COBRO SECTOR PUBL</text:p>
          </table:table-cell>
          <table:table-cell table:number-columns-repeated="16373"/>
        </table:table-row>
        <table:table-row table:style-name="ro7">
          <table:table-cell office:value-type="float" office:value="7866" table:style-name="ce1">
            <text:p>7866</text:p>
          </table:table-cell>
          <table:table-cell office:value-type="string" table:style-name="ce47">
            <text:p><text:s/>214.49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202" table:style-name="ce1">
            <text:p>2932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21722-0 :ND:0-21722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67" table:style-name="ce1">
            <text:p>7867</text:p>
          </table:table-cell>
          <table:table-cell office:value-type="string" table:style-name="ce47">
            <text:p><text:s/>214.71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402" table:style-name="ce1">
            <text:p>2934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21723-0 :ND:0-21723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68" table:style-name="ce1">
            <text:p>7868</text:p>
          </table:table-cell>
          <table:table-cell office:value-type="string" table:style-name="ce47">
            <text:p><text:s/>214.93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602" table:style-name="ce1">
            <text:p>2936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21724-0 :ND:0-21724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69" table:style-name="ce1">
            <text:p>7869</text:p>
          </table:table-cell>
          <table:table-cell office:value-type="string" table:style-name="ce47">
            <text:p><text:s/>215.15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3802" table:style-name="ce1">
            <text:p>2938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21725-0 :ND:0-21725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70" table:style-name="ce1">
            <text:p>7870</text:p>
          </table:table-cell>
          <table:table-cell office:value-type="string" table:style-name="ce47">
            <text:p><text:s/>215.37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002" table:style-name="ce1">
            <text:p>2940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21726-0 :ND:0-21726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71" table:style-name="ce1">
            <text:p>7871</text:p>
          </table:table-cell>
          <table:table-cell office:value-type="string" table:style-name="ce47">
            <text:p><text:s/>215.59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202" table:style-name="ce1">
            <text:p>2942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21727-0 :ND:0-21727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72" table:style-name="ce1">
            <text:p>7872</text:p>
          </table:table-cell>
          <table:table-cell office:value-type="string" table:style-name="ce47">
            <text:p><text:s/>215.81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402" table:style-name="ce1">
            <text:p>2944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21728-0 :ND:0-21728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873" table:style-name="ce1">
            <text:p>7873</text:p>
          </table:table-cell>
          <table:table-cell office:value-type="string" table:style-name="ce47">
            <text:p><text:s/>216.03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702" table:style-name="ce1">
            <text:p>2947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2918-0 :ND:0-2918 CARGO MAS IVA COBRO SECTOR PU</text:p>
          </table:table-cell>
          <table:table-cell table:number-columns-repeated="16373"/>
        </table:table-row>
        <table:table-row table:style-name="ro7">
          <table:table-cell office:value-type="float" office:value="7874" table:style-name="ce1">
            <text:p>7874</text:p>
          </table:table-cell>
          <table:table-cell office:value-type="string" table:style-name="ce47">
            <text:p><text:s/>216.25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902" table:style-name="ce1">
            <text:p>2949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2921-0 :ND:0-2921 CARGO MAS IVA COBRO SECTOR PU</text:p>
          </table:table-cell>
          <table:table-cell table:number-columns-repeated="16373"/>
        </table:table-row>
        <table:table-row table:style-name="ro7">
          <table:table-cell office:value-type="float" office:value="7875" table:style-name="ce1">
            <text:p>7875</text:p>
          </table:table-cell>
          <table:table-cell office:value-type="string" table:style-name="ce47">
            <text:p><text:s/>221.09</text:p>
          </table:table-cell>
          <table:table-cell office:value-type="float" office:value="4.84" table:style-name="ce48">
            <text:p>4,8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102" table:style-name="ce1">
            <text:p>2951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0855-0 :ND:0-0855 COBRO SECTOR PUBLICO - SRI</text:p>
          </table:table-cell>
          <table:table-cell table:number-columns-repeated="16373"/>
        </table:table-row>
        <table:table-row table:style-name="ro7">
          <table:table-cell office:value-type="float" office:value="7876" table:style-name="ce1">
            <text:p>7876</text:p>
          </table:table-cell>
          <table:table-cell office:value-type="string" table:style-name="ce47">
            <text:p><text:s/>221.31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202" table:style-name="ce1">
            <text:p>2952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855-0 :ND:0-855 CARGO MAS IVA COBRO SECTOR PUBL</text:p>
          </table:table-cell>
          <table:table-cell table:number-columns-repeated="16373"/>
        </table:table-row>
        <table:table-row table:style-name="ro7">
          <table:table-cell office:value-type="float" office:value="7877" table:style-name="ce1">
            <text:p>7877</text:p>
          </table:table-cell>
          <table:table-cell office:value-type="string" table:style-name="ce47">
            <text:p><text:s/>241.98</text:p>
          </table:table-cell>
          <table:table-cell office:value-type="float" office:value="20.67" table:style-name="ce48">
            <text:p>20,67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302" table:style-name="ce1">
            <text:p>2953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0859-0 :ND:0-0859 COBRO SECTOR PUBLICO - SRI</text:p>
          </table:table-cell>
          <table:table-cell table:number-columns-repeated="16373"/>
        </table:table-row>
        <table:table-row table:style-name="ro7">
          <table:table-cell office:value-type="float" office:value="7878" table:style-name="ce1">
            <text:p>7878</text:p>
          </table:table-cell>
          <table:table-cell office:value-type="string" table:style-name="ce47">
            <text:p><text:s/>242.20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5402" table:style-name="ce1">
            <text:p>2954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859-0 :ND:0-859 CARGO MAS IVA COBRO SECTOR PUBL</text:p>
          </table:table-cell>
          <table:table-cell table:number-columns-repeated="16373"/>
        </table:table-row>
        <table:table-row table:style-name="ro7">
          <table:table-cell office:value-type="float" office:value="7879" table:style-name="ce1">
            <text:p>7879</text:p>
          </table:table-cell>
          <table:table-cell office:value-type="string" table:style-name="ce47">
            <text:p><text:s/>221.53</text:p>
          </table:table-cell>
          <table:table-cell office:value-type="float" office:value="0" table:style-name="ce48">
            <text:p>-<text:s/></text:p>
          </table:table-cell>
          <table:table-cell office:value-type="float" office:value="20.67" table:style-name="ce48">
            <text:p>20,67<text:s/></text:p>
          </table:table-cell>
          <table:table-cell table:style-name="ce1"/>
          <table:table-cell office:value-type="float" office:value="1588" table:style-name="ce1">
            <text:p>15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/DÉBITO #295302: RECLASIFICACIÓN</text:p>
          </table:table-cell>
          <table:table-cell table:number-columns-repeated="16373"/>
        </table:table-row>
        <table:table-row table:style-name="ro7">
          <table:table-cell office:value-type="float" office:value="7880" table:style-name="ce1">
            <text:p>7880</text:p>
          </table:table-cell>
          <table:table-cell office:value-type="string" table:style-name="ce47">
            <text:p><text:s/>213.73</text:p>
          </table:table-cell>
          <table:table-cell office:value-type="float" office:value="0" table:style-name="ce48">
            <text:p>-<text:s/></text:p>
          </table:table-cell>
          <table:table-cell office:value-type="float" office:value="7.8" table:style-name="ce48">
            <text:p>7,80<text:s/></text:p>
          </table:table-cell>
          <table:table-cell table:style-name="ce1"/>
          <table:table-cell office:value-type="float" office:value="1589" table:style-name="ce1">
            <text:p>15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/DÉBITO #292702: RECLASIFICACIÓN</text:p>
          </table:table-cell>
          <table:table-cell table:number-columns-repeated="16373"/>
        </table:table-row>
        <table:table-row table:style-name="ro7">
          <table:table-cell office:value-type="float" office:value="7881" table:style-name="ce1">
            <text:p>7881</text:p>
          </table:table-cell>
          <table:table-cell office:value-type="string" table:style-name="ce47">
            <text:p><text:s/>221.53</text:p>
          </table:table-cell>
          <table:table-cell office:value-type="float" office:value="7.8" table:style-name="ce48">
            <text:p>7,8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702" table:style-name="ce1">
            <text:p>2927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0663-0 :ND:0-0663 COBRO SECTOR PUBLICO - SR</text:p>
          </table:table-cell>
          <table:table-cell table:number-columns-repeated="16373"/>
        </table:table-row>
        <table:table-row table:style-name="ro7">
          <table:table-cell office:value-type="float" office:value="7882" table:style-name="ce1">
            <text:p>7882</text:p>
          </table:table-cell>
          <table:table-cell office:value-type="string" table:style-name="ce47">
            <text:p><text:s/>222.53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002" table:style-name="ce1">
            <text:p>2980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62428-0 :ND:0-262428 CARGO MAS IVA PAGOS A PRO</text:p>
          </table:table-cell>
          <table:table-cell table:number-columns-repeated="16373"/>
        </table:table-row>
        <table:table-row table:style-name="ro7">
          <table:table-cell office:value-type="float" office:value="7883" table:style-name="ce1">
            <text:p>7883</text:p>
          </table:table-cell>
          <table:table-cell office:value-type="string" table:style-name="ce47">
            <text:p><text:s/>223.53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102" table:style-name="ce1">
            <text:p>2981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62429-0 :ND:0-262429 Cargo mas iva por pago a</text:p>
          </table:table-cell>
          <table:table-cell table:number-columns-repeated="16373"/>
        </table:table-row>
        <table:table-row table:style-name="ro7">
          <table:table-cell office:value-type="float" office:value="7884" table:style-name="ce1">
            <text:p>7884</text:p>
          </table:table-cell>
          <table:table-cell office:value-type="string" table:style-name="ce47">
            <text:p><text:s/>224.53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202" table:style-name="ce1">
            <text:p>2982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62430-0 :ND:0-262430 Cargo mas iva por pago a</text:p>
          </table:table-cell>
          <table:table-cell table:number-columns-repeated="16373"/>
        </table:table-row>
        <table:table-row table:style-name="ro7">
          <table:table-cell office:value-type="float" office:value="7885" table:style-name="ce1">
            <text:p>7885</text:p>
          </table:table-cell>
          <table:table-cell office:value-type="string" table:style-name="ce47">
            <text:p><text:s/>225.53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302" table:style-name="ce1">
            <text:p>2983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62431-0 :ND:0-262431 Cargo mas iva por pago a</text:p>
          </table:table-cell>
          <table:table-cell table:number-columns-repeated="16373"/>
        </table:table-row>
        <table:table-row table:style-name="ro7">
          <table:table-cell office:value-type="float" office:value="7886" table:style-name="ce1">
            <text:p>7886</text:p>
          </table:table-cell>
          <table:table-cell office:value-type="string" table:style-name="ce47">
            <text:p><text:s/>226.53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402" table:style-name="ce1">
            <text:p>2984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62432-0 :ND:0-262432 Cargo mas iva por pago a</text:p>
          </table:table-cell>
          <table:table-cell table:number-columns-repeated="16373"/>
        </table:table-row>
        <table:table-row table:style-name="ro7">
          <table:table-cell office:value-type="float" office:value="7887" table:style-name="ce1">
            <text:p>7887</text:p>
          </table:table-cell>
          <table:table-cell office:value-type="string" table:style-name="ce47">
            <text:p><text:s/>240.53</text:p>
          </table:table-cell>
          <table:table-cell office:value-type="float" office:value="14" table:style-name="ce48">
            <text:p>1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502" table:style-name="ce1">
            <text:p>2985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62433-0 :ND:0-262433 Cargo mas iva por pago de</text:p>
          </table:table-cell>
          <table:table-cell table:number-columns-repeated="16373"/>
        </table:table-row>
        <table:table-row table:style-name="ro7">
          <table:table-cell office:value-type="float" office:value="7888" table:style-name="ce1">
            <text:p>7888</text:p>
          </table:table-cell>
          <table:table-cell office:value-type="string" table:style-name="ce47">
            <text:p><text:s/>258.53</text:p>
          </table:table-cell>
          <table:table-cell office:value-type="float" office:value="18" table:style-name="ce48">
            <text:p>18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602" table:style-name="ce1">
            <text:p>2986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62434-0 :ND:0-262434 Cargo mas iva pago roles</text:p>
          </table:table-cell>
          <table:table-cell table:number-columns-repeated="16373"/>
        </table:table-row>
        <table:table-row table:style-name="ro7">
          <table:table-cell office:value-type="float" office:value="7889" table:style-name="ce1">
            <text:p>7889</text:p>
          </table:table-cell>
          <table:table-cell office:value-type="string" table:style-name="ce47">
            <text:p><text:s/>272.53</text:p>
          </table:table-cell>
          <table:table-cell office:value-type="float" office:value="14" table:style-name="ce48">
            <text:p>1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702" table:style-name="ce1">
            <text:p>2987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62435-0 :ND:0-262435 Cargo mas iva pago de rol</text:p>
          </table:table-cell>
          <table:table-cell table:number-columns-repeated="16373"/>
        </table:table-row>
        <table:table-row table:style-name="ro7">
          <table:table-cell office:value-type="float" office:value="7890" table:style-name="ce1">
            <text:p>7890</text:p>
          </table:table-cell>
          <table:table-cell office:value-type="string" table:style-name="ce47">
            <text:p><text:s/>272.88</text:p>
          </table:table-cell>
          <table:table-cell office:value-type="float" office:value="0.35" table:style-name="ce48">
            <text:p>0,3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802" table:style-name="ce1">
            <text:p>2988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62436-0 :ND:0-262436 Cargo mas iva transferenc</text:p>
          </table:table-cell>
          <table:table-cell table:number-columns-repeated="16373"/>
        </table:table-row>
        <table:table-row table:style-name="ro7">
          <table:table-cell office:value-type="float" office:value="7891" table:style-name="ce1">
            <text:p>7891</text:p>
          </table:table-cell>
          <table:table-cell office:value-type="string" table:style-name="ce47">
            <text:p><text:s/>273.88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8902" table:style-name="ce1">
            <text:p>2989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385268-0 :ND:0-385268 Cargo mas iva pagos a pro</text:p>
          </table:table-cell>
          <table:table-cell table:number-columns-repeated="16373"/>
        </table:table-row>
        <table:table-row table:style-name="ro7">
          <table:table-cell office:value-type="float" office:value="7892" table:style-name="ce1">
            <text:p>7892</text:p>
          </table:table-cell>
          <table:table-cell office:value-type="string" table:style-name="ce47">
            <text:p><text:s/>274.10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102" table:style-name="ce1">
            <text:p>2991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0486-0 :ND:0-20486 CARGO MAS IVA COBRO APORTE</text:p>
          </table:table-cell>
          <table:table-cell table:number-columns-repeated="16373"/>
        </table:table-row>
        <table:table-row table:style-name="ro7">
          <table:table-cell office:value-type="float" office:value="7893" table:style-name="ce1">
            <text:p>7893</text:p>
          </table:table-cell>
          <table:table-cell office:value-type="string" table:style-name="ce47">
            <text:p><text:s/>274.32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302" table:style-name="ce1">
            <text:p>2993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0487-0 :ND:0-20487 Cargo mas iva cobro aporte</text:p>
          </table:table-cell>
          <table:table-cell table:number-columns-repeated="16373"/>
        </table:table-row>
        <table:table-row table:style-name="ro7">
          <table:table-cell office:value-type="float" office:value="7894" table:style-name="ce1">
            <text:p>7894</text:p>
          </table:table-cell>
          <table:table-cell office:value-type="string" table:style-name="ce47">
            <text:p><text:s/>274.54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502" table:style-name="ce1">
            <text:p>2995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0488-0 :ND:0-20488 Cargo mas iva cobro aporte</text:p>
          </table:table-cell>
          <table:table-cell table:number-columns-repeated="16373"/>
        </table:table-row>
        <table:table-row table:style-name="ro7">
          <table:table-cell office:value-type="float" office:value="7895" table:style-name="ce1">
            <text:p>7895</text:p>
          </table:table-cell>
          <table:table-cell office:value-type="string" table:style-name="ce47">
            <text:p><text:s/>274.76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702" table:style-name="ce1">
            <text:p>2997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0489-0 :ND:0-20489 Cargo mas iva cobro aporte</text:p>
          </table:table-cell>
          <table:table-cell table:number-columns-repeated="16373"/>
        </table:table-row>
        <table:table-row table:style-name="ro7">
          <table:table-cell office:value-type="float" office:value="7896" table:style-name="ce1">
            <text:p>7896</text:p>
          </table:table-cell>
          <table:table-cell office:value-type="string" table:style-name="ce47">
            <text:p><text:s/>275.76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9802" table:style-name="ce1">
            <text:p>2998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516885-0 :ND:0-516885 Cargo mas iva pago a prov</text:p>
          </table:table-cell>
          <table:table-cell table:number-columns-repeated="16373"/>
        </table:table-row>
        <table:table-row table:style-name="ro7">
          <table:table-cell office:value-type="float" office:value="7897" table:style-name="ce1">
            <text:p>7897</text:p>
          </table:table-cell>
          <table:table-cell office:value-type="string" table:style-name="ce47">
            <text:p><text:s/>276.76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002" table:style-name="ce1">
            <text:p>3000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516889-0 :ND:0-516889 Cargo mas iva pago provee</text:p>
          </table:table-cell>
          <table:table-cell table:number-columns-repeated="16373"/>
        </table:table-row>
        <table:table-row table:style-name="ro7">
          <table:table-cell office:value-type="float" office:value="7898" table:style-name="ce1">
            <text:p>7898</text:p>
          </table:table-cell>
          <table:table-cell office:value-type="string" table:style-name="ce47">
            <text:p><text:s/>277.76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102" table:style-name="ce1">
            <text:p>3001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516891-0 :ND:0-516891 Cargo mas iva pago a prov</text:p>
          </table:table-cell>
          <table:table-cell table:number-columns-repeated="16373"/>
        </table:table-row>
        <table:table-row table:style-name="ro7">
          <table:table-cell office:value-type="float" office:value="7899" table:style-name="ce1">
            <text:p>7899</text:p>
          </table:table-cell>
          <table:table-cell office:value-type="string" table:style-name="ce47">
            <text:p><text:s/>277.98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302" table:style-name="ce1">
            <text:p>3003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511-0 :ND:0-2511 Cargo mas iva cobro sector pu</text:p>
          </table:table-cell>
          <table:table-cell table:number-columns-repeated="16373"/>
        </table:table-row>
        <table:table-row table:style-name="ro7">
          <table:table-cell office:value-type="float" office:value="7900" table:style-name="ce1">
            <text:p>7900</text:p>
          </table:table-cell>
          <table:table-cell office:value-type="string" table:style-name="ce47">
            <text:p><text:s/>278.20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502" table:style-name="ce1">
            <text:p>3005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2512-0 :ND:0-2512 Cargo mas iva cobro sector pu</text:p>
          </table:table-cell>
          <table:table-cell table:number-columns-repeated="16373"/>
        </table:table-row>
        <table:table-row table:style-name="ro7">
          <table:table-cell office:value-type="float" office:value="7901" table:style-name="ce1">
            <text:p>7901</text:p>
          </table:table-cell>
          <table:table-cell office:value-type="string" table:style-name="ce47">
            <text:p><text:s/>279.20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702" table:style-name="ce1">
            <text:p>3007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665527-0 :ND:0-665527 Cargo mas iva pago a prov</text:p>
          </table:table-cell>
          <table:table-cell table:number-columns-repeated="16373"/>
        </table:table-row>
        <table:table-row table:style-name="ro7">
          <table:table-cell office:value-type="float" office:value="7902" table:style-name="ce1">
            <text:p>7902</text:p>
          </table:table-cell>
          <table:table-cell office:value-type="string" table:style-name="ce47">
            <text:p><text:s/>298.20</text:p>
          </table:table-cell>
          <table:table-cell office:value-type="float" office:value="19" table:style-name="ce48">
            <text:p>19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802" table:style-name="ce1">
            <text:p>3008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665528-0 :ND:0-665528 Cargo mas iva pago roles</text:p>
          </table:table-cell>
          <table:table-cell table:number-columns-repeated="16373"/>
        </table:table-row>
        <table:table-row table:style-name="ro7">
          <table:table-cell office:value-type="float" office:value="7903" table:style-name="ce1">
            <text:p>7903</text:p>
          </table:table-cell>
          <table:table-cell office:value-type="string" table:style-name="ce47">
            <text:p><text:s/>299.20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902" table:style-name="ce1">
            <text:p>3009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724210-0 :ND:0-724210 Cargo mas iva pago a prov</text:p>
          </table:table-cell>
          <table:table-cell table:number-columns-repeated="16373"/>
        </table:table-row>
        <table:table-row table:style-name="ro7">
          <table:table-cell office:value-type="float" office:value="7904" table:style-name="ce1">
            <text:p>7904</text:p>
          </table:table-cell>
          <table:table-cell office:value-type="string" table:style-name="ce47">
            <text:p><text:s/>300.20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102" table:style-name="ce1">
            <text:p>3021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796971-0 :ND:0-796971 Cargo mas iva pago a prov</text:p>
          </table:table-cell>
          <table:table-cell table:number-columns-repeated="16373"/>
        </table:table-row>
        <table:table-row table:style-name="ro7">
          <table:table-cell office:value-type="float" office:value="7905" table:style-name="ce1">
            <text:p>7905</text:p>
          </table:table-cell>
          <table:table-cell office:value-type="string" table:style-name="ce47">
            <text:p><text:s/>301.20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202" table:style-name="ce1">
            <text:p>3022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796972-0 :ND:0-796972 Cargo mas iva pago a prov</text:p>
          </table:table-cell>
          <table:table-cell table:number-columns-repeated="16373"/>
        </table:table-row>
        <table:table-row table:style-name="ro7">
          <table:table-cell office:value-type="float" office:value="7906" table:style-name="ce1">
            <text:p>7906</text:p>
          </table:table-cell>
          <table:table-cell office:value-type="string" table:style-name="ce47">
            <text:p><text:s/>302.20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302" table:style-name="ce1">
            <text:p>3023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796973-0 :ND:0-796973 Cargo mas iva pago a prov</text:p>
          </table:table-cell>
          <table:table-cell table:number-columns-repeated="16373"/>
        </table:table-row>
        <table:table-row table:style-name="ro7">
          <table:table-cell office:value-type="float" office:value="7907" table:style-name="ce1">
            <text:p>7907</text:p>
          </table:table-cell>
          <table:table-cell office:value-type="string" table:style-name="ce47">
            <text:p><text:s/>304.72</text:p>
          </table:table-cell>
          <table:table-cell office:value-type="float" office:value="2.52" table:style-name="ce48">
            <text:p>2,5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402" table:style-name="ce1">
            <text:p>3024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0107202006-0 :ND:0-0107202006 Cargo mas iva emi</text:p>
          </table:table-cell>
          <table:table-cell table:number-columns-repeated="16373"/>
        </table:table-row>
        <table:table-row table:style-name="ro7">
          <table:table-cell office:value-type="float" office:value="7908" table:style-name="ce1">
            <text:p>7908</text:p>
          </table:table-cell>
          <table:table-cell office:value-type="string" table:style-name="ce47">
            <text:p><text:s/>305.72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502" table:style-name="ce1">
            <text:p>3025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87489-0 :ND:0-87489 Cargo mas iva pago a provee</text:p>
          </table:table-cell>
          <table:table-cell table:number-columns-repeated="16373"/>
        </table:table-row>
        <table:table-row table:style-name="ro7">
          <table:table-cell office:value-type="float" office:value="7909" table:style-name="ce1">
            <text:p>7909</text:p>
          </table:table-cell>
          <table:table-cell office:value-type="string" table:style-name="ce47">
            <text:p><text:s/>306.72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602" table:style-name="ce1">
            <text:p>3026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874891-0 :ND:0-874891 Cargo mas iva pago a prov</text:p>
          </table:table-cell>
          <table:table-cell table:number-columns-repeated="16373"/>
        </table:table-row>
        <table:table-row table:style-name="ro7">
          <table:table-cell office:value-type="float" office:value="7910" table:style-name="ce1">
            <text:p>7910</text:p>
          </table:table-cell>
          <table:table-cell office:value-type="string" table:style-name="ce47">
            <text:p><text:s/>307.72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702" table:style-name="ce1">
            <text:p>3027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874892-0 :ND:0-874892 Cargo mas iva pago a prov</text:p>
          </table:table-cell>
          <table:table-cell table:number-columns-repeated="16373"/>
        </table:table-row>
        <table:table-row table:style-name="ro7">
          <table:table-cell office:value-type="float" office:value="7911" table:style-name="ce1">
            <text:p>7911</text:p>
          </table:table-cell>
          <table:table-cell office:value-type="string" table:style-name="ce47">
            <text:p><text:s/>308.72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802" table:style-name="ce1">
            <text:p>3028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874893-0 :ND:0-874893 Cargo mas iva pago a prov</text:p>
          </table:table-cell>
          <table:table-cell table:number-columns-repeated="16373"/>
        </table:table-row>
        <table:table-row table:style-name="ro7">
          <table:table-cell office:value-type="float" office:value="7912" table:style-name="ce1">
            <text:p>7912</text:p>
          </table:table-cell>
          <table:table-cell office:value-type="string" table:style-name="ce47">
            <text:p><text:s/>309.72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902" table:style-name="ce1">
            <text:p>3029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985246-0 :ND:0-985246 Cargo mas iva pago a prov</text:p>
          </table:table-cell>
          <table:table-cell table:number-columns-repeated="16373"/>
        </table:table-row>
        <table:table-row table:style-name="ro7">
          <table:table-cell office:value-type="float" office:value="7913" table:style-name="ce1">
            <text:p>7913</text:p>
          </table:table-cell>
          <table:table-cell office:value-type="string" table:style-name="ce47">
            <text:p><text:s/>310.72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3002" table:style-name="ce1">
            <text:p>3030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985247-0 :ND:0-985247 Cargo mas iva pago provee</text:p>
          </table:table-cell>
          <table:table-cell table:number-columns-repeated="16373"/>
        </table:table-row>
        <table:table-row table:style-name="ro7">
          <table:table-cell office:value-type="float" office:value="7914" table:style-name="ce1">
            <text:p>7914</text:p>
          </table:table-cell>
          <table:table-cell office:value-type="string" table:style-name="ce47">
            <text:p><text:s/>311.72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3102" table:style-name="ce1">
            <text:p>303102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ND 985248-0 :ND:0-985248 Cargo mas iva pago a prov</text:p>
          </table:table-cell>
          <table:table-cell table:number-columns-repeated="16373"/>
        </table:table-row>
        <table:table-row table:style-name="ro7">
          <table:table-cell office:value-type="float" office:value="7915" table:style-name="ce1">
            <text:p>7915</text:p>
          </table:table-cell>
          <table:table-cell office:value-type="string" table:style-name="ce47">
            <text:p><text:s/>312.22</text:p>
          </table:table-cell>
          <table:table-cell office:value-type="float" office:value="0.5" table:style-name="ce48">
            <text:p>0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4" table:style-name="ce1">
            <text:p>16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Cruce Riobamba y ambato</text:p>
          </table:table-cell>
          <table:table-cell table:number-columns-repeated="16373"/>
        </table:table-row>
        <table:table-row table:style-name="ro7">
          <table:table-cell office:value-type="float" office:value="7916" table:style-name="ce1">
            <text:p>7916</text:p>
          </table:table-cell>
          <table:table-cell office:value-type="string" table:style-name="ce47">
            <text:p><text:s/>312.67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602" table:style-name="ce1">
            <text:p>3156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902495-0 :ND:0-902495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17" table:style-name="ce1">
            <text:p>7917</text:p>
          </table:table-cell>
          <table:table-cell office:value-type="string" table:style-name="ce47">
            <text:p><text:s/>313.12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702" table:style-name="ce1">
            <text:p>3157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902496-0 :ND:0-902496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18" table:style-name="ce1">
            <text:p>7918</text:p>
          </table:table-cell>
          <table:table-cell office:value-type="string" table:style-name="ce47">
            <text:p><text:s/>313.57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802" table:style-name="ce1">
            <text:p>3158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902497-0 :ND:0-902497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19" table:style-name="ce1">
            <text:p>7919</text:p>
          </table:table-cell>
          <table:table-cell office:value-type="string" table:style-name="ce47">
            <text:p><text:s/>314.02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902" table:style-name="ce1">
            <text:p>3159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969061-0 :ND:0-969061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20" table:style-name="ce1">
            <text:p>7920</text:p>
          </table:table-cell>
          <table:table-cell office:value-type="string" table:style-name="ce47">
            <text:p><text:s/>314.47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002" table:style-name="ce1">
            <text:p>3160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003896-0 :ND:0-003896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21" table:style-name="ce1">
            <text:p>7921</text:p>
          </table:table-cell>
          <table:table-cell office:value-type="string" table:style-name="ce47">
            <text:p><text:s/>314.92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102" table:style-name="ce1">
            <text:p>316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003897-0 :ND:0-003897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22" table:style-name="ce1">
            <text:p>7922</text:p>
          </table:table-cell>
          <table:table-cell office:value-type="string" table:style-name="ce47">
            <text:p><text:s/>315.37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202" table:style-name="ce1">
            <text:p>3162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003898-0 :ND:0-003898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23" table:style-name="ce1">
            <text:p>7923</text:p>
          </table:table-cell>
          <table:table-cell office:value-type="string" table:style-name="ce47">
            <text:p><text:s/>315.82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302" table:style-name="ce1">
            <text:p>3163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003899-0 :ND:0-003899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24" table:style-name="ce1">
            <text:p>7924</text:p>
          </table:table-cell>
          <table:table-cell office:value-type="string" table:style-name="ce47">
            <text:p><text:s/>316.27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402" table:style-name="ce1">
            <text:p>3164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003900-0 :ND:0-003900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25" table:style-name="ce1">
            <text:p>7925</text:p>
          </table:table-cell>
          <table:table-cell office:value-type="string" table:style-name="ce47">
            <text:p><text:s/>316.72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502" table:style-name="ce1">
            <text:p>3165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0039010-0 :ND:0-0039010 CARGO MAS IVA PAGOS A P</text:p>
          </table:table-cell>
          <table:table-cell table:number-columns-repeated="16373"/>
        </table:table-row>
        <table:table-row table:style-name="ro7">
          <table:table-cell office:value-type="float" office:value="7926" table:style-name="ce1">
            <text:p>7926</text:p>
          </table:table-cell>
          <table:table-cell office:value-type="string" table:style-name="ce47">
            <text:p><text:s/>317.17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102" table:style-name="ce1">
            <text:p>312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479174-0 :ND:0-479174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27" table:style-name="ce1">
            <text:p>7927</text:p>
          </table:table-cell>
          <table:table-cell office:value-type="string" table:style-name="ce47">
            <text:p><text:s/>317.62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202" table:style-name="ce1">
            <text:p>3122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479175-0 :ND:0-479175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28" table:style-name="ce1">
            <text:p>7928</text:p>
          </table:table-cell>
          <table:table-cell office:value-type="string" table:style-name="ce47">
            <text:p><text:s/>317.97</text:p>
          </table:table-cell>
          <table:table-cell office:value-type="float" office:value="0.35" table:style-name="ce48">
            <text:p>0,3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0" table:style-name="ce1">
            <text:p>16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202" table:style-name="ce1">
            <text:p>3172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94652-0 :ND:0-794652 CARGO MAS IVA TRANSFERENC</text:p>
          </table:table-cell>
          <table:table-cell table:number-columns-repeated="16373"/>
        </table:table-row>
        <table:table-row table:style-name="ro7">
          <table:table-cell office:value-type="float" office:value="7929" table:style-name="ce1">
            <text:p>7929</text:p>
          </table:table-cell>
          <table:table-cell office:value-type="string" table:style-name="ce47">
            <text:p><text:s/>318.32</text:p>
          </table:table-cell>
          <table:table-cell office:value-type="float" office:value="0.35" table:style-name="ce48">
            <text:p>0,3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0" table:style-name="ce1">
            <text:p>16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302" table:style-name="ce1">
            <text:p>3173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94653-0 :ND:0-794653 CARGO MAS IVA TRANSFERENC</text:p>
          </table:table-cell>
          <table:table-cell table:number-columns-repeated="16373"/>
        </table:table-row>
        <table:table-row table:style-name="ro7">
          <table:table-cell office:value-type="float" office:value="7930" table:style-name="ce1">
            <text:p>7930</text:p>
          </table:table-cell>
          <table:table-cell office:value-type="string" table:style-name="ce47">
            <text:p><text:s/>318.54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0" table:style-name="ce1">
            <text:p>16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402" table:style-name="ce1">
            <text:p>3174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0015584330-0 :ND:0-0015584330 CARGO MAS IVA TRA</text:p>
          </table:table-cell>
          <table:table-cell table:number-columns-repeated="16373"/>
        </table:table-row>
        <table:table-row table:style-name="ro7">
          <table:table-cell office:value-type="float" office:value="7931" table:style-name="ce1">
            <text:p>7931</text:p>
          </table:table-cell>
          <table:table-cell office:value-type="string" table:style-name="ce47">
            <text:p><text:s/>318.76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0" table:style-name="ce1">
            <text:p>16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502" table:style-name="ce1">
            <text:p>3175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0000003926-0 :ND:0-0000003926 CARGO MAS IVA COB</text:p>
          </table:table-cell>
          <table:table-cell table:number-columns-repeated="16373"/>
        </table:table-row>
        <table:table-row table:style-name="ro7">
          <table:table-cell office:value-type="float" office:value="7932" table:style-name="ce1">
            <text:p>7932</text:p>
          </table:table-cell>
          <table:table-cell office:value-type="string" table:style-name="ce47">
            <text:p><text:s/>325.76</text:p>
          </table:table-cell>
          <table:table-cell office:value-type="float" office:value="7" table:style-name="ce48">
            <text:p>7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03" table:style-name="ce1">
            <text:p>16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1402" table:style-name="ce1">
            <text:p>3214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1072020-0 :ND:0-31072020 Débito Cuenta Canal E</text:p>
          </table:table-cell>
          <table:table-cell table:number-columns-repeated="16373"/>
        </table:table-row>
        <table:table-row table:style-name="ro7">
          <table:table-cell office:value-type="float" office:value="7933" table:style-name="ce1">
            <text:p>7933</text:p>
          </table:table-cell>
          <table:table-cell office:value-type="string" table:style-name="ce47">
            <text:p><text:s/>332.76</text:p>
          </table:table-cell>
          <table:table-cell office:value-type="float" office:value="7" table:style-name="ce48">
            <text:p>7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03" table:style-name="ce1">
            <text:p>16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1402" table:style-name="ce1">
            <text:p>3214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1072020-0 :ND:0-31072020 Débito Cuenta Canal E</text:p>
          </table:table-cell>
          <table:table-cell table:number-columns-repeated="16373"/>
        </table:table-row>
        <table:table-row table:style-name="ro7">
          <table:table-cell office:value-type="float" office:value="7934" table:style-name="ce1">
            <text:p>7934</text:p>
          </table:table-cell>
          <table:table-cell office:value-type="string" table:style-name="ce47">
            <text:p><text:s/>333.21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102" table:style-name="ce1">
            <text:p>308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179964-0 :ND:0-179964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35" table:style-name="ce1">
            <text:p>7935</text:p>
          </table:table-cell>
          <table:table-cell office:value-type="string" table:style-name="ce47">
            <text:p><text:s/>333.66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202" table:style-name="ce1">
            <text:p>3082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179965-0 :ND:0-179965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36" table:style-name="ce1">
            <text:p>7936</text:p>
          </table:table-cell>
          <table:table-cell office:value-type="string" table:style-name="ce47">
            <text:p><text:s/>334.11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302" table:style-name="ce1">
            <text:p>3083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179966-0 :ND:0-179966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37" table:style-name="ce1">
            <text:p>7937</text:p>
          </table:table-cell>
          <table:table-cell office:value-type="string" table:style-name="ce47">
            <text:p><text:s/>334.56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402" table:style-name="ce1">
            <text:p>3084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179967-0 :ND:0-179967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38" table:style-name="ce1">
            <text:p>7938</text:p>
          </table:table-cell>
          <table:table-cell office:value-type="string" table:style-name="ce47">
            <text:p><text:s/>335.01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502" table:style-name="ce1">
            <text:p>3085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179968-0 :ND:0-179968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39" table:style-name="ce1">
            <text:p>7939</text:p>
          </table:table-cell>
          <table:table-cell office:value-type="string" table:style-name="ce47">
            <text:p><text:s/>342.01</text:p>
          </table:table-cell>
          <table:table-cell office:value-type="float" office:value="7" table:style-name="ce48">
            <text:p>7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602" table:style-name="ce1">
            <text:p>3086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179970-0 :ND:0-179970 CARGO MAS IVA PAGO DE ROL</text:p>
          </table:table-cell>
          <table:table-cell table:number-columns-repeated="16373"/>
        </table:table-row>
        <table:table-row table:style-name="ro7">
          <table:table-cell office:value-type="float" office:value="7940" table:style-name="ce1">
            <text:p>7940</text:p>
          </table:table-cell>
          <table:table-cell office:value-type="string" table:style-name="ce47">
            <text:p><text:s/>348.66</text:p>
          </table:table-cell>
          <table:table-cell office:value-type="float" office:value="6.65" table:style-name="ce48">
            <text:p>6,6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702" table:style-name="ce1">
            <text:p>3087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179971-0 :ND:0-179971 CARGO MAS IVA PAGO DE ROL</text:p>
          </table:table-cell>
          <table:table-cell table:number-columns-repeated="16373"/>
        </table:table-row>
        <table:table-row table:style-name="ro7">
          <table:table-cell office:value-type="float" office:value="7941" table:style-name="ce1">
            <text:p>7941</text:p>
          </table:table-cell>
          <table:table-cell office:value-type="string" table:style-name="ce47">
            <text:p><text:s/>349.11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8902" table:style-name="ce1">
            <text:p>3089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271377-0 :ND:0-271377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42" table:style-name="ce1">
            <text:p>7942</text:p>
          </table:table-cell>
          <table:table-cell office:value-type="string" table:style-name="ce47">
            <text:p><text:s/>349.56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002" table:style-name="ce1">
            <text:p>3090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2713790-0 :ND:0-2713790 CARGO MAS IVA PAGOS A P</text:p>
          </table:table-cell>
          <table:table-cell table:number-columns-repeated="16373"/>
        </table:table-row>
        <table:table-row table:style-name="ro7">
          <table:table-cell office:value-type="float" office:value="7943" table:style-name="ce1">
            <text:p>7943</text:p>
          </table:table-cell>
          <table:table-cell office:value-type="string" table:style-name="ce47">
            <text:p><text:s/>350.01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102" table:style-name="ce1">
            <text:p>309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271380-0 :ND:0-271380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44" table:style-name="ce1">
            <text:p>7944</text:p>
          </table:table-cell>
          <table:table-cell office:value-type="string" table:style-name="ce47">
            <text:p><text:s/>350.46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202" table:style-name="ce1">
            <text:p>3092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12970-0 :ND:0-312970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45" table:style-name="ce1">
            <text:p>7945</text:p>
          </table:table-cell>
          <table:table-cell office:value-type="string" table:style-name="ce47">
            <text:p><text:s/>350.91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302" table:style-name="ce1">
            <text:p>3093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49808-0 :ND:0-349808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46" table:style-name="ce1">
            <text:p>7946</text:p>
          </table:table-cell>
          <table:table-cell office:value-type="string" table:style-name="ce47">
            <text:p><text:s/>351.36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402" table:style-name="ce1">
            <text:p>3094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49809-0 :ND:0-349809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47" table:style-name="ce1">
            <text:p>7947</text:p>
          </table:table-cell>
          <table:table-cell office:value-type="string" table:style-name="ce47">
            <text:p><text:s/>351.81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502" table:style-name="ce1">
            <text:p>3095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49810-0 :ND:0-349810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48" table:style-name="ce1">
            <text:p>7948</text:p>
          </table:table-cell>
          <table:table-cell office:value-type="string" table:style-name="ce47">
            <text:p><text:s/>352.26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602" table:style-name="ce1">
            <text:p>3096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49811-0 :ND:0-349811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49" table:style-name="ce1">
            <text:p>7949</text:p>
          </table:table-cell>
          <table:table-cell office:value-type="string" table:style-name="ce47">
            <text:p><text:s/>352.71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702" table:style-name="ce1">
            <text:p>3097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49812-0 :ND:0-349812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50" table:style-name="ce1">
            <text:p>7950</text:p>
          </table:table-cell>
          <table:table-cell office:value-type="string" table:style-name="ce47">
            <text:p><text:s/>353.16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802" table:style-name="ce1">
            <text:p>3098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49813-0 :ND:0-349813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51" table:style-name="ce1">
            <text:p>7951</text:p>
          </table:table-cell>
          <table:table-cell office:value-type="string" table:style-name="ce47">
            <text:p><text:s/>353.61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9902" table:style-name="ce1">
            <text:p>3099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49814-0 :ND:0-349814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52" table:style-name="ce1">
            <text:p>7952</text:p>
          </table:table-cell>
          <table:table-cell office:value-type="string" table:style-name="ce47">
            <text:p><text:s/>354.06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002" table:style-name="ce1">
            <text:p>3100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49815-0 :ND:0-349815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53" table:style-name="ce1">
            <text:p>7953</text:p>
          </table:table-cell>
          <table:table-cell office:value-type="string" table:style-name="ce47">
            <text:p><text:s/>354.51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102" table:style-name="ce1">
            <text:p>310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49816-0 :ND:0-349816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54" table:style-name="ce1">
            <text:p>7954</text:p>
          </table:table-cell>
          <table:table-cell office:value-type="string" table:style-name="ce47">
            <text:p><text:s/>354.96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202" table:style-name="ce1">
            <text:p>3102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81294-0 :ND:0-381294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55" table:style-name="ce1">
            <text:p>7955</text:p>
          </table:table-cell>
          <table:table-cell office:value-type="string" table:style-name="ce47">
            <text:p><text:s/>355.41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302" table:style-name="ce1">
            <text:p>3103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81295-0 :ND:0-381295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56" table:style-name="ce1">
            <text:p>7956</text:p>
          </table:table-cell>
          <table:table-cell office:value-type="string" table:style-name="ce47">
            <text:p><text:s/>355.86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402" table:style-name="ce1">
            <text:p>3104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81296-0 :ND:0-381296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57" table:style-name="ce1">
            <text:p>7957</text:p>
          </table:table-cell>
          <table:table-cell office:value-type="string" table:style-name="ce47">
            <text:p><text:s/>356.08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502" table:style-name="ce1">
            <text:p>3105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20120-0 :ND:0-20120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958" table:style-name="ce1">
            <text:p>7958</text:p>
          </table:table-cell>
          <table:table-cell office:value-type="string" table:style-name="ce47">
            <text:p><text:s/>356.30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602" table:style-name="ce1">
            <text:p>3106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20121-0 :ND:0-20121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959" table:style-name="ce1">
            <text:p>7959</text:p>
          </table:table-cell>
          <table:table-cell office:value-type="string" table:style-name="ce47">
            <text:p><text:s/>356.52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702" table:style-name="ce1">
            <text:p>3107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20122-0 :ND:0-20122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960" table:style-name="ce1">
            <text:p>7960</text:p>
          </table:table-cell>
          <table:table-cell office:value-type="string" table:style-name="ce47">
            <text:p><text:s/>356.74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802" table:style-name="ce1">
            <text:p>3108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20123-0 :ND:0-20123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961" table:style-name="ce1">
            <text:p>7961</text:p>
          </table:table-cell>
          <table:table-cell office:value-type="string" table:style-name="ce47">
            <text:p><text:s/>356.96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0902" table:style-name="ce1">
            <text:p>3109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20124-0 :ND:0-20124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962" table:style-name="ce1">
            <text:p>7962</text:p>
          </table:table-cell>
          <table:table-cell office:value-type="string" table:style-name="ce47">
            <text:p><text:s/>357.18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002" table:style-name="ce1">
            <text:p>3110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20125-0 :ND:0-20125 CARGO MAS IVA COBRO APORTES</text:p>
          </table:table-cell>
          <table:table-cell table:number-columns-repeated="16373"/>
        </table:table-row>
        <table:table-row table:style-name="ro7">
          <table:table-cell office:value-type="float" office:value="7963" table:style-name="ce1">
            <text:p>7963</text:p>
          </table:table-cell>
          <table:table-cell office:value-type="string" table:style-name="ce47">
            <text:p><text:s/>357.63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102" table:style-name="ce1">
            <text:p>311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450956-0 :ND:0-450956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64" table:style-name="ce1">
            <text:p>7964</text:p>
          </table:table-cell>
          <table:table-cell office:value-type="string" table:style-name="ce47">
            <text:p><text:s/>357.85</text:p>
          </table:table-cell>
          <table:table-cell office:value-type="float" office:value="0.22" table:style-name="ce48">
            <text:p>0,2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202" table:style-name="ce1">
            <text:p>3112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923-0 :ND:0-3923 CARGO MAS IVA COBRO SECTOR PU</text:p>
          </table:table-cell>
          <table:table-cell table:number-columns-repeated="16373"/>
        </table:table-row>
        <table:table-row table:style-name="ro7">
          <table:table-cell office:value-type="float" office:value="7965" table:style-name="ce1">
            <text:p>7965</text:p>
          </table:table-cell>
          <table:table-cell office:value-type="string" table:style-name="ce47">
            <text:p><text:s/>358.3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302" table:style-name="ce1">
            <text:p>3123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508277-0 :ND:0-508277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66" table:style-name="ce1">
            <text:p>7966</text:p>
          </table:table-cell>
          <table:table-cell office:value-type="string" table:style-name="ce47">
            <text:p><text:s/>358.7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402" table:style-name="ce1">
            <text:p>3124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508278-0 :ND:0-508278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67" table:style-name="ce1">
            <text:p>7967</text:p>
          </table:table-cell>
          <table:table-cell office:value-type="string" table:style-name="ce47">
            <text:p><text:s/>359.2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502" table:style-name="ce1">
            <text:p>3125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508279-0 :ND:0-508279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68" table:style-name="ce1">
            <text:p>7968</text:p>
          </table:table-cell>
          <table:table-cell office:value-type="string" table:style-name="ce47">
            <text:p><text:s/>359.6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602" table:style-name="ce1">
            <text:p>3126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508280-0 :ND:0-508280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69" table:style-name="ce1">
            <text:p>7969</text:p>
          </table:table-cell>
          <table:table-cell office:value-type="string" table:style-name="ce47">
            <text:p><text:s/>360.1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702" table:style-name="ce1">
            <text:p>3127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508281-0 :ND:0-508281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70" table:style-name="ce1">
            <text:p>7970</text:p>
          </table:table-cell>
          <table:table-cell office:value-type="string" table:style-name="ce47">
            <text:p><text:s/>360.5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802" table:style-name="ce1">
            <text:p>3128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508282-0 :ND:0-508282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71" table:style-name="ce1">
            <text:p>7971</text:p>
          </table:table-cell>
          <table:table-cell office:value-type="string" table:style-name="ce47">
            <text:p><text:s/>361.0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902" table:style-name="ce1">
            <text:p>3129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508283-0 :ND:0-508283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72" table:style-name="ce1">
            <text:p>7972</text:p>
          </table:table-cell>
          <table:table-cell office:value-type="string" table:style-name="ce47">
            <text:p><text:s/>361.4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002" table:style-name="ce1">
            <text:p>3130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584590-0 :ND:0-584590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73" table:style-name="ce1">
            <text:p>7973</text:p>
          </table:table-cell>
          <table:table-cell office:value-type="string" table:style-name="ce47">
            <text:p><text:s/>361.9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102" table:style-name="ce1">
            <text:p>313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81-0 :ND:0-719581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74" table:style-name="ce1">
            <text:p>7974</text:p>
          </table:table-cell>
          <table:table-cell office:value-type="string" table:style-name="ce47">
            <text:p><text:s/>362.3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202" table:style-name="ce1">
            <text:p>3132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82-0 :ND:0-719582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75" table:style-name="ce1">
            <text:p>7975</text:p>
          </table:table-cell>
          <table:table-cell office:value-type="string" table:style-name="ce47">
            <text:p><text:s/>362.8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302" table:style-name="ce1">
            <text:p>3133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83-0 :ND:0-719583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76" table:style-name="ce1">
            <text:p>7976</text:p>
          </table:table-cell>
          <table:table-cell office:value-type="string" table:style-name="ce47">
            <text:p><text:s/>363.2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402" table:style-name="ce1">
            <text:p>3134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84-0 :ND:0-719584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77" table:style-name="ce1">
            <text:p>7977</text:p>
          </table:table-cell>
          <table:table-cell office:value-type="string" table:style-name="ce47">
            <text:p><text:s/>363.7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502" table:style-name="ce1">
            <text:p>3135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85-0 :ND:0-719585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78" table:style-name="ce1">
            <text:p>7978</text:p>
          </table:table-cell>
          <table:table-cell office:value-type="string" table:style-name="ce47">
            <text:p><text:s/>364.1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602" table:style-name="ce1">
            <text:p>3136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86-0 :ND:0-719586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79" table:style-name="ce1">
            <text:p>7979</text:p>
          </table:table-cell>
          <table:table-cell office:value-type="string" table:style-name="ce47">
            <text:p><text:s/>364.6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702" table:style-name="ce1">
            <text:p>3137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87-0 :ND:0-719587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80" table:style-name="ce1">
            <text:p>7980</text:p>
          </table:table-cell>
          <table:table-cell office:value-type="string" table:style-name="ce47">
            <text:p><text:s/>365.0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802" table:style-name="ce1">
            <text:p>3138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88-0 :ND:0-719588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81" table:style-name="ce1">
            <text:p>7981</text:p>
          </table:table-cell>
          <table:table-cell office:value-type="string" table:style-name="ce47">
            <text:p><text:s/>365.5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3902" table:style-name="ce1">
            <text:p>3139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89-0 :ND:0-719589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82" table:style-name="ce1">
            <text:p>7982</text:p>
          </table:table-cell>
          <table:table-cell office:value-type="string" table:style-name="ce47">
            <text:p><text:s/>365.9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002" table:style-name="ce1">
            <text:p>3140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90-0 :ND:0-719590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83" table:style-name="ce1">
            <text:p>7983</text:p>
          </table:table-cell>
          <table:table-cell office:value-type="string" table:style-name="ce47">
            <text:p><text:s/>366.4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102" table:style-name="ce1">
            <text:p>314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91-0 :ND:0-719591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84" table:style-name="ce1">
            <text:p>7984</text:p>
          </table:table-cell>
          <table:table-cell office:value-type="string" table:style-name="ce47">
            <text:p><text:s/>366.8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202" table:style-name="ce1">
            <text:p>3142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92-0 :ND:0-719592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85" table:style-name="ce1">
            <text:p>7985</text:p>
          </table:table-cell>
          <table:table-cell office:value-type="string" table:style-name="ce47">
            <text:p><text:s/>367.3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302" table:style-name="ce1">
            <text:p>3143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93-0 :ND:0-719593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86" table:style-name="ce1">
            <text:p>7986</text:p>
          </table:table-cell>
          <table:table-cell office:value-type="string" table:style-name="ce47">
            <text:p><text:s/>367.7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402" table:style-name="ce1">
            <text:p>3144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94-0 :ND:0-719594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87" table:style-name="ce1">
            <text:p>7987</text:p>
          </table:table-cell>
          <table:table-cell office:value-type="string" table:style-name="ce47">
            <text:p><text:s/>368.2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502" table:style-name="ce1">
            <text:p>3145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19595-0 :ND:0-719595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88" table:style-name="ce1">
            <text:p>7988</text:p>
          </table:table-cell>
          <table:table-cell office:value-type="string" table:style-name="ce47">
            <text:p><text:s/>368.6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602" table:style-name="ce1">
            <text:p>3146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57555-0 :ND:0-757555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89" table:style-name="ce1">
            <text:p>7989</text:p>
          </table:table-cell>
          <table:table-cell office:value-type="string" table:style-name="ce47">
            <text:p><text:s/>369.1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702" table:style-name="ce1">
            <text:p>3147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57556-0 :ND:0-757556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90" table:style-name="ce1">
            <text:p>7990</text:p>
          </table:table-cell>
          <table:table-cell office:value-type="string" table:style-name="ce47">
            <text:p><text:s/>369.5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802" table:style-name="ce1">
            <text:p>3148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57557-0 :ND:0-757557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91" table:style-name="ce1">
            <text:p>7991</text:p>
          </table:table-cell>
          <table:table-cell office:value-type="string" table:style-name="ce47">
            <text:p><text:s/>370.0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4902" table:style-name="ce1">
            <text:p>3149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57558-0 :ND:0-757558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92" table:style-name="ce1">
            <text:p>7992</text:p>
          </table:table-cell>
          <table:table-cell office:value-type="string" table:style-name="ce47">
            <text:p><text:s/>370.4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002" table:style-name="ce1">
            <text:p>3150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794649-0 :ND:0-794649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93" table:style-name="ce1">
            <text:p>7993</text:p>
          </table:table-cell>
          <table:table-cell office:value-type="string" table:style-name="ce47">
            <text:p><text:s/>370.9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102" table:style-name="ce1">
            <text:p>315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902490-0 :ND:0-902490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94" table:style-name="ce1">
            <text:p>7994</text:p>
          </table:table-cell>
          <table:table-cell office:value-type="string" table:style-name="ce47">
            <text:p><text:s/>371.3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202" table:style-name="ce1">
            <text:p>3152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902491-0 :ND:0-902491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95" table:style-name="ce1">
            <text:p>7995</text:p>
          </table:table-cell>
          <table:table-cell office:value-type="string" table:style-name="ce47">
            <text:p><text:s/>371.8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302" table:style-name="ce1">
            <text:p>3153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902492-0 :ND:0-902492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96" table:style-name="ce1">
            <text:p>7996</text:p>
          </table:table-cell>
          <table:table-cell office:value-type="string" table:style-name="ce47">
            <text:p><text:s/>372.25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402" table:style-name="ce1">
            <text:p>3154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902493-0 :ND:0-902493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97" table:style-name="ce1">
            <text:p>7997</text:p>
          </table:table-cell>
          <table:table-cell office:value-type="string" table:style-name="ce47">
            <text:p><text:s/>372.70</text:p>
          </table:table-cell>
          <table:table-cell office:value-type="float" office:value="0.45" table:style-name="ce48">
            <text:p>0,4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5" table:style-name="ce1">
            <text:p>16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5502" table:style-name="ce1">
            <text:p>3155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902494-0 :ND:0-902494 CARGO MAS IVA PAGOS A PRO</text:p>
          </table:table-cell>
          <table:table-cell table:number-columns-repeated="16373"/>
        </table:table-row>
        <table:table-row table:style-name="ro7">
          <table:table-cell office:value-type="float" office:value="7998" table:style-name="ce1">
            <text:p>7998</text:p>
          </table:table-cell>
          <table:table-cell office:value-type="string" table:style-name="ce47">
            <text:p><text:s/>373.05</text:p>
          </table:table-cell>
          <table:table-cell office:value-type="float" office:value="0.35" table:style-name="ce48">
            <text:p>0,3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3102" table:style-name="ce1">
            <text:p>323102</text:p>
          </table:table-cell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D 2511480000-1 :ND:1-2511480000 Comisiones y Serv</text:p>
          </table:table-cell>
          <table:table-cell table:number-columns-repeated="16373"/>
        </table:table-row>
        <table:table-row table:style-name="ro7">
          <table:table-cell office:value-type="float" office:value="7999" table:style-name="ce1">
            <text:p>7999</text:p>
          </table:table-cell>
          <table:table-cell office:value-type="string" table:style-name="ce47">
            <text:p><text:s/>375.03</text:p>
          </table:table-cell>
          <table:table-cell office:value-type="float" office:value="1.98" table:style-name="ce48">
            <text:p>1,9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3202" table:style-name="ce1">
            <text:p>323202</text:p>
          </table:table-cell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D 13082020-1 :ND:1-13082020 Comisiones y servicio</text:p>
          </table:table-cell>
          <table:table-cell table:number-columns-repeated="16373"/>
        </table:table-row>
        <table:table-row table:style-name="ro7">
          <table:table-cell office:value-type="float" office:value="8000" table:style-name="ce1">
            <text:p>8000</text:p>
          </table:table-cell>
          <table:table-cell office:value-type="string" table:style-name="ce47">
            <text:p><text:s/>396.03</text:p>
          </table:table-cell>
          <table:table-cell office:value-type="float" office:value="21" table:style-name="ce48">
            <text:p>2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802" table:style-name="ce1">
            <text:p>322802</text:p>
          </table:table-cell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D 18082020-1 :ND:1-18082020 Comisiones y servicio</text:p>
          </table:table-cell>
          <table:table-cell table:number-columns-repeated="16373"/>
        </table:table-row>
        <table:table-row table:style-name="ro7">
          <table:table-cell office:value-type="float" office:value="8001" table:style-name="ce1">
            <text:p>8001</text:p>
          </table:table-cell>
          <table:table-cell office:value-type="string" table:style-name="ce47">
            <text:p><text:s/>397.03</text:p>
          </table:table-cell>
          <table:table-cell office:value-type="float" office:value="1" table:style-name="ce48">
            <text:p>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22" table:style-name="ce1">
            <text:p>17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D #299902: COMISIONES POR SERVICIOS BANCARIOS</text:p>
          </table:table-cell>
          <table:table-cell table:number-columns-repeated="16373"/>
        </table:table-row>
        <table:table-row table:style-name="ro7">
          <table:table-cell office:value-type="float" office:value="8002" table:style-name="ce1">
            <text:p>8002</text:p>
          </table:table-cell>
          <table:table-cell office:value-type="string" table:style-name="ce47">
            <text:p><text:s/>417.73</text:p>
          </table:table-cell>
          <table:table-cell office:value-type="float" office:value="20.7" table:style-name="ce48">
            <text:p>20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3002" table:style-name="ce1">
            <text:p>323002</text:p>
          </table:table-cell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D 31082020-1 :ND:1-31082020 Comisiones y servicio</text:p>
          </table:table-cell>
          <table:table-cell table:number-columns-repeated="16373"/>
        </table:table-row>
        <table:table-row table:style-name="ro7">
          <table:table-cell office:value-type="float" office:value="8003" table:style-name="ce1">
            <text:p>8003</text:p>
          </table:table-cell>
          <table:table-cell office:value-type="string" table:style-name="ce47">
            <text:p><text:s/>418.12</text:p>
          </table:table-cell>
          <table:table-cell office:value-type="float" office:value="0.39" table:style-name="ce48">
            <text:p>0,3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902" table:style-name="ce1">
            <text:p>321902</text:p>
          </table:table-cell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CK 945-0 BANCO DEL PACIFICO :DB -1070987682: PENSI</text:p>
          </table:table-cell>
          <table:table-cell table:number-columns-repeated="16373"/>
        </table:table-row>
        <table:table-row table:style-name="ro7">
          <table:table-cell office:value-type="float" office:value="8004" table:style-name="ce1">
            <text:p>8004</text:p>
          </table:table-cell>
          <table:table-cell office:value-type="string" table:style-name="ce47">
            <text:p><text:s/>419.88</text:p>
          </table:table-cell>
          <table:table-cell office:value-type="float" office:value="1.76" table:style-name="ce48">
            <text:p>1,7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09" table:style-name="ce1">
            <text:p>17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INTE</text:p>
          </table:table-cell>
          <table:table-cell office:value-type="float" office:value="330602" table:style-name="ce1">
            <text:p>330602</text:p>
          </table:table-cell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D 31082020-1 :ND:1-31082020 RENOV. SERV. BANI6009</text:p>
          </table:table-cell>
          <table:table-cell table:number-columns-repeated="16373"/>
        </table:table-row>
        <table:table-row table:style-name="ro7">
          <table:table-cell office:value-type="float" office:value="8005" table:style-name="ce1">
            <text:p>8005</text:p>
          </table:table-cell>
          <table:table-cell office:value-type="string" table:style-name="ce47">
            <text:p><text:s/>425.40</text:p>
          </table:table-cell>
          <table:table-cell office:value-type="float" office:value="5.52" table:style-name="ce48">
            <text:p>5,5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902" table:style-name="ce1">
            <text:p>322902</text:p>
          </table:table-cell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ND 28082020-1 :ND:1-28082020 Comisiones por sobreg</text:p>
          </table:table-cell>
          <table:table-cell table:number-columns-repeated="16373"/>
        </table:table-row>
        <table:table-row table:style-name="ro7">
          <table:table-cell office:value-type="float" office:value="8006" table:style-name="ce1">
            <text:p>8006</text:p>
          </table:table-cell>
          <table:table-cell office:value-type="string" table:style-name="ce47">
            <text:p><text:s/>425.01</text:p>
          </table:table-cell>
          <table:table-cell office:value-type="float" office:value="0" table:style-name="ce48">
            <text:p>-<text:s/></text:p>
          </table:table-cell>
          <table:table-cell office:value-type="float" office:value="0.39" table:style-name="ce48">
            <text:p>0,39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331602" table:style-name="ce1">
            <text:p>331602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DP 59162765-0 :DP:0-59162765 Ck certificado # 945</text:p>
          </table:table-cell>
          <table:table-cell table:number-columns-repeated="16373"/>
        </table:table-row>
        <table:table-row table:style-name="ro7">
          <table:table-cell office:value-type="float" office:value="8007" table:style-name="ce1">
            <text:p>8007</text:p>
          </table:table-cell>
          <table:table-cell office:value-type="string" table:style-name="ce47">
            <text:p><text:s/>425.40</text:p>
          </table:table-cell>
          <table:table-cell office:value-type="float" office:value="0.39" table:style-name="ce48">
            <text:p>0,3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3" table:style-name="ce1">
            <text:p>17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4002" table:style-name="ce1">
            <text:p>324002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ND 945-0 :ND:0-945 Cheque certificado # 945 Banco</text:p>
          </table:table-cell>
          <table:table-cell table:number-columns-repeated="16373"/>
        </table:table-row>
        <table:table-row table:style-name="ro7">
          <table:table-cell office:value-type="float" office:value="8008" table:style-name="ce1">
            <text:p>8008</text:p>
          </table:table-cell>
          <table:table-cell office:value-type="string" table:style-name="ce47">
            <text:p><text:s/>427.38</text:p>
          </table:table-cell>
          <table:table-cell office:value-type="float" office:value="1.98" table:style-name="ce48">
            <text:p>1,9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002" table:style-name="ce1">
            <text:p>334002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ND 15092020-1 :ND:1-15092020 Comisiones y servicio</text:p>
          </table:table-cell>
          <table:table-cell table:number-columns-repeated="16373"/>
        </table:table-row>
        <table:table-row table:style-name="ro7">
          <table:table-cell office:value-type="float" office:value="8009" table:style-name="ce1">
            <text:p>8009</text:p>
          </table:table-cell>
          <table:table-cell office:value-type="string" table:style-name="ce47">
            <text:p><text:s/>448.38</text:p>
          </table:table-cell>
          <table:table-cell office:value-type="float" office:value="21" table:style-name="ce48">
            <text:p>2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802" table:style-name="ce1">
            <text:p>333802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ND 16092020-1 :ND:1-16092020 Comisiones y servicio</text:p>
          </table:table-cell>
          <table:table-cell table:number-columns-repeated="16373"/>
        </table:table-row>
        <table:table-row table:style-name="ro7">
          <table:table-cell office:value-type="float" office:value="8010" table:style-name="ce1">
            <text:p>8010</text:p>
          </table:table-cell>
          <table:table-cell office:value-type="string" table:style-name="ce47">
            <text:p><text:s/>480.78</text:p>
          </table:table-cell>
          <table:table-cell office:value-type="float" office:value="32.4" table:style-name="ce48">
            <text:p>32,4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902" table:style-name="ce1">
            <text:p>333902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ND 30092020-1 :ND:1-30092020 Comisiones y servicio</text:p>
          </table:table-cell>
          <table:table-cell table:number-columns-repeated="16373"/>
        </table:table-row>
        <table:table-row table:style-name="ro7">
          <table:table-cell office:value-type="float" office:value="8011" table:style-name="ce1">
            <text:p>8011</text:p>
          </table:table-cell>
          <table:table-cell office:value-type="string" table:style-name="ce47">
            <text:p><text:s/>480.39</text:p>
          </table:table-cell>
          <table:table-cell office:value-type="float" office:value="0" table:style-name="ce48">
            <text:p>-<text:s/></text:p>
          </table:table-cell>
          <table:table-cell office:value-type="float" office:value="0.39" table:style-name="ce48">
            <text:p>0,39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902" table:style-name="ce1">
            <text:p>321902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CK 945-0 BANCO DEL PACIFICO :</text:p>
          </table:table-cell>
          <table:table-cell table:number-columns-repeated="16373"/>
        </table:table-row>
        <table:table-row table:style-name="ro7">
          <table:table-cell office:value-type="float" office:value="8012" table:style-name="ce1">
            <text:p>8012</text:p>
          </table:table-cell>
          <table:table-cell office:value-type="string" table:style-name="ce47">
            <text:p><text:s/>482.39</text:p>
          </table:table-cell>
          <table:table-cell office:value-type="float" office:value="2" table:style-name="ce48">
            <text:p>2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9T00:00:00" table:style-name="ce54">
            <text:p>29/10/2020</text:p>
          </table:table-cell>
          <table:table-cell office:value-type="string" table:style-name="ce1">
            <text:p>Liquidac.gastos de viaje TR# 136 Javier Cornejo Proyecto: Hcda. Sarita 3 Cruce Zapotal - Sta. Elena</text:p>
          </table:table-cell>
          <table:table-cell table:number-columns-repeated="16373"/>
        </table:table-row>
        <table:table-row table:style-name="ro7">
          <table:table-cell office:value-type="float" office:value="8013" table:style-name="ce1">
            <text:p>8013</text:p>
          </table:table-cell>
          <table:table-cell office:value-type="string" table:style-name="ce47">
            <text:p><text:s/>485.03</text:p>
          </table:table-cell>
          <table:table-cell office:value-type="float" office:value="2.64" table:style-name="ce48">
            <text:p>2,6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502" table:style-name="ce1">
            <text:p>3425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ND 29102020-2 :ND:2-29102020 Comisiones y servicio</text:p>
          </table:table-cell>
          <table:table-cell table:number-columns-repeated="16373"/>
        </table:table-row>
        <table:table-row table:style-name="ro7">
          <table:table-cell office:value-type="float" office:value="8014" table:style-name="ce1">
            <text:p>8014</text:p>
          </table:table-cell>
          <table:table-cell office:value-type="string" table:style-name="ce47">
            <text:p><text:s/>510.23</text:p>
          </table:table-cell>
          <table:table-cell office:value-type="float" office:value="25.2" table:style-name="ce48">
            <text:p>25,2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302" table:style-name="ce1">
            <text:p>3423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ND 29102020-1 :ND:1-29102020 Comisiones y servicio</text:p>
          </table:table-cell>
          <table:table-cell table:number-columns-repeated="16373"/>
        </table:table-row>
        <table:table-row table:style-name="ro7">
          <table:table-cell office:value-type="float" office:value="8015" table:style-name="ce1">
            <text:p>8015</text:p>
          </table:table-cell>
          <table:table-cell office:value-type="string" table:style-name="ce47">
            <text:p><text:s/>510.58</text:p>
          </table:table-cell>
          <table:table-cell office:value-type="float" office:value="0.35" table:style-name="ce48">
            <text:p>0,3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402" table:style-name="ce1">
            <text:p>3424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ND 26102020-1 :ND:1-26102020 Comisiones y servicio</text:p>
          </table:table-cell>
          <table:table-cell table:number-columns-repeated="16373"/>
        </table:table-row>
        <table:table-row table:style-name="ro7">
          <table:table-cell office:value-type="float" office:value="8016" table:style-name="ce1">
            <text:p>8016</text:p>
          </table:table-cell>
          <table:table-cell office:value-type="string" table:style-name="ce47">
            <text:p><text:s/>531.58</text:p>
          </table:table-cell>
          <table:table-cell office:value-type="float" office:value="21" table:style-name="ce48">
            <text:p>2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102" table:style-name="ce1">
            <text:p>3421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ND 22102020-1 :ND:1-22102020 Comisiones y servicio</text:p>
          </table:table-cell>
          <table:table-cell table:number-columns-repeated="16373"/>
        </table:table-row>
        <table:table-row table:style-name="ro7">
          <table:table-cell office:value-type="float" office:value="8017" table:style-name="ce1">
            <text:p>8017</text:p>
          </table:table-cell>
          <table:table-cell office:value-type="string" table:style-name="ce47">
            <text:p><text:s/>535.58</text:p>
          </table:table-cell>
          <table:table-cell office:value-type="float" office:value="4" table:style-name="ce48">
            <text:p>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202" table:style-name="ce1">
            <text:p>3422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ND 27102020-1 :ND:1-27102020 Comisiones y servicio</text:p>
          </table:table-cell>
          <table:table-cell table:number-columns-repeated="16373"/>
        </table:table-row>
        <table:table-row table:style-name="ro8">
          <table:table-cell office:value-type="float" office:value="8023" table:style-name="ce50">
            <text:p>8023</text:p>
          </table:table-cell>
          <table:table-cell office:value-type="string" table:style-name="ce51">
            <text:p>6-1-1-02-01-013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Impuesto Salidad de Divisas</text:p>
          </table:table-cell>
          <table:table-cell table:number-columns-repeated="7" table:style-name="ce50"/>
          <table:table-cell table:number-columns-repeated="16373"/>
        </table:table-row>
        <table:table-row table:style-name="ro7">
          <table:table-cell office:value-type="float" office:value="8024" table:style-name="ce1">
            <text:p>8024</text:p>
          </table:table-cell>
          <table:table-cell office:value-type="string" table:style-name="ce47">
            <text:p><text:s/>28.89</text:p>
          </table:table-cell>
          <table:table-cell office:value-type="float" office:value="28.89" table:style-name="ce48">
            <text:p>28,8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7202" table:style-name="ce1">
            <text:p>2672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ND 175700-0 :ND:0-175700 Impuesto salida de divisa</text:p>
          </table:table-cell>
          <table:table-cell table:number-columns-repeated="16373"/>
        </table:table-row>
        <table:table-row table:style-name="ro8">
          <table:table-cell office:value-type="float" office:value="8025" table:style-name="ce50">
            <text:p>8025</text:p>
          </table:table-cell>
          <table:table-cell office:value-type="string" table:style-name="ce51">
            <text:p>6-1-1-02-01-016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FLETES <text:s/>Y <text:s/>ACARREOS</text:p>
          </table:table-cell>
          <table:table-cell table:style-name="ce50"/>
          <table:table-cell table:number-columns-repeated="3"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8026" table:style-name="ce1">
            <text:p>8026</text:p>
          </table:table-cell>
          <table:table-cell office:value-type="string" table:style-name="ce47">
            <text:p>-50.00</text:p>
          </table:table-cell>
          <table:table-cell office:value-type="float" office:value="0" table:style-name="ce48">
            <text:p>-<text:s/></text:p>
          </table:table-cell>
          <table:table-cell office:value-type="float" office:value="50" table:style-name="ce48">
            <text:p>50,00<text:s/></text:p>
          </table:table-cell>
          <table:table-cell table:style-name="ce1"/>
          <table:table-cell office:value-type="float" office:value="1452" table:style-name="ce1">
            <text:p>14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16T00:00:00" table:style-name="ce54">
            <text:p>16/01/2020</text:p>
          </table:table-cell>
          <table:table-cell office:value-type="string" table:style-name="ce1">
            <text:p>RECLASIFICACION TRANSACCIÓN #220803 PROVEEDOR TRANSPORTE VIBARCAR</text:p>
          </table:table-cell>
          <table:table-cell table:number-columns-repeated="16373"/>
        </table:table-row>
        <table:table-row table:style-name="ro7">
          <table:table-cell office:value-type="float" office:value="8027" table:style-name="ce1">
            <text:p>8027</text:p>
          </table:table-cell>
          <table:table-cell office:value-type="string" table:style-name="ce47">
            <text:p><text:s/>.00</text:p>
          </table:table-cell>
          <table:table-cell office:value-type="float" office:value="50" table:style-name="ce48">
            <text:p>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803" table:style-name="ce1">
            <text:p>220803</text:p>
          </table:table-cell>
          <table:table-cell office:value-type="date" office:date-value="2020-01-17T00:00:00" table:style-name="ce54">
            <text:p>17/01/2020</text:p>
          </table:table-cell>
          <table:table-cell office:value-type="string" table:style-name="ce1">
            <text:p>FV 000001520-001001-TANQUERO DE AGUA</text:p>
          </table:table-cell>
          <table:table-cell table:number-columns-repeated="16373"/>
        </table:table-row>
        <table:table-row table:style-name="ro7">
          <table:table-cell office:value-type="float" office:value="8028" table:style-name="ce1">
            <text:p>8028</text:p>
          </table:table-cell>
          <table:table-cell office:value-type="string" table:style-name="ce47">
            <text:p><text:s/>1,500.00</text:p>
          </table:table-cell>
          <table:table-cell office:value-type="float" office:value="1500" table:style-name="ce48">
            <text:p>1.50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703" table:style-name="ce1">
            <text:p>220703</text:p>
          </table:table-cell>
          <table:table-cell office:value-type="date" office:date-value="2020-01-17T00:00:00" table:style-name="ce54">
            <text:p>17/01/2020</text:p>
          </table:table-cell>
          <table:table-cell office:value-type="string" table:style-name="ce1">
            <text:p>FV 000000877-001001-3 JORNADAS DE TRABAJO SUPERVIS</text:p>
          </table:table-cell>
          <table:table-cell table:number-columns-repeated="16373"/>
        </table:table-row>
        <table:table-row table:style-name="ro7">
          <table:table-cell office:value-type="float" office:value="8029" table:style-name="ce1">
            <text:p>8029</text:p>
          </table:table-cell>
          <table:table-cell office:value-type="string" table:style-name="ce47">
            <text:p><text:s/>3,000.00</text:p>
          </table:table-cell>
          <table:table-cell office:value-type="float" office:value="1500" table:style-name="ce48">
            <text:p>1.50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903" table:style-name="ce1">
            <text:p>223903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FV 000000879-001001-JORNADAS DE TRABAJO 02/01/2020</text:p>
          </table:table-cell>
          <table:table-cell table:number-columns-repeated="16373"/>
        </table:table-row>
        <table:table-row table:style-name="ro7">
          <table:table-cell office:value-type="float" office:value="8030" table:style-name="ce1">
            <text:p>8030</text:p>
          </table:table-cell>
          <table:table-cell office:value-type="string" table:style-name="ce47">
            <text:p><text:s/>4,500.00</text:p>
          </table:table-cell>
          <table:table-cell office:value-type="float" office:value="1500" table:style-name="ce48">
            <text:p>1.50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703" table:style-name="ce1">
            <text:p>220703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FV 000000877-001001-3 JORNADAS DE TRABAJO SUPERVIS</text:p>
          </table:table-cell>
          <table:table-cell table:number-columns-repeated="16373"/>
        </table:table-row>
        <table:table-row table:style-name="ro7">
          <table:table-cell office:value-type="float" office:value="8031" table:style-name="ce1">
            <text:p>8031</text:p>
          </table:table-cell>
          <table:table-cell office:value-type="string" table:style-name="ce47">
            <text:p><text:s/>7,250.00</text:p>
          </table:table-cell>
          <table:table-cell office:value-type="float" office:value="2750" table:style-name="ce48">
            <text:p>2.7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103" table:style-name="ce1">
            <text:p>224103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FV 000000876-001001-JORNADAS DE TRABAJO 01/11/19 G</text:p>
          </table:table-cell>
          <table:table-cell table:number-columns-repeated="16373"/>
        </table:table-row>
        <table:table-row table:style-name="ro7">
          <table:table-cell office:value-type="float" office:value="8032" table:style-name="ce1">
            <text:p>8032</text:p>
          </table:table-cell>
          <table:table-cell office:value-type="string" table:style-name="ce47">
            <text:p><text:s/>5,750.00</text:p>
          </table:table-cell>
          <table:table-cell office:value-type="float" office:value="0" table:style-name="ce48">
            <text:p>-<text:s/></text:p>
          </table:table-cell>
          <table:table-cell office:value-type="float" office:value="1500" table:style-name="ce48">
            <text:p>1.500,00<text:s/></text:p>
          </table:table-cell>
          <table:table-cell table:style-name="ce1"/>
          <table:table-cell office:value-type="float" office:value="1454" table:style-name="ce1">
            <text:p>14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Reverso de transaccion #246101 por duplicidad de registro</text:p>
          </table:table-cell>
          <table:table-cell table:number-columns-repeated="16373"/>
        </table:table-row>
        <table:table-row table:style-name="ro7">
          <table:table-cell office:value-type="float" office:value="8033" table:style-name="ce1">
            <text:p>8033</text:p>
          </table:table-cell>
          <table:table-cell office:value-type="string" table:style-name="ce47">
            <text:p><text:s/>9,030.00</text:p>
          </table:table-cell>
          <table:table-cell office:value-type="float" office:value="3280" table:style-name="ce48">
            <text:p>3.28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303" table:style-name="ce1">
            <text:p>2273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V 000000882-001001-6 JORNADAS DE TRABAJO SUPERVIS</text:p>
          </table:table-cell>
          <table:table-cell table:number-columns-repeated="16373"/>
        </table:table-row>
        <table:table-row table:style-name="ro7">
          <table:table-cell office:value-type="float" office:value="8034" table:style-name="ce1">
            <text:p>8034</text:p>
          </table:table-cell>
          <table:table-cell office:value-type="string" table:style-name="ce47">
            <text:p><text:s/>9,080.00</text:p>
          </table:table-cell>
          <table:table-cell office:value-type="float" office:value="50" table:style-name="ce48">
            <text:p>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103" table:style-name="ce1">
            <text:p>2271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V 000000637-001001-DESALOJO DE MATERIAL EN PASCUA</text:p>
          </table:table-cell>
          <table:table-cell table:number-columns-repeated="16373"/>
        </table:table-row>
        <table:table-row table:style-name="ro7">
          <table:table-cell office:value-type="float" office:value="8035" table:style-name="ce1">
            <text:p>8035</text:p>
          </table:table-cell>
          <table:table-cell office:value-type="string" table:style-name="ce47">
            <text:p><text:s/>9,140.00</text:p>
          </table:table-cell>
          <table:table-cell office:value-type="float" office:value="60" table:style-name="ce48">
            <text:p>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203" table:style-name="ce1">
            <text:p>2262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V 000001090-001001-LOGISTICA Y TRASLADO DE 50 PLA</text:p>
          </table:table-cell>
          <table:table-cell table:number-columns-repeated="16373"/>
        </table:table-row>
        <table:table-row table:style-name="ro7">
          <table:table-cell office:value-type="float" office:value="8036" table:style-name="ce1">
            <text:p>8036</text:p>
          </table:table-cell>
          <table:table-cell office:value-type="string" table:style-name="ce47">
            <text:p><text:s/>9,200.00</text:p>
          </table:table-cell>
          <table:table-cell office:value-type="float" office:value="60" table:style-name="ce48">
            <text:p>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303" table:style-name="ce1">
            <text:p>2263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V 000001091-001001-LOGISTICA Y TRASLADO DE 100 CA</text:p>
          </table:table-cell>
          <table:table-cell table:number-columns-repeated="16373"/>
        </table:table-row>
        <table:table-row table:style-name="ro7">
          <table:table-cell office:value-type="float" office:value="8037" table:style-name="ce1">
            <text:p>8037</text:p>
          </table:table-cell>
          <table:table-cell office:value-type="string" table:style-name="ce47">
            <text:p><text:s/>9,310.00</text:p>
          </table:table-cell>
          <table:table-cell office:value-type="float" office:value="110" table:style-name="ce48">
            <text:p>11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603" table:style-name="ce1">
            <text:p>2276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V 000000638-001001-DESALOJOS DE MATERIAL HECHO A</text:p>
          </table:table-cell>
          <table:table-cell table:number-columns-repeated="16373"/>
        </table:table-row>
        <table:table-row table:style-name="ro7">
          <table:table-cell office:value-type="float" office:value="8038" table:style-name="ce1">
            <text:p>8038</text:p>
          </table:table-cell>
          <table:table-cell office:value-type="string" table:style-name="ce47">
            <text:p><text:s/>12,418.00</text:p>
          </table:table-cell>
          <table:table-cell office:value-type="float" office:value="3108" table:style-name="ce48">
            <text:p>3.108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403" table:style-name="ce1">
            <text:p>2364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FV 000000657-001001-SERVICIO TRANSPORTE DE DESALOJ</text:p>
          </table:table-cell>
          <table:table-cell table:number-columns-repeated="16373"/>
        </table:table-row>
        <table:table-row table:style-name="ro7">
          <table:table-cell office:value-type="float" office:value="8039" table:style-name="ce1">
            <text:p>8039</text:p>
          </table:table-cell>
          <table:table-cell office:value-type="string" table:style-name="ce47">
            <text:p><text:s/>14,418.00</text:p>
          </table:table-cell>
          <table:table-cell office:value-type="float" office:value="2000" table:style-name="ce48">
            <text:p>2.00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403" table:style-name="ce1">
            <text:p>2344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FV 000000883-001001-4 JORNADAS DE TRABAJO SUPERVIS</text:p>
          </table:table-cell>
          <table:table-cell table:number-columns-repeated="16373"/>
        </table:table-row>
        <table:table-row table:style-name="ro7">
          <table:table-cell office:value-type="float" office:value="8040" table:style-name="ce1">
            <text:p>8040</text:p>
          </table:table-cell>
          <table:table-cell office:value-type="string" table:style-name="ce47">
            <text:p><text:s/>14,993.00</text:p>
          </table:table-cell>
          <table:table-cell office:value-type="float" office:value="575" table:style-name="ce48">
            <text:p>57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203" table:style-name="ce1">
            <text:p>2342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FV 000001562-001001-11 TANQUEROS AGUA, 1 TANQUERO</text:p>
          </table:table-cell>
          <table:table-cell table:number-columns-repeated="16373"/>
        </table:table-row>
        <table:table-row table:style-name="ro7">
          <table:table-cell office:value-type="float" office:value="8041" table:style-name="ce1">
            <text:p>8041</text:p>
          </table:table-cell>
          <table:table-cell office:value-type="string" table:style-name="ce47">
            <text:p><text:s/>20,873.00</text:p>
          </table:table-cell>
          <table:table-cell office:value-type="float" office:value="5880" table:style-name="ce48">
            <text:p>5.88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103" table:style-name="ce1">
            <text:p>2341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FV 000000656-001001-SERVICIO DE TRANSPORTE DE DESA</text:p>
          </table:table-cell>
          <table:table-cell table:number-columns-repeated="16373"/>
        </table:table-row>
        <table:table-row table:style-name="ro7">
          <table:table-cell office:value-type="float" office:value="8042" table:style-name="ce1">
            <text:p>8042</text:p>
          </table:table-cell>
          <table:table-cell office:value-type="string" table:style-name="ce47">
            <text:p><text:s/>20,933.00</text:p>
          </table:table-cell>
          <table:table-cell office:value-type="float" office:value="60" table:style-name="ce48">
            <text:p>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603" table:style-name="ce1">
            <text:p>2366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FV 000001116-001001-LOGITISCA Y TRASLADO DE PLANCH</text:p>
          </table:table-cell>
          <table:table-cell table:number-columns-repeated="16373"/>
        </table:table-row>
        <table:table-row table:style-name="ro7">
          <table:table-cell office:value-type="float" office:value="8043" table:style-name="ce1">
            <text:p>8043</text:p>
          </table:table-cell>
          <table:table-cell office:value-type="string" table:style-name="ce47">
            <text:p><text:s/>22,703.00</text:p>
          </table:table-cell>
          <table:table-cell office:value-type="float" office:value="1770" table:style-name="ce48">
            <text:p>1.77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703" table:style-name="ce1">
            <text:p>2337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FV 000001109-001001-LOGISTICA Y TRASLADO DE MATERI</text:p>
          </table:table-cell>
          <table:table-cell table:number-columns-repeated="16373"/>
        </table:table-row>
        <table:table-row table:style-name="ro7">
          <table:table-cell office:value-type="float" office:value="8044" table:style-name="ce1">
            <text:p>8044</text:p>
          </table:table-cell>
          <table:table-cell office:value-type="string" table:style-name="ce47">
            <text:p><text:s/>23,663.00</text:p>
          </table:table-cell>
          <table:table-cell office:value-type="float" office:value="960" table:style-name="ce48">
            <text:p>9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403" table:style-name="ce1">
            <text:p>2494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FV 000000397-001171-SERVICIO TRANSPORTE</text:p>
          </table:table-cell>
          <table:table-cell table:number-columns-repeated="16373"/>
        </table:table-row>
        <table:table-row table:style-name="ro7">
          <table:table-cell office:value-type="float" office:value="8045" table:style-name="ce1">
            <text:p>8045</text:p>
          </table:table-cell>
          <table:table-cell office:value-type="string" table:style-name="ce47">
            <text:p><text:s/>23,843.00</text:p>
          </table:table-cell>
          <table:table-cell office:value-type="float" office:value="180" table:style-name="ce48">
            <text:p>18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303" table:style-name="ce1">
            <text:p>2483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FV 000001165-001001-LOGISTICA Y MOVILIZACION: MINI</text:p>
          </table:table-cell>
          <table:table-cell table:number-columns-repeated="16373"/>
        </table:table-row>
        <table:table-row table:style-name="ro7">
          <table:table-cell office:value-type="float" office:value="8046" table:style-name="ce1">
            <text:p>8046</text:p>
          </table:table-cell>
          <table:table-cell office:value-type="string" table:style-name="ce47">
            <text:p><text:s/>23,854.00</text:p>
          </table:table-cell>
          <table:table-cell office:value-type="float" office:value="11" table:style-name="ce48">
            <text:p>11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3" table:style-name="ce1">
            <text:p>16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Urdesa</text:p>
          </table:table-cell>
          <table:table-cell table:number-columns-repeated="16373"/>
        </table:table-row>
        <table:table-row table:style-name="ro7">
          <table:table-cell office:value-type="float" office:value="8047" table:style-name="ce1">
            <text:p>8047</text:p>
          </table:table-cell>
          <table:table-cell office:value-type="string" table:style-name="ce47">
            <text:p><text:s/>24,039.00</text:p>
          </table:table-cell>
          <table:table-cell office:value-type="float" office:value="185" table:style-name="ce48">
            <text:p>18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4" table:style-name="ce1">
            <text:p>16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Cruce Riobamba y ambato</text:p>
          </table:table-cell>
          <table:table-cell table:number-columns-repeated="16373"/>
        </table:table-row>
        <table:table-row table:style-name="ro7">
          <table:table-cell office:value-type="float" office:value="8048" table:style-name="ce1">
            <text:p>8048</text:p>
          </table:table-cell>
          <table:table-cell office:value-type="string" table:style-name="ce47">
            <text:p><text:s/>24,699.00</text:p>
          </table:table-cell>
          <table:table-cell office:value-type="float" office:value="660" table:style-name="ce48">
            <text:p>6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203" table:style-name="ce1">
            <text:p>2562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FV 000000682-001001-DESALOJO HECHO A MANO</text:p>
          </table:table-cell>
          <table:table-cell table:number-columns-repeated="16373"/>
        </table:table-row>
        <table:table-row table:style-name="ro7">
          <table:table-cell office:value-type="float" office:value="8049" table:style-name="ce1">
            <text:p>8049</text:p>
          </table:table-cell>
          <table:table-cell office:value-type="string" table:style-name="ce47">
            <text:p><text:s/>24,779.00</text:p>
          </table:table-cell>
          <table:table-cell office:value-type="float" office:value="80" table:style-name="ce48">
            <text:p>8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103" table:style-name="ce1">
            <text:p>2611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FV 000002172-002051-SERVICIO DE TRANSPORTE</text:p>
          </table:table-cell>
          <table:table-cell table:number-columns-repeated="16373"/>
        </table:table-row>
        <table:table-row table:style-name="ro7">
          <table:table-cell office:value-type="float" office:value="8050" table:style-name="ce1">
            <text:p>8050</text:p>
          </table:table-cell>
          <table:table-cell office:value-type="string" table:style-name="ce47">
            <text:p><text:s/>24,839.00</text:p>
          </table:table-cell>
          <table:table-cell office:value-type="float" office:value="60" table:style-name="ce48">
            <text:p>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603" table:style-name="ce1">
            <text:p>2616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FV 000000406-001001-SERVICIO TRANSPORTE DESDE CAMP</text:p>
          </table:table-cell>
          <table:table-cell table:number-columns-repeated="16373"/>
        </table:table-row>
        <table:table-row table:style-name="ro7">
          <table:table-cell office:value-type="float" office:value="8051" table:style-name="ce1">
            <text:p>8051</text:p>
          </table:table-cell>
          <table:table-cell office:value-type="string" table:style-name="ce47">
            <text:p><text:s/>24,899.00</text:p>
          </table:table-cell>
          <table:table-cell office:value-type="float" office:value="60" table:style-name="ce48">
            <text:p>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903" table:style-name="ce1">
            <text:p>2629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FV 000001191-001001-LOGISTICA Y MOVILIZACIÓN: ROLL</text:p>
          </table:table-cell>
          <table:table-cell table:number-columns-repeated="16373"/>
        </table:table-row>
        <table:table-row table:style-name="ro7">
          <table:table-cell office:value-type="float" office:value="8052" table:style-name="ce1">
            <text:p>8052</text:p>
          </table:table-cell>
          <table:table-cell office:value-type="string" table:style-name="ce47">
            <text:p><text:s/>25,234.00</text:p>
          </table:table-cell>
          <table:table-cell office:value-type="float" office:value="335" table:style-name="ce48">
            <text:p>33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803" table:style-name="ce1">
            <text:p>272803</text:p>
          </table:table-cell>
          <table:table-cell office:value-type="date" office:date-value="2020-08-31T00:00:00" table:style-name="ce54">
            <text:p>31/08/2020</text:p>
          </table:table-cell>
          <table:table-cell office:value-type="string" table:style-name="ce1">
            <text:p>FV 000000713-001001-F# 713 SERVICIO DE ALQUILER TR</text:p>
          </table:table-cell>
          <table:table-cell table:number-columns-repeated="16373"/>
        </table:table-row>
        <table:table-row table:style-name="ro7">
          <table:table-cell office:value-type="float" office:value="8053" table:style-name="ce1">
            <text:p>8053</text:p>
          </table:table-cell>
          <table:table-cell office:value-type="string" table:style-name="ce47">
            <text:p><text:s/>25,514.00</text:p>
          </table:table-cell>
          <table:table-cell office:value-type="float" office:value="280" table:style-name="ce48">
            <text:p>28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403" table:style-name="ce1">
            <text:p>2964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FV 000000500-001171-CARGARAUSTRAL SA F# 500 SERVIC</text:p>
          </table:table-cell>
          <table:table-cell table:number-columns-repeated="16373"/>
        </table:table-row>
        <table:table-row table:style-name="ro7">
          <table:table-cell office:value-type="float" office:value="8054" table:style-name="ce1">
            <text:p>8054</text:p>
          </table:table-cell>
          <table:table-cell office:value-type="string" table:style-name="ce47">
            <text:p><text:s/>25,964.00</text:p>
          </table:table-cell>
          <table:table-cell office:value-type="float" office:value="450" table:style-name="ce48">
            <text:p>4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203" table:style-name="ce1">
            <text:p>2942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FV 000000884-001001-EDISON CONDOR F# 884 VIAJE DE</text:p>
          </table:table-cell>
          <table:table-cell table:number-columns-repeated="16373"/>
        </table:table-row>
        <table:table-row table:style-name="ro7">
          <table:table-cell office:value-type="float" office:value="8055" table:style-name="ce1">
            <text:p>8055</text:p>
          </table:table-cell>
          <table:table-cell office:value-type="string" table:style-name="ce47">
            <text:p><text:s/>26,564.00</text:p>
          </table:table-cell>
          <table:table-cell office:value-type="float" office:value="600" table:style-name="ce48">
            <text:p>60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103" table:style-name="ce1">
            <text:p>2941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FV 000000493-001171-CARGARAUSTRAL SA F# 493 SERVIC</text:p>
          </table:table-cell>
          <table:table-cell table:number-columns-repeated="16373"/>
        </table:table-row>
        <table:table-row table:style-name="ro7">
          <table:table-cell office:value-type="float" office:value="8056" table:style-name="ce1">
            <text:p>8056</text:p>
          </table:table-cell>
          <table:table-cell office:value-type="string" table:style-name="ce47">
            <text:p><text:s/>27,114.00</text:p>
          </table:table-cell>
          <table:table-cell office:value-type="float" office:value="550" table:style-name="ce48">
            <text:p>5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203" table:style-name="ce1">
            <text:p>2962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FV 000000498-001171-CARGARAUSTRAL SA F# 498 SERVIC</text:p>
          </table:table-cell>
          <table:table-cell table:number-columns-repeated="16373"/>
        </table:table-row>
        <table:table-row table:style-name="ro7">
          <table:table-cell office:value-type="float" office:value="8057" table:style-name="ce1">
            <text:p>8057</text:p>
          </table:table-cell>
          <table:table-cell office:value-type="string" table:style-name="ce47">
            <text:p><text:s/>27,194.00</text:p>
          </table:table-cell>
          <table:table-cell office:value-type="float" office:value="80" table:style-name="ce48">
            <text:p>8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003" table:style-name="ce1">
            <text:p>309003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FV 000000477-001001-WILFRIDO ZAMBRANO F# 477 SERVI</text:p>
          </table:table-cell>
          <table:table-cell table:number-columns-repeated="16373"/>
        </table:table-row>
        <table:table-row table:style-name="ro7">
          <table:table-cell office:value-type="float" office:value="8058" table:style-name="ce1">
            <text:p>8058</text:p>
          </table:table-cell>
          <table:table-cell office:value-type="string" table:style-name="ce47">
            <text:p><text:s/>27,419.00</text:p>
          </table:table-cell>
          <table:table-cell office:value-type="float" office:value="225" table:style-name="ce48">
            <text:p>22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103" table:style-name="ce1">
            <text:p>302103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FV 000000736-001001-TORRES FRANCISCO F# 736 SERVIC</text:p>
          </table:table-cell>
          <table:table-cell table:number-columns-repeated="16373"/>
        </table:table-row>
        <table:table-row table:style-name="ro8">
          <table:table-cell office:value-type="float" office:value="8062" table:style-name="ce50">
            <text:p>8062</text:p>
          </table:table-cell>
          <table:table-cell office:value-type="string" table:style-name="ce51">
            <text:p>6-1-1-02-01-018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Gastos de <text:s/>Viaje</text:p>
          </table:table-cell>
          <table:table-cell table:number-columns-repeated="7" table:style-name="ce50"/>
          <table:table-cell table:number-columns-repeated="16373"/>
        </table:table-row>
        <table:table-row table:style-name="ro7">
          <table:table-cell office:value-type="float" office:value="8063" table:style-name="ce1">
            <text:p>8063</text:p>
          </table:table-cell>
          <table:table-cell office:value-type="string" table:style-name="ce47">
            <text:p><text:s/>.40</text:p>
          </table:table-cell>
          <table:table-cell office:value-type="float" office:value="0.4" table:style-name="ce48">
            <text:p>0,4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71" table:style-name="ce1">
            <text:p>17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703" table:style-name="ce1">
            <text:p>3067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JC 000000001-000001-RICIA: REGULARIZACION DE SALDO</text:p>
          </table:table-cell>
          <table:table-cell table:number-columns-repeated="16373"/>
        </table:table-row>
        <table:table-row table:style-name="ro7">
          <table:table-cell office:value-type="float" office:value="8064" table:style-name="ce1">
            <text:p>8064</text:p>
          </table:table-cell>
          <table:table-cell office:value-type="string" table:style-name="ce47">
            <text:p><text:s/>504.40</text:p>
          </table:table-cell>
          <table:table-cell office:value-type="float" office:value="504" table:style-name="ce48">
            <text:p>50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9T00:00:00" table:style-name="ce54">
            <text:p>29/10/2020</text:p>
          </table:table-cell>
          <table:table-cell office:value-type="string" table:style-name="ce1">
            <text:p>Liquidac.gastos de viaje TR# 136 Javier Cornejo Proyecto: Hcda. Sarita 3 Cruce Zapotal - Sta. Elena</text:p>
          </table:table-cell>
          <table:table-cell table:number-columns-repeated="16373"/>
        </table:table-row>
        <table:table-row table:style-name="ro8">
          <table:table-cell office:value-type="float" office:value="8065" table:style-name="ce50">
            <text:p>8065</text:p>
          </table:table-cell>
          <table:table-cell office:value-type="string" table:style-name="ce51">
            <text:p>6-1-1-02-01-020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Servicios de Seguridad - Vigilancia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8066" table:style-name="ce1">
            <text:p>8066</text:p>
          </table:table-cell>
          <table:table-cell office:value-type="string" table:style-name="ce47">
            <text:p><text:s/>225.00</text:p>
          </table:table-cell>
          <table:table-cell office:value-type="float" office:value="225" table:style-name="ce48">
            <text:p>22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003" table:style-name="ce1">
            <text:p>221003</text:p>
          </table:table-cell>
          <table:table-cell office:value-type="date" office:date-value="2020-01-17T00:00:00" table:style-name="ce54">
            <text:p>17/01/2020</text:p>
          </table:table-cell>
          <table:table-cell office:value-type="string" table:style-name="ce1">
            <text:p>FV 000003896-001002-SERVICIO GUARDIANIA</text:p>
          </table:table-cell>
          <table:table-cell table:number-columns-repeated="16373"/>
        </table:table-row>
        <table:table-row table:style-name="ro7">
          <table:table-cell office:value-type="float" office:value="8067" table:style-name="ce1">
            <text:p>8067</text:p>
          </table:table-cell>
          <table:table-cell office:value-type="string" table:style-name="ce47">
            <text:p><text:s/>450.00</text:p>
          </table:table-cell>
          <table:table-cell office:value-type="float" office:value="225" table:style-name="ce48">
            <text:p>22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103" table:style-name="ce1">
            <text:p>221103</text:p>
          </table:table-cell>
          <table:table-cell office:value-type="date" office:date-value="2020-01-17T00:00:00" table:style-name="ce54">
            <text:p>17/01/2020</text:p>
          </table:table-cell>
          <table:table-cell office:value-type="string" table:style-name="ce1">
            <text:p>FV 000003897-001002-SERVICIO DE GUARDIANIA ADICION</text:p>
          </table:table-cell>
          <table:table-cell table:number-columns-repeated="16373"/>
        </table:table-row>
        <table:table-row table:style-name="ro7">
          <table:table-cell office:value-type="float" office:value="8068" table:style-name="ce1">
            <text:p>8068</text:p>
          </table:table-cell>
          <table:table-cell office:value-type="string" table:style-name="ce47">
            <text:p><text:s/>585.00</text:p>
          </table:table-cell>
          <table:table-cell office:value-type="float" office:value="135" table:style-name="ce48">
            <text:p>13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903" table:style-name="ce1">
            <text:p>221903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FV 000003860-001002-SERVICIO GUARDIANIA</text:p>
          </table:table-cell>
          <table:table-cell table:number-columns-repeated="16373"/>
        </table:table-row>
        <table:table-row table:style-name="ro7">
          <table:table-cell office:value-type="float" office:value="8069" table:style-name="ce1">
            <text:p>8069</text:p>
          </table:table-cell>
          <table:table-cell office:value-type="string" table:style-name="ce47">
            <text:p><text:s/>1,890.00</text:p>
          </table:table-cell>
          <table:table-cell office:value-type="float" office:value="1305" table:style-name="ce48">
            <text:p>1.30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903" table:style-name="ce1">
            <text:p>2269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V 000004107-001002-SERVICIO DE GUARDIANIA</text:p>
          </table:table-cell>
          <table:table-cell table:number-columns-repeated="16373"/>
        </table:table-row>
        <table:table-row table:style-name="ro7">
          <table:table-cell office:value-type="float" office:value="8070" table:style-name="ce1">
            <text:p>8070</text:p>
          </table:table-cell>
          <table:table-cell office:value-type="string" table:style-name="ce47">
            <text:p><text:s/>2,415.00</text:p>
          </table:table-cell>
          <table:table-cell office:value-type="float" office:value="525" table:style-name="ce48">
            <text:p>52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403" table:style-name="ce1">
            <text:p>2264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V 000004085-001002-SERVICIOS DE GUARDIANIA</text:p>
          </table:table-cell>
          <table:table-cell table:number-columns-repeated="16373"/>
        </table:table-row>
        <table:table-row table:style-name="ro7">
          <table:table-cell office:value-type="float" office:value="8071" table:style-name="ce1">
            <text:p>8071</text:p>
          </table:table-cell>
          <table:table-cell office:value-type="string" table:style-name="ce47">
            <text:p><text:s/>3,645.00</text:p>
          </table:table-cell>
          <table:table-cell office:value-type="float" office:value="1230" table:style-name="ce48">
            <text:p>1.23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803" table:style-name="ce1">
            <text:p>2468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FV 000004648-001002-SERVICIOS DE GUARDIANA</text:p>
          </table:table-cell>
          <table:table-cell table:number-columns-repeated="16373"/>
        </table:table-row>
        <table:table-row table:style-name="ro7">
          <table:table-cell office:value-type="float" office:value="8072" table:style-name="ce1">
            <text:p>8072</text:p>
          </table:table-cell>
          <table:table-cell office:value-type="string" table:style-name="ce47">
            <text:p><text:s/>3,920.00</text:p>
          </table:table-cell>
          <table:table-cell office:value-type="float" office:value="275" table:style-name="ce48">
            <text:p>27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403" table:style-name="ce1">
            <text:p>2474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FV 000004632-001002-SERVICIO DE GUARDIANIA</text:p>
          </table:table-cell>
          <table:table-cell table:number-columns-repeated="16373"/>
        </table:table-row>
        <table:table-row table:style-name="ro7">
          <table:table-cell office:value-type="float" office:value="8073" table:style-name="ce1">
            <text:p>8073</text:p>
          </table:table-cell>
          <table:table-cell office:value-type="string" table:style-name="ce47">
            <text:p><text:s/>4,370.00</text:p>
          </table:table-cell>
          <table:table-cell office:value-type="float" office:value="450" table:style-name="ce48">
            <text:p>4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503" table:style-name="ce1">
            <text:p>2475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FV 000004633-001002-SERVICIO GUARDIANIA</text:p>
          </table:table-cell>
          <table:table-cell table:number-columns-repeated="16373"/>
        </table:table-row>
        <table:table-row table:style-name="ro7">
          <table:table-cell office:value-type="float" office:value="8074" table:style-name="ce1">
            <text:p>8074</text:p>
          </table:table-cell>
          <table:table-cell office:value-type="string" table:style-name="ce47">
            <text:p><text:s/>4,445.00</text:p>
          </table:table-cell>
          <table:table-cell office:value-type="float" office:value="75" table:style-name="ce48">
            <text:p>7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703" table:style-name="ce1">
            <text:p>2477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FV 000004634-001002-SERVICIO GUARDIANIA</text:p>
          </table:table-cell>
          <table:table-cell table:number-columns-repeated="16373"/>
        </table:table-row>
        <table:table-row table:style-name="ro7">
          <table:table-cell office:value-type="float" office:value="8075" table:style-name="ce1">
            <text:p>8075</text:p>
          </table:table-cell>
          <table:table-cell office:value-type="string" table:style-name="ce47">
            <text:p><text:s/>4,520.00</text:p>
          </table:table-cell>
          <table:table-cell office:value-type="float" office:value="75" table:style-name="ce48">
            <text:p>75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703" table:style-name="ce1">
            <text:p>2617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FV 000004813-001002-SERVICIOS DE GUARDIANIA</text:p>
          </table:table-cell>
          <table:table-cell table:number-columns-repeated="16373"/>
        </table:table-row>
        <table:table-row table:style-name="ro7">
          <table:table-cell office:value-type="float" office:value="8076" table:style-name="ce1">
            <text:p>8076</text:p>
          </table:table-cell>
          <table:table-cell office:value-type="string" table:style-name="ce47">
            <text:p><text:s/>4,837.50</text:p>
          </table:table-cell>
          <table:table-cell office:value-type="float" office:value="317.5" table:style-name="ce48">
            <text:p>317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603" table:style-name="ce1">
            <text:p>2956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FV 000005110-001002-CAJAMARCA F# 5110 SERVICIOS DE</text:p>
          </table:table-cell>
          <table:table-cell table:number-columns-repeated="16373"/>
        </table:table-row>
        <table:table-row table:style-name="ro8">
          <table:table-cell office:value-type="float" office:value="8079" table:style-name="ce50">
            <text:p>8079</text:p>
          </table:table-cell>
          <table:table-cell office:value-type="string" table:style-name="ce51">
            <text:p>6-1-1-02-01-021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Servicios Profesionales Sociedades</text:p>
          </table:table-cell>
          <table:table-cell table:style-name="ce50"/>
          <table:table-cell table:number-columns-repeated="3"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8080" table:style-name="ce1">
            <text:p>8080</text:p>
          </table:table-cell>
          <table:table-cell office:value-type="string" table:style-name="ce47">
            <text:p>-1,250.00</text:p>
          </table:table-cell>
          <table:table-cell office:value-type="float" office:value="0" table:style-name="ce48">
            <text:p>-<text:s/></text:p>
          </table:table-cell>
          <table:table-cell office:value-type="float" office:value="1250" table:style-name="ce48">
            <text:p>1.250,00<text:s/></text:p>
          </table:table-cell>
          <table:table-cell table:style-name="ce1"/>
          <table:table-cell office:value-type="float" office:value="1551" table:style-name="ce1">
            <text:p>15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26T00:00:00" table:style-name="ce54">
            <text:p>26/05/2020</text:p>
          </table:table-cell>
          <table:table-cell office:value-type="string" table:style-name="ce1">
            <text:p>Reclasificacion cta contable fact #884 Ec. Nogales</text:p>
          </table:table-cell>
          <table:table-cell table:number-columns-repeated="16373"/>
        </table:table-row>
        <table:table-row table:style-name="ro7">
          <table:table-cell office:value-type="float" office:value="8081" table:style-name="ce1">
            <text:p>8081</text:p>
          </table:table-cell>
          <table:table-cell office:value-type="string" table:style-name="ce47">
            <text:p><text:s/>.00</text:p>
          </table:table-cell>
          <table:table-cell office:value-type="float" office:value="1250" table:style-name="ce48">
            <text:p>1.2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303" table:style-name="ce1">
            <text:p>243303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FC 000000884-002001-HONORARIOS COMO INTERVENTOR PO</text:p>
          </table:table-cell>
          <table:table-cell table:number-columns-repeated="16373"/>
        </table:table-row>
        <table:table-row table:style-name="ro7">
          <table:table-cell office:value-type="float" office:value="8082" table:style-name="ce1">
            <text:p>8082</text:p>
          </table:table-cell>
          <table:table-cell office:value-type="string" table:style-name="ce47">
            <text:p><text:s/>850.00</text:p>
          </table:table-cell>
          <table:table-cell office:value-type="float" office:value="850" table:style-name="ce48">
            <text:p>85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503" table:style-name="ce1">
            <text:p>2535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1">
            <text:p>FV 000000159-002050-SERVICIO AUDITORIA</text:p>
          </table:table-cell>
          <table:table-cell table:number-columns-repeated="16373"/>
        </table:table-row>
        <table:table-row table:style-name="ro7">
          <table:table-cell office:value-type="float" office:value="8083" table:style-name="ce1">
            <text:p>8083</text:p>
          </table:table-cell>
          <table:table-cell office:value-type="string" table:style-name="ce47">
            <text:p><text:s/>2,110.00</text:p>
          </table:table-cell>
          <table:table-cell office:value-type="float" office:value="1260" table:style-name="ce48">
            <text:p>1.2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903" table:style-name="ce1">
            <text:p>2889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FV 000000472-001171-CARGARAUSTRAL SA F# 472 SERVIC</text:p>
          </table:table-cell>
          <table:table-cell table:number-columns-repeated="16373"/>
        </table:table-row>
        <table:table-row table:style-name="ro8">
          <table:table-cell office:value-type="float" office:value="8086" table:style-name="ce50">
            <text:p>8086</text:p>
          </table:table-cell>
          <table:table-cell office:value-type="string" table:style-name="ce51">
            <text:p>6-1-1-02-01-028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Materiales <text:s/>y <text:s/>repuestos</text:p>
          </table:table-cell>
          <table:table-cell table:style-name="ce50"/>
          <table:table-cell table:number-columns-repeated="3" table:style-name="ce53"/>
          <table:table-cell table:number-columns-repeated="3" table:style-name="ce50"/>
          <table:table-cell table:number-columns-repeated="16373"/>
        </table:table-row>
        <table:table-row table:style-name="ro7">
          <table:table-cell office:value-type="float" office:value="8087" table:style-name="ce1">
            <text:p>8087</text:p>
          </table:table-cell>
          <table:table-cell office:value-type="string" table:style-name="ce47">
            <text:p><text:s/>283.47</text:p>
          </table:table-cell>
          <table:table-cell office:value-type="float" office:value="283.47000000000003" table:style-name="ce48">
            <text:p>283,47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84" table:style-name="ce1">
            <text:p>14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54">
            <text:p>02/01/2020</text:p>
          </table:table-cell>
          <table:table-cell office:value-type="string" table:style-name="ce1">
            <text:p>Liquidación Proyecto telefónica 2-seguridad cruce Boliche</text:p>
          </table:table-cell>
          <table:table-cell table:number-columns-repeated="16373"/>
        </table:table-row>
        <table:table-row table:style-name="ro7">
          <table:table-cell office:value-type="float" office:value="8088" table:style-name="ce1">
            <text:p>8088</text:p>
          </table:table-cell>
          <table:table-cell office:value-type="string" table:style-name="ce47">
            <text:p>-198.03</text:p>
          </table:table-cell>
          <table:table-cell office:value-type="float" office:value="0" table:style-name="ce48">
            <text:p>-<text:s/></text:p>
          </table:table-cell>
          <table:table-cell office:value-type="float" office:value="481.5" table:style-name="ce48">
            <text:p>481,50<text:s/></text:p>
          </table:table-cell>
          <table:table-cell table:style-name="ce1"/>
          <table:table-cell office:value-type="float" office:value="1452" table:style-name="ce1">
            <text:p>14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16T00:00:00" table:style-name="ce54">
            <text:p>16/01/2020</text:p>
          </table:table-cell>
          <table:table-cell office:value-type="string" table:style-name="ce1">
            <text:p>RECLASIFICACION TRANSACCIÓN #221303 PROV. ACEROTEC</text:p>
          </table:table-cell>
          <table:table-cell table:number-columns-repeated="16373"/>
        </table:table-row>
        <table:table-row table:style-name="ro7">
          <table:table-cell office:value-type="float" office:value="8089" table:style-name="ce1">
            <text:p>8089</text:p>
          </table:table-cell>
          <table:table-cell office:value-type="string" table:style-name="ce47">
            <text:p><text:s/>283.47</text:p>
          </table:table-cell>
          <table:table-cell office:value-type="float" office:value="481.5" table:style-name="ce48">
            <text:p>481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303" table:style-name="ce1">
            <text:p>221303</text:p>
          </table:table-cell>
          <table:table-cell office:value-type="date" office:date-value="2020-01-17T00:00:00" table:style-name="ce54">
            <text:p>17/01/2020</text:p>
          </table:table-cell>
          <table:table-cell office:value-type="string" table:style-name="ce1">
            <text:p>FB 000000204-001902-GRILLETES REFORZADO LIRA TIPO</text:p>
          </table:table-cell>
          <table:table-cell table:number-columns-repeated="16373"/>
        </table:table-row>
        <table:table-row table:style-name="ro7">
          <table:table-cell office:value-type="float" office:value="8090" table:style-name="ce1">
            <text:p>8090</text:p>
          </table:table-cell>
          <table:table-cell office:value-type="string" table:style-name="ce47">
            <text:p><text:s/>1,301.36</text:p>
          </table:table-cell>
          <table:table-cell office:value-type="float" office:value="1017.89" table:style-name="ce48">
            <text:p>1.017,8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102" table:style-name="ce1">
            <text:p>2531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CK 822-0 JAVIER PAUL CORNEJ :DB -1070987682: LIQUI</text:p>
          </table:table-cell>
          <table:table-cell table:number-columns-repeated="16373"/>
        </table:table-row>
        <table:table-row table:style-name="ro7">
          <table:table-cell office:value-type="float" office:value="8091" table:style-name="ce1">
            <text:p>8091</text:p>
          </table:table-cell>
          <table:table-cell office:value-type="string" table:style-name="ce47">
            <text:p><text:s/>1,339.55</text:p>
          </table:table-cell>
          <table:table-cell office:value-type="float" office:value="38.19" table:style-name="ce48">
            <text:p>38,1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6602" table:style-name="ce1">
            <text:p>2566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CK 831-0 FRANCISCO LUVER QU :DB -1070987682: Repos</text:p>
          </table:table-cell>
          <table:table-cell table:number-columns-repeated="16373"/>
        </table:table-row>
        <table:table-row table:style-name="ro7">
          <table:table-cell office:value-type="float" office:value="8092" table:style-name="ce1">
            <text:p>8092</text:p>
          </table:table-cell>
          <table:table-cell office:value-type="string" table:style-name="ce47">
            <text:p><text:s/>3,117.38</text:p>
          </table:table-cell>
          <table:table-cell office:value-type="float" office:value="1777.83" table:style-name="ce48">
            <text:p>1.777,8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002" table:style-name="ce1">
            <text:p>2530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TR 3-0 DBA TECMECO SAS :DB -1070987682: PAGO POR C</text:p>
          </table:table-cell>
          <table:table-cell table:number-columns-repeated="16373"/>
        </table:table-row>
        <table:table-row table:style-name="ro7">
          <table:table-cell office:value-type="float" office:value="8093" table:style-name="ce1">
            <text:p>8093</text:p>
          </table:table-cell>
          <table:table-cell office:value-type="string" table:style-name="ce47">
            <text:p><text:s/>1,339.55</text:p>
          </table:table-cell>
          <table:table-cell office:value-type="float" office:value="0" table:style-name="ce48">
            <text:p>-<text:s/></text:p>
          </table:table-cell>
          <table:table-cell office:value-type="float" office:value="1777.83" table:style-name="ce48">
            <text:p>1.777,83<text:s/></text:p>
          </table:table-cell>
          <table:table-cell table:style-name="ce1"/>
          <table:table-cell office:value-type="float" office:value="1675" table:style-name="ce1">
            <text:p>16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TR #3 MACHALA: RECLASIFICACIÓN</text:p>
          </table:table-cell>
          <table:table-cell table:number-columns-repeated="16373"/>
        </table:table-row>
        <table:table-row table:style-name="ro7">
          <table:table-cell office:value-type="float" office:value="8094" table:style-name="ce1">
            <text:p>8094</text:p>
          </table:table-cell>
          <table:table-cell office:value-type="string" table:style-name="ce47">
            <text:p><text:s/>1,279.55</text:p>
          </table:table-cell>
          <table:table-cell office:value-type="float" office:value="0" table:style-name="ce48">
            <text:p>-<text:s/></text:p>
          </table:table-cell>
          <table:table-cell office:value-type="float" office:value="60" table:style-name="ce48">
            <text:p>60,00<text:s/></text:p>
          </table:table-cell>
          <table:table-cell table:style-name="ce1"/>
          <table:table-cell office:value-type="float" office:value="1505" table:style-name="ce1">
            <text:p>15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2-21T00:00:00" table:style-name="ce54">
            <text:p>21/02/2020</text:p>
          </table:table-cell>
          <table:table-cell office:value-type="string" table:style-name="ce1">
            <text:p>Reclasificacion transaccion #229603 Proveedor: Angel Quishpe</text:p>
          </table:table-cell>
          <table:table-cell table:number-columns-repeated="16373"/>
        </table:table-row>
        <table:table-row table:style-name="ro7">
          <table:table-cell office:value-type="float" office:value="8095" table:style-name="ce1">
            <text:p>8095</text:p>
          </table:table-cell>
          <table:table-cell office:value-type="string" table:style-name="ce47">
            <text:p><text:s/>1,479.55</text:p>
          </table:table-cell>
          <table:table-cell office:value-type="float" office:value="200" table:style-name="ce48">
            <text:p>20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003" table:style-name="ce1">
            <text:p>2260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V 000001733-001001-AGUJEROS POR CORREGIR EN BARRA</text:p>
          </table:table-cell>
          <table:table-cell table:number-columns-repeated="16373"/>
        </table:table-row>
        <table:table-row table:style-name="ro7">
          <table:table-cell office:value-type="float" office:value="8096" table:style-name="ce1">
            <text:p>8096</text:p>
          </table:table-cell>
          <table:table-cell office:value-type="string" table:style-name="ce47">
            <text:p><text:s/>1,539.55</text:p>
          </table:table-cell>
          <table:table-cell office:value-type="float" office:value="60" table:style-name="ce48">
            <text:p>60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603" table:style-name="ce1">
            <text:p>2296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1">
            <text:p>FV 000001735-001001-TRABAJOS POR PERFORAR HUECO,PO</text:p>
          </table:table-cell>
          <table:table-cell table:number-columns-repeated="16373"/>
        </table:table-row>
        <table:table-row table:style-name="ro7">
          <table:table-cell office:value-type="float" office:value="8097" table:style-name="ce1">
            <text:p>8097</text:p>
          </table:table-cell>
          <table:table-cell office:value-type="string" table:style-name="ce47">
            <text:p><text:s/>1,664.98</text:p>
          </table:table-cell>
          <table:table-cell office:value-type="float" office:value="125.43" table:style-name="ce48">
            <text:p>125,4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802" table:style-name="ce1">
            <text:p>2618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1">
            <text:p>CK 882-0 FRANCISCO LUVER QU :DB -1070987682: FONDO</text:p>
          </table:table-cell>
          <table:table-cell table:number-columns-repeated="16373"/>
        </table:table-row>
        <table:table-row table:style-name="ro7">
          <table:table-cell office:value-type="float" office:value="8098" table:style-name="ce1">
            <text:p>8098</text:p>
          </table:table-cell>
          <table:table-cell office:value-type="string" table:style-name="ce47">
            <text:p><text:s/>1,870.94</text:p>
          </table:table-cell>
          <table:table-cell office:value-type="float" office:value="205.96" table:style-name="ce48">
            <text:p>205,9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902" table:style-name="ce1">
            <text:p>268902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1">
            <text:p>CK 897-0 FRANCISCO LUVER QU :DB -1070987682: REPOS</text:p>
          </table:table-cell>
          <table:table-cell table:number-columns-repeated="16373"/>
        </table:table-row>
        <table:table-row table:style-name="ro7">
          <table:table-cell office:value-type="float" office:value="8099" table:style-name="ce1">
            <text:p>8099</text:p>
          </table:table-cell>
          <table:table-cell office:value-type="string" table:style-name="ce47">
            <text:p><text:s/>1,211.75</text:p>
          </table:table-cell>
          <table:table-cell office:value-type="float" office:value="0" table:style-name="ce48">
            <text:p>-<text:s/></text:p>
          </table:table-cell>
          <table:table-cell office:value-type="float" office:value="659.19" table:style-name="ce48">
            <text:p>659,19<text:s/></text:p>
          </table:table-cell>
          <table:table-cell table:style-name="ce1"/>
          <table:table-cell office:value-type="float" office:value="1548" table:style-name="ce1">
            <text:p>15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003" table:style-name="ce1">
            <text:p>268003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CI 000054914-000000-CI APLICA FACT#54914 PAGO TRAN</text:p>
          </table:table-cell>
          <table:table-cell table:number-columns-repeated="16373"/>
        </table:table-row>
        <table:table-row table:style-name="ro7">
          <table:table-cell office:value-type="float" office:value="8100" table:style-name="ce1">
            <text:p>8100</text:p>
          </table:table-cell>
          <table:table-cell office:value-type="string" table:style-name="ce47">
            <text:p><text:s/>1,870.94</text:p>
          </table:table-cell>
          <table:table-cell office:value-type="float" office:value="659.19" table:style-name="ce48">
            <text:p>659,1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6" table:style-name="ce1">
            <text:p>15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002" table:style-name="ce1">
            <text:p>2960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560643-0 :ND:0-560643 CANCELACION FACT #14914 P</text:p>
          </table:table-cell>
          <table:table-cell table:number-columns-repeated="16373"/>
        </table:table-row>
        <table:table-row table:style-name="ro7">
          <table:table-cell office:value-type="float" office:value="8101" table:style-name="ce1">
            <text:p>8101</text:p>
          </table:table-cell>
          <table:table-cell office:value-type="string" table:style-name="ce47">
            <text:p><text:s/>1,923.52</text:p>
          </table:table-cell>
          <table:table-cell office:value-type="float" office:value="52.58" table:style-name="ce48">
            <text:p>52,5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5" table:style-name="ce1">
            <text:p>16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Narcisa de Jesus</text:p>
          </table:table-cell>
          <table:table-cell table:number-columns-repeated="16373"/>
        </table:table-row>
        <table:table-row table:style-name="ro7">
          <table:table-cell office:value-type="float" office:value="8102" table:style-name="ce1">
            <text:p>8102</text:p>
          </table:table-cell>
          <table:table-cell office:value-type="string" table:style-name="ce47">
            <text:p><text:s/>1,983.87</text:p>
          </table:table-cell>
          <table:table-cell office:value-type="float" office:value="60.35" table:style-name="ce48">
            <text:p>60,3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9" table:style-name="ce1">
            <text:p>16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Urdesa acera norte</text:p>
          </table:table-cell>
          <table:table-cell table:number-columns-repeated="16373"/>
        </table:table-row>
        <table:table-row table:style-name="ro7">
          <table:table-cell office:value-type="float" office:value="8103" table:style-name="ce1">
            <text:p>8103</text:p>
          </table:table-cell>
          <table:table-cell office:value-type="string" table:style-name="ce47">
            <text:p><text:s/>2,064.62</text:p>
          </table:table-cell>
          <table:table-cell office:value-type="float" office:value="80.75" table:style-name="ce48">
            <text:p>80,7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3" table:style-name="ce1">
            <text:p>16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Urdesa</text:p>
          </table:table-cell>
          <table:table-cell table:number-columns-repeated="16373"/>
        </table:table-row>
        <table:table-row table:style-name="ro7">
          <table:table-cell office:value-type="float" office:value="8104" table:style-name="ce1">
            <text:p>8104</text:p>
          </table:table-cell>
          <table:table-cell office:value-type="string" table:style-name="ce47">
            <text:p><text:s/>2,083.48</text:p>
          </table:table-cell>
          <table:table-cell office:value-type="float" office:value="18.86" table:style-name="ce48">
            <text:p>18,8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9" table:style-name="ce1">
            <text:p>16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102" table:style-name="ce1">
            <text:p>317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634171-0 :ND:0-634171 Pago liquidacion por repo</text:p>
          </table:table-cell>
          <table:table-cell table:number-columns-repeated="16373"/>
        </table:table-row>
        <table:table-row table:style-name="ro7">
          <table:table-cell office:value-type="float" office:value="8105" table:style-name="ce1">
            <text:p>8105</text:p>
          </table:table-cell>
          <table:table-cell office:value-type="string" table:style-name="ce47">
            <text:p><text:s/>2,092.42</text:p>
          </table:table-cell>
          <table:table-cell office:value-type="float" office:value="8.94" table:style-name="ce48">
            <text:p>8,9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703" table:style-name="ce1">
            <text:p>2607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FB 000000308-001100-DISCO CORTE METAL 7" X 1/16" X</text:p>
          </table:table-cell>
          <table:table-cell table:number-columns-repeated="16373"/>
        </table:table-row>
        <table:table-row table:style-name="ro7">
          <table:table-cell office:value-type="float" office:value="8106" table:style-name="ce1">
            <text:p>8106</text:p>
          </table:table-cell>
          <table:table-cell office:value-type="string" table:style-name="ce47">
            <text:p><text:s/>2,338.06</text:p>
          </table:table-cell>
          <table:table-cell office:value-type="float" office:value="245.64" table:style-name="ce48">
            <text:p>245,64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3302" table:style-name="ce1">
            <text:p>2833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TR 63-0 FRANCISCO LUVER QU :DB -1070987682: REPOSI</text:p>
          </table:table-cell>
          <table:table-cell table:number-columns-repeated="16373"/>
        </table:table-row>
        <table:table-row table:style-name="ro7">
          <table:table-cell office:value-type="float" office:value="8107" table:style-name="ce1">
            <text:p>8107</text:p>
          </table:table-cell>
          <table:table-cell office:value-type="string" table:style-name="ce47">
            <text:p><text:s/>2,338.07</text:p>
          </table:table-cell>
          <table:table-cell office:value-type="float" office:value="0.01" table:style-name="ce48">
            <text:p>0,0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70" table:style-name="ce1">
            <text:p>17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603" table:style-name="ce1">
            <text:p>3066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JC 000000001-000001-JOSE RENDON: REGULARIZACION DE</text:p>
          </table:table-cell>
          <table:table-cell table:number-columns-repeated="16373"/>
        </table:table-row>
        <table:table-row table:style-name="ro7">
          <table:table-cell office:value-type="float" office:value="8108" table:style-name="ce1">
            <text:p>8108</text:p>
          </table:table-cell>
          <table:table-cell office:value-type="string" table:style-name="ce47">
            <text:p><text:s/>2,338.08</text:p>
          </table:table-cell>
          <table:table-cell office:value-type="float" office:value="0.01" table:style-name="ce48">
            <text:p>0,0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72" table:style-name="ce1">
            <text:p>17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803" table:style-name="ce1">
            <text:p>3068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JC 000000001-000001-JONATHAN CARRERA: REGULARIZACI</text:p>
          </table:table-cell>
          <table:table-cell table:number-columns-repeated="16373"/>
        </table:table-row>
        <table:table-row table:style-name="ro7">
          <table:table-cell office:value-type="float" office:value="8109" table:style-name="ce1">
            <text:p>8109</text:p>
          </table:table-cell>
          <table:table-cell office:value-type="string" table:style-name="ce47">
            <text:p><text:s/>2,338.39</text:p>
          </table:table-cell>
          <table:table-cell office:value-type="float" office:value="0.31" table:style-name="ce48">
            <text:p>0,3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68" table:style-name="ce1">
            <text:p>17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403" table:style-name="ce1">
            <text:p>3064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JC 000000001-000001-GRAIMAN: REGULARIZACION DE SAL</text:p>
          </table:table-cell>
          <table:table-cell table:number-columns-repeated="16373"/>
        </table:table-row>
        <table:table-row table:style-name="ro7">
          <table:table-cell office:value-type="float" office:value="8110" table:style-name="ce1">
            <text:p>8110</text:p>
          </table:table-cell>
          <table:table-cell office:value-type="string" table:style-name="ce47">
            <text:p><text:s/>2,380.89</text:p>
          </table:table-cell>
          <table:table-cell office:value-type="float" office:value="42.5" table:style-name="ce48">
            <text:p>42,5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6" table:style-name="ce1">
            <text:p>18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6T00:00:00" table:style-name="ce54">
            <text:p>16/10/2020</text:p>
          </table:table-cell>
          <table:table-cell office:value-type="string" table:style-name="ce1">
            <text:p>Liq. gastos viáticos CK# 565 Francisco Montiel Obra: Cruce Entre Rios - Amagua</text:p>
          </table:table-cell>
          <table:table-cell table:number-columns-repeated="16373"/>
        </table:table-row>
        <table:table-row table:style-name="ro7">
          <table:table-cell office:value-type="float" office:value="8111" table:style-name="ce1">
            <text:p>8111</text:p>
          </table:table-cell>
          <table:table-cell office:value-type="string" table:style-name="ce47">
            <text:p><text:s/>2,427.57</text:p>
          </table:table-cell>
          <table:table-cell office:value-type="float" office:value="46.68" table:style-name="ce48">
            <text:p>46,68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6" table:style-name="ce1">
            <text:p>18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6T00:00:00" table:style-name="ce54">
            <text:p>16/10/2020</text:p>
          </table:table-cell>
          <table:table-cell office:value-type="string" table:style-name="ce1">
            <text:p>Liq. gastos viáticos CK# 565 Francisco Montiel Obra: Cruce Entre Rios - Amagua</text:p>
          </table:table-cell>
          <table:table-cell table:number-columns-repeated="16373"/>
        </table:table-row>
        <table:table-row table:style-name="ro7">
          <table:table-cell office:value-type="float" office:value="8112" table:style-name="ce1">
            <text:p>8112</text:p>
          </table:table-cell>
          <table:table-cell office:value-type="string" table:style-name="ce47">
            <text:p><text:s/>2,773.27</text:p>
          </table:table-cell>
          <table:table-cell office:value-type="float" office:value="345.7" table:style-name="ce48">
            <text:p>345,7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9T00:00:00" table:style-name="ce54">
            <text:p>29/10/2020</text:p>
          </table:table-cell>
          <table:table-cell office:value-type="string" table:style-name="ce1">
            <text:p>Liquidac.gastos de viaje TR# 136 Javier Cornejo Proyecto: Hcda. Sarita 3 Cruce Zapotal - Sta. Elena</text:p>
          </table:table-cell>
          <table:table-cell table:number-columns-repeated="16373"/>
        </table:table-row>
        <table:table-row table:style-name="ro7">
          <table:table-cell office:value-type="float" office:value="8113" table:style-name="ce1">
            <text:p>8113</text:p>
          </table:table-cell>
          <table:table-cell office:value-type="string" table:style-name="ce47">
            <text:p><text:s/>2,832.06</text:p>
          </table:table-cell>
          <table:table-cell office:value-type="float" office:value="58.79" table:style-name="ce48">
            <text:p>58,7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402" table:style-name="ce1">
            <text:p>3384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TR 247-0 FRANCISCO LUVER QU :DB -1070987682: FRANC</text:p>
          </table:table-cell>
          <table:table-cell table:number-columns-repeated="16373"/>
        </table:table-row>
        <table:table-row table:style-name="ro7">
          <table:table-cell office:value-type="float" office:value="8114" table:style-name="ce1">
            <text:p>8114</text:p>
          </table:table-cell>
          <table:table-cell office:value-type="string" table:style-name="ce47">
            <text:p><text:s/>2,856.25</text:p>
          </table:table-cell>
          <table:table-cell office:value-type="float" office:value="24.19" table:style-name="ce48">
            <text:p>24,1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202" table:style-name="ce1">
            <text:p>3352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CK 952-0 FRANCISCO LUVER QU :DB -1070987682: REPOS</text:p>
          </table:table-cell>
          <table:table-cell table:number-columns-repeated="16373"/>
        </table:table-row>
        <table:table-row table:style-name="ro8">
          <table:table-cell office:value-type="float" office:value="8116" table:style-name="ce50">
            <text:p>8116</text:p>
          </table:table-cell>
          <table:table-cell office:value-type="string" table:style-name="ce51">
            <text:p>6-1-1-02-01-029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Miscelaneos</text:p>
          </table:table-cell>
          <table:table-cell table:style-name="ce50"/>
          <table:table-cell table:number-columns-repeated="2" table:style-name="ce53"/>
          <table:table-cell table:number-columns-repeated="4" table:style-name="ce50"/>
          <table:table-cell table:number-columns-repeated="16373"/>
        </table:table-row>
        <table:table-row table:style-name="ro7">
          <table:table-cell office:value-type="float" office:value="8117" table:style-name="ce1">
            <text:p>8117</text:p>
          </table:table-cell>
          <table:table-cell office:value-type="string" table:style-name="ce47">
            <text:p><text:s/>6.46</text:p>
          </table:table-cell>
          <table:table-cell office:value-type="float" office:value="6.46" table:style-name="ce48">
            <text:p>6,4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102" table:style-name="ce1">
            <text:p>2531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CK 822-0 JAVIER PAUL CORNEJ :DB -1070987682: LIQUI</text:p>
          </table:table-cell>
          <table:table-cell table:number-columns-repeated="16373"/>
        </table:table-row>
        <table:table-row table:style-name="ro7">
          <table:table-cell office:value-type="float" office:value="8118" table:style-name="ce1">
            <text:p>8118</text:p>
          </table:table-cell>
          <table:table-cell office:value-type="string" table:style-name="ce47">
            <text:p><text:s/>6.36</text:p>
          </table:table-cell>
          <table:table-cell office:value-type="float" office:value="0" table:style-name="ce48">
            <text:p>-<text:s/></text:p>
          </table:table-cell>
          <table:table-cell office:value-type="float" office:value="0.1" table:style-name="ce48">
            <text:p>0,10<text:s/></text:p>
          </table:table-cell>
          <table:table-cell table:style-name="ce1"/>
          <table:table-cell office:value-type="float" office:value="1537" table:style-name="ce1">
            <text:p>153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7402" table:style-name="ce1">
            <text:p>297402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1">
            <text:p>NC 020202-0 :NC:0-020202 REVERSO POR DIFERENCIA</text:p>
          </table:table-cell>
          <table:table-cell table:number-columns-repeated="16373"/>
        </table:table-row>
        <table:table-row table:style-name="ro7">
          <table:table-cell office:value-type="float" office:value="8119" table:style-name="ce1">
            <text:p>8119</text:p>
          </table:table-cell>
          <table:table-cell office:value-type="string" table:style-name="ce47">
            <text:p>-244.15</text:p>
          </table:table-cell>
          <table:table-cell office:value-type="float" office:value="0" table:style-name="ce48">
            <text:p>-<text:s/></text:p>
          </table:table-cell>
          <table:table-cell office:value-type="float" office:value="250.51" table:style-name="ce48">
            <text:p>250,51<text:s/></text:p>
          </table:table-cell>
          <table:table-cell table:style-name="ce1"/>
          <table:table-cell office:value-type="float" office:value="1560" table:style-name="ce1">
            <text:p>15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22T00:00:00" table:style-name="ce54">
            <text:p>22/05/2020</text:p>
          </table:table-cell>
          <table:table-cell office:value-type="string" table:style-name="ce1">
            <text:p>RECLASIF. TRANS.#286202 PROVEEDOR: CGER SA</text:p>
          </table:table-cell>
          <table:table-cell table:number-columns-repeated="16373"/>
        </table:table-row>
        <table:table-row table:style-name="ro7">
          <table:table-cell office:value-type="float" office:value="8120" table:style-name="ce1">
            <text:p>8120</text:p>
          </table:table-cell>
          <table:table-cell office:value-type="string" table:style-name="ce47">
            <text:p><text:s/>6.36</text:p>
          </table:table-cell>
          <table:table-cell office:value-type="float" office:value="250.51" table:style-name="ce48">
            <text:p>250,5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60" table:style-name="ce1">
            <text:p>15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22T00:00:00" table:style-name="ce54">
            <text:p>22/05/2020</text:p>
          </table:table-cell>
          <table:table-cell office:value-type="string" table:style-name="ce1">
            <text:p>Reclasif. trans.#267603 Proveedor: CGER SA</text:p>
          </table:table-cell>
          <table:table-cell table:number-columns-repeated="16373"/>
        </table:table-row>
        <table:table-row table:style-name="ro7">
          <table:table-cell office:value-type="float" office:value="8121" table:style-name="ce1">
            <text:p>8121</text:p>
          </table:table-cell>
          <table:table-cell office:value-type="string" table:style-name="ce47">
            <text:p><text:s/>1,730.39</text:p>
          </table:table-cell>
          <table:table-cell office:value-type="float" office:value="1724.03" table:style-name="ce48">
            <text:p>1.724,03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6" table:style-name="ce1">
            <text:p>15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6102" table:style-name="ce1">
            <text:p>2961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560668-0 :ND:0-560668 PAGO FACT <text:s/>662 664 665 66</text:p>
          </table:table-cell>
          <table:table-cell table:number-columns-repeated="16373"/>
        </table:table-row>
        <table:table-row table:style-name="ro7">
          <table:table-cell office:value-type="float" office:value="8122" table:style-name="ce1">
            <text:p>8122</text:p>
          </table:table-cell>
          <table:table-cell office:value-type="string" table:style-name="ce47">
            <text:p><text:s/>6.36</text:p>
          </table:table-cell>
          <table:table-cell office:value-type="float" office:value="0" table:style-name="ce48">
            <text:p>-<text:s/></text:p>
          </table:table-cell>
          <table:table-cell office:value-type="float" office:value="1724.03" table:style-name="ce48">
            <text:p>1.724,03<text:s/></text:p>
          </table:table-cell>
          <table:table-cell table:style-name="ce1"/>
          <table:table-cell office:value-type="float" office:value="1549" table:style-name="ce1">
            <text:p>15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103" table:style-name="ce1">
            <text:p>268103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CI 000000662-000000-CI APLICA FACT <text:s/>662 664 665 66</text:p>
          </table:table-cell>
          <table:table-cell table:number-columns-repeated="16373"/>
        </table:table-row>
        <table:table-row table:style-name="ro7">
          <table:table-cell office:value-type="float" office:value="8123" table:style-name="ce1">
            <text:p>8123</text:p>
          </table:table-cell>
          <table:table-cell office:value-type="string" table:style-name="ce47">
            <text:p><text:s/>256.87</text:p>
          </table:table-cell>
          <table:table-cell office:value-type="float" office:value="250.51" table:style-name="ce48">
            <text:p>250,5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6202" table:style-name="ce1">
            <text:p>2862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ND 560705-0 :ND:0-560705 CGER Canc. factura #435 m</text:p>
          </table:table-cell>
          <table:table-cell table:number-columns-repeated="16373"/>
        </table:table-row>
        <table:table-row table:style-name="ro7">
          <table:table-cell office:value-type="float" office:value="8124" table:style-name="ce1">
            <text:p>8124</text:p>
          </table:table-cell>
          <table:table-cell office:value-type="string" table:style-name="ce47">
            <text:p><text:s/>6.36</text:p>
          </table:table-cell>
          <table:table-cell office:value-type="float" office:value="0" table:style-name="ce48">
            <text:p>-<text:s/></text:p>
          </table:table-cell>
          <table:table-cell office:value-type="float" office:value="250.51" table:style-name="ce48">
            <text:p>250,51<text:s/></text:p>
          </table:table-cell>
          <table:table-cell table:style-name="ce1"/>
          <table:table-cell office:value-type="float" office:value="1547" table:style-name="ce1">
            <text:p>15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603" table:style-name="ce1">
            <text:p>267603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1">
            <text:p>CI 000000435-000000-CANCELACION DE FACT 435 MEDIAN</text:p>
          </table:table-cell>
          <table:table-cell table:number-columns-repeated="16373"/>
        </table:table-row>
        <table:table-row table:style-name="ro7">
          <table:table-cell office:value-type="float" office:value="8125" table:style-name="ce1">
            <text:p>8125</text:p>
          </table:table-cell>
          <table:table-cell office:value-type="string" table:style-name="ce47">
            <text:p><text:s/>279.25</text:p>
          </table:table-cell>
          <table:table-cell office:value-type="float" office:value="272.89" table:style-name="ce48">
            <text:p>272,8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3" table:style-name="ce1">
            <text:p>16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0T00:00:00" table:style-name="ce54">
            <text:p>30/07/2020</text:p>
          </table:table-cell>
          <table:table-cell office:value-type="string" table:style-name="ce1">
            <text:p>RECLASIF. TR #274103 PROVEEDOR RICIA</text:p>
          </table:table-cell>
          <table:table-cell table:number-columns-repeated="16373"/>
        </table:table-row>
        <table:table-row table:style-name="ro7">
          <table:table-cell office:value-type="float" office:value="8126" table:style-name="ce1">
            <text:p>8126</text:p>
          </table:table-cell>
          <table:table-cell office:value-type="string" table:style-name="ce47">
            <text:p><text:s/>552.14</text:p>
          </table:table-cell>
          <table:table-cell office:value-type="float" office:value="272.89" table:style-name="ce48">
            <text:p>272,8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3" table:style-name="ce1">
            <text:p>16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0T00:00:00" table:style-name="ce54">
            <text:p>30/07/2020</text:p>
          </table:table-cell>
          <table:table-cell office:value-type="string" table:style-name="ce1">
            <text:p>RECLASIF. TR #306602 PROVEEDOR RICIA</text:p>
          </table:table-cell>
          <table:table-cell table:number-columns-repeated="16373"/>
        </table:table-row>
        <table:table-row table:style-name="ro7">
          <table:table-cell office:value-type="float" office:value="8127" table:style-name="ce1">
            <text:p>8127</text:p>
          </table:table-cell>
          <table:table-cell office:value-type="string" table:style-name="ce47">
            <text:p><text:s/>825.03</text:p>
          </table:table-cell>
          <table:table-cell office:value-type="float" office:value="272.89" table:style-name="ce48">
            <text:p>272,89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8" table:style-name="ce1">
            <text:p>16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6602" table:style-name="ce1">
            <text:p>3066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638064-0 :ND:0-638064 Pago factura #9652 Ricia</text:p>
          </table:table-cell>
          <table:table-cell table:number-columns-repeated="16373"/>
        </table:table-row>
        <table:table-row table:style-name="ro7">
          <table:table-cell office:value-type="float" office:value="8128" table:style-name="ce1">
            <text:p>8128</text:p>
          </table:table-cell>
          <table:table-cell office:value-type="string" table:style-name="ce47">
            <text:p><text:s/>552.14</text:p>
          </table:table-cell>
          <table:table-cell office:value-type="float" office:value="0" table:style-name="ce48">
            <text:p>-<text:s/></text:p>
          </table:table-cell>
          <table:table-cell office:value-type="float" office:value="272.89" table:style-name="ce48">
            <text:p>272,89<text:s/></text:p>
          </table:table-cell>
          <table:table-cell table:style-name="ce1"/>
          <table:table-cell office:value-type="float" office:value="1612" table:style-name="ce1">
            <text:p>16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4103" table:style-name="ce1">
            <text:p>2741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CI 000009652-000000-CI APLICA A FACTURA 9652 PAGAG</text:p>
          </table:table-cell>
          <table:table-cell table:number-columns-repeated="16373"/>
        </table:table-row>
        <table:table-row table:style-name="ro7">
          <table:table-cell office:value-type="float" office:value="8129" table:style-name="ce1">
            <text:p>8129</text:p>
          </table:table-cell>
          <table:table-cell office:value-type="string" table:style-name="ce47">
            <text:p><text:s/>279.25</text:p>
          </table:table-cell>
          <table:table-cell office:value-type="float" office:value="0" table:style-name="ce48">
            <text:p>-<text:s/></text:p>
          </table:table-cell>
          <table:table-cell office:value-type="float" office:value="272.89" table:style-name="ce48">
            <text:p>272,89<text:s/></text:p>
          </table:table-cell>
          <table:table-cell table:style-name="ce1"/>
          <table:table-cell office:value-type="float" office:value="1701" table:style-name="ce1">
            <text:p>17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Diario #1623: Reverso de Asiento Contable (Ricia S.A.)</text:p>
          </table:table-cell>
          <table:table-cell table:number-columns-repeated="16373"/>
        </table:table-row>
        <table:table-row table:style-name="ro7">
          <table:table-cell office:value-type="float" office:value="8130" table:style-name="ce1">
            <text:p>8130</text:p>
          </table:table-cell>
          <table:table-cell office:value-type="string" table:style-name="ce47">
            <text:p><text:s/>6.36</text:p>
          </table:table-cell>
          <table:table-cell office:value-type="float" office:value="0" table:style-name="ce48">
            <text:p>-<text:s/></text:p>
          </table:table-cell>
          <table:table-cell office:value-type="float" office:value="272.89" table:style-name="ce48">
            <text:p>272,89<text:s/></text:p>
          </table:table-cell>
          <table:table-cell table:style-name="ce1"/>
          <table:table-cell office:value-type="float" office:value="1701" table:style-name="ce1">
            <text:p>17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Diario #1623: Reverso de Asiento Contable (Ricia S.A.)</text:p>
          </table:table-cell>
          <table:table-cell table:number-columns-repeated="16373"/>
        </table:table-row>
        <table:table-row table:style-name="ro7">
          <table:table-cell office:value-type="float" office:value="8131" table:style-name="ce1">
            <text:p>8131</text:p>
          </table:table-cell>
          <table:table-cell office:value-type="string" table:style-name="ce47">
            <text:p><text:s/>6,458.36</text:p>
          </table:table-cell>
          <table:table-cell office:value-type="float" office:value="6452" table:style-name="ce48">
            <text:p>6.452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700" table:style-name="ce1">
            <text:p>17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DIARIO #1612: RECLASIFICACIÓN CI #274303</text:p>
          </table:table-cell>
          <table:table-cell table:number-columns-repeated="16373"/>
        </table:table-row>
        <table:table-row table:style-name="ro7">
          <table:table-cell office:value-type="float" office:value="8132" table:style-name="ce1">
            <text:p>8132</text:p>
          </table:table-cell>
          <table:table-cell office:value-type="string" table:style-name="ce47">
            <text:p><text:s/>6.36</text:p>
          </table:table-cell>
          <table:table-cell office:value-type="float" office:value="0" table:style-name="ce48">
            <text:p>-<text:s/></text:p>
          </table:table-cell>
          <table:table-cell office:value-type="float" office:value="6452" table:style-name="ce48">
            <text:p>6.452,00<text:s/></text:p>
          </table:table-cell>
          <table:table-cell table:style-name="ce1"/>
          <table:table-cell office:value-type="float" office:value="1612" table:style-name="ce1">
            <text:p>16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4303" table:style-name="ce1">
            <text:p>2743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CI 000000342-000000-CI APLICA A FACTURA #342 PAGO</text:p>
          </table:table-cell>
          <table:table-cell table:number-columns-repeated="16373"/>
        </table:table-row>
        <table:table-row table:style-name="ro7">
          <table:table-cell office:value-type="float" office:value="8133" table:style-name="ce1">
            <text:p>8133</text:p>
          </table:table-cell>
          <table:table-cell office:value-type="string" table:style-name="ce47">
            <text:p><text:s/>4,335.82</text:p>
          </table:table-cell>
          <table:table-cell office:value-type="float" office:value="4329.46" table:style-name="ce48">
            <text:p>4.329,4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41" table:style-name="ce1">
            <text:p>16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802" table:style-name="ce1">
            <text:p>3178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858668-0 :ND:0-858668 NOTA DE CREDITO</text:p>
          </table:table-cell>
          <table:table-cell table:number-columns-repeated="16373"/>
        </table:table-row>
        <table:table-row table:style-name="ro7">
          <table:table-cell office:value-type="float" office:value="8134" table:style-name="ce1">
            <text:p>8134</text:p>
          </table:table-cell>
          <table:table-cell office:value-type="string" table:style-name="ce47">
            <text:p><text:s/>6.36</text:p>
          </table:table-cell>
          <table:table-cell office:value-type="float" office:value="0" table:style-name="ce48">
            <text:p>-<text:s/></text:p>
          </table:table-cell>
          <table:table-cell office:value-type="float" office:value="4329.46" table:style-name="ce48">
            <text:p>4.329,46<text:s/></text:p>
          </table:table-cell>
          <table:table-cell table:style-name="ce1"/>
          <table:table-cell office:value-type="float" office:value="1642" table:style-name="ce1">
            <text:p>164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7902" table:style-name="ce1">
            <text:p>3179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C 858668-0 :NC:0-858668 SE REVERSA ND 858668</text:p>
          </table:table-cell>
          <table:table-cell table:number-columns-repeated="16373"/>
        </table:table-row>
        <table:table-row table:style-name="ro7">
          <table:table-cell office:value-type="float" office:value="8135" table:style-name="ce1">
            <text:p>8135</text:p>
          </table:table-cell>
          <table:table-cell office:value-type="string" table:style-name="ce47">
            <text:p>-4,323.10</text:p>
          </table:table-cell>
          <table:table-cell office:value-type="float" office:value="0" table:style-name="ce48">
            <text:p>-<text:s/></text:p>
          </table:table-cell>
          <table:table-cell office:value-type="float" office:value="4329.46" table:style-name="ce48">
            <text:p>4.329,46<text:s/></text:p>
          </table:table-cell>
          <table:table-cell table:style-name="ce1"/>
          <table:table-cell office:value-type="float" office:value="1643" table:style-name="ce1">
            <text:p>16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8002" table:style-name="ce1">
            <text:p>3180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C 8586680-0 :NC:0-8586680 NOTA DE CREDITO</text:p>
          </table:table-cell>
          <table:table-cell table:number-columns-repeated="16373"/>
        </table:table-row>
        <table:table-row table:style-name="ro7">
          <table:table-cell office:value-type="float" office:value="8136" table:style-name="ce1">
            <text:p>8136</text:p>
          </table:table-cell>
          <table:table-cell office:value-type="string" table:style-name="ce47">
            <text:p><text:s/>6.36</text:p>
          </table:table-cell>
          <table:table-cell office:value-type="float" office:value="4329.46" table:style-name="ce48">
            <text:p>4.329,46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25" table:style-name="ce1">
            <text:p>16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8302" table:style-name="ce1">
            <text:p>3183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1">
            <text:p>ND 318002-0 :ND:0-318002 Reverso Nota de credito #</text:p>
          </table:table-cell>
          <table:table-cell table:number-columns-repeated="16373"/>
        </table:table-row>
        <table:table-row table:style-name="ro7">
          <table:table-cell office:value-type="float" office:value="8137" table:style-name="ce1">
            <text:p>8137</text:p>
          </table:table-cell>
          <table:table-cell office:value-type="string" table:style-name="ce47">
            <text:p><text:s/>6.37</text:p>
          </table:table-cell>
          <table:table-cell office:value-type="float" office:value="0.01" table:style-name="ce48">
            <text:p>0,01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902" table:style-name="ce1">
            <text:p>326902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TR 167-0 CONECEL S.A. :DB -1070987682: Conecel Pag</text:p>
          </table:table-cell>
          <table:table-cell table:number-columns-repeated="16373"/>
        </table:table-row>
        <table:table-row table:style-name="ro7">
          <table:table-cell office:value-type="float" office:value="8138" table:style-name="ce1">
            <text:p>8138</text:p>
          </table:table-cell>
          <table:table-cell office:value-type="string" table:style-name="ce47">
            <text:p><text:s/>6.36</text:p>
          </table:table-cell>
          <table:table-cell office:value-type="float" office:value="0" table:style-name="ce48">
            <text:p>-<text:s/></text:p>
          </table:table-cell>
          <table:table-cell office:value-type="float" office:value="0.01" table:style-name="ce48">
            <text:p>0,01<text:s/></text:p>
          </table:table-cell>
          <table:table-cell table:style-name="ce1"/>
          <table:table-cell office:value-type="float" office:value="1767" table:style-name="ce1">
            <text:p>17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9-30T00:00:00" table:style-name="ce54">
            <text:p>30/09/2020</text:p>
          </table:table-cell>
          <table:table-cell office:value-type="string" table:style-name="ce1">
            <text:p>Conecel - TR #167: Reclasificación Registro de Transferencia</text:p>
          </table:table-cell>
          <table:table-cell table:number-columns-repeated="16373"/>
        </table:table-row>
        <table:table-row table:style-name="ro7">
          <table:table-cell office:value-type="float" office:value="8139" table:style-name="ce1">
            <text:p>8139</text:p>
          </table:table-cell>
          <table:table-cell office:value-type="string" table:style-name="ce47">
            <text:p><text:s/>13.08</text:p>
          </table:table-cell>
          <table:table-cell office:value-type="float" office:value="6.72" table:style-name="ce48">
            <text:p>6,72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702" table:style-name="ce1">
            <text:p>3377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1">
            <text:p>TR 240-0 CONECEL S.A. :CONECEL PAGO F# 32207799</text:p>
          </table:table-cell>
          <table:table-cell table:number-columns-repeated="16373"/>
        </table:table-row>
        <table:table-row table:style-name="ro8">
          <table:table-cell office:value-type="float" office:value="8141" table:style-name="ce50">
            <text:p>8141</text:p>
          </table:table-cell>
          <table:table-cell office:value-type="string" table:style-name="ce51">
            <text:p>6-1-1-02-01-030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Movilizacion del Personal</text:p>
          </table:table-cell>
          <table:table-cell table:number-columns-repeated="7" table:style-name="ce50"/>
          <table:table-cell table:number-columns-repeated="16373"/>
        </table:table-row>
        <table:table-row table:style-name="ro7">
          <table:table-cell office:value-type="float" office:value="8142" table:style-name="ce1">
            <text:p>8142</text:p>
          </table:table-cell>
          <table:table-cell office:value-type="string" table:style-name="ce47">
            <text:p><text:s/>17.90</text:p>
          </table:table-cell>
          <table:table-cell office:value-type="float" office:value="17.899999999999999" table:style-name="ce48">
            <text:p>17,9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85" table:style-name="ce1">
            <text:p>14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54">
            <text:p>02/01/2020</text:p>
          </table:table-cell>
          <table:table-cell office:value-type="string" table:style-name="ce1">
            <text:p>Liquidacion por visitas a clientes Douglas Moran</text:p>
          </table:table-cell>
          <table:table-cell table:number-columns-repeated="16373"/>
        </table:table-row>
        <table:table-row table:style-name="ro7">
          <table:table-cell office:value-type="float" office:value="8143" table:style-name="ce1">
            <text:p>8143</text:p>
          </table:table-cell>
          <table:table-cell office:value-type="string" table:style-name="ce47">
            <text:p><text:s/>42.65</text:p>
          </table:table-cell>
          <table:table-cell office:value-type="float" office:value="24.75" table:style-name="ce48">
            <text:p>24,75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484" table:style-name="ce1">
            <text:p>14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54">
            <text:p>02/01/2020</text:p>
          </table:table-cell>
          <table:table-cell office:value-type="string" table:style-name="ce1">
            <text:p>Liquidación Proyecto telefónica 2-seguridad cruce Boliche</text:p>
          </table:table-cell>
          <table:table-cell table:number-columns-repeated="16373"/>
        </table:table-row>
        <table:table-row table:style-name="ro7">
          <table:table-cell office:value-type="float" office:value="8144" table:style-name="ce1">
            <text:p>8144</text:p>
          </table:table-cell>
          <table:table-cell office:value-type="string" table:style-name="ce47">
            <text:p><text:s/>106.65</text:p>
          </table:table-cell>
          <table:table-cell office:value-type="float" office:value="64" table:style-name="ce48">
            <text:p>6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102" table:style-name="ce1">
            <text:p>2531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1">
            <text:p>CK 822-0 JAVIER PAUL CORNEJ :DB -1070987682: LIQUI</text:p>
          </table:table-cell>
          <table:table-cell table:number-columns-repeated="16373"/>
        </table:table-row>
        <table:table-row table:style-name="ro7">
          <table:table-cell office:value-type="float" office:value="8145" table:style-name="ce1">
            <text:p>8145</text:p>
          </table:table-cell>
          <table:table-cell office:value-type="string" table:style-name="ce47">
            <text:p><text:s/>110.65</text:p>
          </table:table-cell>
          <table:table-cell office:value-type="float" office:value="4" table:style-name="ce48">
            <text:p>4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635" table:style-name="ce1">
            <text:p>16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1T00:00:00" table:style-name="ce54">
            <text:p>01/07/2020</text:p>
          </table:table-cell>
          <table:table-cell office:value-type="string" table:style-name="ce1">
            <text:p>Ck #618 Patricio Armijos Liquidacion Obra Narcisa de Jesus</text:p>
          </table:table-cell>
          <table:table-cell table:number-columns-repeated="16373"/>
        </table:table-row>
        <table:table-row table:style-name="ro7">
          <table:table-cell office:value-type="float" office:value="8146" table:style-name="ce1">
            <text:p>8146</text:p>
          </table:table-cell>
          <table:table-cell office:value-type="string" table:style-name="ce47">
            <text:p><text:s/>116.65</text:p>
          </table:table-cell>
          <table:table-cell office:value-type="float" office:value="6" table:style-name="ce48">
            <text:p>6,00<text:s/></text:p>
          </table:table-cell>
          <table:table-cell office:value-type="float" office:value="0" table:style-name="ce48">
            <text:p>-<text:s/>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9T00:00:00" table:style-name="ce54">
            <text:p>29/10/2020</text:p>
          </table:table-cell>
          <table:table-cell office:value-type="string" table:style-name="ce1">
            <text:p>Liquidac.gastos de viaje TR# 136 Javier Cornejo Proyecto: Hcda. Sarita 3 Cruce Zapotal - Sta. Elena</text:p>
          </table:table-cell>
          <table:table-cell table:number-columns-repeated="16373"/>
        </table:table-row>
        <table:table-row table:style-name="ro8">
          <table:table-cell office:value-type="float" office:value="8148" table:style-name="ce50">
            <text:p>8148</text:p>
          </table:table-cell>
          <table:table-cell office:value-type="string" table:style-name="ce51">
            <text:p>6-1-1-02-01-031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Multas e Intereses SRI.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3" table:style-name="ce50"/>
          <table:table-cell table:number-columns-repeated="16373"/>
        </table:table-row>
        <table:table-row table:style-name="ro8">
          <table:table-cell office:value-type="float" office:value="8149" table:style-name="ce50">
            <text:p>8149</text:p>
          </table:table-cell>
          <table:table-cell office:value-type="string" table:style-name="ce47">
            <text:p><text:s/>83.86</text:p>
          </table:table-cell>
          <table:table-cell office:value-type="float" office:value="83.86" table:style-name="ce48">
            <text:p>83,86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472" table:style-name="ce50">
            <text:p>1472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TG</text:p>
          </table:table-cell>
          <table:table-cell table:style-name="ce50"/>
          <table:table-cell office:value-type="date" office:date-value="2020-01-03T00:00:00" table:style-name="ce54">
            <text:p>03/01/2020</text:p>
          </table:table-cell>
          <table:table-cell office:value-type="string" table:style-name="ce50">
            <text:p>INTERES PAGADO EN ND 6964 DECL SUST RET FEB 2018</text:p>
          </table:table-cell>
          <table:table-cell table:number-columns-repeated="16373" table:style-name="ce50"/>
        </table:table-row>
        <table:table-row table:style-name="ro8">
          <table:table-cell office:value-type="float" office:value="8150" table:style-name="ce50">
            <text:p>8150</text:p>
          </table:table-cell>
          <table:table-cell office:value-type="string" table:style-name="ce47">
            <text:p><text:s/>85.01</text:p>
          </table:table-cell>
          <table:table-cell office:value-type="float" office:value="1.1499999999999999" table:style-name="ce48">
            <text:p>1,15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88" table:style-name="ce50">
            <text:p>1588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5-31T00:00:00" table:style-name="ce54">
            <text:p>31/05/2020</text:p>
          </table:table-cell>
          <table:table-cell office:value-type="string" table:style-name="ce50">
            <text:p>N/DÉBITO #295302: MULTA EN PAGO DE IMPUESTOS SRI MES ABRIL-2020</text:p>
          </table:table-cell>
          <table:table-cell table:number-columns-repeated="16373" table:style-name="ce50"/>
        </table:table-row>
        <table:table-row table:style-name="ro8">
          <table:table-cell office:value-type="float" office:value="8151" table:style-name="ce50">
            <text:p>8151</text:p>
          </table:table-cell>
          <table:table-cell office:value-type="string" table:style-name="ce47">
            <text:p><text:s/>85.29</text:p>
          </table:table-cell>
          <table:table-cell office:value-type="float" office:value="0.28000000000000003" table:style-name="ce48">
            <text:p>0,28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88" table:style-name="ce50">
            <text:p>1588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5-31T00:00:00" table:style-name="ce54">
            <text:p>31/05/2020</text:p>
          </table:table-cell>
          <table:table-cell office:value-type="string" table:style-name="ce50">
            <text:p>N/DÉBITO #295302: INTERES EN PAGO DE IMPUESTOS SRI MES ABRIL-2020</text:p>
          </table:table-cell>
          <table:table-cell table:number-columns-repeated="16373" table:style-name="ce50"/>
        </table:table-row>
        <table:table-row table:style-name="ro8">
          <table:table-cell office:value-type="float" office:value="8152" table:style-name="ce50">
            <text:p>8152</text:p>
          </table:table-cell>
          <table:table-cell office:value-type="string" table:style-name="ce47">
            <text:p><text:s/>85.75</text:p>
          </table:table-cell>
          <table:table-cell office:value-type="float" office:value="0.46" table:style-name="ce48">
            <text:p>0,46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89" table:style-name="ce50">
            <text:p>1589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5-31T00:00:00" table:style-name="ce54">
            <text:p>31/05/2020</text:p>
          </table:table-cell>
          <table:table-cell office:value-type="string" table:style-name="ce50">
            <text:p>N/DÉBITO #292702: INTERES RETENCIÓN A LA FUENTE POR PAGAR SUSTITUTIVA MES ABRIL-2020</text:p>
          </table:table-cell>
          <table:table-cell table:number-columns-repeated="16373" table:style-name="ce50"/>
        </table:table-row>
        <table:table-row table:style-name="ro8">
          <table:table-cell office:value-type="float" office:value="8153" table:style-name="ce50">
            <text:p>8153</text:p>
          </table:table-cell>
          <table:table-cell office:value-type="string" table:style-name="ce47">
            <text:p><text:s/>87.69</text:p>
          </table:table-cell>
          <table:table-cell office:value-type="float" office:value="1.94" table:style-name="ce48">
            <text:p>1,94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89" table:style-name="ce50">
            <text:p>1589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5-31T00:00:00" table:style-name="ce54">
            <text:p>31/05/2020</text:p>
          </table:table-cell>
          <table:table-cell office:value-type="string" table:style-name="ce50">
            <text:p>N/DÉBITO #292702: MULTA RETENCIÓN A LA FUENTE POR PAGAR SUSTITUTIVA MES ABRIL-2020</text:p>
          </table:table-cell>
          <table:table-cell table:number-columns-repeated="16373" table:style-name="ce50"/>
        </table:table-row>
        <table:table-row table:style-name="ro8">
          <table:table-cell office:value-type="float" office:value="8154" table:style-name="ce50">
            <text:p>8154</text:p>
          </table:table-cell>
          <table:table-cell office:value-type="string" table:style-name="ce47">
            <text:p><text:s/>87.76</text:p>
          </table:table-cell>
          <table:table-cell office:value-type="float" office:value="7.0000000000000007E-2" table:style-name="ce48">
            <text:p>0,07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654" table:style-name="ce50">
            <text:p>1654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5-31T00:00:00" table:style-name="ce54">
            <text:p>31/05/2020</text:p>
          </table:table-cell>
          <table:table-cell office:value-type="string" table:style-name="ce50">
            <text:p>N/DÉBITO #295102: INTERES PAGO DECLARACIÓN SUSTITUTIVA DE IVA MES MZO-2020</text:p>
          </table:table-cell>
          <table:table-cell table:number-columns-repeated="16373" table:style-name="ce50"/>
        </table:table-row>
        <table:table-row table:style-name="ro8">
          <table:table-cell office:value-type="float" office:value="8155" table:style-name="ce50">
            <text:p>8155</text:p>
          </table:table-cell>
          <table:table-cell office:value-type="string" table:style-name="ce47">
            <text:p><text:s/>88.03</text:p>
          </table:table-cell>
          <table:table-cell office:value-type="float" office:value="0.27" table:style-name="ce48">
            <text:p>0,27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654" table:style-name="ce50">
            <text:p>1654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5-31T00:00:00" table:style-name="ce54">
            <text:p>31/05/2020</text:p>
          </table:table-cell>
          <table:table-cell office:value-type="string" table:style-name="ce50">
            <text:p>N/DÉBITO #295102: MULTA PAGO DECLARACIÓN SUSTITUTIVA DE IVA MES MZO-2020</text:p>
          </table:table-cell>
          <table:table-cell table:number-columns-repeated="16373" table:style-name="ce50"/>
        </table:table-row>
        <table:table-row table:style-name="ro8">
          <table:table-cell office:value-type="float" office:value="8156" table:style-name="ce50">
            <text:p>8156</text:p>
          </table:table-cell>
          <table:table-cell office:value-type="string" table:style-name="ce47">
            <text:p><text:s/>1,758.13</text:p>
          </table:table-cell>
          <table:table-cell office:value-type="float" office:value="1670.1" table:style-name="ce48">
            <text:p>1.670,1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710" table:style-name="ce50">
            <text:p>1710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8-31T00:00:00" table:style-name="ce54">
            <text:p>31/08/2020</text:p>
          </table:table-cell>
          <table:table-cell office:value-type="string" table:style-name="ce50">
            <text:p>ND #292102 MACHALA: INTERES PAGO DEL IMPUESTO A LA RENTA AÑO 2019</text:p>
          </table:table-cell>
          <table:table-cell table:number-columns-repeated="16373" table:style-name="ce50"/>
        </table:table-row>
        <table:table-row table:style-name="ro8">
          <table:table-cell office:value-type="float" office:value="8157" table:style-name="ce50">
            <text:p>8157</text:p>
          </table:table-cell>
          <table:table-cell office:value-type="string" table:style-name="ce51">
            <text:p>6-1-1-02-01-036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Seguros Contratados</text:p>
          </table:table-cell>
          <table:table-cell table:style-name="ce50"/>
          <table:table-cell table:number-columns-repeated="3" table:style-name="ce53"/>
          <table:table-cell table:number-columns-repeated="16376" table:style-name="ce50"/>
        </table:table-row>
        <table:table-row table:style-name="ro8">
          <table:table-cell office:value-type="float" office:value="8158" table:style-name="ce50">
            <text:p>8158</text:p>
          </table:table-cell>
          <table:table-cell office:value-type="string" table:style-name="ce47">
            <text:p><text:s/>3,656.98</text:p>
          </table:table-cell>
          <table:table-cell office:value-type="float" office:value="3656.98" table:style-name="ce48">
            <text:p>3.656,98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02" table:style-name="ce50">
            <text:p>1502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30103" table:style-name="ce50">
            <text:p>2301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50">
            <text:p>FV 000264970-002001-POLIZA #1006515 POR SEGUROS MA</text:p>
          </table:table-cell>
          <table:table-cell table:number-columns-repeated="16373" table:style-name="ce50"/>
        </table:table-row>
        <table:table-row table:style-name="ro8">
          <table:table-cell office:value-type="float" office:value="8159" table:style-name="ce50">
            <text:p>8159</text:p>
          </table:table-cell>
          <table:table-cell office:value-type="string" table:style-name="ce47">
            <text:p><text:s/>17,918.34</text:p>
          </table:table-cell>
          <table:table-cell office:value-type="float" office:value="14261.36" table:style-name="ce48">
            <text:p>14.261,36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02" table:style-name="ce50">
            <text:p>1502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29403" table:style-name="ce50">
            <text:p>2294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50">
            <text:p>FV 000264965-002001-POLIZA DE SEGUROS POR MAQUINAR</text:p>
          </table:table-cell>
          <table:table-cell table:number-columns-repeated="16373" table:style-name="ce50"/>
        </table:table-row>
        <table:table-row table:style-name="ro8">
          <table:table-cell office:value-type="float" office:value="8160" table:style-name="ce50">
            <text:p>8160</text:p>
          </table:table-cell>
          <table:table-cell office:value-type="string" table:style-name="ce47">
            <text:p><text:s/>15,636.54</text:p>
          </table:table-cell>
          <table:table-cell office:value-type="float" office:value="0" table:style-name="ce48">
            <text:p>-<text:s/></text:p>
          </table:table-cell>
          <table:table-cell office:value-type="float" office:value="2281.8000000000002" table:style-name="ce48">
            <text:p>2.281,80<text:s/></text:p>
          </table:table-cell>
          <table:table-cell table:style-name="ce50"/>
          <table:table-cell office:value-type="float" office:value="1624" table:style-name="ce50">
            <text:p>1624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7-20T00:00:00" table:style-name="ce54">
            <text:p>20/07/2020</text:p>
          </table:table-cell>
          <table:table-cell office:value-type="string" table:style-name="ce50">
            <text:p>RECLASF. CUENTA TR#274403 PROVEEDOR ZURICH</text:p>
          </table:table-cell>
          <table:table-cell table:number-columns-repeated="16373" table:style-name="ce50"/>
        </table:table-row>
        <table:table-row table:style-name="ro8">
          <table:table-cell office:value-type="float" office:value="8161" table:style-name="ce50">
            <text:p>8161</text:p>
          </table:table-cell>
          <table:table-cell office:value-type="string" table:style-name="ce47">
            <text:p><text:s/>15,051.42</text:p>
          </table:table-cell>
          <table:table-cell office:value-type="float" office:value="0" table:style-name="ce48">
            <text:p>-<text:s/></text:p>
          </table:table-cell>
          <table:table-cell office:value-type="float" office:value="585.12" table:style-name="ce48">
            <text:p>585,12<text:s/></text:p>
          </table:table-cell>
          <table:table-cell table:style-name="ce50"/>
          <table:table-cell office:value-type="float" office:value="1624" table:style-name="ce50">
            <text:p>1624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7-20T00:00:00" table:style-name="ce54">
            <text:p>20/07/2020</text:p>
          </table:table-cell>
          <table:table-cell office:value-type="string" table:style-name="ce50">
            <text:p>RECLASF. CUENTA TR#274503 PROVEEDOR ZURICH</text:p>
          </table:table-cell>
          <table:table-cell table:number-columns-repeated="16373" table:style-name="ce50"/>
        </table:table-row>
        <table:table-row table:style-name="ro8">
          <table:table-cell office:value-type="float" office:value="8162" table:style-name="ce50">
            <text:p>8162</text:p>
          </table:table-cell>
          <table:table-cell office:value-type="string" table:style-name="ce47">
            <text:p><text:s/>12,769.62</text:p>
          </table:table-cell>
          <table:table-cell office:value-type="float" office:value="0" table:style-name="ce48">
            <text:p>-<text:s/></text:p>
          </table:table-cell>
          <table:table-cell office:value-type="float" office:value="2281.8000000000002" table:style-name="ce48">
            <text:p>2.281,80<text:s/></text:p>
          </table:table-cell>
          <table:table-cell table:style-name="ce50"/>
          <table:table-cell office:value-type="float" office:value="1624" table:style-name="ce50">
            <text:p>1624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7-20T00:00:00" table:style-name="ce54">
            <text:p>20/07/2020</text:p>
          </table:table-cell>
          <table:table-cell office:value-type="string" table:style-name="ce50">
            <text:p>RECLASF. CUENTA TR#306902 PROVEEDOR ZURICH</text:p>
          </table:table-cell>
          <table:table-cell table:number-columns-repeated="16373" table:style-name="ce50"/>
        </table:table-row>
        <table:table-row table:style-name="ro8">
          <table:table-cell office:value-type="float" office:value="8163" table:style-name="ce50">
            <text:p>8163</text:p>
          </table:table-cell>
          <table:table-cell office:value-type="string" table:style-name="ce47">
            <text:p><text:s/>12,184.50</text:p>
          </table:table-cell>
          <table:table-cell office:value-type="float" office:value="0" table:style-name="ce48">
            <text:p>-<text:s/></text:p>
          </table:table-cell>
          <table:table-cell office:value-type="float" office:value="585.12" table:style-name="ce48">
            <text:p>585,12<text:s/></text:p>
          </table:table-cell>
          <table:table-cell table:style-name="ce50"/>
          <table:table-cell office:value-type="float" office:value="1624" table:style-name="ce50">
            <text:p>1624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7-20T00:00:00" table:style-name="ce54">
            <text:p>20/07/2020</text:p>
          </table:table-cell>
          <table:table-cell office:value-type="string" table:style-name="ce50">
            <text:p>RECLASF. CUENTA TR#307002 PROVEEDOR ZURICH</text:p>
          </table:table-cell>
          <table:table-cell table:number-columns-repeated="16373" table:style-name="ce50"/>
        </table:table-row>
        <table:table-row table:style-name="ro8">
          <table:table-cell office:value-type="float" office:value="8164" table:style-name="ce50">
            <text:p>8164</text:p>
          </table:table-cell>
          <table:table-cell office:value-type="string" table:style-name="ce47">
            <text:p><text:s/>11,599.38</text:p>
          </table:table-cell>
          <table:table-cell office:value-type="float" office:value="0" table:style-name="ce48">
            <text:p>-<text:s/></text:p>
          </table:table-cell>
          <table:table-cell office:value-type="float" office:value="585.12" table:style-name="ce48">
            <text:p>585,12<text:s/></text:p>
          </table:table-cell>
          <table:table-cell table:style-name="ce50"/>
          <table:table-cell office:value-type="float" office:value="1612" table:style-name="ce50">
            <text:p>1612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74503" table:style-name="ce50">
            <text:p>2745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50">
            <text:p>CI 000264970-000000-CI APLICA A FACTURFA #264970 P</text:p>
          </table:table-cell>
          <table:table-cell table:number-columns-repeated="16373" table:style-name="ce50"/>
        </table:table-row>
        <table:table-row table:style-name="ro8">
          <table:table-cell office:value-type="float" office:value="8165" table:style-name="ce50">
            <text:p>8165</text:p>
          </table:table-cell>
          <table:table-cell office:value-type="string" table:style-name="ce47">
            <text:p><text:s/>9,317.58</text:p>
          </table:table-cell>
          <table:table-cell office:value-type="float" office:value="0" table:style-name="ce48">
            <text:p>-<text:s/></text:p>
          </table:table-cell>
          <table:table-cell office:value-type="float" office:value="2281.8000000000002" table:style-name="ce48">
            <text:p>2.281,80<text:s/></text:p>
          </table:table-cell>
          <table:table-cell table:style-name="ce50"/>
          <table:table-cell office:value-type="float" office:value="1612" table:style-name="ce50">
            <text:p>1612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74403" table:style-name="ce50">
            <text:p>2744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50">
            <text:p>CI 000264965-000000-CI APLICA A FACTURA 264965 - 2</text:p>
          </table:table-cell>
          <table:table-cell table:number-columns-repeated="16373" table:style-name="ce50"/>
        </table:table-row>
        <table:table-row table:style-name="ro8">
          <table:table-cell office:value-type="float" office:value="8166" table:style-name="ce50">
            <text:p>8166</text:p>
          </table:table-cell>
          <table:table-cell office:value-type="string" table:style-name="ce47">
            <text:p><text:s/>9,902.70</text:p>
          </table:table-cell>
          <table:table-cell office:value-type="float" office:value="585.12" table:style-name="ce48">
            <text:p>585,12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649" table:style-name="ce50">
            <text:p>1649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BMACH</text:p>
          </table:table-cell>
          <table:table-cell office:value-type="float" office:value="307002" table:style-name="ce50">
            <text:p>3070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50">
            <text:p>ND 648171-0 :ND:0-648171 Pago abono factura #26497</text:p>
          </table:table-cell>
          <table:table-cell table:number-columns-repeated="16373" table:style-name="ce50"/>
        </table:table-row>
        <table:table-row table:style-name="ro8">
          <table:table-cell office:value-type="float" office:value="8167" table:style-name="ce50">
            <text:p>8167</text:p>
          </table:table-cell>
          <table:table-cell office:value-type="string" table:style-name="ce47">
            <text:p><text:s/>12,184.50</text:p>
          </table:table-cell>
          <table:table-cell office:value-type="float" office:value="2281.8000000000002" table:style-name="ce48">
            <text:p>2.281,8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649" table:style-name="ce50">
            <text:p>1649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BMACH</text:p>
          </table:table-cell>
          <table:table-cell office:value-type="float" office:value="306902" table:style-name="ce50">
            <text:p>3069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50">
            <text:p>ND 648135-0 :ND:0-648135 Pago abono factura #26496</text:p>
          </table:table-cell>
          <table:table-cell table:number-columns-repeated="16373" table:style-name="ce50"/>
        </table:table-row>
        <table:table-row table:style-name="ro8">
          <table:table-cell office:value-type="float" office:value="8168" table:style-name="ce50">
            <text:p>8168</text:p>
          </table:table-cell>
          <table:table-cell office:value-type="string" table:style-name="ce47">
            <text:p><text:s/>14,466.30</text:p>
          </table:table-cell>
          <table:table-cell office:value-type="float" office:value="2281.8000000000002" table:style-name="ce48">
            <text:p>2.281,8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775" table:style-name="ce50">
            <text:p>1775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TG</text:p>
          </table:table-cell>
          <table:table-cell table:style-name="ce50"/>
          <table:table-cell office:value-type="date" office:date-value="2020-09-30T00:00:00" table:style-name="ce54">
            <text:p>30/09/2020</text:p>
          </table:table-cell>
          <table:table-cell office:value-type="string" table:style-name="ce50">
            <text:p>Reverso diario # 1624 Reclasific. cuenta proveedor Zurich</text:p>
          </table:table-cell>
          <table:table-cell table:number-columns-repeated="16373" table:style-name="ce50"/>
        </table:table-row>
        <table:table-row table:style-name="ro8">
          <table:table-cell office:value-type="float" office:value="8169" table:style-name="ce50">
            <text:p>8169</text:p>
          </table:table-cell>
          <table:table-cell office:value-type="string" table:style-name="ce47">
            <text:p><text:s/>15,051.42</text:p>
          </table:table-cell>
          <table:table-cell office:value-type="float" office:value="585.12" table:style-name="ce48">
            <text:p>585,12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775" table:style-name="ce50">
            <text:p>1775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TG</text:p>
          </table:table-cell>
          <table:table-cell table:style-name="ce50"/>
          <table:table-cell office:value-type="date" office:date-value="2020-09-30T00:00:00" table:style-name="ce54">
            <text:p>30/09/2020</text:p>
          </table:table-cell>
          <table:table-cell office:value-type="string" table:style-name="ce50">
            <text:p>Reverso diario # 1624 Reclasific. cuenta proveedor Zurich</text:p>
          </table:table-cell>
          <table:table-cell table:number-columns-repeated="16373" table:style-name="ce50"/>
        </table:table-row>
        <table:table-row table:style-name="ro8">
          <table:table-cell office:value-type="float" office:value="8170" table:style-name="ce50">
            <text:p>8170</text:p>
          </table:table-cell>
          <table:table-cell office:value-type="string" table:style-name="ce47">
            <text:p><text:s/>17,333.22</text:p>
          </table:table-cell>
          <table:table-cell office:value-type="float" office:value="2281.8000000000002" table:style-name="ce48">
            <text:p>2.281,8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775" table:style-name="ce50">
            <text:p>1775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TG</text:p>
          </table:table-cell>
          <table:table-cell table:style-name="ce50"/>
          <table:table-cell office:value-type="date" office:date-value="2020-09-30T00:00:00" table:style-name="ce54">
            <text:p>30/09/2020</text:p>
          </table:table-cell>
          <table:table-cell office:value-type="string" table:style-name="ce50">
            <text:p>Reverso diario # 1624 Reclasific. cuenta proveedor Zurich</text:p>
          </table:table-cell>
          <table:table-cell table:number-columns-repeated="16373" table:style-name="ce50"/>
        </table:table-row>
        <table:table-row table:style-name="ro8">
          <table:table-cell office:value-type="float" office:value="8171" table:style-name="ce50">
            <text:p>8171</text:p>
          </table:table-cell>
          <table:table-cell office:value-type="string" table:style-name="ce47">
            <text:p><text:s/>17,918.34</text:p>
          </table:table-cell>
          <table:table-cell office:value-type="float" office:value="585.12" table:style-name="ce48">
            <text:p>585,12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775" table:style-name="ce50">
            <text:p>1775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TG</text:p>
          </table:table-cell>
          <table:table-cell table:style-name="ce50"/>
          <table:table-cell office:value-type="date" office:date-value="2020-09-30T00:00:00" table:style-name="ce54">
            <text:p>30/09/2020</text:p>
          </table:table-cell>
          <table:table-cell office:value-type="string" table:style-name="ce50">
            <text:p>Reverso diario # 1624 Reclasific. cuenta proveedor Zurich</text:p>
          </table:table-cell>
          <table:table-cell table:number-columns-repeated="16373" table:style-name="ce50"/>
        </table:table-row>
        <table:table-row table:style-name="ro8">
          <table:table-cell office:value-type="float" office:value="8174" table:style-name="ce50">
            <text:p>8174</text:p>
          </table:table-cell>
          <table:table-cell office:value-type="string" table:style-name="ce51">
            <text:p>6-1-1-02-01-037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Servic. Profesional Persona Natural</text:p>
          </table:table-cell>
          <table:table-cell table:style-name="ce50"/>
          <table:table-cell table:number-columns-repeated="3" table:style-name="ce53"/>
          <table:table-cell table:number-columns-repeated="16376" table:style-name="ce50"/>
        </table:table-row>
        <table:table-row table:style-name="ro8">
          <table:table-cell office:value-type="float" office:value="8175" table:style-name="ce50">
            <text:p>8175</text:p>
          </table:table-cell>
          <table:table-cell office:value-type="string" table:style-name="ce47">
            <text:p><text:s/>1,250.00</text:p>
          </table:table-cell>
          <table:table-cell office:value-type="float" office:value="1250" table:style-name="ce48">
            <text:p>1.250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441" table:style-name="ce50">
            <text:p>1441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20603" table:style-name="ce50">
            <text:p>220603</text:p>
          </table:table-cell>
          <table:table-cell office:value-type="date" office:date-value="2020-01-17T00:00:00" table:style-name="ce54">
            <text:p>17/01/2020</text:p>
          </table:table-cell>
          <table:table-cell office:value-type="string" table:style-name="ce50">
            <text:p>FV 000000833-002001-HONORARIOS COMO INTERVENTOR PO</text:p>
          </table:table-cell>
          <table:table-cell table:number-columns-repeated="16373" table:style-name="ce50"/>
        </table:table-row>
        <table:table-row table:style-name="ro8">
          <table:table-cell office:value-type="float" office:value="8176" table:style-name="ce50">
            <text:p>8176</text:p>
          </table:table-cell>
          <table:table-cell office:value-type="string" table:style-name="ce47">
            <text:p><text:s/>1,298.00</text:p>
          </table:table-cell>
          <table:table-cell office:value-type="float" office:value="48" table:style-name="ce48">
            <text:p>48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02" table:style-name="ce50">
            <text:p>1502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26603" table:style-name="ce50">
            <text:p>2266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50">
            <text:p>FV 000001092-001001-MANTENIMIENTO PREVENTIVO Y COR</text:p>
          </table:table-cell>
          <table:table-cell table:number-columns-repeated="16373" table:style-name="ce50"/>
        </table:table-row>
        <table:table-row table:style-name="ro8">
          <table:table-cell office:value-type="float" office:value="8177" table:style-name="ce50">
            <text:p>8177</text:p>
          </table:table-cell>
          <table:table-cell office:value-type="string" table:style-name="ce47">
            <text:p><text:s/>2,548.00</text:p>
          </table:table-cell>
          <table:table-cell office:value-type="float" office:value="1250" table:style-name="ce48">
            <text:p>1.250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02" table:style-name="ce50">
            <text:p>1502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29103" table:style-name="ce50">
            <text:p>229103</text:p>
          </table:table-cell>
          <table:table-cell office:value-type="date" office:date-value="2020-02-28T00:00:00" table:style-name="ce54">
            <text:p>28/02/2020</text:p>
          </table:table-cell>
          <table:table-cell office:value-type="string" table:style-name="ce50">
            <text:p>FV 000000857-002001-HONORARIOS COMO INTERVENTOR PO</text:p>
          </table:table-cell>
          <table:table-cell table:number-columns-repeated="16373" table:style-name="ce50"/>
        </table:table-row>
        <table:table-row table:style-name="ro8">
          <table:table-cell office:value-type="float" office:value="8178" table:style-name="ce50">
            <text:p>8178</text:p>
          </table:table-cell>
          <table:table-cell office:value-type="string" table:style-name="ce47">
            <text:p><text:s/>3,798.00</text:p>
          </table:table-cell>
          <table:table-cell office:value-type="float" office:value="1250" table:style-name="ce48">
            <text:p>1.250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41" table:style-name="ce50">
            <text:p>1541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39403" table:style-name="ce50">
            <text:p>239403</text:p>
          </table:table-cell>
          <table:table-cell office:value-type="date" office:date-value="2020-04-30T00:00:00" table:style-name="ce54">
            <text:p>30/04/2020</text:p>
          </table:table-cell>
          <table:table-cell office:value-type="string" table:style-name="ce50">
            <text:p>FV 000000867-002001-HONORARIOS COMO INTERVENTOR ME</text:p>
          </table:table-cell>
          <table:table-cell table:number-columns-repeated="16373" table:style-name="ce50"/>
        </table:table-row>
        <table:table-row table:style-name="ro8">
          <table:table-cell office:value-type="float" office:value="8179" table:style-name="ce50">
            <text:p>8179</text:p>
          </table:table-cell>
          <table:table-cell office:value-type="string" table:style-name="ce47">
            <text:p><text:s/>4,923.00</text:p>
          </table:table-cell>
          <table:table-cell office:value-type="float" office:value="1125" table:style-name="ce48">
            <text:p>1.125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56" table:style-name="ce50">
            <text:p>1556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5-11T00:00:00" table:style-name="ce54">
            <text:p>11/05/2020</text:p>
          </table:table-cell>
          <table:table-cell office:value-type="string" table:style-name="ce50">
            <text:p>Ec. Nogales Reclasificacion fact. #876 transaccion #264003</text:p>
          </table:table-cell>
          <table:table-cell table:number-columns-repeated="16373" table:style-name="ce50"/>
        </table:table-row>
        <table:table-row table:style-name="ro8">
          <table:table-cell office:value-type="float" office:value="8180" table:style-name="ce50">
            <text:p>8180</text:p>
          </table:table-cell>
          <table:table-cell office:value-type="string" table:style-name="ce47">
            <text:p><text:s/>3,798.00</text:p>
          </table:table-cell>
          <table:table-cell office:value-type="float" office:value="0" table:style-name="ce48">
            <text:p>-<text:s/></text:p>
          </table:table-cell>
          <table:table-cell office:value-type="float" office:value="1125" table:style-name="ce48">
            <text:p>1.125,00<text:s/></text:p>
          </table:table-cell>
          <table:table-cell table:style-name="ce50"/>
          <table:table-cell office:value-type="float" office:value="1557" table:style-name="ce50">
            <text:p>1557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5-11T00:00:00" table:style-name="ce54">
            <text:p>11/05/2020</text:p>
          </table:table-cell>
          <table:table-cell office:value-type="string" table:style-name="ce50">
            <text:p>Ec. Nogales Reclasificacion ND5710270 transaccion #284502</text:p>
          </table:table-cell>
          <table:table-cell table:number-columns-repeated="16373" table:style-name="ce50"/>
        </table:table-row>
        <table:table-row table:style-name="ro8">
          <table:table-cell office:value-type="float" office:value="8181" table:style-name="ce50">
            <text:p>8181</text:p>
          </table:table-cell>
          <table:table-cell office:value-type="string" table:style-name="ce47">
            <text:p><text:s/>5,048.00</text:p>
          </table:table-cell>
          <table:table-cell office:value-type="float" office:value="1250" table:style-name="ce48">
            <text:p>1.250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51" table:style-name="ce50">
            <text:p>1551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5-26T00:00:00" table:style-name="ce54">
            <text:p>26/05/2020</text:p>
          </table:table-cell>
          <table:table-cell office:value-type="string" table:style-name="ce50">
            <text:p>Reclasificacion cta contable fact #884 Ec. Nogales</text:p>
          </table:table-cell>
          <table:table-cell table:number-columns-repeated="16373" table:style-name="ce50"/>
        </table:table-row>
        <table:table-row table:style-name="ro8">
          <table:table-cell office:value-type="float" office:value="8182" table:style-name="ce50">
            <text:p>8182</text:p>
          </table:table-cell>
          <table:table-cell office:value-type="string" table:style-name="ce47">
            <text:p><text:s/>3,923.00</text:p>
          </table:table-cell>
          <table:table-cell office:value-type="float" office:value="0" table:style-name="ce48">
            <text:p>-<text:s/></text:p>
          </table:table-cell>
          <table:table-cell office:value-type="float" office:value="1125" table:style-name="ce48">
            <text:p>1.125,00<text:s/></text:p>
          </table:table-cell>
          <table:table-cell table:style-name="ce50"/>
          <table:table-cell office:value-type="float" office:value="1544" table:style-name="ce50">
            <text:p>1544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64003" table:style-name="ce50">
            <text:p>264003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50">
            <text:p>CI 000000876-000000-CANCELACION FACTURA #876 MEDIA</text:p>
          </table:table-cell>
          <table:table-cell table:number-columns-repeated="16373" table:style-name="ce50"/>
        </table:table-row>
        <table:table-row table:style-name="ro8">
          <table:table-cell office:value-type="float" office:value="8183" table:style-name="ce50">
            <text:p>8183</text:p>
          </table:table-cell>
          <table:table-cell office:value-type="string" table:style-name="ce47">
            <text:p><text:s/>5,173.00</text:p>
          </table:table-cell>
          <table:table-cell office:value-type="float" office:value="1250" table:style-name="ce48">
            <text:p>1.250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53" table:style-name="ce50">
            <text:p>1553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42303" table:style-name="ce50">
            <text:p>242303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50">
            <text:p>FV 000000876-002001-HONORARIOS COMO INTERVENTOR PO</text:p>
          </table:table-cell>
          <table:table-cell table:number-columns-repeated="16373" table:style-name="ce50"/>
        </table:table-row>
        <table:table-row table:style-name="ro8">
          <table:table-cell office:value-type="float" office:value="8184" table:style-name="ce50">
            <text:p>8184</text:p>
          </table:table-cell>
          <table:table-cell office:value-type="string" table:style-name="ce47">
            <text:p><text:s/>6,298.00</text:p>
          </table:table-cell>
          <table:table-cell office:value-type="float" office:value="1125" table:style-name="ce48">
            <text:p>1.125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58" table:style-name="ce50">
            <text:p>1558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BMACH</text:p>
          </table:table-cell>
          <table:table-cell office:value-type="float" office:value="284502" table:style-name="ce50">
            <text:p>2845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50">
            <text:p>ND 5710570-0 :ND:0-5710570 Cancelacion factura #87</text:p>
          </table:table-cell>
          <table:table-cell table:number-columns-repeated="16373" table:style-name="ce50"/>
        </table:table-row>
        <table:table-row table:style-name="ro8">
          <table:table-cell office:value-type="float" office:value="8185" table:style-name="ce50">
            <text:p>8185</text:p>
          </table:table-cell>
          <table:table-cell office:value-type="string" table:style-name="ce47">
            <text:p><text:s/>7,423.00</text:p>
          </table:table-cell>
          <table:table-cell office:value-type="float" office:value="1125" table:style-name="ce48">
            <text:p>1.125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45" table:style-name="ce50">
            <text:p>1545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BMACH</text:p>
          </table:table-cell>
          <table:table-cell office:value-type="float" office:value="294502" table:style-name="ce50">
            <text:p>2945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50">
            <text:p>ND 537117-0 :ND:0-537117 PAGO FACT#876 EC. NOGALES</text:p>
          </table:table-cell>
          <table:table-cell table:number-columns-repeated="16373" table:style-name="ce50"/>
        </table:table-row>
        <table:table-row table:style-name="ro8">
          <table:table-cell office:value-type="float" office:value="8186" table:style-name="ce50">
            <text:p>8186</text:p>
          </table:table-cell>
          <table:table-cell office:value-type="string" table:style-name="ce47">
            <text:p><text:s/>6,298.00</text:p>
          </table:table-cell>
          <table:table-cell office:value-type="float" office:value="0" table:style-name="ce48">
            <text:p>-<text:s/></text:p>
          </table:table-cell>
          <table:table-cell office:value-type="float" office:value="1125" table:style-name="ce48">
            <text:p>1.125,00<text:s/></text:p>
          </table:table-cell>
          <table:table-cell table:style-name="ce50"/>
          <table:table-cell office:value-type="float" office:value="1545" table:style-name="ce50">
            <text:p>1545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BMACH</text:p>
          </table:table-cell>
          <table:table-cell office:value-type="float" office:value="295902" table:style-name="ce50">
            <text:p>2959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50">
            <text:p>NC 2991810-0 :NC:0-2991810 REVERSO DE ND TR#284502</text:p>
          </table:table-cell>
          <table:table-cell table:number-columns-repeated="16373" table:style-name="ce50"/>
        </table:table-row>
        <table:table-row table:style-name="ro8">
          <table:table-cell office:value-type="float" office:value="8187" table:style-name="ce50">
            <text:p>8187</text:p>
          </table:table-cell>
          <table:table-cell office:value-type="string" table:style-name="ce47">
            <text:p><text:s/>7,548.00</text:p>
          </table:table-cell>
          <table:table-cell office:value-type="float" office:value="1250" table:style-name="ce48">
            <text:p>1.250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81" table:style-name="ce50">
            <text:p>1581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48403" table:style-name="ce50">
            <text:p>2484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50">
            <text:p>FV 000000901-002001-HONORARIOS COMO INTERVENTOR PO</text:p>
          </table:table-cell>
          <table:table-cell table:number-columns-repeated="16373" table:style-name="ce50"/>
        </table:table-row>
        <table:table-row table:style-name="ro8">
          <table:table-cell office:value-type="float" office:value="8188" table:style-name="ce50">
            <text:p>8188</text:p>
          </table:table-cell>
          <table:table-cell office:value-type="string" table:style-name="ce47">
            <text:p><text:s/>8,798.00</text:p>
          </table:table-cell>
          <table:table-cell office:value-type="float" office:value="1250" table:style-name="ce48">
            <text:p>1.250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627" table:style-name="ce50">
            <text:p>1627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63303" table:style-name="ce50">
            <text:p>263303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50">
            <text:p>FC 000000919-002001-HONORARIOS COMO INTERVENTOR DE</text:p>
          </table:table-cell>
          <table:table-cell table:number-columns-repeated="16373" table:style-name="ce50"/>
        </table:table-row>
        <table:table-row table:style-name="ro8">
          <table:table-cell office:value-type="float" office:value="8189" table:style-name="ce50">
            <text:p>8189</text:p>
          </table:table-cell>
          <table:table-cell office:value-type="string" table:style-name="ce47">
            <text:p><text:s/>10,048.00</text:p>
          </table:table-cell>
          <table:table-cell office:value-type="float" office:value="1250" table:style-name="ce48">
            <text:p>1.250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673" table:style-name="ce50">
            <text:p>1673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81003" table:style-name="ce50">
            <text:p>281003</text:p>
          </table:table-cell>
          <table:table-cell office:value-type="date" office:date-value="2020-08-31T00:00:00" table:style-name="ce54">
            <text:p>31/08/2020</text:p>
          </table:table-cell>
          <table:table-cell office:value-type="string" table:style-name="ce50">
            <text:p>FC 000000929-002001-F# 929 HONORARIOS COMO INTERVE</text:p>
          </table:table-cell>
          <table:table-cell table:number-columns-repeated="16373" table:style-name="ce50"/>
        </table:table-row>
        <table:table-row table:style-name="ro8">
          <table:table-cell office:value-type="float" office:value="8190" table:style-name="ce50">
            <text:p>8190</text:p>
          </table:table-cell>
          <table:table-cell office:value-type="string" table:style-name="ce47">
            <text:p><text:s/>11,298.00</text:p>
          </table:table-cell>
          <table:table-cell office:value-type="float" office:value="1250" table:style-name="ce48">
            <text:p>1.250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730" table:style-name="ce50">
            <text:p>1730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95003" table:style-name="ce50">
            <text:p>2950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50">
            <text:p>FC 000000945-002001-MANUEL NOGALES F# 945 HONORARI</text:p>
          </table:table-cell>
          <table:table-cell table:number-columns-repeated="16373" table:style-name="ce50"/>
        </table:table-row>
        <table:table-row table:style-name="ro8">
          <table:table-cell office:value-type="float" office:value="8191" table:style-name="ce50">
            <text:p>8191</text:p>
          </table:table-cell>
          <table:table-cell office:value-type="string" table:style-name="ce51">
            <text:p>6-1-1-02-01-038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Suministros y Servicios de Limpieza</text:p>
          </table:table-cell>
          <table:table-cell table:number-columns-repeated="16380" table:style-name="ce50"/>
        </table:table-row>
        <table:table-row table:style-name="ro8">
          <table:table-cell office:value-type="float" office:value="8192" table:style-name="ce50">
            <text:p>8192</text:p>
          </table:table-cell>
          <table:table-cell office:value-type="string" table:style-name="ce47">
            <text:p><text:s/>125.09</text:p>
          </table:table-cell>
          <table:table-cell office:value-type="float" office:value="125.09" table:style-name="ce48">
            <text:p>125,09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18" table:style-name="ce50">
            <text:p>1518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39003" table:style-name="ce50">
            <text:p>2390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50">
            <text:p>FV 000048274-001002-PH JUMBO EQUILIBRIO BLANCO HD</text:p>
          </table:table-cell>
          <table:table-cell table:number-columns-repeated="16373" table:style-name="ce50"/>
        </table:table-row>
        <table:table-row table:style-name="ro8">
          <table:table-cell office:value-type="float" office:value="8193" table:style-name="ce50">
            <text:p>8193</text:p>
          </table:table-cell>
          <table:table-cell office:value-type="string" table:style-name="ce47">
            <text:p><text:s/>132.35</text:p>
          </table:table-cell>
          <table:table-cell office:value-type="float" office:value="7.26" table:style-name="ce48">
            <text:p>7,26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32" table:style-name="ce50">
            <text:p>1532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40103" table:style-name="ce50">
            <text:p>240103</text:p>
          </table:table-cell>
          <table:table-cell office:value-type="date" office:date-value="2020-03-31T00:00:00" table:style-name="ce54">
            <text:p>31/03/2020</text:p>
          </table:table-cell>
          <table:table-cell office:value-type="string" table:style-name="ce50">
            <text:p>JC 000048274-001002-SE DA ALCANCE A FACT#48274 TRA</text:p>
          </table:table-cell>
          <table:table-cell table:number-columns-repeated="16373" table:style-name="ce50"/>
        </table:table-row>
        <table:table-row table:style-name="ro8">
          <table:table-cell office:value-type="float" office:value="8194" table:style-name="ce50">
            <text:p>8194</text:p>
          </table:table-cell>
          <table:table-cell office:value-type="string" table:style-name="ce47">
            <text:p><text:s/>125.09</text:p>
          </table:table-cell>
          <table:table-cell office:value-type="float" office:value="0" table:style-name="ce48">
            <text:p>-<text:s/></text:p>
          </table:table-cell>
          <table:table-cell office:value-type="float" office:value="7.26" table:style-name="ce48">
            <text:p>7,26<text:s/></text:p>
          </table:table-cell>
          <table:table-cell table:style-name="ce50"/>
          <table:table-cell office:value-type="float" office:value="1528" table:style-name="ce50">
            <text:p>1528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3-31T00:00:00" table:style-name="ce54">
            <text:p>31/03/2020</text:p>
          </table:table-cell>
          <table:table-cell office:value-type="string" table:style-name="ce50">
            <text:p>RECLASIFICACION TRANSACCION #240103 PROVEEDOR MERGAMA</text:p>
          </table:table-cell>
          <table:table-cell table:number-columns-repeated="16373" table:style-name="ce50"/>
        </table:table-row>
        <table:table-row table:style-name="ro8">
          <table:table-cell office:value-type="float" office:value="8195" table:style-name="ce50">
            <text:p>8195</text:p>
          </table:table-cell>
          <table:table-cell office:value-type="string" table:style-name="ce47">
            <text:p><text:s/>202.94</text:p>
          </table:table-cell>
          <table:table-cell office:value-type="float" office:value="77.849999999999994" table:style-name="ce48">
            <text:p>77,85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581" table:style-name="ce50">
            <text:p>1581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45103" table:style-name="ce50">
            <text:p>2451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50">
            <text:p>FV 000049780-001002-ZAKKA DESINFECTANTE AMONIO CUA</text:p>
          </table:table-cell>
          <table:table-cell table:number-columns-repeated="16373" table:style-name="ce50"/>
        </table:table-row>
        <table:table-row table:style-name="ro8">
          <table:table-cell office:value-type="float" office:value="8196" table:style-name="ce50">
            <text:p>8196</text:p>
          </table:table-cell>
          <table:table-cell office:value-type="string" table:style-name="ce47">
            <text:p><text:s/>125.09</text:p>
          </table:table-cell>
          <table:table-cell office:value-type="float" office:value="0" table:style-name="ce48">
            <text:p>-<text:s/></text:p>
          </table:table-cell>
          <table:table-cell office:value-type="float" office:value="77.849999999999994" table:style-name="ce48">
            <text:p>77,85<text:s/></text:p>
          </table:table-cell>
          <table:table-cell table:style-name="ce50"/>
          <table:table-cell office:value-type="float" office:value="1562" table:style-name="ce50">
            <text:p>1562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53903" table:style-name="ce50">
            <text:p>253903</text:p>
          </table:table-cell>
          <table:table-cell office:value-type="date" office:date-value="2020-06-30T00:00:00" table:style-name="ce54">
            <text:p>30/06/2020</text:p>
          </table:table-cell>
          <table:table-cell office:value-type="string" table:style-name="ce50">
            <text:p>CI 000049780-000000-CI APLICA A FACTURA 49780 TRAN</text:p>
          </table:table-cell>
          <table:table-cell table:number-columns-repeated="16373" table:style-name="ce50"/>
        </table:table-row>
        <table:table-row table:style-name="ro8">
          <table:table-cell office:value-type="float" office:value="8197" table:style-name="ce50">
            <text:p>8197</text:p>
          </table:table-cell>
          <table:table-cell office:value-type="string" table:style-name="ce47">
            <text:p><text:s/>136.58</text:p>
          </table:table-cell>
          <table:table-cell office:value-type="float" office:value="11.49" table:style-name="ce48">
            <text:p>11,49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806" table:style-name="ce50">
            <text:p>1806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TG</text:p>
          </table:table-cell>
          <table:table-cell table:style-name="ce50"/>
          <table:table-cell office:value-type="date" office:date-value="2020-10-16T00:00:00" table:style-name="ce54">
            <text:p>16/10/2020</text:p>
          </table:table-cell>
          <table:table-cell office:value-type="string" table:style-name="ce50">
            <text:p>Liq. gastos viáticos CK# 565 Francisco Montiel Obra: Cruce Entre Rios - Amagua</text:p>
          </table:table-cell>
          <table:table-cell table:number-columns-repeated="16373" table:style-name="ce50"/>
        </table:table-row>
        <table:table-row table:style-name="ro8">
          <table:table-cell office:value-type="float" office:value="8198" table:style-name="ce50">
            <text:p>8198</text:p>
          </table:table-cell>
          <table:table-cell office:value-type="string" table:style-name="ce51">
            <text:p>6-1-1-02-01-039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Suministro <text:s/>de <text:s/>Oficina.</text:p>
          </table:table-cell>
          <table:table-cell table:number-columns-repeated="16380" table:style-name="ce50"/>
        </table:table-row>
        <table:table-row table:style-name="ro8">
          <table:table-cell office:value-type="float" office:value="8199" table:style-name="ce50">
            <text:p>8199</text:p>
          </table:table-cell>
          <table:table-cell office:value-type="string" table:style-name="ce47">
            <text:p><text:s/>149.62</text:p>
          </table:table-cell>
          <table:table-cell office:value-type="float" office:value="149.62" table:style-name="ce48">
            <text:p>149,62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730" table:style-name="ce50">
            <text:p>1730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93503" table:style-name="ce50">
            <text:p>2935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50">
            <text:p>FB 000022892-003001-SUKER F# 22892 COMPRA 20 PAPEL</text:p>
          </table:table-cell>
          <table:table-cell table:number-columns-repeated="16373" table:style-name="ce50"/>
        </table:table-row>
        <table:table-row table:style-name="ro8">
          <table:table-cell office:value-type="float" office:value="8200" table:style-name="ce50">
            <text:p>8200</text:p>
          </table:table-cell>
          <table:table-cell office:value-type="string" table:style-name="ce47">
            <text:p><text:s/>164.62</text:p>
          </table:table-cell>
          <table:table-cell office:value-type="float" office:value="15" table:style-name="ce48">
            <text:p>15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730" table:style-name="ce50">
            <text:p>1730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285503" table:style-name="ce50">
            <text:p>285503</text:p>
          </table:table-cell>
          <table:table-cell office:value-type="date" office:date-value="2020-09-30T00:00:00" table:style-name="ce54">
            <text:p>30/09/2020</text:p>
          </table:table-cell>
          <table:table-cell office:value-type="string" table:style-name="ce50">
            <text:p>FB 000082727-001001-HENK CENTENO FREDDY F# 82727 C</text:p>
          </table:table-cell>
          <table:table-cell table:number-columns-repeated="16373" table:style-name="ce50"/>
        </table:table-row>
        <table:table-row table:style-name="ro8">
          <table:table-cell office:value-type="float" office:value="8201" table:style-name="ce50">
            <text:p>8201</text:p>
          </table:table-cell>
          <table:table-cell office:value-type="string" table:style-name="ce47">
            <text:p><text:s/>213.90</text:p>
          </table:table-cell>
          <table:table-cell office:value-type="float" office:value="49.28" table:style-name="ce48">
            <text:p>49,28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787" table:style-name="ce50">
            <text:p>1787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TXPG</text:p>
          </table:table-cell>
          <table:table-cell office:value-type="float" office:value="302703" table:style-name="ce50">
            <text:p>302703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50">
            <text:p>FB 000023232-003001-SUKER F# 23232 COMPRA 20 PAPEL</text:p>
          </table:table-cell>
          <table:table-cell table:number-columns-repeated="16373" table:style-name="ce50"/>
        </table:table-row>
        <table:table-row table:style-name="ro8">
          <table:table-cell office:value-type="float" office:value="8202" table:style-name="ce50">
            <text:p>8202</text:p>
          </table:table-cell>
          <table:table-cell office:value-type="string" table:style-name="ce47">
            <text:p><text:s/>226.98</text:p>
          </table:table-cell>
          <table:table-cell office:value-type="float" office:value="13.08" table:style-name="ce48">
            <text:p>13,08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71" table:style-name="ce50">
            <text:p>71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BMACH</text:p>
          </table:table-cell>
          <table:table-cell office:value-type="float" office:value="338402" table:style-name="ce50">
            <text:p>3384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50">
            <text:p>TR 247-0 FRANCISCO LUVER QU :DB -1070987682: FRANC</text:p>
          </table:table-cell>
          <table:table-cell table:number-columns-repeated="16373" table:style-name="ce50"/>
        </table:table-row>
        <table:table-row table:style-name="ro8">
          <table:table-cell office:value-type="float" office:value="8205" table:style-name="ce50">
            <text:p>8205</text:p>
          </table:table-cell>
          <table:table-cell office:value-type="string" table:style-name="ce51">
            <text:p>6-1-1-02-01-042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Tasa y Contribucion Organismo de Co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number-columns-repeated="16376" table:style-name="ce50"/>
        </table:table-row>
        <table:table-row table:style-name="ro8">
          <table:table-cell office:value-type="float" office:value="8206" table:style-name="ce50">
            <text:p>8206</text:p>
          </table:table-cell>
          <table:table-cell office:value-type="string" table:style-name="ce47">
            <text:p><text:s/>4,729.89</text:p>
          </table:table-cell>
          <table:table-cell office:value-type="float" office:value="4729.8900000000003" table:style-name="ce48">
            <text:p>4.729,89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66" table:style-name="ce50">
            <text:p>66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BMACH</text:p>
          </table:table-cell>
          <table:table-cell office:value-type="float" office:value="274802" table:style-name="ce50">
            <text:p>274802</text:p>
          </table:table-cell>
          <table:table-cell office:value-type="date" office:date-value="2020-05-31T00:00:00" table:style-name="ce54">
            <text:p>31/05/2020</text:p>
          </table:table-cell>
          <table:table-cell office:value-type="string" table:style-name="ce50">
            <text:p>CK 935-0 M.I. MUNICIPALIDAD :DB -1070987682: PAGO</text:p>
          </table:table-cell>
          <table:table-cell table:number-columns-repeated="16373" table:style-name="ce50"/>
        </table:table-row>
        <table:table-row table:style-name="ro8">
          <table:table-cell office:value-type="float" office:value="8207" table:style-name="ce50">
            <text:p>8207</text:p>
          </table:table-cell>
          <table:table-cell office:value-type="string" table:style-name="ce47">
            <text:p><text:s/>7,787.94</text:p>
          </table:table-cell>
          <table:table-cell office:value-type="float" office:value="3058.05" table:style-name="ce48">
            <text:p>3.058,05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68" table:style-name="ce50">
            <text:p>68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BMACH</text:p>
          </table:table-cell>
          <table:table-cell office:value-type="float" office:value="279502" table:style-name="ce50">
            <text:p>2795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50">
            <text:p>CK 936-0 SUPERINTENDENCIA D :DB -1070987682: Pago</text:p>
          </table:table-cell>
          <table:table-cell table:number-columns-repeated="16373" table:style-name="ce50"/>
        </table:table-row>
        <table:table-row table:style-name="ro8">
          <table:table-cell office:value-type="float" office:value="8208" table:style-name="ce50">
            <text:p>8208</text:p>
          </table:table-cell>
          <table:table-cell office:value-type="string" table:style-name="ce47">
            <text:p><text:s/>7,987.94</text:p>
          </table:table-cell>
          <table:table-cell office:value-type="float" office:value="200" table:style-name="ce48">
            <text:p>200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71" table:style-name="ce50">
            <text:p>71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BMACH</text:p>
          </table:table-cell>
          <table:table-cell office:value-type="float" office:value="340302" table:style-name="ce50">
            <text:p>3403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50">
            <text:p>TR 266-0 MINISTERIO DE TRAB :DB -1070987682: PAGO</text:p>
          </table:table-cell>
          <table:table-cell table:number-columns-repeated="16373" table:style-name="ce50"/>
        </table:table-row>
        <table:table-row table:style-name="ro8">
          <table:table-cell office:value-type="float" office:value="8209" table:style-name="ce50">
            <text:p>8209</text:p>
          </table:table-cell>
          <table:table-cell office:value-type="string" table:style-name="ce47">
            <text:p><text:s/>8,187.94</text:p>
          </table:table-cell>
          <table:table-cell office:value-type="float" office:value="200" table:style-name="ce48">
            <text:p>200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71" table:style-name="ce50">
            <text:p>71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BMACH</text:p>
          </table:table-cell>
          <table:table-cell office:value-type="float" office:value="340402" table:style-name="ce50">
            <text:p>3404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50">
            <text:p>TR 267-0 MINISTERIO DE TRAB :DB -1070987682: PAGO</text:p>
          </table:table-cell>
          <table:table-cell table:number-columns-repeated="16373" table:style-name="ce50"/>
        </table:table-row>
        <table:table-row table:style-name="ro8">
          <table:table-cell office:value-type="float" office:value="8210" table:style-name="ce50">
            <text:p>8210</text:p>
          </table:table-cell>
          <table:table-cell office:value-type="string" table:style-name="ce47">
            <text:p><text:s/>8,387.94</text:p>
          </table:table-cell>
          <table:table-cell office:value-type="float" office:value="200" table:style-name="ce48">
            <text:p>200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71" table:style-name="ce50">
            <text:p>71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BMACH</text:p>
          </table:table-cell>
          <table:table-cell office:value-type="float" office:value="340202" table:style-name="ce50">
            <text:p>340202</text:p>
          </table:table-cell>
          <table:table-cell office:value-type="date" office:date-value="2020-10-31T00:00:00" table:style-name="ce54">
            <text:p>31/10/2020</text:p>
          </table:table-cell>
          <table:table-cell office:value-type="string" table:style-name="ce50">
            <text:p>TR 265-0 MINISTERIO DE TRAB :DB -1070987682: PAGO</text:p>
          </table:table-cell>
          <table:table-cell table:number-columns-repeated="16373" table:style-name="ce50"/>
        </table:table-row>
        <table:table-row table:style-name="ro8">
          <table:table-cell office:value-type="float" office:value="8211" table:style-name="ce50">
            <text:p>8211</text:p>
          </table:table-cell>
          <table:table-cell office:value-type="string" table:style-name="ce51">
            <text:p>6-1-1-02-01-047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Intereses <text:s/>a <text:s/>Documentos</text:p>
          </table:table-cell>
          <table:table-cell table:number-columns-repeated="16380" table:style-name="ce50"/>
        </table:table-row>
        <table:table-row table:style-name="ro8">
          <table:table-cell office:value-type="float" office:value="8212" table:style-name="ce50">
            <text:p>8212</text:p>
          </table:table-cell>
          <table:table-cell office:value-type="string" table:style-name="ce47">
            <text:p><text:s/>5.44</text:p>
          </table:table-cell>
          <table:table-cell office:value-type="float" office:value="5.44" table:style-name="ce48">
            <text:p>5,44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62" table:style-name="ce50">
            <text:p>62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BMACH</text:p>
          </table:table-cell>
          <table:table-cell office:value-type="float" office:value="256702" table:style-name="ce50">
            <text:p>2567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50">
            <text:p>CK 832-0 IESS :CK-1070987682: PAGO IESS PLANILLA P</text:p>
          </table:table-cell>
          <table:table-cell table:number-columns-repeated="16373" table:style-name="ce50"/>
        </table:table-row>
        <table:table-row table:style-name="ro8">
          <table:table-cell office:value-type="float" office:value="8213" table:style-name="ce50">
            <text:p>8213</text:p>
          </table:table-cell>
          <table:table-cell office:value-type="string" table:style-name="ce47">
            <text:p><text:s/>6.78</text:p>
          </table:table-cell>
          <table:table-cell office:value-type="float" office:value="1.34" table:style-name="ce48">
            <text:p>1,34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62" table:style-name="ce50">
            <text:p>62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BMACH</text:p>
          </table:table-cell>
          <table:table-cell office:value-type="float" office:value="256802" table:style-name="ce50">
            <text:p>2568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50">
            <text:p>CK 833-0 IESS :CK-1070987682: PAGO PLANILLA EXTENS</text:p>
          </table:table-cell>
          <table:table-cell table:number-columns-repeated="16373" table:style-name="ce50"/>
        </table:table-row>
        <table:table-row table:style-name="ro8">
          <table:table-cell office:value-type="float" office:value="8214" table:style-name="ce50">
            <text:p>8214</text:p>
          </table:table-cell>
          <table:table-cell office:value-type="string" table:style-name="ce47">
            <text:p><text:s/>11.70</text:p>
          </table:table-cell>
          <table:table-cell office:value-type="float" office:value="4.92" table:style-name="ce48">
            <text:p>4,92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62" table:style-name="ce50">
            <text:p>62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BMACH</text:p>
          </table:table-cell>
          <table:table-cell office:value-type="float" office:value="253202" table:style-name="ce50">
            <text:p>2532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50">
            <text:p>CK 823-0 IESS :DB -1070987682: PAGO PLANILLA IESS</text:p>
          </table:table-cell>
          <table:table-cell table:number-columns-repeated="16373" table:style-name="ce50"/>
        </table:table-row>
        <table:table-row table:style-name="ro8">
          <table:table-cell office:value-type="float" office:value="8215" table:style-name="ce50">
            <text:p>8215</text:p>
          </table:table-cell>
          <table:table-cell office:value-type="string" table:style-name="ce47">
            <text:p><text:s/>11.85</text:p>
          </table:table-cell>
          <table:table-cell office:value-type="float" office:value="0.15" table:style-name="ce48">
            <text:p>0,15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62" table:style-name="ce50">
            <text:p>62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BMACH</text:p>
          </table:table-cell>
          <table:table-cell office:value-type="float" office:value="253202" table:style-name="ce50">
            <text:p>2532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50">
            <text:p>CK 823-0 IESS :DB -1070987682: PAGO PLANILLA IESS</text:p>
          </table:table-cell>
          <table:table-cell table:number-columns-repeated="16373" table:style-name="ce50"/>
        </table:table-row>
        <table:table-row table:style-name="ro8">
          <table:table-cell office:value-type="float" office:value="8216" table:style-name="ce50">
            <text:p>8216</text:p>
          </table:table-cell>
          <table:table-cell office:value-type="string" table:style-name="ce47">
            <text:p><text:s/>32.42</text:p>
          </table:table-cell>
          <table:table-cell office:value-type="float" office:value="20.57" table:style-name="ce48">
            <text:p>20,57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62" table:style-name="ce50">
            <text:p>62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BMACH</text:p>
          </table:table-cell>
          <table:table-cell office:value-type="float" office:value="253202" table:style-name="ce50">
            <text:p>2532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50">
            <text:p>CK 823-0 IESS :DB -1070987682: PAGO PLANILLA IESS</text:p>
          </table:table-cell>
          <table:table-cell table:number-columns-repeated="16373" table:style-name="ce50"/>
        </table:table-row>
        <table:table-row table:style-name="ro8">
          <table:table-cell office:value-type="float" office:value="8217" table:style-name="ce50">
            <text:p>8217</text:p>
          </table:table-cell>
          <table:table-cell office:value-type="string" table:style-name="ce47">
            <text:p><text:s/>33.07</text:p>
          </table:table-cell>
          <table:table-cell office:value-type="float" office:value="0.65" table:style-name="ce48">
            <text:p>0,65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62" table:style-name="ce50">
            <text:p>62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BMACH</text:p>
          </table:table-cell>
          <table:table-cell office:value-type="float" office:value="253202" table:style-name="ce50">
            <text:p>253202</text:p>
          </table:table-cell>
          <table:table-cell office:value-type="date" office:date-value="2020-01-31T00:00:00" table:style-name="ce54">
            <text:p>31/01/2020</text:p>
          </table:table-cell>
          <table:table-cell office:value-type="string" table:style-name="ce50">
            <text:p>CK 823-0 IESS :DB -1070987682: PAGO PLANILLA IESS</text:p>
          </table:table-cell>
          <table:table-cell table:number-columns-repeated="16373" table:style-name="ce50"/>
        </table:table-row>
        <table:table-row table:style-name="ro8">
          <table:table-cell office:value-type="float" office:value="8218" table:style-name="ce50">
            <text:p>8218</text:p>
          </table:table-cell>
          <table:table-cell office:value-type="string" table:style-name="ce47">
            <text:p><text:s/>45.43</text:p>
          </table:table-cell>
          <table:table-cell office:value-type="float" office:value="12.36" table:style-name="ce48">
            <text:p>12,36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63" table:style-name="ce50">
            <text:p>63</text:p>
          </table:table-cell>
          <table:table-cell office:value-type="string" table:style-name="ce50">
            <text:p>E</text:p>
          </table:table-cell>
          <table:table-cell office:value-type="string" table:style-name="ce50">
            <text:p>BMACH</text:p>
          </table:table-cell>
          <table:table-cell office:value-type="float" office:value="259002" table:style-name="ce50">
            <text:p>259002</text:p>
          </table:table-cell>
          <table:table-cell office:value-type="date" office:date-value="2020-02-29T00:00:00" table:style-name="ce54">
            <text:p>29/02/2020</text:p>
          </table:table-cell>
          <table:table-cell office:value-type="string" table:style-name="ce50">
            <text:p>CK 854-0 IESS :DB -1070987682: PAGO IESS PLANILLAS</text:p>
          </table:table-cell>
          <table:table-cell table:number-columns-repeated="16373" table:style-name="ce50"/>
        </table:table-row>
        <table:table-row table:style-name="ro8">
          <table:table-cell office:value-type="float" office:value="8219" table:style-name="ce50">
            <text:p>8219</text:p>
          </table:table-cell>
          <table:table-cell office:value-type="string" table:style-name="ce47">
            <text:p><text:s/>33.07</text:p>
          </table:table-cell>
          <table:table-cell office:value-type="float" office:value="0" table:style-name="ce48">
            <text:p>-<text:s/></text:p>
          </table:table-cell>
          <table:table-cell office:value-type="float" office:value="12.36" table:style-name="ce48">
            <text:p>12,36<text:s/></text:p>
          </table:table-cell>
          <table:table-cell table:style-name="ce50"/>
          <table:table-cell office:value-type="float" office:value="1721" table:style-name="ce50">
            <text:p>1721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CONNO</text:p>
          </table:table-cell>
          <table:table-cell table:style-name="ce50"/>
          <table:table-cell office:value-type="date" office:date-value="2020-08-31T00:00:00" table:style-name="ce54">
            <text:p>31/08/2020</text:p>
          </table:table-cell>
          <table:table-cell office:value-type="string" table:style-name="ce50">
            <text:p>CHK #854 MACHALA: RECLASIFICACIÓN</text:p>
          </table:table-cell>
          <table:table-cell table:number-columns-repeated="16373" table:style-name="ce50"/>
        </table:table-row>
        <table:table-row table:style-name="ro8">
          <table:table-cell office:value-type="float" office:value="8220" table:style-name="ce50">
            <text:p>8220</text:p>
          </table:table-cell>
          <table:table-cell office:value-type="string" table:style-name="ce51">
            <text:p>6-1-1-02-01-051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Capacitacion del Personal</text:p>
          </table:table-cell>
          <table:table-cell table:number-columns-repeated="16380" table:style-name="ce50"/>
        </table:table-row>
        <table:table-row table:style-name="ro8">
          <table:table-cell office:value-type="float" office:value="8222" table:style-name="ce50">
            <text:p>8222</text:p>
          </table:table-cell>
          <table:table-cell office:value-type="string" table:style-name="ce51">
            <text:p>6-1-1-02-01-052</text:p>
          </table:table-cell>
          <table:table-cell office:value-type="float" office:value="0" table:style-name="ce52">
            <text:p>-<text:s/></text:p>
          </table:table-cell>
          <table:table-cell office:value-type="string" table:style-name="ce52">
            <text:p>Multas Organismos de Control</text:p>
          </table:table-cell>
          <table:table-cell table:number-columns-repeated="16380" table:style-name="ce50"/>
        </table:table-row>
        <table:table-row table:style-name="ro8">
          <table:table-cell office:value-type="float" office:value="8223" table:style-name="ce50">
            <text:p>8223</text:p>
          </table:table-cell>
          <table:table-cell office:value-type="string" table:style-name="ce47">
            <text:p><text:s/>160.00</text:p>
          </table:table-cell>
          <table:table-cell office:value-type="float" office:value="160" table:style-name="ce48">
            <text:p>160,00<text:s/></text:p>
          </table:table-cell>
          <table:table-cell office:value-type="float" office:value="0" table:style-name="ce48">
            <text:p>-<text:s/></text:p>
          </table:table-cell>
          <table:table-cell table:style-name="ce50"/>
          <table:table-cell office:value-type="float" office:value="1650" table:style-name="ce50">
            <text:p>1650</text:p>
          </table:table-cell>
          <table:table-cell office:value-type="string" table:style-name="ce50">
            <text:p>T</text:p>
          </table:table-cell>
          <table:table-cell office:value-type="string" table:style-name="ce50">
            <text:p>BMACH</text:p>
          </table:table-cell>
          <table:table-cell office:value-type="float" office:value="307102" table:style-name="ce50">
            <text:p>307102</text:p>
          </table:table-cell>
          <table:table-cell office:value-type="date" office:date-value="2020-07-31T00:00:00" table:style-name="ce54">
            <text:p>31/07/2020</text:p>
          </table:table-cell>
          <table:table-cell office:value-type="string" table:style-name="ce50">
            <text:p>ND 649623-0 :ND:0-649623 REEMBOLSO ATM ANGEL MANZA</text:p>
          </table:table-cell>
          <table:table-cell table:number-columns-repeated="16373" table:style-name="ce50"/>
        </table:table-row>
        <table:table-row table:style-name="ro8">
          <table:table-cell table:style-name="ce50"/>
          <table:table-cell table:style-name="ce47"/>
          <table:table-cell table:number-columns-repeated="2" table:style-name="ce48"/>
          <table:table-cell table:style-name="ce50"/>
          <table:table-cell table:number-columns-repeated="3" table:style-name="ce49"/>
          <table:table-cell table:number-columns-repeated="2" table:style-name="ce50"/>
          <table:table-cell table:style-name="ce49"/>
          <table:table-cell table:number-columns-repeated="16373" table:style-name="ce50"/>
        </table:table-row>
        <table:table-row table:number-rows-repeated="4" table:style-name="ro8">
          <table:table-cell table:style-name="ce50"/>
          <table:table-cell table:style-name="ce47"/>
          <table:table-cell table:number-columns-repeated="2" table:style-name="ce48"/>
          <table:table-cell table:number-columns-repeated="2" table:style-name="ce50"/>
          <table:table-cell table:number-columns-repeated="2" table:style-name="ce49"/>
          <table:table-cell table:number-columns-repeated="2" table:style-name="ce50"/>
          <table:table-cell table:style-name="ce49"/>
          <table:table-cell table:number-columns-repeated="16373" table:style-name="ce50"/>
        </table:table-row>
        <table:table-row table:style-name="ro8">
          <table:table-cell table:style-name="ce50"/>
          <table:table-cell table:style-name="ce51"/>
          <table:table-cell table:number-columns-repeated="2" table:style-name="ce52"/>
          <table:table-cell table:number-columns-repeated="2" table:style-name="ce50"/>
          <table:table-cell table:number-columns-repeated="2" table:style-name="ce53"/>
          <table:table-cell table:number-columns-repeated="16376" table:style-name="ce50"/>
        </table:table-row>
        <table:table-row table:number-rows-repeated="15" table:style-name="ro8">
          <table:table-cell table:style-name="ce50"/>
          <table:table-cell table:style-name="ce47"/>
          <table:table-cell table:number-columns-repeated="2" table:style-name="ce48"/>
          <table:table-cell table:number-columns-repeated="5" table:style-name="ce50"/>
          <table:table-cell table:style-name="ce54"/>
          <table:table-cell table:number-columns-repeated="16374" table:style-name="ce50"/>
        </table:table-row>
        <table:table-row table:number-rows-repeated="4" table:style-name="ro8">
          <table:table-cell table:style-name="ce50"/>
          <table:table-cell table:style-name="ce47"/>
          <table:table-cell table:number-columns-repeated="2" table:style-name="ce48"/>
          <table:table-cell table:number-columns-repeated="6" table:style-name="ce50"/>
          <table:table-cell table:style-name="ce49"/>
          <table:table-cell table:number-columns-repeated="16373" table:style-name="ce50"/>
        </table:table-row>
        <table:table-row table:style-name="ro8">
          <table:table-cell table:style-name="ce50"/>
          <table:table-cell table:style-name="ce51"/>
          <table:table-cell table:number-columns-repeated="2" table:style-name="ce52"/>
          <table:table-cell table:number-columns-repeated="16380" table:style-name="ce50"/>
        </table:table-row>
        <table:table-row table:style-name="ro8">
          <table:table-cell table:style-name="ce50"/>
          <table:table-cell table:style-name="ce47"/>
          <table:table-cell table:number-columns-repeated="2" table:style-name="ce48"/>
          <table:table-cell table:number-columns-repeated="5" table:style-name="ce50"/>
          <table:table-cell table:style-name="ce54"/>
          <table:table-cell table:number-columns-repeated="16374" table:style-name="ce50"/>
        </table:table-row>
        <table:table-row table:number-rows-repeated="4" table:style-name="ro8">
          <table:table-cell table:style-name="ce50"/>
          <table:table-cell table:style-name="ce47"/>
          <table:table-cell table:number-columns-repeated="2" table:style-name="ce48"/>
          <table:table-cell table:style-name="ce50"/>
          <table:table-cell table:style-name="ce49"/>
          <table:table-cell table:style-name="ce50"/>
          <table:table-cell table:style-name="ce49"/>
          <table:table-cell table:number-columns-repeated="2" table:style-name="ce50"/>
          <table:table-cell table:style-name="ce49"/>
          <table:table-cell table:number-columns-repeated="16373" table:style-name="ce50"/>
        </table:table-row>
        <table:table-row table:style-name="ro8">
          <table:table-cell table:style-name="ce50"/>
          <table:table-cell table:style-name="ce51"/>
          <table:table-cell table:number-columns-repeated="2" table:style-name="ce52"/>
          <table:table-cell table:style-name="ce50"/>
          <table:table-cell table:style-name="ce53"/>
          <table:table-cell table:style-name="ce50"/>
          <table:table-cell table:style-name="ce53"/>
          <table:table-cell table:number-columns-repeated="16376" table:style-name="ce50"/>
        </table:table-row>
        <table:table-row table:number-rows-repeated="14" table:style-name="ro8">
          <table:table-cell table:style-name="ce50"/>
          <table:table-cell table:style-name="ce47"/>
          <table:table-cell table:number-columns-repeated="2" table:style-name="ce48"/>
          <table:table-cell table:number-columns-repeated="5" table:style-name="ce50"/>
          <table:table-cell table:style-name="ce54"/>
          <table:table-cell table:number-columns-repeated="16374" table:style-name="ce50"/>
        </table:table-row>
        <table:table-row table:number-rows-repeated="5" table:style-name="ro8">
          <table:table-cell table:style-name="ce50"/>
          <table:table-cell table:style-name="ce47"/>
          <table:table-cell table:number-columns-repeated="2" table:style-name="ce48"/>
          <table:table-cell table:number-columns-repeated="6" table:style-name="ce50"/>
          <table:table-cell table:style-name="ce49"/>
          <table:table-cell table:number-columns-repeated="16373" table:style-name="ce50"/>
        </table:table-row>
        <table:table-row table:style-name="ro8">
          <table:table-cell table:style-name="ce50"/>
          <table:table-cell table:style-name="ce51"/>
          <table:table-cell table:number-columns-repeated="2" table:style-name="ce52"/>
          <table:table-cell table:number-columns-repeated="16380" table:style-name="ce50"/>
        </table:table-row>
        <table:table-row table:number-rows-repeated="104780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2" number:min-integer-digits="1"/>
      <number:text> %</number:text>
    </number:percentage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0P0"/>
    </number:number-style>
    <number:date-style style:name="N41">
      <number:day number:style="long"/>
      <number:text>/</number:text>
      <number:month number:style="long"/>
      <number:text>/</number:text>
      <number:year/>
    </number:date-style>
    <number:number-style style:name="N43P0">
      <number:number number:decimal-places="0" number:min-integer-digits="1" number:grouping="true"/>
    </number:number-style>
    <number:number-style style:name="N43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3P0"/>
    </number:number-style>
    <number:number-style style:name="N44P0">
      <number:number number:decimal-places="2" number:min-integer-digits="1" number:grouping="true"/>
      <number:text> </number:text>
    </number:number-style>
    <number:number-style style:name="N44P1">
      <number:text>(</number:text>
      <number:number number:decimal-places="2" number:min-integer-digits="1" number:grouping="true"/>
      <number:text>)</number:text>
    </number:number-style>
    <number:number-style style:name="N44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6P0">
      <number:number number:decimal-places="0" number:min-integer-digits="1">
        <number:embedded-text number:position="0"> </number:embedded-text>
      </number:number>
    </number:number-style>
    <number:number-style style:name="N4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number number:decimal-places="2" number:min-integer-digits="1" number:grouping="true"/>
      <number:text> </number:text>
    </number:number-style>
    <number:number-style style:name="N47P1">
      <number:text> -</number:text>
      <number:number number:decimal-places="2" number:min-integer-digits="1" number:grouping="true"/>
      <number:text> </number:text>
    </number:number-style>
    <number:number-style style:name="N4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7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4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7T00:33:09Z</dc:date>
    <meta:editing-cycles>6</meta:editing-cycles>
    <meta:editing-duration>PT1446S</meta:editing-duration>
  </office:meta>
</office:document-meta>
</file>